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 [s]</text:p>
          </table:table-cell>
          <table:table-cell office:value-type="string" calcext:value-type="string">
            <text:p>U_ab\</text:p>
          </table:table-cell>
          <table:table-cell office:value-type="string" calcext:value-type="string">
            <text:p>I_a\</text:p>
          </table:table-cell>
          <table:table-cell office:value-type="string" calcext:value-type="string">
            <text:p>n_t\</text:p>
          </table:table-cell>
        </table:table-row>
        <table:table-row table:style-name="ro2">
          <table:table-cell office:value-type="float" office:value="0.00999999977648258" calcext:value-type="float">
            <text:p>0,01</text:p>
          </table:table-cell>
          <table:table-cell office:value-type="float" office:value="171.903579711914" calcext:value-type="float">
            <text:p>171,9</text:p>
          </table:table-cell>
          <table:table-cell office:value-type="float" office:value="24.8930511474609" calcext:value-type="float">
            <text:p>24,89</text:p>
          </table:table-cell>
          <table:table-cell office:value-type="float" office:value="-506.320953369141" calcext:value-type="float">
            <text:p>-506,32</text:p>
          </table:table-cell>
        </table:table-row>
        <table:table-row table:style-name="ro2">
          <table:table-cell office:value-type="float" office:value="0.0199999995529652" calcext:value-type="float">
            <text:p>0,02</text:p>
          </table:table-cell>
          <table:table-cell office:value-type="float" office:value="171.355194091797" calcext:value-type="float">
            <text:p>171,36</text:p>
          </table:table-cell>
          <table:table-cell office:value-type="float" office:value="24.9059867858887" calcext:value-type="float">
            <text:p>24,91</text:p>
          </table:table-cell>
          <table:table-cell office:value-type="float" office:value="-502.619415283203" calcext:value-type="float">
            <text:p>-502,62</text:p>
          </table:table-cell>
        </table:table-row>
        <table:table-row table:style-name="ro2">
          <table:table-cell office:value-type="float" office:value="0.0299999993294477" calcext:value-type="float">
            <text:p>0,03</text:p>
          </table:table-cell>
          <table:table-cell office:value-type="float" office:value="171.067535400391" calcext:value-type="float">
            <text:p>171,07</text:p>
          </table:table-cell>
          <table:table-cell office:value-type="float" office:value="24.8832092285156" calcext:value-type="float">
            <text:p>24,88</text:p>
          </table:table-cell>
          <table:table-cell office:value-type="float" office:value="-498.123291015625" calcext:value-type="float">
            <text:p>-498,12</text:p>
          </table:table-cell>
        </table:table-row>
        <table:table-row table:style-name="ro2">
          <table:table-cell office:value-type="float" office:value="0.0399999991059303" calcext:value-type="float">
            <text:p>0,04</text:p>
          </table:table-cell>
          <table:table-cell office:value-type="float" office:value="171.447387695313" calcext:value-type="float">
            <text:p>171,45</text:p>
          </table:table-cell>
          <table:table-cell office:value-type="float" office:value="24.8768634796143" calcext:value-type="float">
            <text:p>24,88</text:p>
          </table:table-cell>
          <table:table-cell office:value-type="float" office:value="-493.069549560547" calcext:value-type="float">
            <text:p>-493,07</text:p>
          </table:table-cell>
        </table:table-row>
        <table:table-row table:style-name="ro2">
          <table:table-cell office:value-type="float" office:value="0.0500000007450581" calcext:value-type="float">
            <text:p>0,05</text:p>
          </table:table-cell>
          <table:table-cell office:value-type="float" office:value="171.052490234375" calcext:value-type="float">
            <text:p>171,05</text:p>
          </table:table-cell>
          <table:table-cell office:value-type="float" office:value="24.9152088165283" calcext:value-type="float">
            <text:p>24,92</text:p>
          </table:table-cell>
          <table:table-cell office:value-type="float" office:value="-487.822601318359" calcext:value-type="float">
            <text:p>-487,82</text:p>
          </table:table-cell>
        </table:table-row>
        <table:table-row table:style-name="ro2">
          <table:table-cell office:value-type="float" office:value="0.0599999986588955" calcext:value-type="float">
            <text:p>0,06</text:p>
          </table:table-cell>
          <table:table-cell office:value-type="float" office:value="171.293716430664" calcext:value-type="float">
            <text:p>171,29</text:p>
          </table:table-cell>
          <table:table-cell office:value-type="float" office:value="24.9094295501709" calcext:value-type="float">
            <text:p>24,91</text:p>
          </table:table-cell>
          <table:table-cell office:value-type="float" office:value="-482.778381347656" calcext:value-type="float">
            <text:p>-482,78</text:p>
          </table:table-cell>
        </table:table-row>
        <table:table-row table:style-name="ro2">
          <table:table-cell office:value-type="float" office:value="0.0700000002980232" calcext:value-type="float">
            <text:p>0,07</text:p>
          </table:table-cell>
          <table:table-cell office:value-type="float" office:value="171.772399902344" calcext:value-type="float">
            <text:p>171,77</text:p>
          </table:table-cell>
          <table:table-cell office:value-type="float" office:value="24.8744087219238" calcext:value-type="float">
            <text:p>24,87</text:p>
          </table:table-cell>
          <table:table-cell office:value-type="float" office:value="-478.251007080078" calcext:value-type="float">
            <text:p>-478,25</text:p>
          </table:table-cell>
        </table:table-row>
        <table:table-row table:style-name="ro2">
          <table:table-cell office:value-type="float" office:value="0.0799999982118607" calcext:value-type="float">
            <text:p>0,08</text:p>
          </table:table-cell>
          <table:table-cell office:value-type="float" office:value="171.536361694336" calcext:value-type="float">
            <text:p>171,54</text:p>
          </table:table-cell>
          <table:table-cell office:value-type="float" office:value="24.8948135375977" calcext:value-type="float">
            <text:p>24,89</text:p>
          </table:table-cell>
          <table:table-cell office:value-type="float" office:value="-474.38623046875" calcext:value-type="float">
            <text:p>-474,39</text:p>
          </table:table-cell>
        </table:table-row>
        <table:table-row table:style-name="ro2">
          <table:table-cell office:value-type="float" office:value="0.0900000035762787" calcext:value-type="float">
            <text:p>0,09</text:p>
          </table:table-cell>
          <table:table-cell office:value-type="float" office:value="170.907043457031" calcext:value-type="float">
            <text:p>170,91</text:p>
          </table:table-cell>
          <table:table-cell office:value-type="float" office:value="24.930700302124" calcext:value-type="float">
            <text:p>24,93</text:p>
          </table:table-cell>
          <table:table-cell office:value-type="float" office:value="-471.136871337891" calcext:value-type="float">
            <text:p>-471,14</text:p>
          </table:table-cell>
        </table:table-row>
        <table:table-row table:style-name="ro2">
          <table:table-cell office:value-type="float" office:value="0.100000001490116" calcext:value-type="float">
            <text:p>0,1</text:p>
          </table:table-cell>
          <table:table-cell office:value-type="float" office:value="170.584365844727" calcext:value-type="float">
            <text:p>170,58</text:p>
          </table:table-cell>
          <table:table-cell office:value-type="float" office:value="24.9019451141357" calcext:value-type="float">
            <text:p>24,9</text:p>
          </table:table-cell>
          <table:table-cell office:value-type="float" office:value="-468.293182373047" calcext:value-type="float">
            <text:p>-468,29</text:p>
          </table:table-cell>
        </table:table-row>
        <table:table-row table:style-name="ro2">
          <table:table-cell office:value-type="float" office:value="0.109999999403954" calcext:value-type="float">
            <text:p>0,11</text:p>
          </table:table-cell>
          <table:table-cell office:value-type="float" office:value="170.871109008789" calcext:value-type="float">
            <text:p>170,87</text:p>
          </table:table-cell>
          <table:table-cell office:value-type="float" office:value="24.8462734222412" calcext:value-type="float">
            <text:p>24,85</text:p>
          </table:table-cell>
          <table:table-cell office:value-type="float" office:value="-465.535552978516" calcext:value-type="float">
            <text:p>-465,54</text:p>
          </table:table-cell>
        </table:table-row>
        <table:table-row table:style-name="ro2">
          <table:table-cell office:value-type="float" office:value="0.119999997317791" calcext:value-type="float">
            <text:p>0,12</text:p>
          </table:table-cell>
          <table:table-cell office:value-type="float" office:value="171.409423828125" calcext:value-type="float">
            <text:p>171,41</text:p>
          </table:table-cell>
          <table:table-cell office:value-type="float" office:value="24.8365650177002" calcext:value-type="float">
            <text:p>24,84</text:p>
          </table:table-cell>
          <table:table-cell office:value-type="float" office:value="-462.529693603516" calcext:value-type="float">
            <text:p>-462,53</text:p>
          </table:table-cell>
        </table:table-row>
        <table:table-row table:style-name="ro2">
          <table:table-cell office:value-type="float" office:value="0.129999995231628" calcext:value-type="float">
            <text:p>0,13</text:p>
          </table:table-cell>
          <table:table-cell office:value-type="float" office:value="171.307830810547" calcext:value-type="float">
            <text:p>171,31</text:p>
          </table:table-cell>
          <table:table-cell office:value-type="float" office:value="24.8267688751221" calcext:value-type="float">
            <text:p>24,83</text:p>
          </table:table-cell>
          <table:table-cell office:value-type="float" office:value="-459.036804199219" calcext:value-type="float">
            <text:p>-459,04</text:p>
          </table:table-cell>
        </table:table-row>
        <table:table-row table:style-name="ro2">
          <table:table-cell office:value-type="float" office:value="0.140000000596046" calcext:value-type="float">
            <text:p>0,14</text:p>
          </table:table-cell>
          <table:table-cell office:value-type="float" office:value="171.60417175293" calcext:value-type="float">
            <text:p>171,6</text:p>
          </table:table-cell>
          <table:table-cell office:value-type="float" office:value="24.8318023681641" calcext:value-type="float">
            <text:p>24,83</text:p>
          </table:table-cell>
          <table:table-cell office:value-type="float" office:value="-454.995513916016" calcext:value-type="float">
            <text:p>-455</text:p>
          </table:table-cell>
        </table:table-row>
        <table:table-row table:style-name="ro2">
          <table:table-cell office:value-type="float" office:value="0.150000005960464" calcext:value-type="float">
            <text:p>0,15</text:p>
          </table:table-cell>
          <table:table-cell office:value-type="float" office:value="171.585388183594" calcext:value-type="float">
            <text:p>171,59</text:p>
          </table:table-cell>
          <table:table-cell office:value-type="float" office:value="24.8397598266602" calcext:value-type="float">
            <text:p>24,84</text:p>
          </table:table-cell>
          <table:table-cell office:value-type="float" office:value="-450.526489257813" calcext:value-type="float">
            <text:p>-450,53</text:p>
          </table:table-cell>
        </table:table-row>
        <table:table-row table:style-name="ro2">
          <table:table-cell office:value-type="float" office:value="0.159999996423721" calcext:value-type="float">
            <text:p>0,16</text:p>
          </table:table-cell>
          <table:table-cell office:value-type="float" office:value="171.199905395508" calcext:value-type="float">
            <text:p>171,2</text:p>
          </table:table-cell>
          <table:table-cell office:value-type="float" office:value="24.8490123748779" calcext:value-type="float">
            <text:p>24,85</text:p>
          </table:table-cell>
          <table:table-cell office:value-type="float" office:value="-445.875854492188" calcext:value-type="float">
            <text:p>-445,88</text:p>
          </table:table-cell>
        </table:table-row>
        <table:table-row table:style-name="ro2">
          <table:table-cell office:value-type="float" office:value="0.170000001788139" calcext:value-type="float">
            <text:p>0,17</text:p>
          </table:table-cell>
          <table:table-cell office:value-type="float" office:value="171.585052490234" calcext:value-type="float">
            <text:p>171,59</text:p>
          </table:table-cell>
          <table:table-cell office:value-type="float" office:value="24.8611488342285" calcext:value-type="float">
            <text:p>24,86</text:p>
          </table:table-cell>
          <table:table-cell office:value-type="float" office:value="-441.327331542969" calcext:value-type="float">
            <text:p>-441,33</text:p>
          </table:table-cell>
        </table:table-row>
        <table:table-row table:style-name="ro2">
          <table:table-cell office:value-type="float" office:value="0.180000007152557" calcext:value-type="float">
            <text:p>0,18</text:p>
          </table:table-cell>
          <table:table-cell office:value-type="float" office:value="171.590927124023" calcext:value-type="float">
            <text:p>171,59</text:p>
          </table:table-cell>
          <table:table-cell office:value-type="float" office:value="24.8429546356201" calcext:value-type="float">
            <text:p>24,84</text:p>
          </table:table-cell>
          <table:table-cell office:value-type="float" office:value="-437.113555908203" calcext:value-type="float">
            <text:p>-437,11</text:p>
          </table:table-cell>
        </table:table-row>
        <table:table-row table:style-name="ro2">
          <table:table-cell office:value-type="float" office:value="0.189999997615814" calcext:value-type="float">
            <text:p>0,19</text:p>
          </table:table-cell>
          <table:table-cell office:value-type="float" office:value="171.387786865234" calcext:value-type="float">
            <text:p>171,39</text:p>
          </table:table-cell>
          <table:table-cell office:value-type="float" office:value="24.8412246704102" calcext:value-type="float">
            <text:p>24,84</text:p>
          </table:table-cell>
          <table:table-cell office:value-type="float" office:value="-433.351470947266" calcext:value-type="float">
            <text:p>-433,35</text:p>
          </table:table-cell>
        </table:table-row>
        <table:table-row table:style-name="ro2">
          <table:table-cell office:value-type="float" office:value="0.200000002980232" calcext:value-type="float">
            <text:p>0,2</text:p>
          </table:table-cell>
          <table:table-cell office:value-type="float" office:value="171.302841186523" calcext:value-type="float">
            <text:p>171,3</text:p>
          </table:table-cell>
          <table:table-cell office:value-type="float" office:value="24.834300994873" calcext:value-type="float">
            <text:p>24,83</text:p>
          </table:table-cell>
          <table:table-cell office:value-type="float" office:value="-430.020904541016" calcext:value-type="float">
            <text:p>-430,02</text:p>
          </table:table-cell>
        </table:table-row>
        <table:table-row table:style-name="ro2">
          <table:table-cell office:value-type="float" office:value="0.209999993443489" calcext:value-type="float">
            <text:p>0,21</text:p>
          </table:table-cell>
          <table:table-cell office:value-type="float" office:value="171.391937255859" calcext:value-type="float">
            <text:p>171,39</text:p>
          </table:table-cell>
          <table:table-cell office:value-type="float" office:value="24.8309764862061" calcext:value-type="float">
            <text:p>24,83</text:p>
          </table:table-cell>
          <table:table-cell office:value-type="float" office:value="-426.973022460938" calcext:value-type="float">
            <text:p>-426,97</text:p>
          </table:table-cell>
        </table:table-row>
        <table:table-row table:style-name="ro2">
          <table:table-cell office:value-type="float" office:value="0.219999998807907" calcext:value-type="float">
            <text:p>0,22</text:p>
          </table:table-cell>
          <table:table-cell office:value-type="float" office:value="171.648071289063" calcext:value-type="float">
            <text:p>171,65</text:p>
          </table:table-cell>
          <table:table-cell office:value-type="float" office:value="24.8317108154297" calcext:value-type="float">
            <text:p>24,83</text:p>
          </table:table-cell>
          <table:table-cell office:value-type="float" office:value="-423.983825683594" calcext:value-type="float">
            <text:p>-423,98</text:p>
          </table:table-cell>
        </table:table-row>
        <table:table-row table:style-name="ro2">
          <table:table-cell office:value-type="float" office:value="0.230000004172325" calcext:value-type="float">
            <text:p>0,23</text:p>
          </table:table-cell>
          <table:table-cell office:value-type="float" office:value="171.566299438477" calcext:value-type="float">
            <text:p>171,57</text:p>
          </table:table-cell>
          <table:table-cell office:value-type="float" office:value="24.8176898956299" calcext:value-type="float">
            <text:p>24,82</text:p>
          </table:table-cell>
          <table:table-cell office:value-type="float" office:value="-420.8310546875" calcext:value-type="float">
            <text:p>-420,83</text:p>
          </table:table-cell>
        </table:table-row>
        <table:table-row table:style-name="ro2">
          <table:table-cell office:value-type="float" office:value="0.239999994635582" calcext:value-type="float">
            <text:p>0,24</text:p>
          </table:table-cell>
          <table:table-cell office:value-type="float" office:value="171.303466796875" calcext:value-type="float">
            <text:p>171,3</text:p>
          </table:table-cell>
          <table:table-cell office:value-type="float" office:value="24.7886219024658" calcext:value-type="float">
            <text:p>24,79</text:p>
          </table:table-cell>
          <table:table-cell office:value-type="float" office:value="-417.349395751953" calcext:value-type="float">
            <text:p>-417,35</text:p>
          </table:table-cell>
        </table:table-row>
        <table:table-row table:style-name="ro2">
          <table:table-cell office:value-type="float" office:value="0.25" calcext:value-type="float">
            <text:p>0,25</text:p>
          </table:table-cell>
          <table:table-cell office:value-type="float" office:value="171.546630859375" calcext:value-type="float">
            <text:p>171,55</text:p>
          </table:table-cell>
          <table:table-cell office:value-type="float" office:value="24.7767677307129" calcext:value-type="float">
            <text:p>24,78</text:p>
          </table:table-cell>
          <table:table-cell office:value-type="float" office:value="-413.455383300781" calcext:value-type="float">
            <text:p>-413,46</text:p>
          </table:table-cell>
        </table:table-row>
        <table:table-row table:style-name="ro2">
          <table:table-cell office:value-type="float" office:value="0.259999990463257" calcext:value-type="float">
            <text:p>0,26</text:p>
          </table:table-cell>
          <table:table-cell office:value-type="float" office:value="171.594177246094" calcext:value-type="float">
            <text:p>171,59</text:p>
          </table:table-cell>
          <table:table-cell office:value-type="float" office:value="24.768424987793" calcext:value-type="float">
            <text:p>24,77</text:p>
          </table:table-cell>
          <table:table-cell office:value-type="float" office:value="-409.169860839844" calcext:value-type="float">
            <text:p>-409,17</text:p>
          </table:table-cell>
        </table:table-row>
        <table:table-row table:style-name="ro2">
          <table:table-cell office:value-type="float" office:value="0.270000010728836" calcext:value-type="float">
            <text:p>0,27</text:p>
          </table:table-cell>
          <table:table-cell office:value-type="float" office:value="171.534790039063" calcext:value-type="float">
            <text:p>171,53</text:p>
          </table:table-cell>
          <table:table-cell office:value-type="float" office:value="24.747802734375" calcext:value-type="float">
            <text:p>24,75</text:p>
          </table:table-cell>
          <table:table-cell office:value-type="float" office:value="-404.622344970703" calcext:value-type="float">
            <text:p>-404,62</text:p>
          </table:table-cell>
        </table:table-row>
        <table:table-row table:style-name="ro2">
          <table:table-cell office:value-type="float" office:value="0.280000001192093" calcext:value-type="float">
            <text:p>0,28</text:p>
          </table:table-cell>
          <table:table-cell office:value-type="float" office:value="171.627502441406" calcext:value-type="float">
            <text:p>171,63</text:p>
          </table:table-cell>
          <table:table-cell office:value-type="float" office:value="24.723934173584" calcext:value-type="float">
            <text:p>24,72</text:p>
          </table:table-cell>
          <table:table-cell office:value-type="float" office:value="-400.019744873047" calcext:value-type="float">
            <text:p>-400,02</text:p>
          </table:table-cell>
        </table:table-row>
        <table:table-row table:style-name="ro2">
          <table:table-cell office:value-type="float" office:value="0.28999999165535" calcext:value-type="float">
            <text:p>0,29</text:p>
          </table:table-cell>
          <table:table-cell office:value-type="float" office:value="171.567459106445" calcext:value-type="float">
            <text:p>171,57</text:p>
          </table:table-cell>
          <table:table-cell office:value-type="float" office:value="24.7052364349365" calcext:value-type="float">
            <text:p>24,71</text:p>
          </table:table-cell>
          <table:table-cell office:value-type="float" office:value="-395.579528808594" calcext:value-type="float">
            <text:p>-395,58</text:p>
          </table:table-cell>
        </table:table-row>
        <table:table-row table:style-name="ro2">
          <table:table-cell office:value-type="float" office:value="0.300000011920929" calcext:value-type="float">
            <text:p>0,3</text:p>
          </table:table-cell>
          <table:table-cell office:value-type="float" office:value="171.445861816406" calcext:value-type="float">
            <text:p>171,45</text:p>
          </table:table-cell>
          <table:table-cell office:value-type="float" office:value="24.7179565429688" calcext:value-type="float">
            <text:p>24,72</text:p>
          </table:table-cell>
          <table:table-cell office:value-type="float" office:value="-391.472595214844" calcext:value-type="float">
            <text:p>-391,47</text:p>
          </table:table-cell>
        </table:table-row>
        <table:table-row table:style-name="ro2">
          <table:table-cell office:value-type="float" office:value="0.310000002384186" calcext:value-type="float">
            <text:p>0,31</text:p>
          </table:table-cell>
          <table:table-cell office:value-type="float" office:value="171.600311279297" calcext:value-type="float">
            <text:p>171,6</text:p>
          </table:table-cell>
          <table:table-cell office:value-type="float" office:value="24.7232265472412" calcext:value-type="float">
            <text:p>24,72</text:p>
          </table:table-cell>
          <table:table-cell office:value-type="float" office:value="-387.781097412109" calcext:value-type="float">
            <text:p>-387,78</text:p>
          </table:table-cell>
        </table:table-row>
        <table:table-row table:style-name="ro2">
          <table:table-cell office:value-type="float" office:value="0.319999992847443" calcext:value-type="float">
            <text:p>0,32</text:p>
          </table:table-cell>
          <table:table-cell office:value-type="float" office:value="171.711532592773" calcext:value-type="float">
            <text:p>171,71</text:p>
          </table:table-cell>
          <table:table-cell office:value-type="float" office:value="24.7006874084473" calcext:value-type="float">
            <text:p>24,7</text:p>
          </table:table-cell>
          <table:table-cell office:value-type="float" office:value="-384.478851318359" calcext:value-type="float">
            <text:p>-384,48</text:p>
          </table:table-cell>
        </table:table-row>
        <table:table-row table:style-name="ro2">
          <table:table-cell office:value-type="float" office:value="0.330000013113022" calcext:value-type="float">
            <text:p>0,33</text:p>
          </table:table-cell>
          <table:table-cell office:value-type="float" office:value="171.53759765625" calcext:value-type="float">
            <text:p>171,54</text:p>
          </table:table-cell>
          <table:table-cell office:value-type="float" office:value="24.6869239807129" calcext:value-type="float">
            <text:p>24,69</text:p>
          </table:table-cell>
          <table:table-cell office:value-type="float" office:value="-381.431121826172" calcext:value-type="float">
            <text:p>-381,43</text:p>
          </table:table-cell>
        </table:table-row>
        <table:table-row table:style-name="ro2">
          <table:table-cell office:value-type="float" office:value="0.340000003576279" calcext:value-type="float">
            <text:p>0,34</text:p>
          </table:table-cell>
          <table:table-cell office:value-type="float" office:value="171.539764404297" calcext:value-type="float">
            <text:p>171,54</text:p>
          </table:table-cell>
          <table:table-cell office:value-type="float" office:value="24.7106513977051" calcext:value-type="float">
            <text:p>24,71</text:p>
          </table:table-cell>
          <table:table-cell office:value-type="float" office:value="-378.432312011719" calcext:value-type="float">
            <text:p>-378,43</text:p>
          </table:table-cell>
        </table:table-row>
        <table:table-row table:style-name="ro2">
          <table:table-cell office:value-type="float" office:value="0.349999994039536" calcext:value-type="float">
            <text:p>0,35</text:p>
          </table:table-cell>
          <table:table-cell office:value-type="float" office:value="171.791229248047" calcext:value-type="float">
            <text:p>171,79</text:p>
          </table:table-cell>
          <table:table-cell office:value-type="float" office:value="24.7376537322998" calcext:value-type="float">
            <text:p>24,74</text:p>
          </table:table-cell>
          <table:table-cell office:value-type="float" office:value="-375.247711181641" calcext:value-type="float">
            <text:p>-375,25</text:p>
          </table:table-cell>
        </table:table-row>
        <table:table-row table:style-name="ro2">
          <table:table-cell office:value-type="float" office:value="0.360000014305115" calcext:value-type="float">
            <text:p>0,36</text:p>
          </table:table-cell>
          <table:table-cell office:value-type="float" office:value="172.119277954102" calcext:value-type="float">
            <text:p>172,12</text:p>
          </table:table-cell>
          <table:table-cell office:value-type="float" office:value="24.7060203552246" calcext:value-type="float">
            <text:p>24,71</text:p>
          </table:table-cell>
          <table:table-cell office:value-type="float" office:value="-371.684539794922" calcext:value-type="float">
            <text:p>-371,68</text:p>
          </table:table-cell>
        </table:table-row>
        <table:table-row table:style-name="ro2">
          <table:table-cell office:value-type="float" office:value="0.370000004768372" calcext:value-type="float">
            <text:p>0,37</text:p>
          </table:table-cell>
          <table:table-cell office:value-type="float" office:value="171.867111206055" calcext:value-type="float">
            <text:p>171,87</text:p>
          </table:table-cell>
          <table:table-cell office:value-type="float" office:value="24.6564998626709" calcext:value-type="float">
            <text:p>24,66</text:p>
          </table:table-cell>
          <table:table-cell office:value-type="float" office:value="-367.658996582031" calcext:value-type="float">
            <text:p>-367,66</text:p>
          </table:table-cell>
        </table:table-row>
        <table:table-row table:style-name="ro2">
          <table:table-cell office:value-type="float" office:value="0.379999995231628" calcext:value-type="float">
            <text:p>0,38</text:p>
          </table:table-cell>
          <table:table-cell office:value-type="float" office:value="171.445541381836" calcext:value-type="float">
            <text:p>171,45</text:p>
          </table:table-cell>
          <table:table-cell office:value-type="float" office:value="24.6631145477295" calcext:value-type="float">
            <text:p>24,66</text:p>
          </table:table-cell>
          <table:table-cell office:value-type="float" office:value="-363.240051269531" calcext:value-type="float">
            <text:p>-363,24</text:p>
          </table:table-cell>
        </table:table-row>
        <table:table-row table:style-name="ro2">
          <table:table-cell office:value-type="float" office:value="0.389999985694885" calcext:value-type="float">
            <text:p>0,39</text:p>
          </table:table-cell>
          <table:table-cell office:value-type="float" office:value="171.801177978516" calcext:value-type="float">
            <text:p>171,8</text:p>
          </table:table-cell>
          <table:table-cell office:value-type="float" office:value="24.6726703643799" calcext:value-type="float">
            <text:p>24,67</text:p>
          </table:table-cell>
          <table:table-cell office:value-type="float" office:value="-358.620788574219" calcext:value-type="float">
            <text:p>-358,62</text:p>
          </table:table-cell>
        </table:table-row>
        <table:table-row table:style-name="ro2">
          <table:table-cell office:value-type="float" office:value="0.400000005960464" calcext:value-type="float">
            <text:p>0,4</text:p>
          </table:table-cell>
          <table:table-cell office:value-type="float" office:value="171.879547119141" calcext:value-type="float">
            <text:p>171,88</text:p>
          </table:table-cell>
          <table:table-cell office:value-type="float" office:value="24.6295146942139" calcext:value-type="float">
            <text:p>24,63</text:p>
          </table:table-cell>
          <table:table-cell office:value-type="float" office:value="-354.045959472656" calcext:value-type="float">
            <text:p>-354,05</text:p>
          </table:table-cell>
        </table:table-row>
        <table:table-row table:style-name="ro2">
          <table:table-cell office:value-type="float" office:value="0.409999996423721" calcext:value-type="float">
            <text:p>0,41</text:p>
          </table:table-cell>
          <table:table-cell office:value-type="float" office:value="171.656356811523" calcext:value-type="float">
            <text:p>171,66</text:p>
          </table:table-cell>
          <table:table-cell office:value-type="float" office:value="24.6200351715088" calcext:value-type="float">
            <text:p>24,62</text:p>
          </table:table-cell>
          <table:table-cell office:value-type="float" office:value="-349.725158691406" calcext:value-type="float">
            <text:p>-349,73</text:p>
          </table:table-cell>
        </table:table-row>
        <table:table-row table:style-name="ro2">
          <table:table-cell office:value-type="float" office:value="0.419999986886978" calcext:value-type="float">
            <text:p>0,42</text:p>
          </table:table-cell>
          <table:table-cell office:value-type="float" office:value="171.963317871094" calcext:value-type="float">
            <text:p>171,96</text:p>
          </table:table-cell>
          <table:table-cell office:value-type="float" office:value="24.6209392547607" calcext:value-type="float">
            <text:p>24,62</text:p>
          </table:table-cell>
          <table:table-cell office:value-type="float" office:value="-345.778167724609" calcext:value-type="float">
            <text:p>-345,78</text:p>
          </table:table-cell>
        </table:table-row>
        <table:table-row table:style-name="ro2">
          <table:table-cell office:value-type="float" office:value="0.430000007152557" calcext:value-type="float">
            <text:p>0,43</text:p>
          </table:table-cell>
          <table:table-cell office:value-type="float" office:value="171.896270751953" calcext:value-type="float">
            <text:p>171,9</text:p>
          </table:table-cell>
          <table:table-cell office:value-type="float" office:value="24.5972766876221" calcext:value-type="float">
            <text:p>24,6</text:p>
          </table:table-cell>
          <table:table-cell office:value-type="float" office:value="-342.211090087891" calcext:value-type="float">
            <text:p>-342,21</text:p>
          </table:table-cell>
        </table:table-row>
        <table:table-row table:style-name="ro2">
          <table:table-cell office:value-type="float" office:value="0.439999997615814" calcext:value-type="float">
            <text:p>0,44</text:p>
          </table:table-cell>
          <table:table-cell office:value-type="float" office:value="172.120849609375" calcext:value-type="float">
            <text:p>172,12</text:p>
          </table:table-cell>
          <table:table-cell office:value-type="float" office:value="24.595630645752" calcext:value-type="float">
            <text:p>24,6</text:p>
          </table:table-cell>
          <table:table-cell office:value-type="float" office:value="-338.944519042969" calcext:value-type="float">
            <text:p>-338,94</text:p>
          </table:table-cell>
        </table:table-row>
        <table:table-row table:style-name="ro2">
          <table:table-cell office:value-type="float" office:value="0.449999988079071" calcext:value-type="float">
            <text:p>0,45</text:p>
          </table:table-cell>
          <table:table-cell office:value-type="float" office:value="172.258270263672" calcext:value-type="float">
            <text:p>172,26</text:p>
          </table:table-cell>
          <table:table-cell office:value-type="float" office:value="24.5733470916748" calcext:value-type="float">
            <text:p>24,57</text:p>
          </table:table-cell>
          <table:table-cell office:value-type="float" office:value="-335.850646972656" calcext:value-type="float">
            <text:p>-335,85</text:p>
          </table:table-cell>
        </table:table-row>
        <table:table-row table:style-name="ro2">
          <table:table-cell office:value-type="float" office:value="0.46000000834465" calcext:value-type="float">
            <text:p>0,46</text:p>
          </table:table-cell>
          <table:table-cell office:value-type="float" office:value="172.14485168457" calcext:value-type="float">
            <text:p>172,14</text:p>
          </table:table-cell>
          <table:table-cell office:value-type="float" office:value="24.5958633422852" calcext:value-type="float">
            <text:p>24,6</text:p>
          </table:table-cell>
          <table:table-cell office:value-type="float" office:value="-332.793853759766" calcext:value-type="float">
            <text:p>-332,79</text:p>
          </table:table-cell>
        </table:table-row>
        <table:table-row table:style-name="ro2">
          <table:table-cell office:value-type="float" office:value="0.469999998807907" calcext:value-type="float">
            <text:p>0,47</text:p>
          </table:table-cell>
          <table:table-cell office:value-type="float" office:value="172.077331542969" calcext:value-type="float">
            <text:p>172,08</text:p>
          </table:table-cell>
          <table:table-cell office:value-type="float" office:value="24.5918731689453" calcext:value-type="float">
            <text:p>24,59</text:p>
          </table:table-cell>
          <table:table-cell office:value-type="float" office:value="-329.654327392578" calcext:value-type="float">
            <text:p>-329,65</text:p>
          </table:table-cell>
        </table:table-row>
        <table:table-row table:style-name="ro2">
          <table:table-cell office:value-type="float" office:value="0.479999989271164" calcext:value-type="float">
            <text:p>0,48</text:p>
          </table:table-cell>
          <table:table-cell office:value-type="float" office:value="171.955978393555" calcext:value-type="float">
            <text:p>171,96</text:p>
          </table:table-cell>
          <table:table-cell office:value-type="float" office:value="24.5714588165283" calcext:value-type="float">
            <text:p>24,57</text:p>
          </table:table-cell>
          <table:table-cell office:value-type="float" office:value="-326.33935546875" calcext:value-type="float">
            <text:p>-326,34</text:p>
          </table:table-cell>
        </table:table-row>
        <table:table-row table:style-name="ro2">
          <table:table-cell office:value-type="float" office:value="0.490000009536743" calcext:value-type="float">
            <text:p>0,49</text:p>
          </table:table-cell>
          <table:table-cell office:value-type="float" office:value="172.199264526367" calcext:value-type="float">
            <text:p>172,2</text:p>
          </table:table-cell>
          <table:table-cell office:value-type="float" office:value="24.5489177703857" calcext:value-type="float">
            <text:p>24,55</text:p>
          </table:table-cell>
          <table:table-cell office:value-type="float" office:value="-322.786743164063" calcext:value-type="float">
            <text:p>-322,79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72.21028137207" calcext:value-type="float">
            <text:p>172,21</text:p>
          </table:table-cell>
          <table:table-cell office:value-type="float" office:value="24.5398254394531" calcext:value-type="float">
            <text:p>24,54</text:p>
          </table:table-cell>
          <table:table-cell office:value-type="float" office:value="-318.977416992188" calcext:value-type="float">
            <text:p>-318,98</text:p>
          </table:table-cell>
        </table:table-row>
        <table:table-row table:style-name="ro2">
          <table:table-cell office:value-type="float" office:value="0.509999990463257" calcext:value-type="float">
            <text:p>0,51</text:p>
          </table:table-cell>
          <table:table-cell office:value-type="float" office:value="172.040802001953" calcext:value-type="float">
            <text:p>172,04</text:p>
          </table:table-cell>
          <table:table-cell office:value-type="float" office:value="24.5302772521973" calcext:value-type="float">
            <text:p>24,53</text:p>
          </table:table-cell>
          <table:table-cell office:value-type="float" office:value="-314.951049804688" calcext:value-type="float">
            <text:p>-314,95</text:p>
          </table:table-cell>
        </table:table-row>
        <table:table-row table:style-name="ro2">
          <table:table-cell office:value-type="float" office:value="0.519999980926514" calcext:value-type="float">
            <text:p>0,52</text:p>
          </table:table-cell>
          <table:table-cell office:value-type="float" office:value="172.076614379883" calcext:value-type="float">
            <text:p>172,08</text:p>
          </table:table-cell>
          <table:table-cell office:value-type="float" office:value="24.5145530700684" calcext:value-type="float">
            <text:p>24,51</text:p>
          </table:table-cell>
          <table:table-cell office:value-type="float" office:value="-310.792694091797" calcext:value-type="float">
            <text:p>-310,79</text:p>
          </table:table-cell>
        </table:table-row>
        <table:table-row table:style-name="ro2">
          <table:table-cell office:value-type="float" office:value="0.529999971389771" calcext:value-type="float">
            <text:p>0,53</text:p>
          </table:table-cell>
          <table:table-cell office:value-type="float" office:value="171.868392944336" calcext:value-type="float">
            <text:p>171,87</text:p>
          </table:table-cell>
          <table:table-cell office:value-type="float" office:value="24.4864196777344" calcext:value-type="float">
            <text:p>24,49</text:p>
          </table:table-cell>
          <table:table-cell office:value-type="float" office:value="-306.609680175781" calcext:value-type="float">
            <text:p>-306,61</text:p>
          </table:table-cell>
        </table:table-row>
        <table:table-row table:style-name="ro2">
          <table:table-cell office:value-type="float" office:value="0.540000021457672" calcext:value-type="float">
            <text:p>0,54</text:p>
          </table:table-cell>
          <table:table-cell office:value-type="float" office:value="172.08740234375" calcext:value-type="float">
            <text:p>172,09</text:p>
          </table:table-cell>
          <table:table-cell office:value-type="float" office:value="24.4383964538574" calcext:value-type="float">
            <text:p>24,44</text:p>
          </table:table-cell>
          <table:table-cell office:value-type="float" office:value="-302.509613037109" calcext:value-type="float">
            <text:p>-302,51</text:p>
          </table:table-cell>
        </table:table-row>
        <table:table-row table:style-name="ro2">
          <table:table-cell office:value-type="float" office:value="0.550000011920929" calcext:value-type="float">
            <text:p>0,55</text:p>
          </table:table-cell>
          <table:table-cell office:value-type="float" office:value="172.081954956055" calcext:value-type="float">
            <text:p>172,08</text:p>
          </table:table-cell>
          <table:table-cell office:value-type="float" office:value="24.4800662994385" calcext:value-type="float">
            <text:p>24,48</text:p>
          </table:table-cell>
          <table:table-cell office:value-type="float" office:value="-298.580261230469" calcext:value-type="float">
            <text:p>-298,58</text:p>
          </table:table-cell>
        </table:table-row>
        <table:table-row table:style-name="ro2">
          <table:table-cell office:value-type="float" office:value="0.560000002384186" calcext:value-type="float">
            <text:p>0,56</text:p>
          </table:table-cell>
          <table:table-cell office:value-type="float" office:value="172.039245605469" calcext:value-type="float">
            <text:p>172,04</text:p>
          </table:table-cell>
          <table:table-cell office:value-type="float" office:value="24.4405708312988" calcext:value-type="float">
            <text:p>24,44</text:p>
          </table:table-cell>
          <table:table-cell office:value-type="float" office:value="-294.882843017578" calcext:value-type="float">
            <text:p>-294,88</text:p>
          </table:table-cell>
        </table:table-row>
        <table:table-row table:style-name="ro2">
          <table:table-cell office:value-type="float" office:value="0.569999992847443" calcext:value-type="float">
            <text:p>0,57</text:p>
          </table:table-cell>
          <table:table-cell office:value-type="float" office:value="172.429397583008" calcext:value-type="float">
            <text:p>172,43</text:p>
          </table:table-cell>
          <table:table-cell office:value-type="float" office:value="24.4595623016357" calcext:value-type="float">
            <text:p>24,46</text:p>
          </table:table-cell>
          <table:table-cell office:value-type="float" office:value="-291.428436279297" calcext:value-type="float">
            <text:p>-291,43</text:p>
          </table:table-cell>
        </table:table-row>
        <table:table-row table:style-name="ro2">
          <table:table-cell office:value-type="float" office:value="0.579999983310699" calcext:value-type="float">
            <text:p>0,58</text:p>
          </table:table-cell>
          <table:table-cell office:value-type="float" office:value="172.078704833984" calcext:value-type="float">
            <text:p>172,08</text:p>
          </table:table-cell>
          <table:table-cell office:value-type="float" office:value="24.4343566894531" calcext:value-type="float">
            <text:p>24,43</text:p>
          </table:table-cell>
          <table:table-cell office:value-type="float" office:value="-288.177032470703" calcext:value-type="float">
            <text:p>-288,18</text:p>
          </table:table-cell>
        </table:table-row>
        <table:table-row table:style-name="ro2">
          <table:table-cell office:value-type="float" office:value="0.589999973773956" calcext:value-type="float">
            <text:p>0,59</text:p>
          </table:table-cell>
          <table:table-cell office:value-type="float" office:value="172.453231811523" calcext:value-type="float">
            <text:p>172,45</text:p>
          </table:table-cell>
          <table:table-cell office:value-type="float" office:value="24.3455581665039" calcext:value-type="float">
            <text:p>24,35</text:p>
          </table:table-cell>
          <table:table-cell office:value-type="float" office:value="-285.047607421875" calcext:value-type="float">
            <text:p>-285,05</text:p>
          </table:table-cell>
        </table:table-row>
        <table:table-row table:style-name="ro2">
          <table:table-cell office:value-type="float" office:value="0.600000023841858" calcext:value-type="float">
            <text:p>0,6</text:p>
          </table:table-cell>
          <table:table-cell office:value-type="float" office:value="172.80632019043" calcext:value-type="float">
            <text:p>172,81</text:p>
          </table:table-cell>
          <table:table-cell office:value-type="float" office:value="24.4154720306396" calcext:value-type="float">
            <text:p>24,42</text:p>
          </table:table-cell>
          <table:table-cell office:value-type="float" office:value="-281.950836181641" calcext:value-type="float">
            <text:p>-281,95</text:p>
          </table:table-cell>
        </table:table-row>
        <table:table-row table:style-name="ro2">
          <table:table-cell office:value-type="float" office:value="0.610000014305115" calcext:value-type="float">
            <text:p>0,61</text:p>
          </table:table-cell>
          <table:table-cell office:value-type="float" office:value="172.333023071289" calcext:value-type="float">
            <text:p>172,33</text:p>
          </table:table-cell>
          <table:table-cell office:value-type="float" office:value="24.4065837860107" calcext:value-type="float">
            <text:p>24,41</text:p>
          </table:table-cell>
          <table:table-cell office:value-type="float" office:value="-278.820831298828" calcext:value-type="float">
            <text:p>-278,82</text:p>
          </table:table-cell>
        </table:table-row>
        <table:table-row table:style-name="ro2">
          <table:table-cell office:value-type="float" office:value="0.620000004768372" calcext:value-type="float">
            <text:p>0,62</text:p>
          </table:table-cell>
          <table:table-cell office:value-type="float" office:value="172.275894165039" calcext:value-type="float">
            <text:p>172,28</text:p>
          </table:table-cell>
          <table:table-cell office:value-type="float" office:value="24.3476409912109" calcext:value-type="float">
            <text:p>24,35</text:p>
          </table:table-cell>
          <table:table-cell office:value-type="float" office:value="-275.633758544922" calcext:value-type="float">
            <text:p>-275,63</text:p>
          </table:table-cell>
        </table:table-row>
        <table:table-row table:style-name="ro2">
          <table:table-cell office:value-type="float" office:value="0.629999995231628" calcext:value-type="float">
            <text:p>0,63</text:p>
          </table:table-cell>
          <table:table-cell office:value-type="float" office:value="172.607574462891" calcext:value-type="float">
            <text:p>172,61</text:p>
          </table:table-cell>
          <table:table-cell office:value-type="float" office:value="24.3686676025391" calcext:value-type="float">
            <text:p>24,37</text:p>
          </table:table-cell>
          <table:table-cell office:value-type="float" office:value="-272.416137695313" calcext:value-type="float">
            <text:p>-272,42</text:p>
          </table:table-cell>
        </table:table-row>
        <table:table-row table:style-name="ro2">
          <table:table-cell office:value-type="float" office:value="0.639999985694885" calcext:value-type="float">
            <text:p>0,64</text:p>
          </table:table-cell>
          <table:table-cell office:value-type="float" office:value="172.507019042969" calcext:value-type="float">
            <text:p>172,51</text:p>
          </table:table-cell>
          <table:table-cell office:value-type="float" office:value="24.4200115203857" calcext:value-type="float">
            <text:p>24,42</text:p>
          </table:table-cell>
          <table:table-cell office:value-type="float" office:value="-269.226287841797" calcext:value-type="float">
            <text:p>-269,23</text:p>
          </table:table-cell>
        </table:table-row>
        <table:table-row table:style-name="ro2">
          <table:table-cell office:value-type="float" office:value="0.649999976158142" calcext:value-type="float">
            <text:p>0,65</text:p>
          </table:table-cell>
          <table:table-cell office:value-type="float" office:value="172.172744750977" calcext:value-type="float">
            <text:p>172,17</text:p>
          </table:table-cell>
          <table:table-cell office:value-type="float" office:value="24.3620910644531" calcext:value-type="float">
            <text:p>24,36</text:p>
          </table:table-cell>
          <table:table-cell office:value-type="float" office:value="-266.109893798828" calcext:value-type="float">
            <text:p>-266,11</text:p>
          </table:table-cell>
        </table:table-row>
        <table:table-row table:style-name="ro2">
          <table:table-cell office:value-type="float" office:value="0.660000026226044" calcext:value-type="float">
            <text:p>0,66</text:p>
          </table:table-cell>
          <table:table-cell office:value-type="float" office:value="172.393981933594" calcext:value-type="float">
            <text:p>172,39</text:p>
          </table:table-cell>
          <table:table-cell office:value-type="float" office:value="24.304817199707" calcext:value-type="float">
            <text:p>24,3</text:p>
          </table:table-cell>
          <table:table-cell office:value-type="float" office:value="-263.080230712891" calcext:value-type="float">
            <text:p>-263,08</text:p>
          </table:table-cell>
        </table:table-row>
        <table:table-row table:style-name="ro2">
          <table:table-cell office:value-type="float" office:value="0.670000016689301" calcext:value-type="float">
            <text:p>0,67</text:p>
          </table:table-cell>
          <table:table-cell office:value-type="float" office:value="172.681854248047" calcext:value-type="float">
            <text:p>172,68</text:p>
          </table:table-cell>
          <table:table-cell office:value-type="float" office:value="24.3571491241455" calcext:value-type="float">
            <text:p>24,36</text:p>
          </table:table-cell>
          <table:table-cell office:value-type="float" office:value="-260.119079589844" calcext:value-type="float">
            <text:p>-260,12</text:p>
          </table:table-cell>
        </table:table-row>
        <table:table-row table:style-name="ro2">
          <table:table-cell office:value-type="float" office:value="0.680000007152557" calcext:value-type="float">
            <text:p>0,68</text:p>
          </table:table-cell>
          <table:table-cell office:value-type="float" office:value="172.627380371094" calcext:value-type="float">
            <text:p>172,63</text:p>
          </table:table-cell>
          <table:table-cell office:value-type="float" office:value="24.3999767303467" calcext:value-type="float">
            <text:p>24,4</text:p>
          </table:table-cell>
          <table:table-cell office:value-type="float" office:value="-257.185546875" calcext:value-type="float">
            <text:p>-257,19</text:p>
          </table:table-cell>
        </table:table-row>
        <table:table-row table:style-name="ro2">
          <table:table-cell office:value-type="float" office:value="0.689999997615814" calcext:value-type="float">
            <text:p>0,69</text:p>
          </table:table-cell>
          <table:table-cell office:value-type="float" office:value="172.524887084961" calcext:value-type="float">
            <text:p>172,52</text:p>
          </table:table-cell>
          <table:table-cell office:value-type="float" office:value="24.3958206176758" calcext:value-type="float">
            <text:p>24,4</text:p>
          </table:table-cell>
          <table:table-cell office:value-type="float" office:value="-254.229507446289" calcext:value-type="float">
            <text:p>-254,23</text:p>
          </table:table-cell>
        </table:table-row>
        <table:table-row table:style-name="ro2">
          <table:table-cell office:value-type="float" office:value="0.699999988079071" calcext:value-type="float">
            <text:p>0,7</text:p>
          </table:table-cell>
          <table:table-cell office:value-type="float" office:value="172.488555908203" calcext:value-type="float">
            <text:p>172,49</text:p>
          </table:table-cell>
          <table:table-cell office:value-type="float" office:value="24.3242034912109" calcext:value-type="float">
            <text:p>24,32</text:p>
          </table:table-cell>
          <table:table-cell office:value-type="float" office:value="-251.199203491211" calcext:value-type="float">
            <text:p>-251,2</text:p>
          </table:table-cell>
        </table:table-row>
        <table:table-row table:style-name="ro2">
          <table:table-cell office:value-type="float" office:value="0.709999978542328" calcext:value-type="float">
            <text:p>0,71</text:p>
          </table:table-cell>
          <table:table-cell office:value-type="float" office:value="172.539855957031" calcext:value-type="float">
            <text:p>172,54</text:p>
          </table:table-cell>
          <table:table-cell office:value-type="float" office:value="24.2763824462891" calcext:value-type="float">
            <text:p>24,28</text:p>
          </table:table-cell>
          <table:table-cell office:value-type="float" office:value="-248.059326171875" calcext:value-type="float">
            <text:p>-248,06</text:p>
          </table:table-cell>
        </table:table-row>
        <table:table-row table:style-name="ro2">
          <table:table-cell office:value-type="float" office:value="0.720000028610229" calcext:value-type="float">
            <text:p>0,72</text:p>
          </table:table-cell>
          <table:table-cell office:value-type="float" office:value="172.68391418457" calcext:value-type="float">
            <text:p>172,68</text:p>
          </table:table-cell>
          <table:table-cell office:value-type="float" office:value="24.2860431671143" calcext:value-type="float">
            <text:p>24,29</text:p>
          </table:table-cell>
          <table:table-cell office:value-type="float" office:value="-244.808166503906" calcext:value-type="float">
            <text:p>-244,81</text:p>
          </table:table-cell>
        </table:table-row>
        <table:table-row table:style-name="ro2">
          <table:table-cell office:value-type="float" office:value="0.730000019073486" calcext:value-type="float">
            <text:p>0,73</text:p>
          </table:table-cell>
          <table:table-cell office:value-type="float" office:value="172.811508178711" calcext:value-type="float">
            <text:p>172,81</text:p>
          </table:table-cell>
          <table:table-cell office:value-type="float" office:value="24.342752456665" calcext:value-type="float">
            <text:p>24,34</text:p>
          </table:table-cell>
          <table:table-cell office:value-type="float" office:value="-241.458648681641" calcext:value-type="float">
            <text:p>-241,46</text:p>
          </table:table-cell>
        </table:table-row>
        <table:table-row table:style-name="ro2">
          <table:table-cell office:value-type="float" office:value="0.740000009536743" calcext:value-type="float">
            <text:p>0,74</text:p>
          </table:table-cell>
          <table:table-cell office:value-type="float" office:value="172.727035522461" calcext:value-type="float">
            <text:p>172,73</text:p>
          </table:table-cell>
          <table:table-cell office:value-type="float" office:value="24.3840446472168" calcext:value-type="float">
            <text:p>24,38</text:p>
          </table:table-cell>
          <table:table-cell office:value-type="float" office:value="-238.019790649414" calcext:value-type="float">
            <text:p>-238,02</text:p>
          </table:table-cell>
        </table:table-row>
        <table:table-row table:style-name="ro2">
          <table:table-cell office:value-type="float" office:value="0.75" calcext:value-type="float">
            <text:p>0,75</text:p>
          </table:table-cell>
          <table:table-cell office:value-type="float" office:value="172.604827880859" calcext:value-type="float">
            <text:p>172,6</text:p>
          </table:table-cell>
          <table:table-cell office:value-type="float" office:value="24.3943538665771" calcext:value-type="float">
            <text:p>24,39</text:p>
          </table:table-cell>
          <table:table-cell office:value-type="float" office:value="-234.495376586914" calcext:value-type="float">
            <text:p>-234,5</text:p>
          </table:table-cell>
        </table:table-row>
        <table:table-row table:style-name="ro2">
          <table:table-cell office:value-type="float" office:value="0.759999990463257" calcext:value-type="float">
            <text:p>0,76</text:p>
          </table:table-cell>
          <table:table-cell office:value-type="float" office:value="172.619720458984" calcext:value-type="float">
            <text:p>172,62</text:p>
          </table:table-cell>
          <table:table-cell office:value-type="float" office:value="24.3896789550781" calcext:value-type="float">
            <text:p>24,39</text:p>
          </table:table-cell>
          <table:table-cell office:value-type="float" office:value="-230.899108886719" calcext:value-type="float">
            <text:p>-230,9</text:p>
          </table:table-cell>
        </table:table-row>
        <table:table-row table:style-name="ro2">
          <table:table-cell office:value-type="float" office:value="0.769999980926514" calcext:value-type="float">
            <text:p>0,77</text:p>
          </table:table-cell>
          <table:table-cell office:value-type="float" office:value="172.627212524414" calcext:value-type="float">
            <text:p>172,63</text:p>
          </table:table-cell>
          <table:table-cell office:value-type="float" office:value="24.3576488494873" calcext:value-type="float">
            <text:p>24,36</text:p>
          </table:table-cell>
          <table:table-cell office:value-type="float" office:value="-227.268127441406" calcext:value-type="float">
            <text:p>-227,27</text:p>
          </table:table-cell>
        </table:table-row>
        <table:table-row table:style-name="ro2">
          <table:table-cell office:value-type="float" office:value="0.779999971389771" calcext:value-type="float">
            <text:p>0,78</text:p>
          </table:table-cell>
          <table:table-cell office:value-type="float" office:value="172.634582519531" calcext:value-type="float">
            <text:p>172,63</text:p>
          </table:table-cell>
          <table:table-cell office:value-type="float" office:value="24.3401374816895" calcext:value-type="float">
            <text:p>24,34</text:p>
          </table:table-cell>
          <table:table-cell office:value-type="float" office:value="-223.677856445313" calcext:value-type="float">
            <text:p>-223,68</text:p>
          </table:table-cell>
        </table:table-row>
        <table:table-row table:style-name="ro2">
          <table:table-cell office:value-type="float" office:value="0.790000021457672" calcext:value-type="float">
            <text:p>0,79</text:p>
          </table:table-cell>
          <table:table-cell office:value-type="float" office:value="172.746444702148" calcext:value-type="float">
            <text:p>172,75</text:p>
          </table:table-cell>
          <table:table-cell office:value-type="float" office:value="24.3368988037109" calcext:value-type="float">
            <text:p>24,34</text:p>
          </table:table-cell>
          <table:table-cell office:value-type="float" office:value="-220.223892211914" calcext:value-type="float">
            <text:p>-220,22</text:p>
          </table:table-cell>
        </table:table-row>
        <table:table-row table:style-name="ro2">
          <table:table-cell office:value-type="float" office:value="0.800000011920929" calcext:value-type="float">
            <text:p>0,8</text:p>
          </table:table-cell>
          <table:table-cell office:value-type="float" office:value="172.810028076172" calcext:value-type="float">
            <text:p>172,81</text:p>
          </table:table-cell>
          <table:table-cell office:value-type="float" office:value="24.335147857666" calcext:value-type="float">
            <text:p>24,34</text:p>
          </table:table-cell>
          <table:table-cell office:value-type="float" office:value="-216.981384277344" calcext:value-type="float">
            <text:p>-216,98</text:p>
          </table:table-cell>
        </table:table-row>
        <table:table-row table:style-name="ro2">
          <table:table-cell office:value-type="float" office:value="0.810000002384186" calcext:value-type="float">
            <text:p>0,81</text:p>
          </table:table-cell>
          <table:table-cell office:value-type="float" office:value="172.779525756836" calcext:value-type="float">
            <text:p>172,78</text:p>
          </table:table-cell>
          <table:table-cell office:value-type="float" office:value="24.3191165924072" calcext:value-type="float">
            <text:p>24,32</text:p>
          </table:table-cell>
          <table:table-cell office:value-type="float" office:value="-213.968963623047" calcext:value-type="float">
            <text:p>-213,97</text:p>
          </table:table-cell>
        </table:table-row>
        <table:table-row table:style-name="ro2">
          <table:table-cell office:value-type="float" office:value="0.819999992847443" calcext:value-type="float">
            <text:p>0,82</text:p>
          </table:table-cell>
          <table:table-cell office:value-type="float" office:value="172.844467163086" calcext:value-type="float">
            <text:p>172,84</text:p>
          </table:table-cell>
          <table:table-cell office:value-type="float" office:value="24.3114852905273" calcext:value-type="float">
            <text:p>24,31</text:p>
          </table:table-cell>
          <table:table-cell office:value-type="float" office:value="-211.139785766602" calcext:value-type="float">
            <text:p>-211,14</text:p>
          </table:table-cell>
        </table:table-row>
        <table:table-row table:style-name="ro2">
          <table:table-cell office:value-type="float" office:value="0.829999983310699" calcext:value-type="float">
            <text:p>0,83</text:p>
          </table:table-cell>
          <table:table-cell office:value-type="float" office:value="172.905288696289" calcext:value-type="float">
            <text:p>172,91</text:p>
          </table:table-cell>
          <table:table-cell office:value-type="float" office:value="24.293306350708" calcext:value-type="float">
            <text:p>24,29</text:p>
          </table:table-cell>
          <table:table-cell office:value-type="float" office:value="-208.401519775391" calcext:value-type="float">
            <text:p>-208,4</text:p>
          </table:table-cell>
        </table:table-row>
        <table:table-row table:style-name="ro2">
          <table:table-cell office:value-type="float" office:value="0.839999973773956" calcext:value-type="float">
            <text:p>0,84</text:p>
          </table:table-cell>
          <table:table-cell office:value-type="float" office:value="172.874862670898" calcext:value-type="float">
            <text:p>172,87</text:p>
          </table:table-cell>
          <table:table-cell office:value-type="float" office:value="24.2708168029785" calcext:value-type="float">
            <text:p>24,27</text:p>
          </table:table-cell>
          <table:table-cell office:value-type="float" office:value="-205.648132324219" calcext:value-type="float">
            <text:p>-205,65</text:p>
          </table:table-cell>
        </table:table-row>
        <table:table-row table:style-name="ro2">
          <table:table-cell office:value-type="float" office:value="0.850000023841858" calcext:value-type="float">
            <text:p>0,85</text:p>
          </table:table-cell>
          <table:table-cell office:value-type="float" office:value="172.744400024414" calcext:value-type="float">
            <text:p>172,74</text:p>
          </table:table-cell>
          <table:table-cell office:value-type="float" office:value="24.2743644714355" calcext:value-type="float">
            <text:p>24,27</text:p>
          </table:table-cell>
          <table:table-cell office:value-type="float" office:value="-202.786514282227" calcext:value-type="float">
            <text:p>-202,79</text:p>
          </table:table-cell>
        </table:table-row>
        <table:table-row table:style-name="ro2">
          <table:table-cell office:value-type="float" office:value="0.860000014305115" calcext:value-type="float">
            <text:p>0,86</text:p>
          </table:table-cell>
          <table:table-cell office:value-type="float" office:value="172.580230712891" calcext:value-type="float">
            <text:p>172,58</text:p>
          </table:table-cell>
          <table:table-cell office:value-type="float" office:value="24.2859992980957" calcext:value-type="float">
            <text:p>24,29</text:p>
          </table:table-cell>
          <table:table-cell office:value-type="float" office:value="-199.761138916016" calcext:value-type="float">
            <text:p>-199,76</text:p>
          </table:table-cell>
        </table:table-row>
        <table:table-row table:style-name="ro2">
          <table:table-cell office:value-type="float" office:value="0.870000004768372" calcext:value-type="float">
            <text:p>0,87</text:p>
          </table:table-cell>
          <table:table-cell office:value-type="float" office:value="172.347290039063" calcext:value-type="float">
            <text:p>172,35</text:p>
          </table:table-cell>
          <table:table-cell office:value-type="float" office:value="24.2997360229492" calcext:value-type="float">
            <text:p>24,3</text:p>
          </table:table-cell>
          <table:table-cell office:value-type="float" office:value="-196.559280395508" calcext:value-type="float">
            <text:p>-196,56</text:p>
          </table:table-cell>
        </table:table-row>
        <table:table-row table:style-name="ro2">
          <table:table-cell office:value-type="float" office:value="0.879999995231628" calcext:value-type="float">
            <text:p>0,88</text:p>
          </table:table-cell>
          <table:table-cell office:value-type="float" office:value="172.210205078125" calcext:value-type="float">
            <text:p>172,21</text:p>
          </table:table-cell>
          <table:table-cell office:value-type="float" office:value="24.3091259002686" calcext:value-type="float">
            <text:p>24,31</text:p>
          </table:table-cell>
          <table:table-cell office:value-type="float" office:value="-193.221206665039" calcext:value-type="float">
            <text:p>-193,22</text:p>
          </table:table-cell>
        </table:table-row>
        <table:table-row table:style-name="ro2">
          <table:table-cell office:value-type="float" office:value="0.889999985694885" calcext:value-type="float">
            <text:p>0,89</text:p>
          </table:table-cell>
          <table:table-cell office:value-type="float" office:value="172.274230957031" calcext:value-type="float">
            <text:p>172,27</text:p>
          </table:table-cell>
          <table:table-cell office:value-type="float" office:value="24.3064002990723" calcext:value-type="float">
            <text:p>24,31</text:p>
          </table:table-cell>
          <table:table-cell office:value-type="float" office:value="-189.816528320313" calcext:value-type="float">
            <text:p>-189,82</text:p>
          </table:table-cell>
        </table:table-row>
        <table:table-row table:style-name="ro2">
          <table:table-cell office:value-type="float" office:value="0.899999976158142" calcext:value-type="float">
            <text:p>0,9</text:p>
          </table:table-cell>
          <table:table-cell office:value-type="float" office:value="172.120864868164" calcext:value-type="float">
            <text:p>172,12</text:p>
          </table:table-cell>
          <table:table-cell office:value-type="float" office:value="24.2710380554199" calcext:value-type="float">
            <text:p>24,27</text:p>
          </table:table-cell>
          <table:table-cell office:value-type="float" office:value="-186.412139892578" calcext:value-type="float">
            <text:p>-186,41</text:p>
          </table:table-cell>
        </table:table-row>
        <table:table-row table:style-name="ro2">
          <table:table-cell office:value-type="float" office:value="0.910000026226044" calcext:value-type="float">
            <text:p>0,91</text:p>
          </table:table-cell>
          <table:table-cell office:value-type="float" office:value="172.129287719727" calcext:value-type="float">
            <text:p>172,13</text:p>
          </table:table-cell>
          <table:table-cell office:value-type="float" office:value="24.2489356994629" calcext:value-type="float">
            <text:p>24,25</text:p>
          </table:table-cell>
          <table:table-cell office:value-type="float" office:value="-183.047012329102" calcext:value-type="float">
            <text:p>-183,05</text:p>
          </table:table-cell>
        </table:table-row>
        <table:table-row table:style-name="ro2">
          <table:table-cell office:value-type="float" office:value="0.920000016689301" calcext:value-type="float">
            <text:p>0,92</text:p>
          </table:table-cell>
          <table:table-cell office:value-type="float" office:value="172.692657470703" calcext:value-type="float">
            <text:p>172,69</text:p>
          </table:table-cell>
          <table:table-cell office:value-type="float" office:value="24.2411766052246" calcext:value-type="float">
            <text:p>24,24</text:p>
          </table:table-cell>
          <table:table-cell office:value-type="float" office:value="-179.729400634766" calcext:value-type="float">
            <text:p>-179,73</text:p>
          </table:table-cell>
        </table:table-row>
        <table:table-row table:style-name="ro2">
          <table:table-cell office:value-type="float" office:value="0.930000007152557" calcext:value-type="float">
            <text:p>0,93</text:p>
          </table:table-cell>
          <table:table-cell office:value-type="float" office:value="173.000244140625" calcext:value-type="float">
            <text:p>173</text:p>
          </table:table-cell>
          <table:table-cell office:value-type="float" office:value="24.2239971160889" calcext:value-type="float">
            <text:p>24,22</text:p>
          </table:table-cell>
          <table:table-cell office:value-type="float" office:value="-176.452529907227" calcext:value-type="float">
            <text:p>-176,45</text:p>
          </table:table-cell>
        </table:table-row>
        <table:table-row table:style-name="ro2">
          <table:table-cell office:value-type="float" office:value="0.939999997615814" calcext:value-type="float">
            <text:p>0,94</text:p>
          </table:table-cell>
          <table:table-cell office:value-type="float" office:value="172.609100341797" calcext:value-type="float">
            <text:p>172,61</text:p>
          </table:table-cell>
          <table:table-cell office:value-type="float" office:value="24.2520446777344" calcext:value-type="float">
            <text:p>24,25</text:p>
          </table:table-cell>
          <table:table-cell office:value-type="float" office:value="-173.204635620117" calcext:value-type="float">
            <text:p>-173,2</text:p>
          </table:table-cell>
        </table:table-row>
        <table:table-row table:style-name="ro2">
          <table:table-cell office:value-type="float" office:value="0.949999988079071" calcext:value-type="float">
            <text:p>0,95</text:p>
          </table:table-cell>
          <table:table-cell office:value-type="float" office:value="172.312774658203" calcext:value-type="float">
            <text:p>172,31</text:p>
          </table:table-cell>
          <table:table-cell office:value-type="float" office:value="24.2932281494141" calcext:value-type="float">
            <text:p>24,29</text:p>
          </table:table-cell>
          <table:table-cell office:value-type="float" office:value="-169.975021362305" calcext:value-type="float">
            <text:p>-169,98</text:p>
          </table:table-cell>
        </table:table-row>
        <table:table-row table:style-name="ro2">
          <table:table-cell office:value-type="float" office:value="0.959999978542328" calcext:value-type="float">
            <text:p>0,96</text:p>
          </table:table-cell>
          <table:table-cell office:value-type="float" office:value="172.445388793945" calcext:value-type="float">
            <text:p>172,45</text:p>
          </table:table-cell>
          <table:table-cell office:value-type="float" office:value="24.302225112915" calcext:value-type="float">
            <text:p>24,3</text:p>
          </table:table-cell>
          <table:table-cell office:value-type="float" office:value="-166.760131835938" calcext:value-type="float">
            <text:p>-166,76</text:p>
          </table:table-cell>
        </table:table-row>
        <table:table-row table:style-name="ro2">
          <table:table-cell office:value-type="float" office:value="0.970000028610229" calcext:value-type="float">
            <text:p>0,97</text:p>
          </table:table-cell>
          <table:table-cell office:value-type="float" office:value="173.019943237305" calcext:value-type="float">
            <text:p>173,02</text:p>
          </table:table-cell>
          <table:table-cell office:value-type="float" office:value="24.2556228637695" calcext:value-type="float">
            <text:p>24,26</text:p>
          </table:table-cell>
          <table:table-cell office:value-type="float" office:value="-163.551742553711" calcext:value-type="float">
            <text:p>-163,55</text:p>
          </table:table-cell>
        </table:table-row>
        <table:table-row table:style-name="ro2">
          <table:table-cell office:value-type="float" office:value="0.980000019073486" calcext:value-type="float">
            <text:p>0,98</text:p>
          </table:table-cell>
          <table:table-cell office:value-type="float" office:value="173.037902832031" calcext:value-type="float">
            <text:p>173,04</text:p>
          </table:table-cell>
          <table:table-cell office:value-type="float" office:value="24.2160511016846" calcext:value-type="float">
            <text:p>24,22</text:p>
          </table:table-cell>
          <table:table-cell office:value-type="float" office:value="-160.335754394531" calcext:value-type="float">
            <text:p>-160,34</text:p>
          </table:table-cell>
        </table:table-row>
        <table:table-row table:style-name="ro2">
          <table:table-cell office:value-type="float" office:value="0.990000009536743" calcext:value-type="float">
            <text:p>0,99</text:p>
          </table:table-cell>
          <table:table-cell office:value-type="float" office:value="172.600173950195" calcext:value-type="float">
            <text:p>172,6</text:p>
          </table:table-cell>
          <table:table-cell office:value-type="float" office:value="24.2464561462402" calcext:value-type="float">
            <text:p>24,25</text:p>
          </table:table-cell>
          <table:table-cell office:value-type="float" office:value="-157.091354370117" calcext:value-type="float">
            <text:p>-157,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2.66145324707" calcext:value-type="float">
            <text:p>172,66</text:p>
          </table:table-cell>
          <table:table-cell office:value-type="float" office:value="24.2793235778809" calcext:value-type="float">
            <text:p>24,28</text:p>
          </table:table-cell>
          <table:table-cell office:value-type="float" office:value="-153.805572509766" calcext:value-type="float">
            <text:p>-153,81</text:p>
          </table:table-cell>
        </table:table-row>
        <table:table-row table:style-name="ro2">
          <table:table-cell office:value-type="float" office:value="1.00999999046326" calcext:value-type="float">
            <text:p>1,01</text:p>
          </table:table-cell>
          <table:table-cell office:value-type="float" office:value="173.104080200195" calcext:value-type="float">
            <text:p>173,1</text:p>
          </table:table-cell>
          <table:table-cell office:value-type="float" office:value="24.2095565795898" calcext:value-type="float">
            <text:p>24,21</text:p>
          </table:table-cell>
          <table:table-cell office:value-type="float" office:value="-150.478744506836" calcext:value-type="float">
            <text:p>-150,48</text:p>
          </table:table-cell>
        </table:table-row>
        <table:table-row table:style-name="ro2">
          <table:table-cell office:value-type="float" office:value="1.01999998092651" calcext:value-type="float">
            <text:p>1,02</text:p>
          </table:table-cell>
          <table:table-cell office:value-type="float" office:value="172.918243408203" calcext:value-type="float">
            <text:p>172,92</text:p>
          </table:table-cell>
          <table:table-cell office:value-type="float" office:value="24.1894817352295" calcext:value-type="float">
            <text:p>24,19</text:p>
          </table:table-cell>
          <table:table-cell office:value-type="float" office:value="-147.122482299805" calcext:value-type="float">
            <text:p>-147,12</text:p>
          </table:table-cell>
        </table:table-row>
        <table:table-row table:style-name="ro2">
          <table:table-cell office:value-type="float" office:value="1.02999997138977" calcext:value-type="float">
            <text:p>1,03</text:p>
          </table:table-cell>
          <table:table-cell office:value-type="float" office:value="172.457824707031" calcext:value-type="float">
            <text:p>172,46</text:p>
          </table:table-cell>
          <table:table-cell office:value-type="float" office:value="24.2566394805908" calcext:value-type="float">
            <text:p>24,26</text:p>
          </table:table-cell>
          <table:table-cell office:value-type="float" office:value="-143.7373046875" calcext:value-type="float">
            <text:p>-143,74</text:p>
          </table:table-cell>
        </table:table-row>
        <table:table-row table:style-name="ro2">
          <table:table-cell office:value-type="float" office:value="1.03999996185303" calcext:value-type="float">
            <text:p>1,04</text:p>
          </table:table-cell>
          <table:table-cell office:value-type="float" office:value="172.959915161133" calcext:value-type="float">
            <text:p>172,96</text:p>
          </table:table-cell>
          <table:table-cell office:value-type="float" office:value="24.1833400726318" calcext:value-type="float">
            <text:p>24,18</text:p>
          </table:table-cell>
          <table:table-cell office:value-type="float" office:value="-140.297943115234" calcext:value-type="float">
            <text:p>-140,3</text:p>
          </table:table-cell>
        </table:table-row>
        <table:table-row table:style-name="ro2">
          <table:table-cell office:value-type="float" office:value="1.04999995231628" calcext:value-type="float">
            <text:p>1,05</text:p>
          </table:table-cell>
          <table:table-cell office:value-type="float" office:value="172.784896850586" calcext:value-type="float">
            <text:p>172,78</text:p>
          </table:table-cell>
          <table:table-cell office:value-type="float" office:value="24.1762561798096" calcext:value-type="float">
            <text:p>24,18</text:p>
          </table:table-cell>
          <table:table-cell office:value-type="float" office:value="-136.757659912109" calcext:value-type="float">
            <text:p>-136,76</text:p>
          </table:table-cell>
        </table:table-row>
        <table:table-row table:style-name="ro2">
          <table:table-cell office:value-type="float" office:value="1.05999994277954" calcext:value-type="float">
            <text:p>1,06</text:p>
          </table:table-cell>
          <table:table-cell office:value-type="float" office:value="172.654769897461" calcext:value-type="float">
            <text:p>172,65</text:p>
          </table:table-cell>
          <table:table-cell office:value-type="float" office:value="24.2498893737793" calcext:value-type="float">
            <text:p>24,25</text:p>
          </table:table-cell>
          <table:table-cell office:value-type="float" office:value="-133.085189819336" calcext:value-type="float">
            <text:p>-133,09</text:p>
          </table:table-cell>
        </table:table-row>
        <table:table-row table:style-name="ro2">
          <table:table-cell office:value-type="float" office:value="1.07000005245209" calcext:value-type="float">
            <text:p>1,07</text:p>
          </table:table-cell>
          <table:table-cell office:value-type="float" office:value="173.086898803711" calcext:value-type="float">
            <text:p>173,09</text:p>
          </table:table-cell>
          <table:table-cell office:value-type="float" office:value="24.1863098144531" calcext:value-type="float">
            <text:p>24,19</text:p>
          </table:table-cell>
          <table:table-cell office:value-type="float" office:value="-129.288848876953" calcext:value-type="float">
            <text:p>-129,29</text:p>
          </table:table-cell>
        </table:table-row>
        <table:table-row table:style-name="ro2">
          <table:table-cell office:value-type="float" office:value="1.08000004291534" calcext:value-type="float">
            <text:p>1,08</text:p>
          </table:table-cell>
          <table:table-cell office:value-type="float" office:value="172.829605102539" calcext:value-type="float">
            <text:p>172,83</text:p>
          </table:table-cell>
          <table:table-cell office:value-type="float" office:value="24.1928081512451" calcext:value-type="float">
            <text:p>24,19</text:p>
          </table:table-cell>
          <table:table-cell office:value-type="float" office:value="-125.415512084961" calcext:value-type="float">
            <text:p>-125,42</text:p>
          </table:table-cell>
        </table:table-row>
        <table:table-row table:style-name="ro2">
          <table:table-cell office:value-type="float" office:value="1.0900000333786" calcext:value-type="float">
            <text:p>1,09</text:p>
          </table:table-cell>
          <table:table-cell office:value-type="float" office:value="173.012466430664" calcext:value-type="float">
            <text:p>173,01</text:p>
          </table:table-cell>
          <table:table-cell office:value-type="float" office:value="24.170690536499" calcext:value-type="float">
            <text:p>24,17</text:p>
          </table:table-cell>
          <table:table-cell office:value-type="float" office:value="-121.541679382324" calcext:value-type="float">
            <text:p>-121,54</text:p>
          </table:table-cell>
        </table:table-row>
        <table:table-row table:style-name="ro2">
          <table:table-cell office:value-type="float" office:value="1.10000002384186" calcext:value-type="float">
            <text:p>1,1</text:p>
          </table:table-cell>
          <table:table-cell office:value-type="float" office:value="172.999694824219" calcext:value-type="float">
            <text:p>173</text:p>
          </table:table-cell>
          <table:table-cell office:value-type="float" office:value="24.1996097564697" calcext:value-type="float">
            <text:p>24,2</text:p>
          </table:table-cell>
          <table:table-cell office:value-type="float" office:value="-117.750480651855" calcext:value-type="float">
            <text:p>-117,75</text:p>
          </table:table-cell>
        </table:table-row>
        <table:table-row table:style-name="ro2">
          <table:table-cell office:value-type="float" office:value="1.11000001430511" calcext:value-type="float">
            <text:p>1,11</text:p>
          </table:table-cell>
          <table:table-cell office:value-type="float" office:value="173.149078369141" calcext:value-type="float">
            <text:p>173,15</text:p>
          </table:table-cell>
          <table:table-cell office:value-type="float" office:value="24.2167510986328" calcext:value-type="float">
            <text:p>24,22</text:p>
          </table:table-cell>
          <table:table-cell office:value-type="float" office:value="-114.103065490723" calcext:value-type="float">
            <text:p>-114,1</text:p>
          </table:table-cell>
        </table:table-row>
        <table:table-row table:style-name="ro2">
          <table:table-cell office:value-type="float" office:value="1.12000000476837" calcext:value-type="float">
            <text:p>1,12</text:p>
          </table:table-cell>
          <table:table-cell office:value-type="float" office:value="173.11994934082" calcext:value-type="float">
            <text:p>173,12</text:p>
          </table:table-cell>
          <table:table-cell office:value-type="float" office:value="24.1860675811768" calcext:value-type="float">
            <text:p>24,19</text:p>
          </table:table-cell>
          <table:table-cell office:value-type="float" office:value="-110.62621307373" calcext:value-type="float">
            <text:p>-110,63</text:p>
          </table:table-cell>
        </table:table-row>
        <table:table-row table:style-name="ro2">
          <table:table-cell office:value-type="float" office:value="1.12999999523163" calcext:value-type="float">
            <text:p>1,13</text:p>
          </table:table-cell>
          <table:table-cell office:value-type="float" office:value="173.096237182617" calcext:value-type="float">
            <text:p>173,1</text:p>
          </table:table-cell>
          <table:table-cell office:value-type="float" office:value="24.1727638244629" calcext:value-type="float">
            <text:p>24,17</text:p>
          </table:table-cell>
          <table:table-cell office:value-type="float" office:value="-107.308776855469" calcext:value-type="float">
            <text:p>-107,31</text:p>
          </table:table-cell>
        </table:table-row>
        <table:table-row table:style-name="ro2">
          <table:table-cell office:value-type="float" office:value="1.13999998569489" calcext:value-type="float">
            <text:p>1,14</text:p>
          </table:table-cell>
          <table:table-cell office:value-type="float" office:value="173.163040161133" calcext:value-type="float">
            <text:p>173,16</text:p>
          </table:table-cell>
          <table:table-cell office:value-type="float" office:value="24.1625595092773" calcext:value-type="float">
            <text:p>24,16</text:p>
          </table:table-cell>
          <table:table-cell office:value-type="float" office:value="-104.11206817627" calcext:value-type="float">
            <text:p>-104,11</text:p>
          </table:table-cell>
        </table:table-row>
        <table:table-row table:style-name="ro2">
          <table:table-cell office:value-type="float" office:value="1.14999997615814" calcext:value-type="float">
            <text:p>1,15</text:p>
          </table:table-cell>
          <table:table-cell office:value-type="float" office:value="173.161865234375" calcext:value-type="float">
            <text:p>173,16</text:p>
          </table:table-cell>
          <table:table-cell office:value-type="float" office:value="24.1383514404297" calcext:value-type="float">
            <text:p>24,14</text:p>
          </table:table-cell>
          <table:table-cell office:value-type="float" office:value="-100.979629516602" calcext:value-type="float">
            <text:p>-100,98</text:p>
          </table:table-cell>
        </table:table-row>
        <table:table-row table:style-name="ro2">
          <table:table-cell office:value-type="float" office:value="1.1599999666214" calcext:value-type="float">
            <text:p>1,16</text:p>
          </table:table-cell>
          <table:table-cell office:value-type="float" office:value="173.221221923828" calcext:value-type="float">
            <text:p>173,22</text:p>
          </table:table-cell>
          <table:table-cell office:value-type="float" office:value="24.1525115966797" calcext:value-type="float">
            <text:p>24,15</text:p>
          </table:table-cell>
          <table:table-cell office:value-type="float" office:value="-97.8566207885742" calcext:value-type="float">
            <text:p>-97,86</text:p>
          </table:table-cell>
        </table:table-row>
        <table:table-row table:style-name="ro2">
          <table:table-cell office:value-type="float" office:value="1.16999995708466" calcext:value-type="float">
            <text:p>1,17</text:p>
          </table:table-cell>
          <table:table-cell office:value-type="float" office:value="173.17350769043" calcext:value-type="float">
            <text:p>173,17</text:p>
          </table:table-cell>
          <table:table-cell office:value-type="float" office:value="24.1262836456299" calcext:value-type="float">
            <text:p>24,13</text:p>
          </table:table-cell>
          <table:table-cell office:value-type="float" office:value="-94.7064437866211" calcext:value-type="float">
            <text:p>-94,71</text:p>
          </table:table-cell>
        </table:table-row>
        <table:table-row table:style-name="ro2">
          <table:table-cell office:value-type="float" office:value="1.17999994754791" calcext:value-type="float">
            <text:p>1,18</text:p>
          </table:table-cell>
          <table:table-cell office:value-type="float" office:value="173.480316162109" calcext:value-type="float">
            <text:p>173,48</text:p>
          </table:table-cell>
          <table:table-cell office:value-type="float" office:value="24.109447479248" calcext:value-type="float">
            <text:p>24,11</text:p>
          </table:table-cell>
          <table:table-cell office:value-type="float" office:value="-91.5208435058594" calcext:value-type="float">
            <text:p>-91,52</text:p>
          </table:table-cell>
        </table:table-row>
        <table:table-row table:style-name="ro2">
          <table:table-cell office:value-type="float" office:value="1.19000005722046" calcext:value-type="float">
            <text:p>1,19</text:p>
          </table:table-cell>
          <table:table-cell office:value-type="float" office:value="173.293640136719" calcext:value-type="float">
            <text:p>173,29</text:p>
          </table:table-cell>
          <table:table-cell office:value-type="float" office:value="24.1026077270508" calcext:value-type="float">
            <text:p>24,1</text:p>
          </table:table-cell>
          <table:table-cell office:value-type="float" office:value="-88.3156967163086" calcext:value-type="float">
            <text:p>-88,32</text:p>
          </table:table-cell>
        </table:table-row>
        <table:table-row table:style-name="ro2">
          <table:table-cell office:value-type="float" office:value="1.20000004768372" calcext:value-type="float">
            <text:p>1,2</text:p>
          </table:table-cell>
          <table:table-cell office:value-type="float" office:value="173.542068481445" calcext:value-type="float">
            <text:p>173,54</text:p>
          </table:table-cell>
          <table:table-cell office:value-type="float" office:value="23.9964046478271" calcext:value-type="float">
            <text:p>24</text:p>
          </table:table-cell>
          <table:table-cell office:value-type="float" office:value="-85.1241607666016" calcext:value-type="float">
            <text:p>-85,12</text:p>
          </table:table-cell>
        </table:table-row>
        <table:table-row table:style-name="ro2">
          <table:table-cell office:value-type="float" office:value="1.21000003814697" calcext:value-type="float">
            <text:p>1,21</text:p>
          </table:table-cell>
          <table:table-cell office:value-type="float" office:value="173.323883056641" calcext:value-type="float">
            <text:p>173,32</text:p>
          </table:table-cell>
          <table:table-cell office:value-type="float" office:value="24.0766773223877" calcext:value-type="float">
            <text:p>24,08</text:p>
          </table:table-cell>
          <table:table-cell office:value-type="float" office:value="-81.9880065917969" calcext:value-type="float">
            <text:p>-81,99</text:p>
          </table:table-cell>
        </table:table-row>
        <table:table-row table:style-name="ro2">
          <table:table-cell office:value-type="float" office:value="1.22000002861023" calcext:value-type="float">
            <text:p>1,22</text:p>
          </table:table-cell>
          <table:table-cell office:value-type="float" office:value="173.15983581543" calcext:value-type="float">
            <text:p>173,16</text:p>
          </table:table-cell>
          <table:table-cell office:value-type="float" office:value="24.0113410949707" calcext:value-type="float">
            <text:p>24,01</text:p>
          </table:table-cell>
          <table:table-cell office:value-type="float" office:value="-78.9529037475586" calcext:value-type="float">
            <text:p>-78,95</text:p>
          </table:table-cell>
        </table:table-row>
        <table:table-row table:style-name="ro2">
          <table:table-cell office:value-type="float" office:value="1.23000001907349" calcext:value-type="float">
            <text:p>1,23</text:p>
          </table:table-cell>
          <table:table-cell office:value-type="float" office:value="173.717239379883" calcext:value-type="float">
            <text:p>173,72</text:p>
          </table:table-cell>
          <table:table-cell office:value-type="float" office:value="23.9895858764648" calcext:value-type="float">
            <text:p>23,99</text:p>
          </table:table-cell>
          <table:table-cell office:value-type="float" office:value="-76.0531234741211" calcext:value-type="float">
            <text:p>-76,05</text:p>
          </table:table-cell>
        </table:table-row>
        <table:table-row table:style-name="ro2">
          <table:table-cell office:value-type="float" office:value="1.24000000953674" calcext:value-type="float">
            <text:p>1,24</text:p>
          </table:table-cell>
          <table:table-cell office:value-type="float" office:value="173.331069946289" calcext:value-type="float">
            <text:p>173,33</text:p>
          </table:table-cell>
          <table:table-cell office:value-type="float" office:value="24.1021175384521" calcext:value-type="float">
            <text:p>24,1</text:p>
          </table:table-cell>
          <table:table-cell office:value-type="float" office:value="-73.2952880859375" calcext:value-type="float">
            <text:p>-73,3</text:p>
          </table:table-cell>
        </table:table-row>
        <table:table-row table:style-name="ro2">
          <table:table-cell office:value-type="float" office:value="1.25" calcext:value-type="float">
            <text:p>1,25</text:p>
          </table:table-cell>
          <table:table-cell office:value-type="float" office:value="173.315658569336" calcext:value-type="float">
            <text:p>173,32</text:p>
          </table:table-cell>
          <table:table-cell office:value-type="float" office:value="24.0308437347412" calcext:value-type="float">
            <text:p>24,03</text:p>
          </table:table-cell>
          <table:table-cell office:value-type="float" office:value="-70.6463165283203" calcext:value-type="float">
            <text:p>-70,65</text:p>
          </table:table-cell>
        </table:table-row>
        <table:table-row table:style-name="ro2">
          <table:table-cell office:value-type="float" office:value="1.25999999046326" calcext:value-type="float">
            <text:p>1,26</text:p>
          </table:table-cell>
          <table:table-cell office:value-type="float" office:value="173.759628295898" calcext:value-type="float">
            <text:p>173,76</text:p>
          </table:table-cell>
          <table:table-cell office:value-type="float" office:value="24.0432109832764" calcext:value-type="float">
            <text:p>24,04</text:p>
          </table:table-cell>
          <table:table-cell office:value-type="float" office:value="-68.0388870239258" calcext:value-type="float">
            <text:p>-68,04</text:p>
          </table:table-cell>
        </table:table-row>
        <table:table-row table:style-name="ro2">
          <table:table-cell office:value-type="float" office:value="1.26999998092651" calcext:value-type="float">
            <text:p>1,27</text:p>
          </table:table-cell>
          <table:table-cell office:value-type="float" office:value="173.189392089844" calcext:value-type="float">
            <text:p>173,19</text:p>
          </table:table-cell>
          <table:table-cell office:value-type="float" office:value="24.1706867218018" calcext:value-type="float">
            <text:p>24,17</text:p>
          </table:table-cell>
          <table:table-cell office:value-type="float" office:value="-65.3961029052734" calcext:value-type="float">
            <text:p>-65,4</text:p>
          </table:table-cell>
        </table:table-row>
        <table:table-row table:style-name="ro2">
          <table:table-cell office:value-type="float" office:value="1.27999997138977" calcext:value-type="float">
            <text:p>1,28</text:p>
          </table:table-cell>
          <table:table-cell office:value-type="float" office:value="173.096542358398" calcext:value-type="float">
            <text:p>173,1</text:p>
          </table:table-cell>
          <table:table-cell office:value-type="float" office:value="24.0819225311279" calcext:value-type="float">
            <text:p>24,08</text:p>
          </table:table-cell>
          <table:table-cell office:value-type="float" office:value="-62.6620025634766" calcext:value-type="float">
            <text:p>-62,66</text:p>
          </table:table-cell>
        </table:table-row>
        <table:table-row table:style-name="ro2">
          <table:table-cell office:value-type="float" office:value="1.28999996185303" calcext:value-type="float">
            <text:p>1,29</text:p>
          </table:table-cell>
          <table:table-cell office:value-type="float" office:value="173.722686767578" calcext:value-type="float">
            <text:p>173,72</text:p>
          </table:table-cell>
          <table:table-cell office:value-type="float" office:value="23.9787158966064" calcext:value-type="float">
            <text:p>23,98</text:p>
          </table:table-cell>
          <table:table-cell office:value-type="float" office:value="-59.8148155212402" calcext:value-type="float">
            <text:p>-59,81</text:p>
          </table:table-cell>
        </table:table-row>
        <table:table-row table:style-name="ro2">
          <table:table-cell office:value-type="float" office:value="1.29999995231628" calcext:value-type="float">
            <text:p>1,3</text:p>
          </table:table-cell>
          <table:table-cell office:value-type="float" office:value="173.595809936523" calcext:value-type="float">
            <text:p>173,6</text:p>
          </table:table-cell>
          <table:table-cell office:value-type="float" office:value="24.1010246276855" calcext:value-type="float">
            <text:p>24,1</text:p>
          </table:table-cell>
          <table:table-cell office:value-type="float" office:value="-56.8709754943848" calcext:value-type="float">
            <text:p>-56,87</text:p>
          </table:table-cell>
        </table:table-row>
        <table:table-row table:style-name="ro2">
          <table:table-cell office:value-type="float" office:value="1.30999994277954" calcext:value-type="float">
            <text:p>1,31</text:p>
          </table:table-cell>
          <table:table-cell office:value-type="float" office:value="173.052658081055" calcext:value-type="float">
            <text:p>173,05</text:p>
          </table:table-cell>
          <table:table-cell office:value-type="float" office:value="24.1644821166992" calcext:value-type="float">
            <text:p>24,16</text:p>
          </table:table-cell>
          <table:table-cell office:value-type="float" office:value="-53.8766136169434" calcext:value-type="float">
            <text:p>-53,88</text:p>
          </table:table-cell>
        </table:table-row>
        <table:table-row table:style-name="ro2">
          <table:table-cell office:value-type="float" office:value="1.32000005245209" calcext:value-type="float">
            <text:p>1,32</text:p>
          </table:table-cell>
          <table:table-cell office:value-type="float" office:value="173.167694091797" calcext:value-type="float">
            <text:p>173,17</text:p>
          </table:table-cell>
          <table:table-cell office:value-type="float" office:value="24.0164451599121" calcext:value-type="float">
            <text:p>24,02</text:p>
          </table:table-cell>
          <table:table-cell office:value-type="float" office:value="-50.8856468200684" calcext:value-type="float">
            <text:p>-50,89</text:p>
          </table:table-cell>
        </table:table-row>
        <table:table-row table:style-name="ro2">
          <table:table-cell office:value-type="float" office:value="1.33000004291534" calcext:value-type="float">
            <text:p>1,33</text:p>
          </table:table-cell>
          <table:table-cell office:value-type="float" office:value="173.778732299805" calcext:value-type="float">
            <text:p>173,78</text:p>
          </table:table-cell>
          <table:table-cell office:value-type="float" office:value="23.9452590942383" calcext:value-type="float">
            <text:p>23,95</text:p>
          </table:table-cell>
          <table:table-cell office:value-type="float" office:value="-47.9276580810547" calcext:value-type="float">
            <text:p>-47,93</text:p>
          </table:table-cell>
        </table:table-row>
        <table:table-row table:style-name="ro2">
          <table:table-cell office:value-type="float" office:value="1.3400000333786" calcext:value-type="float">
            <text:p>1,34</text:p>
          </table:table-cell>
          <table:table-cell office:value-type="float" office:value="174.011001586914" calcext:value-type="float">
            <text:p>174,01</text:p>
          </table:table-cell>
          <table:table-cell office:value-type="float" office:value="24.0558414459229" calcext:value-type="float">
            <text:p>24,06</text:p>
          </table:table-cell>
          <table:table-cell office:value-type="float" office:value="-44.9940948486328" calcext:value-type="float">
            <text:p>-44,99</text:p>
          </table:table-cell>
        </table:table-row>
        <table:table-row table:style-name="ro2">
          <table:table-cell office:value-type="float" office:value="1.35000002384186" calcext:value-type="float">
            <text:p>1,35</text:p>
          </table:table-cell>
          <table:table-cell office:value-type="float" office:value="173.424102783203" calcext:value-type="float">
            <text:p>173,42</text:p>
          </table:table-cell>
          <table:table-cell office:value-type="float" office:value="24.1928939819336" calcext:value-type="float">
            <text:p>24,19</text:p>
          </table:table-cell>
          <table:table-cell office:value-type="float" office:value="-42.0497360229492" calcext:value-type="float">
            <text:p>-42,05</text:p>
          </table:table-cell>
        </table:table-row>
        <table:table-row table:style-name="ro2">
          <table:table-cell office:value-type="float" office:value="1.36000001430511" calcext:value-type="float">
            <text:p>1,36</text:p>
          </table:table-cell>
          <table:table-cell office:value-type="float" office:value="172.9013671875" calcext:value-type="float">
            <text:p>172,9</text:p>
          </table:table-cell>
          <table:table-cell office:value-type="float" office:value="24.1863975524902" calcext:value-type="float">
            <text:p>24,19</text:p>
          </table:table-cell>
          <table:table-cell office:value-type="float" office:value="-39.0621795654297" calcext:value-type="float">
            <text:p>-39,06</text:p>
          </table:table-cell>
        </table:table-row>
        <table:table-row table:style-name="ro2">
          <table:table-cell office:value-type="float" office:value="1.37000000476837" calcext:value-type="float">
            <text:p>1,37</text:p>
          </table:table-cell>
          <table:table-cell office:value-type="float" office:value="173.206939697266" calcext:value-type="float">
            <text:p>173,21</text:p>
          </table:table-cell>
          <table:table-cell office:value-type="float" office:value="23.9870281219482" calcext:value-type="float">
            <text:p>23,99</text:p>
          </table:table-cell>
          <table:table-cell office:value-type="float" office:value="-36.0166358947754" calcext:value-type="float">
            <text:p>-36,02</text:p>
          </table:table-cell>
        </table:table-row>
        <table:table-row table:style-name="ro2">
          <table:table-cell office:value-type="float" office:value="1.37999999523163" calcext:value-type="float">
            <text:p>1,38</text:p>
          </table:table-cell>
          <table:table-cell office:value-type="float" office:value="173.657089233398" calcext:value-type="float">
            <text:p>173,66</text:p>
          </table:table-cell>
          <table:table-cell office:value-type="float" office:value="23.8772239685059" calcext:value-type="float">
            <text:p>23,88</text:p>
          </table:table-cell>
          <table:table-cell office:value-type="float" office:value="-32.9216804504395" calcext:value-type="float">
            <text:p>-32,92</text:p>
          </table:table-cell>
        </table:table-row>
        <table:table-row table:style-name="ro2">
          <table:table-cell office:value-type="float" office:value="1.38999998569489" calcext:value-type="float">
            <text:p>1,39</text:p>
          </table:table-cell>
          <table:table-cell office:value-type="float" office:value="173.739852905273" calcext:value-type="float">
            <text:p>173,74</text:p>
          </table:table-cell>
          <table:table-cell office:value-type="float" office:value="23.934944152832" calcext:value-type="float">
            <text:p>23,93</text:p>
          </table:table-cell>
          <table:table-cell office:value-type="float" office:value="-29.8033809661865" calcext:value-type="float">
            <text:p>-29,8</text:p>
          </table:table-cell>
        </table:table-row>
        <table:table-row table:style-name="ro2">
          <table:table-cell office:value-type="float" office:value="1.39999997615814" calcext:value-type="float">
            <text:p>1,4</text:p>
          </table:table-cell>
          <table:table-cell office:value-type="float" office:value="173.748962402344" calcext:value-type="float">
            <text:p>173,75</text:p>
          </table:table-cell>
          <table:table-cell office:value-type="float" office:value="24.0048885345459" calcext:value-type="float">
            <text:p>24</text:p>
          </table:table-cell>
          <table:table-cell office:value-type="float" office:value="-26.6927490234375" calcext:value-type="float">
            <text:p>-26,69</text:p>
          </table:table-cell>
        </table:table-row>
        <table:table-row table:style-name="ro2">
          <table:table-cell office:value-type="float" office:value="1.4099999666214" calcext:value-type="float">
            <text:p>1,41</text:p>
          </table:table-cell>
          <table:table-cell office:value-type="float" office:value="173.732574462891" calcext:value-type="float">
            <text:p>173,73</text:p>
          </table:table-cell>
          <table:table-cell office:value-type="float" office:value="24.0848770141602" calcext:value-type="float">
            <text:p>24,08</text:p>
          </table:table-cell>
          <table:table-cell office:value-type="float" office:value="-23.6152858734131" calcext:value-type="float">
            <text:p>-23,62</text:p>
          </table:table-cell>
        </table:table-row>
        <table:table-row table:style-name="ro2">
          <table:table-cell office:value-type="float" office:value="1.41999995708466" calcext:value-type="float">
            <text:p>1,42</text:p>
          </table:table-cell>
          <table:table-cell office:value-type="float" office:value="173.486389160156" calcext:value-type="float">
            <text:p>173,49</text:p>
          </table:table-cell>
          <table:table-cell office:value-type="float" office:value="24.1806812286377" calcext:value-type="float">
            <text:p>24,18</text:p>
          </table:table-cell>
          <table:table-cell office:value-type="float" office:value="-20.5838737487793" calcext:value-type="float">
            <text:p>-20,58</text:p>
          </table:table-cell>
        </table:table-row>
        <table:table-row table:style-name="ro2">
          <table:table-cell office:value-type="float" office:value="1.42999994754791" calcext:value-type="float">
            <text:p>1,43</text:p>
          </table:table-cell>
          <table:table-cell office:value-type="float" office:value="173.173217773438" calcext:value-type="float">
            <text:p>173,17</text:p>
          </table:table-cell>
          <table:table-cell office:value-type="float" office:value="24.2376461029053" calcext:value-type="float">
            <text:p>24,24</text:p>
          </table:table-cell>
          <table:table-cell office:value-type="float" office:value="-17.6014461517334" calcext:value-type="float">
            <text:p>-17,6</text:p>
          </table:table-cell>
        </table:table-row>
        <table:table-row table:style-name="ro2">
          <table:table-cell office:value-type="float" office:value="1.44000005722046" calcext:value-type="float">
            <text:p>1,44</text:p>
          </table:table-cell>
          <table:table-cell office:value-type="float" office:value="172.873336791992" calcext:value-type="float">
            <text:p>172,87</text:p>
          </table:table-cell>
          <table:table-cell office:value-type="float" office:value="24.2289524078369" calcext:value-type="float">
            <text:p>24,23</text:p>
          </table:table-cell>
          <table:table-cell office:value-type="float" office:value="-14.6788997650146" calcext:value-type="float">
            <text:p>-14,68</text:p>
          </table:table-cell>
        </table:table-row>
        <table:table-row table:style-name="ro2">
          <table:table-cell office:value-type="float" office:value="1.45000004768372" calcext:value-type="float">
            <text:p>1,45</text:p>
          </table:table-cell>
          <table:table-cell office:value-type="float" office:value="172.774932861328" calcext:value-type="float">
            <text:p>172,77</text:p>
          </table:table-cell>
          <table:table-cell office:value-type="float" office:value="24.1880340576172" calcext:value-type="float">
            <text:p>24,19</text:p>
          </table:table-cell>
          <table:table-cell office:value-type="float" office:value="-11.8437910079956" calcext:value-type="float">
            <text:p>-11,84</text:p>
          </table:table-cell>
        </table:table-row>
        <table:table-row table:style-name="ro2">
          <table:table-cell office:value-type="float" office:value="1.46000003814697" calcext:value-type="float">
            <text:p>1,46</text:p>
          </table:table-cell>
          <table:table-cell office:value-type="float" office:value="172.974533081055" calcext:value-type="float">
            <text:p>172,97</text:p>
          </table:table-cell>
          <table:table-cell office:value-type="float" office:value="24.1441650390625" calcext:value-type="float">
            <text:p>24,14</text:p>
          </table:table-cell>
          <table:table-cell office:value-type="float" office:value="-9.13193607330322" calcext:value-type="float">
            <text:p>-9,13</text:p>
          </table:table-cell>
        </table:table-row>
        <table:table-row table:style-name="ro2">
          <table:table-cell office:value-type="float" office:value="1.47000002861023" calcext:value-type="float">
            <text:p>1,47</text:p>
          </table:table-cell>
          <table:table-cell office:value-type="float" office:value="173.126708984375" calcext:value-type="float">
            <text:p>173,13</text:p>
          </table:table-cell>
          <table:table-cell office:value-type="float" office:value="24.1059875488281" calcext:value-type="float">
            <text:p>24,11</text:p>
          </table:table-cell>
          <table:table-cell office:value-type="float" office:value="-6.56239795684814" calcext:value-type="float">
            <text:p>-6,56</text:p>
          </table:table-cell>
        </table:table-row>
        <table:table-row table:style-name="ro2">
          <table:table-cell office:value-type="float" office:value="1.48000001907349" calcext:value-type="float">
            <text:p>1,48</text:p>
          </table:table-cell>
          <table:table-cell office:value-type="float" office:value="173.230850219727" calcext:value-type="float">
            <text:p>173,23</text:p>
          </table:table-cell>
          <table:table-cell office:value-type="float" office:value="24.0849170684814" calcext:value-type="float">
            <text:p>24,08</text:p>
          </table:table-cell>
          <table:table-cell office:value-type="float" office:value="-4.1226954460144" calcext:value-type="float">
            <text:p>-4,12</text:p>
          </table:table-cell>
        </table:table-row>
        <table:table-row table:style-name="ro2">
          <table:table-cell office:value-type="float" office:value="1.49000000953674" calcext:value-type="float">
            <text:p>1,49</text:p>
          </table:table-cell>
          <table:table-cell office:value-type="float" office:value="173.212707519531" calcext:value-type="float">
            <text:p>173,21</text:p>
          </table:table-cell>
          <table:table-cell office:value-type="float" office:value="24.0865211486816" calcext:value-type="float">
            <text:p>24,09</text:p>
          </table:table-cell>
          <table:table-cell office:value-type="float" office:value="-1.75645315647125" calcext:value-type="float">
            <text:p>-1,76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173.239227294922" calcext:value-type="float">
            <text:p>173,24</text:p>
          </table:table-cell>
          <table:table-cell office:value-type="float" office:value="24.1132316589355" calcext:value-type="float">
            <text:p>24,11</text:p>
          </table:table-cell>
          <table:table-cell office:value-type="float" office:value="0.636842012405396" calcext:value-type="float">
            <text:p>0,64</text:p>
          </table:table-cell>
        </table:table-row>
        <table:table-row table:style-name="ro2">
          <table:table-cell office:value-type="float" office:value="1.50999999046326" calcext:value-type="float">
            <text:p>1,51</text:p>
          </table:table-cell>
          <table:table-cell office:value-type="float" office:value="173.354888916016" calcext:value-type="float">
            <text:p>173,35</text:p>
          </table:table-cell>
          <table:table-cell office:value-type="float" office:value="24.1501560211182" calcext:value-type="float">
            <text:p>24,15</text:p>
          </table:table-cell>
          <table:table-cell office:value-type="float" office:value="3.1816086769104" calcext:value-type="float">
            <text:p>3,18</text:p>
          </table:table-cell>
        </table:table-row>
        <table:table-row table:style-name="ro2">
          <table:table-cell office:value-type="float" office:value="1.51999998092651" calcext:value-type="float">
            <text:p>1,52</text:p>
          </table:table-cell>
          <table:table-cell office:value-type="float" office:value="173.272064208984" calcext:value-type="float">
            <text:p>173,27</text:p>
          </table:table-cell>
          <table:table-cell office:value-type="float" office:value="24.1738014221191" calcext:value-type="float">
            <text:p>24,17</text:p>
          </table:table-cell>
          <table:table-cell office:value-type="float" office:value="5.98400115966797" calcext:value-type="float">
            <text:p>5,98</text:p>
          </table:table-cell>
        </table:table-row>
        <table:table-row table:style-name="ro2">
          <table:table-cell office:value-type="float" office:value="1.52999997138977" calcext:value-type="float">
            <text:p>1,53</text:p>
          </table:table-cell>
          <table:table-cell office:value-type="float" office:value="173.291275024414" calcext:value-type="float">
            <text:p>173,29</text:p>
          </table:table-cell>
          <table:table-cell office:value-type="float" office:value="24.168399810791" calcext:value-type="float">
            <text:p>24,17</text:p>
          </table:table-cell>
          <table:table-cell office:value-type="float" office:value="9.08763313293457" calcext:value-type="float">
            <text:p>9,09</text:p>
          </table:table-cell>
        </table:table-row>
        <table:table-row table:style-name="ro2">
          <table:table-cell office:value-type="float" office:value="1.53999996185303" calcext:value-type="float">
            <text:p>1,54</text:p>
          </table:table-cell>
          <table:table-cell office:value-type="float" office:value="173.44108581543" calcext:value-type="float">
            <text:p>173,44</text:p>
          </table:table-cell>
          <table:table-cell office:value-type="float" office:value="24.1142978668213" calcext:value-type="float">
            <text:p>24,11</text:p>
          </table:table-cell>
          <table:table-cell office:value-type="float" office:value="12.4567222595215" calcext:value-type="float">
            <text:p>12,46</text:p>
          </table:table-cell>
        </table:table-row>
        <table:table-row table:style-name="ro2">
          <table:table-cell office:value-type="float" office:value="1.54999995231628" calcext:value-type="float">
            <text:p>1,55</text:p>
          </table:table-cell>
          <table:table-cell office:value-type="float" office:value="173.649612426758" calcext:value-type="float">
            <text:p>173,65</text:p>
          </table:table-cell>
          <table:table-cell office:value-type="float" office:value="24.0140819549561" calcext:value-type="float">
            <text:p>24,01</text:p>
          </table:table-cell>
          <table:table-cell office:value-type="float" office:value="16.0028629302979" calcext:value-type="float">
            <text:p>16</text:p>
          </table:table-cell>
        </table:table-row>
        <table:table-row table:style-name="ro2">
          <table:table-cell office:value-type="float" office:value="1.55999994277954" calcext:value-type="float">
            <text:p>1,56</text:p>
          </table:table-cell>
          <table:table-cell office:value-type="float" office:value="173.993545532227" calcext:value-type="float">
            <text:p>173,99</text:p>
          </table:table-cell>
          <table:table-cell office:value-type="float" office:value="23.9121494293213" calcext:value-type="float">
            <text:p>23,91</text:p>
          </table:table-cell>
          <table:table-cell office:value-type="float" office:value="19.6160469055176" calcext:value-type="float">
            <text:p>19,62</text:p>
          </table:table-cell>
        </table:table-row>
        <table:table-row table:style-name="ro2">
          <table:table-cell office:value-type="float" office:value="1.57000005245209" calcext:value-type="float">
            <text:p>1,57</text:p>
          </table:table-cell>
          <table:table-cell office:value-type="float" office:value="173.882354736328" calcext:value-type="float">
            <text:p>173,88</text:p>
          </table:table-cell>
          <table:table-cell office:value-type="float" office:value="23.8274898529053" calcext:value-type="float">
            <text:p>23,83</text:p>
          </table:table-cell>
          <table:table-cell office:value-type="float" office:value="23.1971645355225" calcext:value-type="float">
            <text:p>23,2</text:p>
          </table:table-cell>
        </table:table-row>
        <table:table-row table:style-name="ro2">
          <table:table-cell office:value-type="float" office:value="1.58000004291534" calcext:value-type="float">
            <text:p>1,58</text:p>
          </table:table-cell>
          <table:table-cell office:value-type="float" office:value="173.685577392578" calcext:value-type="float">
            <text:p>173,69</text:p>
          </table:table-cell>
          <table:table-cell office:value-type="float" office:value="23.7409400939941" calcext:value-type="float">
            <text:p>23,74</text:p>
          </table:table-cell>
          <table:table-cell office:value-type="float" office:value="26.6772193908691" calcext:value-type="float">
            <text:p>26,68</text:p>
          </table:table-cell>
        </table:table-row>
        <table:table-row table:style-name="ro2">
          <table:table-cell office:value-type="float" office:value="1.5900000333786" calcext:value-type="float">
            <text:p>1,59</text:p>
          </table:table-cell>
          <table:table-cell office:value-type="float" office:value="173.63623046875" calcext:value-type="float">
            <text:p>173,64</text:p>
          </table:table-cell>
          <table:table-cell office:value-type="float" office:value="23.7551097869873" calcext:value-type="float">
            <text:p>23,76</text:p>
          </table:table-cell>
          <table:table-cell office:value-type="float" office:value="30.0277824401855" calcext:value-type="float">
            <text:p>30,03</text:p>
          </table:table-cell>
        </table:table-row>
        <table:table-row table:style-name="ro2">
          <table:table-cell office:value-type="float" office:value="1.60000002384186" calcext:value-type="float">
            <text:p>1,6</text:p>
          </table:table-cell>
          <table:table-cell office:value-type="float" office:value="173.468444824219" calcext:value-type="float">
            <text:p>173,47</text:p>
          </table:table-cell>
          <table:table-cell office:value-type="float" office:value="23.9325714111328" calcext:value-type="float">
            <text:p>23,93</text:p>
          </table:table-cell>
          <table:table-cell office:value-type="float" office:value="33.2577819824219" calcext:value-type="float">
            <text:p>33,26</text:p>
          </table:table-cell>
        </table:table-row>
        <table:table-row table:style-name="ro2">
          <table:table-cell office:value-type="float" office:value="1.61000001430511" calcext:value-type="float">
            <text:p>1,61</text:p>
          </table:table-cell>
          <table:table-cell office:value-type="float" office:value="173.469284057617" calcext:value-type="float">
            <text:p>173,47</text:p>
          </table:table-cell>
          <table:table-cell office:value-type="float" office:value="24.0328178405762" calcext:value-type="float">
            <text:p>24,03</text:p>
          </table:table-cell>
          <table:table-cell office:value-type="float" office:value="36.4060249328613" calcext:value-type="float">
            <text:p>36,41</text:p>
          </table:table-cell>
        </table:table-row>
        <table:table-row table:style-name="ro2">
          <table:table-cell office:value-type="float" office:value="1.62000000476837" calcext:value-type="float">
            <text:p>1,62</text:p>
          </table:table-cell>
          <table:table-cell office:value-type="float" office:value="173.720779418945" calcext:value-type="float">
            <text:p>173,72</text:p>
          </table:table-cell>
          <table:table-cell office:value-type="float" office:value="23.9341869354248" calcext:value-type="float">
            <text:p>23,93</text:p>
          </table:table-cell>
          <table:table-cell office:value-type="float" office:value="39.5218963623047" calcext:value-type="float">
            <text:p>39,52</text:p>
          </table:table-cell>
        </table:table-row>
        <table:table-row table:style-name="ro2">
          <table:table-cell office:value-type="float" office:value="1.62999999523163" calcext:value-type="float">
            <text:p>1,63</text:p>
          </table:table-cell>
          <table:table-cell office:value-type="float" office:value="173.907241821289" calcext:value-type="float">
            <text:p>173,91</text:p>
          </table:table-cell>
          <table:table-cell office:value-type="float" office:value="23.7820205688477" calcext:value-type="float">
            <text:p>23,78</text:p>
          </table:table-cell>
          <table:table-cell office:value-type="float" office:value="42.6557807922363" calcext:value-type="float">
            <text:p>42,66</text:p>
          </table:table-cell>
        </table:table-row>
        <table:table-row table:style-name="ro2">
          <table:table-cell office:value-type="float" office:value="1.63999998569489" calcext:value-type="float">
            <text:p>1,64</text:p>
          </table:table-cell>
          <table:table-cell office:value-type="float" office:value="173.945129394531" calcext:value-type="float">
            <text:p>173,95</text:p>
          </table:table-cell>
          <table:table-cell office:value-type="float" office:value="23.7324867248535" calcext:value-type="float">
            <text:p>23,73</text:p>
          </table:table-cell>
          <table:table-cell office:value-type="float" office:value="45.837532043457" calcext:value-type="float">
            <text:p>45,84</text:p>
          </table:table-cell>
        </table:table-row>
        <table:table-row table:style-name="ro2">
          <table:table-cell office:value-type="float" office:value="1.64999997615814" calcext:value-type="float">
            <text:p>1,65</text:p>
          </table:table-cell>
          <table:table-cell office:value-type="float" office:value="173.811386108398" calcext:value-type="float">
            <text:p>173,81</text:p>
          </table:table-cell>
          <table:table-cell office:value-type="float" office:value="23.8807239532471" calcext:value-type="float">
            <text:p>23,88</text:p>
          </table:table-cell>
          <table:table-cell office:value-type="float" office:value="49.0600242614746" calcext:value-type="float">
            <text:p>49,06</text:p>
          </table:table-cell>
        </table:table-row>
        <table:table-row table:style-name="ro2">
          <table:table-cell office:value-type="float" office:value="1.6599999666214" calcext:value-type="float">
            <text:p>1,66</text:p>
          </table:table-cell>
          <table:table-cell office:value-type="float" office:value="173.763031005859" calcext:value-type="float">
            <text:p>173,76</text:p>
          </table:table-cell>
          <table:table-cell office:value-type="float" office:value="23.9550590515137" calcext:value-type="float">
            <text:p>23,96</text:p>
          </table:table-cell>
          <table:table-cell office:value-type="float" office:value="52.2743263244629" calcext:value-type="float">
            <text:p>52,27</text:p>
          </table:table-cell>
        </table:table-row>
        <table:table-row table:style-name="ro2">
          <table:table-cell office:value-type="float" office:value="1.66999995708466" calcext:value-type="float">
            <text:p>1,67</text:p>
          </table:table-cell>
          <table:table-cell office:value-type="float" office:value="173.977966308594" calcext:value-type="float">
            <text:p>173,98</text:p>
          </table:table-cell>
          <table:table-cell office:value-type="float" office:value="23.8042392730713" calcext:value-type="float">
            <text:p>23,8</text:p>
          </table:table-cell>
          <table:table-cell office:value-type="float" office:value="55.4069023132324" calcext:value-type="float">
            <text:p>55,41</text:p>
          </table:table-cell>
        </table:table-row>
        <table:table-row table:style-name="ro2">
          <table:table-cell office:value-type="float" office:value="1.67999994754791" calcext:value-type="float">
            <text:p>1,68</text:p>
          </table:table-cell>
          <table:table-cell office:value-type="float" office:value="174.042404174805" calcext:value-type="float">
            <text:p>174,04</text:p>
          </table:table-cell>
          <table:table-cell office:value-type="float" office:value="23.7271137237549" calcext:value-type="float">
            <text:p>23,73</text:p>
          </table:table-cell>
          <table:table-cell office:value-type="float" office:value="58.3849983215332" calcext:value-type="float">
            <text:p>58,38</text:p>
          </table:table-cell>
        </table:table-row>
        <table:table-row table:style-name="ro2">
          <table:table-cell office:value-type="float" office:value="1.69000005722046" calcext:value-type="float">
            <text:p>1,69</text:p>
          </table:table-cell>
          <table:table-cell office:value-type="float" office:value="173.939712524414" calcext:value-type="float">
            <text:p>173,94</text:p>
          </table:table-cell>
          <table:table-cell office:value-type="float" office:value="23.8584499359131" calcext:value-type="float">
            <text:p>23,86</text:p>
          </table:table-cell>
          <table:table-cell office:value-type="float" office:value="61.1619071960449" calcext:value-type="float">
            <text:p>61,16</text:p>
          </table:table-cell>
        </table:table-row>
        <table:table-row table:style-name="ro2">
          <table:table-cell office:value-type="float" office:value="1.70000004768372" calcext:value-type="float">
            <text:p>1,7</text:p>
          </table:table-cell>
          <table:table-cell office:value-type="float" office:value="174.010009765625" calcext:value-type="float">
            <text:p>174,01</text:p>
          </table:table-cell>
          <table:table-cell office:value-type="float" office:value="23.879415512085" calcext:value-type="float">
            <text:p>23,88</text:p>
          </table:table-cell>
          <table:table-cell office:value-type="float" office:value="63.7300109863281" calcext:value-type="float">
            <text:p>63,73</text:p>
          </table:table-cell>
        </table:table-row>
        <table:table-row table:style-name="ro2">
          <table:table-cell office:value-type="float" office:value="1.71000003814697" calcext:value-type="float">
            <text:p>1,71</text:p>
          </table:table-cell>
          <table:table-cell office:value-type="float" office:value="174.094146728516" calcext:value-type="float">
            <text:p>174,09</text:p>
          </table:table-cell>
          <table:table-cell office:value-type="float" office:value="23.7186851501465" calcext:value-type="float">
            <text:p>23,72</text:p>
          </table:table-cell>
          <table:table-cell office:value-type="float" office:value="66.1203231811523" calcext:value-type="float">
            <text:p>66,12</text:p>
          </table:table-cell>
        </table:table-row>
        <table:table-row table:style-name="ro2">
          <table:table-cell office:value-type="float" office:value="1.72000002861023" calcext:value-type="float">
            <text:p>1,72</text:p>
          </table:table-cell>
          <table:table-cell office:value-type="float" office:value="173.876113891602" calcext:value-type="float">
            <text:p>173,88</text:p>
          </table:table-cell>
          <table:table-cell office:value-type="float" office:value="23.777759552002" calcext:value-type="float">
            <text:p>23,78</text:p>
          </table:table-cell>
          <table:table-cell office:value-type="float" office:value="68.3980865478516" calcext:value-type="float">
            <text:p>68,4</text:p>
          </table:table-cell>
        </table:table-row>
        <table:table-row table:style-name="ro2">
          <table:table-cell office:value-type="float" office:value="1.73000001907349" calcext:value-type="float">
            <text:p>1,73</text:p>
          </table:table-cell>
          <table:table-cell office:value-type="float" office:value="173.898040771484" calcext:value-type="float">
            <text:p>173,9</text:p>
          </table:table-cell>
          <table:table-cell office:value-type="float" office:value="23.8380508422852" calcext:value-type="float">
            <text:p>23,84</text:p>
          </table:table-cell>
          <table:table-cell office:value-type="float" office:value="70.6604766845703" calcext:value-type="float">
            <text:p>70,66</text:p>
          </table:table-cell>
        </table:table-row>
        <table:table-row table:style-name="ro2">
          <table:table-cell office:value-type="float" office:value="1.74000000953674" calcext:value-type="float">
            <text:p>1,74</text:p>
          </table:table-cell>
          <table:table-cell office:value-type="float" office:value="174.126068115234" calcext:value-type="float">
            <text:p>174,13</text:p>
          </table:table-cell>
          <table:table-cell office:value-type="float" office:value="23.7322330474854" calcext:value-type="float">
            <text:p>23,73</text:p>
          </table:table-cell>
          <table:table-cell office:value-type="float" office:value="73.0163955688477" calcext:value-type="float">
            <text:p>73,02</text:p>
          </table:table-cell>
        </table:table-row>
        <table:table-row table:style-name="ro2">
          <table:table-cell office:value-type="float" office:value="1.75" calcext:value-type="float">
            <text:p>1,75</text:p>
          </table:table-cell>
          <table:table-cell office:value-type="float" office:value="174.087509155273" calcext:value-type="float">
            <text:p>174,09</text:p>
          </table:table-cell>
          <table:table-cell office:value-type="float" office:value="23.7882251739502" calcext:value-type="float">
            <text:p>23,79</text:p>
          </table:table-cell>
          <table:table-cell office:value-type="float" office:value="75.5561370849609" calcext:value-type="float">
            <text:p>75,56</text:p>
          </table:table-cell>
        </table:table-row>
        <table:table-row table:style-name="ro2">
          <table:table-cell office:value-type="float" office:value="1.75999999046326" calcext:value-type="float">
            <text:p>1,76</text:p>
          </table:table-cell>
          <table:table-cell office:value-type="float" office:value="174.093444824219" calcext:value-type="float">
            <text:p>174,09</text:p>
          </table:table-cell>
          <table:table-cell office:value-type="float" office:value="23.7863330841064" calcext:value-type="float">
            <text:p>23,79</text:p>
          </table:table-cell>
          <table:table-cell office:value-type="float" office:value="78.3275527954102" calcext:value-type="float">
            <text:p>78,33</text:p>
          </table:table-cell>
        </table:table-row>
        <table:table-row table:style-name="ro2">
          <table:table-cell office:value-type="float" office:value="1.76999998092651" calcext:value-type="float">
            <text:p>1,77</text:p>
          </table:table-cell>
          <table:table-cell office:value-type="float" office:value="174.180313110352" calcext:value-type="float">
            <text:p>174,18</text:p>
          </table:table-cell>
          <table:table-cell office:value-type="float" office:value="23.7446517944336" calcext:value-type="float">
            <text:p>23,74</text:p>
          </table:table-cell>
          <table:table-cell office:value-type="float" office:value="81.3319549560547" calcext:value-type="float">
            <text:p>81,33</text:p>
          </table:table-cell>
        </table:table-row>
        <table:table-row table:style-name="ro2">
          <table:table-cell office:value-type="float" office:value="1.77999997138977" calcext:value-type="float">
            <text:p>1,78</text:p>
          </table:table-cell>
          <table:table-cell office:value-type="float" office:value="174.011291503906" calcext:value-type="float">
            <text:p>174,01</text:p>
          </table:table-cell>
          <table:table-cell office:value-type="float" office:value="23.8156204223633" calcext:value-type="float">
            <text:p>23,82</text:p>
          </table:table-cell>
          <table:table-cell office:value-type="float" office:value="84.5252304077148" calcext:value-type="float">
            <text:p>84,53</text:p>
          </table:table-cell>
        </table:table-row>
        <table:table-row table:style-name="ro2">
          <table:table-cell office:value-type="float" office:value="1.78999996185303" calcext:value-type="float">
            <text:p>1,79</text:p>
          </table:table-cell>
          <table:table-cell office:value-type="float" office:value="174.033981323242" calcext:value-type="float">
            <text:p>174,03</text:p>
          </table:table-cell>
          <table:table-cell office:value-type="float" office:value="23.779764175415" calcext:value-type="float">
            <text:p>23,78</text:p>
          </table:table-cell>
          <table:table-cell office:value-type="float" office:value="87.8278884887695" calcext:value-type="float">
            <text:p>87,83</text:p>
          </table:table-cell>
        </table:table-row>
        <table:table-row table:style-name="ro2">
          <table:table-cell office:value-type="float" office:value="1.79999995231628" calcext:value-type="float">
            <text:p>1,8</text:p>
          </table:table-cell>
          <table:table-cell office:value-type="float" office:value="174.16194152832" calcext:value-type="float">
            <text:p>174,16</text:p>
          </table:table-cell>
          <table:table-cell office:value-type="float" office:value="23.7859153747559" calcext:value-type="float">
            <text:p>23,79</text:p>
          </table:table-cell>
          <table:table-cell office:value-type="float" office:value="91.1392974853516" calcext:value-type="float">
            <text:p>91,14</text:p>
          </table:table-cell>
        </table:table-row>
        <table:table-row table:style-name="ro2">
          <table:table-cell office:value-type="float" office:value="1.80999994277954" calcext:value-type="float">
            <text:p>1,81</text:p>
          </table:table-cell>
          <table:table-cell office:value-type="float" office:value="174.159881591797" calcext:value-type="float">
            <text:p>174,16</text:p>
          </table:table-cell>
          <table:table-cell office:value-type="float" office:value="23.7815208435059" calcext:value-type="float">
            <text:p>23,78</text:p>
          </table:table-cell>
          <table:table-cell office:value-type="float" office:value="94.36181640625" calcext:value-type="float">
            <text:p>94,36</text:p>
          </table:table-cell>
        </table:table-row>
        <table:table-row table:style-name="ro2">
          <table:table-cell office:value-type="float" office:value="1.82000005245209" calcext:value-type="float">
            <text:p>1,82</text:p>
          </table:table-cell>
          <table:table-cell office:value-type="float" office:value="174.160797119141" calcext:value-type="float">
            <text:p>174,16</text:p>
          </table:table-cell>
          <table:table-cell office:value-type="float" office:value="23.7625942230225" calcext:value-type="float">
            <text:p>23,76</text:p>
          </table:table-cell>
          <table:table-cell office:value-type="float" office:value="97.4206695556641" calcext:value-type="float">
            <text:p>97,42</text:p>
          </table:table-cell>
        </table:table-row>
        <table:table-row table:style-name="ro2">
          <table:table-cell office:value-type="float" office:value="1.83000004291534" calcext:value-type="float">
            <text:p>1,83</text:p>
          </table:table-cell>
          <table:table-cell office:value-type="float" office:value="174.170700073242" calcext:value-type="float">
            <text:p>174,17</text:p>
          </table:table-cell>
          <table:table-cell office:value-type="float" office:value="23.7686309814453" calcext:value-type="float">
            <text:p>23,77</text:p>
          </table:table-cell>
          <table:table-cell office:value-type="float" office:value="100.277206420898" calcext:value-type="float">
            <text:p>100,28</text:p>
          </table:table-cell>
        </table:table-row>
        <table:table-row table:style-name="ro2">
          <table:table-cell office:value-type="float" office:value="1.8400000333786" calcext:value-type="float">
            <text:p>1,84</text:p>
          </table:table-cell>
          <table:table-cell office:value-type="float" office:value="174.225036621094" calcext:value-type="float">
            <text:p>174,23</text:p>
          </table:table-cell>
          <table:table-cell office:value-type="float" office:value="23.737663269043" calcext:value-type="float">
            <text:p>23,74</text:p>
          </table:table-cell>
          <table:table-cell office:value-type="float" office:value="102.931457519531" calcext:value-type="float">
            <text:p>102,93</text:p>
          </table:table-cell>
        </table:table-row>
        <table:table-row table:style-name="ro2">
          <table:table-cell office:value-type="float" office:value="1.85000002384186" calcext:value-type="float">
            <text:p>1,85</text:p>
          </table:table-cell>
          <table:table-cell office:value-type="float" office:value="174.231857299805" calcext:value-type="float">
            <text:p>174,23</text:p>
          </table:table-cell>
          <table:table-cell office:value-type="float" office:value="23.7429542541504" calcext:value-type="float">
            <text:p>23,74</text:p>
          </table:table-cell>
          <table:table-cell office:value-type="float" office:value="105.42911529541" calcext:value-type="float">
            <text:p>105,43</text:p>
          </table:table-cell>
        </table:table-row>
        <table:table-row table:style-name="ro2">
          <table:table-cell office:value-type="float" office:value="1.86000001430511" calcext:value-type="float">
            <text:p>1,86</text:p>
          </table:table-cell>
          <table:table-cell office:value-type="float" office:value="174.257858276367" calcext:value-type="float">
            <text:p>174,26</text:p>
          </table:table-cell>
          <table:table-cell office:value-type="float" office:value="23.7419967651367" calcext:value-type="float">
            <text:p>23,74</text:p>
          </table:table-cell>
          <table:table-cell office:value-type="float" office:value="107.861030578613" calcext:value-type="float">
            <text:p>107,86</text:p>
          </table:table-cell>
        </table:table-row>
        <table:table-row table:style-name="ro2">
          <table:table-cell office:value-type="float" office:value="1.87000000476837" calcext:value-type="float">
            <text:p>1,87</text:p>
          </table:table-cell>
          <table:table-cell office:value-type="float" office:value="174.275588989258" calcext:value-type="float">
            <text:p>174,28</text:p>
          </table:table-cell>
          <table:table-cell office:value-type="float" office:value="23.7583484649658" calcext:value-type="float">
            <text:p>23,76</text:p>
          </table:table-cell>
          <table:table-cell office:value-type="float" office:value="110.352722167969" calcext:value-type="float">
            <text:p>110,35</text:p>
          </table:table-cell>
        </table:table-row>
        <table:table-row table:style-name="ro2">
          <table:table-cell office:value-type="float" office:value="1.87999999523163" calcext:value-type="float">
            <text:p>1,88</text:p>
          </table:table-cell>
          <table:table-cell office:value-type="float" office:value="174.307723999023" calcext:value-type="float">
            <text:p>174,31</text:p>
          </table:table-cell>
          <table:table-cell office:value-type="float" office:value="23.7471961975098" calcext:value-type="float">
            <text:p>23,75</text:p>
          </table:table-cell>
          <table:table-cell office:value-type="float" office:value="113.027961730957" calcext:value-type="float">
            <text:p>113,03</text:p>
          </table:table-cell>
        </table:table-row>
        <table:table-row table:style-name="ro2">
          <table:table-cell office:value-type="float" office:value="1.88999998569489" calcext:value-type="float">
            <text:p>1,89</text:p>
          </table:table-cell>
          <table:table-cell office:value-type="float" office:value="174.416061401367" calcext:value-type="float">
            <text:p>174,42</text:p>
          </table:table-cell>
          <table:table-cell office:value-type="float" office:value="23.7443885803223" calcext:value-type="float">
            <text:p>23,74</text:p>
          </table:table-cell>
          <table:table-cell office:value-type="float" office:value="115.953369140625" calcext:value-type="float">
            <text:p>115,95</text:p>
          </table:table-cell>
        </table:table-row>
        <table:table-row table:style-name="ro2">
          <table:table-cell office:value-type="float" office:value="1.89999997615814" calcext:value-type="float">
            <text:p>1,9</text:p>
          </table:table-cell>
          <table:table-cell office:value-type="float" office:value="174.196319580078" calcext:value-type="float">
            <text:p>174,2</text:p>
          </table:table-cell>
          <table:table-cell office:value-type="float" office:value="23.7411346435547" calcext:value-type="float">
            <text:p>23,74</text:p>
          </table:table-cell>
          <table:table-cell office:value-type="float" office:value="119.096954345703" calcext:value-type="float">
            <text:p>119,1</text:p>
          </table:table-cell>
        </table:table-row>
        <table:table-row table:style-name="ro2">
          <table:table-cell office:value-type="float" office:value="1.9099999666214" calcext:value-type="float">
            <text:p>1,91</text:p>
          </table:table-cell>
          <table:table-cell office:value-type="float" office:value="174.255889892578" calcext:value-type="float">
            <text:p>174,26</text:p>
          </table:table-cell>
          <table:table-cell office:value-type="float" office:value="23.7249774932861" calcext:value-type="float">
            <text:p>23,72</text:p>
          </table:table-cell>
          <table:table-cell office:value-type="float" office:value="122.330825805664" calcext:value-type="float">
            <text:p>122,33</text:p>
          </table:table-cell>
        </table:table-row>
        <table:table-row table:style-name="ro2">
          <table:table-cell office:value-type="float" office:value="1.91999995708466" calcext:value-type="float">
            <text:p>1,92</text:p>
          </table:table-cell>
          <table:table-cell office:value-type="float" office:value="174.540283203125" calcext:value-type="float">
            <text:p>174,54</text:p>
          </table:table-cell>
          <table:table-cell office:value-type="float" office:value="23.7497425079346" calcext:value-type="float">
            <text:p>23,75</text:p>
          </table:table-cell>
          <table:table-cell office:value-type="float" office:value="125.476722717285" calcext:value-type="float">
            <text:p>125,48</text:p>
          </table:table-cell>
        </table:table-row>
        <table:table-row table:style-name="ro2">
          <table:table-cell office:value-type="float" office:value="1.92999994754791" calcext:value-type="float">
            <text:p>1,93</text:p>
          </table:table-cell>
          <table:table-cell office:value-type="float" office:value="174.659698486328" calcext:value-type="float">
            <text:p>174,66</text:p>
          </table:table-cell>
          <table:table-cell office:value-type="float" office:value="23.7142372131348" calcext:value-type="float">
            <text:p>23,71</text:p>
          </table:table-cell>
          <table:table-cell office:value-type="float" office:value="128.380142211914" calcext:value-type="float">
            <text:p>128,38</text:p>
          </table:table-cell>
        </table:table-row>
        <table:table-row table:style-name="ro2">
          <table:table-cell office:value-type="float" office:value="1.94000005722046" calcext:value-type="float">
            <text:p>1,94</text:p>
          </table:table-cell>
          <table:table-cell office:value-type="float" office:value="174.57438659668" calcext:value-type="float">
            <text:p>174,57</text:p>
          </table:table-cell>
          <table:table-cell office:value-type="float" office:value="23.7088661193848" calcext:value-type="float">
            <text:p>23,71</text:p>
          </table:table-cell>
          <table:table-cell office:value-type="float" office:value="130.976943969727" calcext:value-type="float">
            <text:p>130,98</text:p>
          </table:table-cell>
        </table:table-row>
        <table:table-row table:style-name="ro2">
          <table:table-cell office:value-type="float" office:value="1.95000004768372" calcext:value-type="float">
            <text:p>1,95</text:p>
          </table:table-cell>
          <table:table-cell office:value-type="float" office:value="174.248489379883" calcext:value-type="float">
            <text:p>174,25</text:p>
          </table:table-cell>
          <table:table-cell office:value-type="float" office:value="23.7206859588623" calcext:value-type="float">
            <text:p>23,72</text:p>
          </table:table-cell>
          <table:table-cell office:value-type="float" office:value="133.314682006836" calcext:value-type="float">
            <text:p>133,31</text:p>
          </table:table-cell>
        </table:table-row>
        <table:table-row table:style-name="ro2">
          <table:table-cell office:value-type="float" office:value="1.96000003814697" calcext:value-type="float">
            <text:p>1,96</text:p>
          </table:table-cell>
          <table:table-cell office:value-type="float" office:value="174.23698425293" calcext:value-type="float">
            <text:p>174,24</text:p>
          </table:table-cell>
          <table:table-cell office:value-type="float" office:value="23.637659072876" calcext:value-type="float">
            <text:p>23,64</text:p>
          </table:table-cell>
          <table:table-cell office:value-type="float" office:value="135.511856079102" calcext:value-type="float">
            <text:p>135,51</text:p>
          </table:table-cell>
        </table:table-row>
        <table:table-row table:style-name="ro2">
          <table:table-cell office:value-type="float" office:value="1.97000002861023" calcext:value-type="float">
            <text:p>1,97</text:p>
          </table:table-cell>
          <table:table-cell office:value-type="float" office:value="174.316192626953" calcext:value-type="float">
            <text:p>174,32</text:p>
          </table:table-cell>
          <table:table-cell office:value-type="float" office:value="23.6944580078125" calcext:value-type="float">
            <text:p>23,69</text:p>
          </table:table-cell>
          <table:table-cell office:value-type="float" office:value="137.691543579102" calcext:value-type="float">
            <text:p>137,69</text:p>
          </table:table-cell>
        </table:table-row>
        <table:table-row table:style-name="ro2">
          <table:table-cell office:value-type="float" office:value="1.98000001907349" calcext:value-type="float">
            <text:p>1,98</text:p>
          </table:table-cell>
          <table:table-cell office:value-type="float" office:value="174.301528930664" calcext:value-type="float">
            <text:p>174,3</text:p>
          </table:table-cell>
          <table:table-cell office:value-type="float" office:value="23.6977481842041" calcext:value-type="float">
            <text:p>23,7</text:p>
          </table:table-cell>
          <table:table-cell office:value-type="float" office:value="139.937042236328" calcext:value-type="float">
            <text:p>139,94</text:p>
          </table:table-cell>
        </table:table-row>
        <table:table-row table:style-name="ro2">
          <table:table-cell office:value-type="float" office:value="1.99000000953674" calcext:value-type="float">
            <text:p>1,99</text:p>
          </table:table-cell>
          <table:table-cell office:value-type="float" office:value="174.341445922852" calcext:value-type="float">
            <text:p>174,34</text:p>
          </table:table-cell>
          <table:table-cell office:value-type="float" office:value="23.6108837127686" calcext:value-type="float">
            <text:p>23,61</text:p>
          </table:table-cell>
          <table:table-cell office:value-type="float" office:value="142.292495727539" calcext:value-type="float">
            <text:p>142,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4.330474853516" calcext:value-type="float">
            <text:p>174,33</text:p>
          </table:table-cell>
          <table:table-cell office:value-type="float" office:value="23.679292678833" calcext:value-type="float">
            <text:p>23,68</text:p>
          </table:table-cell>
          <table:table-cell office:value-type="float" office:value="144.787414550781" calcext:value-type="float">
            <text:p>144,79</text:p>
          </table:table-cell>
        </table:table-row>
        <table:table-row table:style-name="ro2">
          <table:table-cell office:value-type="float" office:value="2.00999999046326" calcext:value-type="float">
            <text:p>2,01</text:p>
          </table:table-cell>
          <table:table-cell office:value-type="float" office:value="174.134155273438" calcext:value-type="float">
            <text:p>174,13</text:p>
          </table:table-cell>
          <table:table-cell office:value-type="float" office:value="23.6814479827881" calcext:value-type="float">
            <text:p>23,68</text:p>
          </table:table-cell>
          <table:table-cell office:value-type="float" office:value="147.456649780273" calcext:value-type="float">
            <text:p>147,46</text:p>
          </table:table-cell>
        </table:table-row>
        <table:table-row table:style-name="ro2">
          <table:table-cell office:value-type="float" office:value="2.01999998092651" calcext:value-type="float">
            <text:p>2,02</text:p>
          </table:table-cell>
          <table:table-cell office:value-type="float" office:value="174.317230224609" calcext:value-type="float">
            <text:p>174,32</text:p>
          </table:table-cell>
          <table:table-cell office:value-type="float" office:value="23.5587730407715" calcext:value-type="float">
            <text:p>23,56</text:p>
          </table:table-cell>
          <table:table-cell office:value-type="float" office:value="150.333862304688" calcext:value-type="float">
            <text:p>150,33</text:p>
          </table:table-cell>
        </table:table-row>
        <table:table-row table:style-name="ro2">
          <table:table-cell office:value-type="float" office:value="2.02999997138977" calcext:value-type="float">
            <text:p>2,03</text:p>
          </table:table-cell>
          <table:table-cell office:value-type="float" office:value="174.466720581055" calcext:value-type="float">
            <text:p>174,47</text:p>
          </table:table-cell>
          <table:table-cell office:value-type="float" office:value="23.5974197387695" calcext:value-type="float">
            <text:p>23,6</text:p>
          </table:table-cell>
          <table:table-cell office:value-type="float" office:value="153.434188842773" calcext:value-type="float">
            <text:p>153,43</text:p>
          </table:table-cell>
        </table:table-row>
        <table:table-row table:style-name="ro2">
          <table:table-cell office:value-type="float" office:value="2.03999996185303" calcext:value-type="float">
            <text:p>2,04</text:p>
          </table:table-cell>
          <table:table-cell office:value-type="float" office:value="174.289901733398" calcext:value-type="float">
            <text:p>174,29</text:p>
          </table:table-cell>
          <table:table-cell office:value-type="float" office:value="23.7132205963135" calcext:value-type="float">
            <text:p>23,71</text:p>
          </table:table-cell>
          <table:table-cell office:value-type="float" office:value="156.724884033203" calcext:value-type="float">
            <text:p>156,72</text:p>
          </table:table-cell>
        </table:table-row>
        <table:table-row table:style-name="ro2">
          <table:table-cell office:value-type="float" office:value="2.04999995231628" calcext:value-type="float">
            <text:p>2,05</text:p>
          </table:table-cell>
          <table:table-cell office:value-type="float" office:value="174.263229370117" calcext:value-type="float">
            <text:p>174,26</text:p>
          </table:table-cell>
          <table:table-cell office:value-type="float" office:value="23.6067733764648" calcext:value-type="float">
            <text:p>23,61</text:p>
          </table:table-cell>
          <table:table-cell office:value-type="float" office:value="160.114852905273" calcext:value-type="float">
            <text:p>160,11</text:p>
          </table:table-cell>
        </table:table-row>
        <table:table-row table:style-name="ro2">
          <table:table-cell office:value-type="float" office:value="2.05999994277954" calcext:value-type="float">
            <text:p>2,06</text:p>
          </table:table-cell>
          <table:table-cell office:value-type="float" office:value="174.462554931641" calcext:value-type="float">
            <text:p>174,46</text:p>
          </table:table-cell>
          <table:table-cell office:value-type="float" office:value="23.466194152832" calcext:value-type="float">
            <text:p>23,47</text:p>
          </table:table-cell>
          <table:table-cell office:value-type="float" office:value="163.471801757813" calcext:value-type="float">
            <text:p>163,47</text:p>
          </table:table-cell>
        </table:table-row>
        <table:table-row table:style-name="ro2">
          <table:table-cell office:value-type="float" office:value="2.0699999332428" calcext:value-type="float">
            <text:p>2,07</text:p>
          </table:table-cell>
          <table:table-cell office:value-type="float" office:value="174.596084594727" calcext:value-type="float">
            <text:p>174,6</text:p>
          </table:table-cell>
          <table:table-cell office:value-type="float" office:value="23.5299434661865" calcext:value-type="float">
            <text:p>23,53</text:p>
          </table:table-cell>
          <table:table-cell office:value-type="float" office:value="166.669281005859" calcext:value-type="float">
            <text:p>166,67</text:p>
          </table:table-cell>
        </table:table-row>
        <table:table-row table:style-name="ro2">
          <table:table-cell office:value-type="float" office:value="2.07999992370605" calcext:value-type="float">
            <text:p>2,08</text:p>
          </table:table-cell>
          <table:table-cell office:value-type="float" office:value="174.469375610352" calcext:value-type="float">
            <text:p>174,47</text:p>
          </table:table-cell>
          <table:table-cell office:value-type="float" office:value="23.6912021636963" calcext:value-type="float">
            <text:p>23,69</text:p>
          </table:table-cell>
          <table:table-cell office:value-type="float" office:value="169.624465942383" calcext:value-type="float">
            <text:p>169,62</text:p>
          </table:table-cell>
        </table:table-row>
        <table:table-row table:style-name="ro2">
          <table:table-cell office:value-type="float" office:value="2.08999991416931" calcext:value-type="float">
            <text:p>2,09</text:p>
          </table:table-cell>
          <table:table-cell office:value-type="float" office:value="174.389785766602" calcext:value-type="float">
            <text:p>174,39</text:p>
          </table:table-cell>
          <table:table-cell office:value-type="float" office:value="23.6927528381348" calcext:value-type="float">
            <text:p>23,69</text:p>
          </table:table-cell>
          <table:table-cell office:value-type="float" office:value="172.323364257813" calcext:value-type="float">
            <text:p>172,32</text:p>
          </table:table-cell>
        </table:table-row>
        <table:table-row table:style-name="ro2">
          <table:table-cell office:value-type="float" office:value="2.09999990463257" calcext:value-type="float">
            <text:p>2,1</text:p>
          </table:table-cell>
          <table:table-cell office:value-type="float" office:value="174.439819335938" calcext:value-type="float">
            <text:p>174,44</text:p>
          </table:table-cell>
          <table:table-cell office:value-type="float" office:value="23.5241107940674" calcext:value-type="float">
            <text:p>23,52</text:p>
          </table:table-cell>
          <table:table-cell office:value-type="float" office:value="174.806854248047" calcext:value-type="float">
            <text:p>174,81</text:p>
          </table:table-cell>
        </table:table-row>
        <table:table-row table:style-name="ro2">
          <table:table-cell office:value-type="float" office:value="2.10999989509583" calcext:value-type="float">
            <text:p>2,11</text:p>
          </table:table-cell>
          <table:table-cell office:value-type="float" office:value="174.634521484375" calcext:value-type="float">
            <text:p>174,63</text:p>
          </table:table-cell>
          <table:table-cell office:value-type="float" office:value="23.3917675018311" calcext:value-type="float">
            <text:p>23,39</text:p>
          </table:table-cell>
          <table:table-cell office:value-type="float" office:value="177.141967773438" calcext:value-type="float">
            <text:p>177,14</text:p>
          </table:table-cell>
        </table:table-row>
        <table:table-row table:style-name="ro2">
          <table:table-cell office:value-type="float" office:value="2.11999988555908" calcext:value-type="float">
            <text:p>2,12</text:p>
          </table:table-cell>
          <table:table-cell office:value-type="float" office:value="174.669540405273" calcext:value-type="float">
            <text:p>174,67</text:p>
          </table:table-cell>
          <table:table-cell office:value-type="float" office:value="23.4249744415283" calcext:value-type="float">
            <text:p>23,42</text:p>
          </table:table-cell>
          <table:table-cell office:value-type="float" office:value="179.399749755859" calcext:value-type="float">
            <text:p>179,4</text:p>
          </table:table-cell>
        </table:table-row>
        <table:table-row table:style-name="ro2">
          <table:table-cell office:value-type="float" office:value="2.13000011444092" calcext:value-type="float">
            <text:p>2,13</text:p>
          </table:table-cell>
          <table:table-cell office:value-type="float" office:value="174.603179931641" calcext:value-type="float">
            <text:p>174,6</text:p>
          </table:table-cell>
          <table:table-cell office:value-type="float" office:value="23.5255546569824" calcext:value-type="float">
            <text:p>23,53</text:p>
          </table:table-cell>
          <table:table-cell office:value-type="float" office:value="181.650161743164" calcext:value-type="float">
            <text:p>181,65</text:p>
          </table:table-cell>
        </table:table-row>
        <table:table-row table:style-name="ro2">
          <table:table-cell office:value-type="float" office:value="2.14000010490417" calcext:value-type="float">
            <text:p>2,14</text:p>
          </table:table-cell>
          <table:table-cell office:value-type="float" office:value="174.465225219727" calcext:value-type="float">
            <text:p>174,47</text:p>
          </table:table-cell>
          <table:table-cell office:value-type="float" office:value="23.6297760009766" calcext:value-type="float">
            <text:p>23,63</text:p>
          </table:table-cell>
          <table:table-cell office:value-type="float" office:value="183.951110839844" calcext:value-type="float">
            <text:p>183,95</text:p>
          </table:table-cell>
        </table:table-row>
        <table:table-row table:style-name="ro2">
          <table:table-cell office:value-type="float" office:value="2.15000009536743" calcext:value-type="float">
            <text:p>2,15</text:p>
          </table:table-cell>
          <table:table-cell office:value-type="float" office:value="174.435012817383" calcext:value-type="float">
            <text:p>174,44</text:p>
          </table:table-cell>
          <table:table-cell office:value-type="float" office:value="23.6936130523682" calcext:value-type="float">
            <text:p>23,69</text:p>
          </table:table-cell>
          <table:table-cell office:value-type="float" office:value="186.32341003418" calcext:value-type="float">
            <text:p>186,32</text:p>
          </table:table-cell>
        </table:table-row>
        <table:table-row table:style-name="ro2">
          <table:table-cell office:value-type="float" office:value="2.16000008583069" calcext:value-type="float">
            <text:p>2,16</text:p>
          </table:table-cell>
          <table:table-cell office:value-type="float" office:value="174.450622558594" calcext:value-type="float">
            <text:p>174,45</text:p>
          </table:table-cell>
          <table:table-cell office:value-type="float" office:value="23.6665382385254" calcext:value-type="float">
            <text:p>23,67</text:p>
          </table:table-cell>
          <table:table-cell office:value-type="float" office:value="188.728515625" calcext:value-type="float">
            <text:p>188,73</text:p>
          </table:table-cell>
        </table:table-row>
        <table:table-row table:style-name="ro2">
          <table:table-cell office:value-type="float" office:value="2.17000007629395" calcext:value-type="float">
            <text:p>2,17</text:p>
          </table:table-cell>
          <table:table-cell office:value-type="float" office:value="174.39665222168" calcext:value-type="float">
            <text:p>174,4</text:p>
          </table:table-cell>
          <table:table-cell office:value-type="float" office:value="23.5791816711426" calcext:value-type="float">
            <text:p>23,58</text:p>
          </table:table-cell>
          <table:table-cell office:value-type="float" office:value="191.105438232422" calcext:value-type="float">
            <text:p>191,11</text:p>
          </table:table-cell>
        </table:table-row>
        <table:table-row table:style-name="ro2">
          <table:table-cell office:value-type="float" office:value="2.1800000667572" calcext:value-type="float">
            <text:p>2,18</text:p>
          </table:table-cell>
          <table:table-cell office:value-type="float" office:value="174.654296875" calcext:value-type="float">
            <text:p>174,65</text:p>
          </table:table-cell>
          <table:table-cell office:value-type="float" office:value="23.4657764434814" calcext:value-type="float">
            <text:p>23,47</text:p>
          </table:table-cell>
          <table:table-cell office:value-type="float" office:value="193.443420410156" calcext:value-type="float">
            <text:p>193,44</text:p>
          </table:table-cell>
        </table:table-row>
        <table:table-row table:style-name="ro2">
          <table:table-cell office:value-type="float" office:value="2.19000005722046" calcext:value-type="float">
            <text:p>2,19</text:p>
          </table:table-cell>
          <table:table-cell office:value-type="float" office:value="174.856018066406" calcext:value-type="float">
            <text:p>174,86</text:p>
          </table:table-cell>
          <table:table-cell office:value-type="float" office:value="23.4005947113037" calcext:value-type="float">
            <text:p>23,4</text:p>
          </table:table-cell>
          <table:table-cell office:value-type="float" office:value="195.839309692383" calcext:value-type="float">
            <text:p>195,84</text:p>
          </table:table-cell>
        </table:table-row>
        <table:table-row table:style-name="ro2">
          <table:table-cell office:value-type="float" office:value="2.20000004768372" calcext:value-type="float">
            <text:p>2,2</text:p>
          </table:table-cell>
          <table:table-cell office:value-type="float" office:value="174.896301269531" calcext:value-type="float">
            <text:p>174,9</text:p>
          </table:table-cell>
          <table:table-cell office:value-type="float" office:value="23.3657760620117" calcext:value-type="float">
            <text:p>23,37</text:p>
          </table:table-cell>
          <table:table-cell office:value-type="float" office:value="198.470245361328" calcext:value-type="float">
            <text:p>198,47</text:p>
          </table:table-cell>
        </table:table-row>
        <table:table-row table:style-name="ro2">
          <table:table-cell office:value-type="float" office:value="2.21000003814697" calcext:value-type="float">
            <text:p>2,21</text:p>
          </table:table-cell>
          <table:table-cell office:value-type="float" office:value="175.069839477539" calcext:value-type="float">
            <text:p>175,07</text:p>
          </table:table-cell>
          <table:table-cell office:value-type="float" office:value="23.3355617523193" calcext:value-type="float">
            <text:p>23,34</text:p>
          </table:table-cell>
          <table:table-cell office:value-type="float" office:value="201.486358642578" calcext:value-type="float">
            <text:p>201,49</text:p>
          </table:table-cell>
        </table:table-row>
        <table:table-row table:style-name="ro2">
          <table:table-cell office:value-type="float" office:value="2.22000002861023" calcext:value-type="float">
            <text:p>2,22</text:p>
          </table:table-cell>
          <table:table-cell office:value-type="float" office:value="175.076416015625" calcext:value-type="float">
            <text:p>175,08</text:p>
          </table:table-cell>
          <table:table-cell office:value-type="float" office:value="23.2982521057129" calcext:value-type="float">
            <text:p>23,3</text:p>
          </table:table-cell>
          <table:table-cell office:value-type="float" office:value="204.898910522461" calcext:value-type="float">
            <text:p>204,9</text:p>
          </table:table-cell>
        </table:table-row>
        <table:table-row table:style-name="ro2">
          <table:table-cell office:value-type="float" office:value="2.23000001907349" calcext:value-type="float">
            <text:p>2,23</text:p>
          </table:table-cell>
          <table:table-cell office:value-type="float" office:value="174.991180419922" calcext:value-type="float">
            <text:p>174,99</text:p>
          </table:table-cell>
          <table:table-cell office:value-type="float" office:value="23.2969207763672" calcext:value-type="float">
            <text:p>23,3</text:p>
          </table:table-cell>
          <table:table-cell office:value-type="float" office:value="208.54736328125" calcext:value-type="float">
            <text:p>208,55</text:p>
          </table:table-cell>
        </table:table-row>
        <table:table-row table:style-name="ro2">
          <table:table-cell office:value-type="float" office:value="2.24000000953674" calcext:value-type="float">
            <text:p>2,24</text:p>
          </table:table-cell>
          <table:table-cell office:value-type="float" office:value="175.073623657227" calcext:value-type="float">
            <text:p>175,07</text:p>
          </table:table-cell>
          <table:table-cell office:value-type="float" office:value="23.3112621307373" calcext:value-type="float">
            <text:p>23,31</text:p>
          </table:table-cell>
          <table:table-cell office:value-type="float" office:value="212.177993774414" calcext:value-type="float">
            <text:p>212,18</text:p>
          </table:table-cell>
        </table:table-row>
        <table:table-row table:style-name="ro2">
          <table:table-cell office:value-type="float" office:value="2.25" calcext:value-type="float">
            <text:p>2,25</text:p>
          </table:table-cell>
          <table:table-cell office:value-type="float" office:value="175.161911010742" calcext:value-type="float">
            <text:p>175,16</text:p>
          </table:table-cell>
          <table:table-cell office:value-type="float" office:value="23.3164367675781" calcext:value-type="float">
            <text:p>23,32</text:p>
          </table:table-cell>
          <table:table-cell office:value-type="float" office:value="215.573059082031" calcext:value-type="float">
            <text:p>215,57</text:p>
          </table:table-cell>
        </table:table-row>
        <table:table-row table:style-name="ro2">
          <table:table-cell office:value-type="float" office:value="2.25999999046326" calcext:value-type="float">
            <text:p>2,26</text:p>
          </table:table-cell>
          <table:table-cell office:value-type="float" office:value="175.145523071289" calcext:value-type="float">
            <text:p>175,15</text:p>
          </table:table-cell>
          <table:table-cell office:value-type="float" office:value="23.3357181549072" calcext:value-type="float">
            <text:p>23,34</text:p>
          </table:table-cell>
          <table:table-cell office:value-type="float" office:value="218.615600585938" calcext:value-type="float">
            <text:p>218,62</text:p>
          </table:table-cell>
        </table:table-row>
        <table:table-row table:style-name="ro2">
          <table:table-cell office:value-type="float" office:value="2.26999998092651" calcext:value-type="float">
            <text:p>2,27</text:p>
          </table:table-cell>
          <table:table-cell office:value-type="float" office:value="175.093811035156" calcext:value-type="float">
            <text:p>175,09</text:p>
          </table:table-cell>
          <table:table-cell office:value-type="float" office:value="23.3662090301514" calcext:value-type="float">
            <text:p>23,37</text:p>
          </table:table-cell>
          <table:table-cell office:value-type="float" office:value="221.282455444336" calcext:value-type="float">
            <text:p>221,28</text:p>
          </table:table-cell>
        </table:table-row>
        <table:table-row table:style-name="ro2">
          <table:table-cell office:value-type="float" office:value="2.27999997138977" calcext:value-type="float">
            <text:p>2,28</text:p>
          </table:table-cell>
          <table:table-cell office:value-type="float" office:value="175.079345703125" calcext:value-type="float">
            <text:p>175,08</text:p>
          </table:table-cell>
          <table:table-cell office:value-type="float" office:value="23.3949546813965" calcext:value-type="float">
            <text:p>23,39</text:p>
          </table:table-cell>
          <table:table-cell office:value-type="float" office:value="223.623748779297" calcext:value-type="float">
            <text:p>223,62</text:p>
          </table:table-cell>
        </table:table-row>
        <table:table-row table:style-name="ro2">
          <table:table-cell office:value-type="float" office:value="2.28999996185303" calcext:value-type="float">
            <text:p>2,29</text:p>
          </table:table-cell>
          <table:table-cell office:value-type="float" office:value="174.87287902832" calcext:value-type="float">
            <text:p>174,87</text:p>
          </table:table-cell>
          <table:table-cell office:value-type="float" office:value="23.4295101165771" calcext:value-type="float">
            <text:p>23,43</text:p>
          </table:table-cell>
          <table:table-cell office:value-type="float" office:value="225.739166259766" calcext:value-type="float">
            <text:p>225,74</text:p>
          </table:table-cell>
        </table:table-row>
        <table:table-row table:style-name="ro2">
          <table:table-cell office:value-type="float" office:value="2.29999995231628" calcext:value-type="float">
            <text:p>2,3</text:p>
          </table:table-cell>
          <table:table-cell office:value-type="float" office:value="174.733489990234" calcext:value-type="float">
            <text:p>174,73</text:p>
          </table:table-cell>
          <table:table-cell office:value-type="float" office:value="23.4943752288818" calcext:value-type="float">
            <text:p>23,49</text:p>
          </table:table-cell>
          <table:table-cell office:value-type="float" office:value="227.744995117188" calcext:value-type="float">
            <text:p>227,74</text:p>
          </table:table-cell>
        </table:table-row>
        <table:table-row table:style-name="ro2">
          <table:table-cell office:value-type="float" office:value="2.30999994277954" calcext:value-type="float">
            <text:p>2,31</text:p>
          </table:table-cell>
          <table:table-cell office:value-type="float" office:value="174.558227539063" calcext:value-type="float">
            <text:p>174,56</text:p>
          </table:table-cell>
          <table:table-cell office:value-type="float" office:value="23.5527744293213" calcext:value-type="float">
            <text:p>23,55</text:p>
          </table:table-cell>
          <table:table-cell office:value-type="float" office:value="229.761749267578" calcext:value-type="float">
            <text:p>229,76</text:p>
          </table:table-cell>
        </table:table-row>
        <table:table-row table:style-name="ro2">
          <table:table-cell office:value-type="float" office:value="2.3199999332428" calcext:value-type="float">
            <text:p>2,32</text:p>
          </table:table-cell>
          <table:table-cell office:value-type="float" office:value="174.290481567383" calcext:value-type="float">
            <text:p>174,29</text:p>
          </table:table-cell>
          <table:table-cell office:value-type="float" office:value="23.6040096282959" calcext:value-type="float">
            <text:p>23,6</text:p>
          </table:table-cell>
          <table:table-cell office:value-type="float" office:value="231.91259765625" calcext:value-type="float">
            <text:p>231,91</text:p>
          </table:table-cell>
        </table:table-row>
        <table:table-row table:style-name="ro2">
          <table:table-cell office:value-type="float" office:value="2.32999992370605" calcext:value-type="float">
            <text:p>2,33</text:p>
          </table:table-cell>
          <table:table-cell office:value-type="float" office:value="174.441711425781" calcext:value-type="float">
            <text:p>174,44</text:p>
          </table:table-cell>
          <table:table-cell office:value-type="float" office:value="23.6155014038086" calcext:value-type="float">
            <text:p>23,62</text:p>
          </table:table-cell>
          <table:table-cell office:value-type="float" office:value="234.302261352539" calcext:value-type="float">
            <text:p>234,3</text:p>
          </table:table-cell>
        </table:table-row>
        <table:table-row table:style-name="ro2">
          <table:table-cell office:value-type="float" office:value="2.33999991416931" calcext:value-type="float">
            <text:p>2,34</text:p>
          </table:table-cell>
          <table:table-cell office:value-type="float" office:value="174.760681152344" calcext:value-type="float">
            <text:p>174,76</text:p>
          </table:table-cell>
          <table:table-cell office:value-type="float" office:value="23.5048923492432" calcext:value-type="float">
            <text:p>23,5</text:p>
          </table:table-cell>
          <table:table-cell office:value-type="float" office:value="236.977478027344" calcext:value-type="float">
            <text:p>236,98</text:p>
          </table:table-cell>
        </table:table-row>
        <table:table-row table:style-name="ro2">
          <table:table-cell office:value-type="float" office:value="2.34999990463257" calcext:value-type="float">
            <text:p>2,35</text:p>
          </table:table-cell>
          <table:table-cell office:value-type="float" office:value="175.166763305664" calcext:value-type="float">
            <text:p>175,17</text:p>
          </table:table-cell>
          <table:table-cell office:value-type="float" office:value="23.3224906921387" calcext:value-type="float">
            <text:p>23,32</text:p>
          </table:table-cell>
          <table:table-cell office:value-type="float" office:value="239.898361206055" calcext:value-type="float">
            <text:p>239,9</text:p>
          </table:table-cell>
        </table:table-row>
        <table:table-row table:style-name="ro2">
          <table:table-cell office:value-type="float" office:value="2.35999989509583" calcext:value-type="float">
            <text:p>2,36</text:p>
          </table:table-cell>
          <table:table-cell office:value-type="float" office:value="175.326446533203" calcext:value-type="float">
            <text:p>175,33</text:p>
          </table:table-cell>
          <table:table-cell office:value-type="float" office:value="23.2521381378174" calcext:value-type="float">
            <text:p>23,25</text:p>
          </table:table-cell>
          <table:table-cell office:value-type="float" office:value="242.935577392578" calcext:value-type="float">
            <text:p>242,94</text:p>
          </table:table-cell>
        </table:table-row>
        <table:table-row table:style-name="ro2">
          <table:table-cell office:value-type="float" office:value="2.36999988555908" calcext:value-type="float">
            <text:p>2,37</text:p>
          </table:table-cell>
          <table:table-cell office:value-type="float" office:value="175.144622802734" calcext:value-type="float">
            <text:p>175,14</text:p>
          </table:table-cell>
          <table:table-cell office:value-type="float" office:value="23.3341197967529" calcext:value-type="float">
            <text:p>23,33</text:p>
          </table:table-cell>
          <table:table-cell office:value-type="float" office:value="245.908142089844" calcext:value-type="float">
            <text:p>245,91</text:p>
          </table:table-cell>
        </table:table-row>
        <table:table-row table:style-name="ro2">
          <table:table-cell office:value-type="float" office:value="2.38000011444092" calcext:value-type="float">
            <text:p>2,38</text:p>
          </table:table-cell>
          <table:table-cell office:value-type="float" office:value="174.936233520508" calcext:value-type="float">
            <text:p>174,94</text:p>
          </table:table-cell>
          <table:table-cell office:value-type="float" office:value="23.4655532836914" calcext:value-type="float">
            <text:p>23,47</text:p>
          </table:table-cell>
          <table:table-cell office:value-type="float" office:value="248.644836425781" calcext:value-type="float">
            <text:p>248,64</text:p>
          </table:table-cell>
        </table:table-row>
        <table:table-row table:style-name="ro2">
          <table:table-cell office:value-type="float" office:value="2.39000010490417" calcext:value-type="float">
            <text:p>2,39</text:p>
          </table:table-cell>
          <table:table-cell office:value-type="float" office:value="174.580673217773" calcext:value-type="float">
            <text:p>174,58</text:p>
          </table:table-cell>
          <table:table-cell office:value-type="float" office:value="23.5779476165771" calcext:value-type="float">
            <text:p>23,58</text:p>
          </table:table-cell>
          <table:table-cell office:value-type="float" office:value="251.041320800781" calcext:value-type="float">
            <text:p>251,04</text:p>
          </table:table-cell>
        </table:table-row>
        <table:table-row table:style-name="ro2">
          <table:table-cell office:value-type="float" office:value="2.40000009536743" calcext:value-type="float">
            <text:p>2,4</text:p>
          </table:table-cell>
          <table:table-cell office:value-type="float" office:value="174.597671508789" calcext:value-type="float">
            <text:p>174,6</text:p>
          </table:table-cell>
          <table:table-cell office:value-type="float" office:value="23.5340309143066" calcext:value-type="float">
            <text:p>23,53</text:p>
          </table:table-cell>
          <table:table-cell office:value-type="float" office:value="253.102233886719" calcext:value-type="float">
            <text:p>253,1</text:p>
          </table:table-cell>
        </table:table-row>
        <table:table-row table:style-name="ro2">
          <table:table-cell office:value-type="float" office:value="2.41000008583069" calcext:value-type="float">
            <text:p>2,41</text:p>
          </table:table-cell>
          <table:table-cell office:value-type="float" office:value="175.15007019043" calcext:value-type="float">
            <text:p>175,15</text:p>
          </table:table-cell>
          <table:table-cell office:value-type="float" office:value="23.3119678497314" calcext:value-type="float">
            <text:p>23,31</text:p>
          </table:table-cell>
          <table:table-cell office:value-type="float" office:value="254.95735168457" calcext:value-type="float">
            <text:p>254,96</text:p>
          </table:table-cell>
        </table:table-row>
        <table:table-row table:style-name="ro2">
          <table:table-cell office:value-type="float" office:value="2.42000007629395" calcext:value-type="float">
            <text:p>2,42</text:p>
          </table:table-cell>
          <table:table-cell office:value-type="float" office:value="175.208053588867" calcext:value-type="float">
            <text:p>175,21</text:p>
          </table:table-cell>
          <table:table-cell office:value-type="float" office:value="23.2533683776855" calcext:value-type="float">
            <text:p>23,25</text:p>
          </table:table-cell>
          <table:table-cell office:value-type="float" office:value="256.807678222656" calcext:value-type="float">
            <text:p>256,81</text:p>
          </table:table-cell>
        </table:table-row>
        <table:table-row table:style-name="ro2">
          <table:table-cell office:value-type="float" office:value="2.4300000667572" calcext:value-type="float">
            <text:p>2,43</text:p>
          </table:table-cell>
          <table:table-cell office:value-type="float" office:value="174.585006713867" calcext:value-type="float">
            <text:p>174,59</text:p>
          </table:table-cell>
          <table:table-cell office:value-type="float" office:value="23.4365577697754" calcext:value-type="float">
            <text:p>23,44</text:p>
          </table:table-cell>
          <table:table-cell office:value-type="float" office:value="258.827301025391" calcext:value-type="float">
            <text:p>258,83</text:p>
          </table:table-cell>
        </table:table-row>
        <table:table-row table:style-name="ro2">
          <table:table-cell office:value-type="float" office:value="2.44000005722046" calcext:value-type="float">
            <text:p>2,44</text:p>
          </table:table-cell>
          <table:table-cell office:value-type="float" office:value="174.491073608398" calcext:value-type="float">
            <text:p>174,49</text:p>
          </table:table-cell>
          <table:table-cell office:value-type="float" office:value="23.5346794128418" calcext:value-type="float">
            <text:p>23,53</text:p>
          </table:table-cell>
          <table:table-cell office:value-type="float" office:value="261.106994628906" calcext:value-type="float">
            <text:p>261,11</text:p>
          </table:table-cell>
        </table:table-row>
        <table:table-row table:style-name="ro2">
          <table:table-cell office:value-type="float" office:value="2.45000004768372" calcext:value-type="float">
            <text:p>2,45</text:p>
          </table:table-cell>
          <table:table-cell office:value-type="float" office:value="175.06298828125" calcext:value-type="float">
            <text:p>175,06</text:p>
          </table:table-cell>
          <table:table-cell office:value-type="float" office:value="23.3757610321045" calcext:value-type="float">
            <text:p>23,38</text:p>
          </table:table-cell>
          <table:table-cell office:value-type="float" office:value="263.668334960938" calcext:value-type="float">
            <text:p>263,67</text:p>
          </table:table-cell>
        </table:table-row>
        <table:table-row table:style-name="ro2">
          <table:table-cell office:value-type="float" office:value="2.46000003814697" calcext:value-type="float">
            <text:p>2,46</text:p>
          </table:table-cell>
          <table:table-cell office:value-type="float" office:value="175.252349853516" calcext:value-type="float">
            <text:p>175,25</text:p>
          </table:table-cell>
          <table:table-cell office:value-type="float" office:value="23.2578907012939" calcext:value-type="float">
            <text:p>23,26</text:p>
          </table:table-cell>
          <table:table-cell office:value-type="float" office:value="266.495971679688" calcext:value-type="float">
            <text:p>266,5</text:p>
          </table:table-cell>
        </table:table-row>
        <table:table-row table:style-name="ro2">
          <table:table-cell office:value-type="float" office:value="2.47000002861023" calcext:value-type="float">
            <text:p>2,47</text:p>
          </table:table-cell>
          <table:table-cell office:value-type="float" office:value="174.737350463867" calcext:value-type="float">
            <text:p>174,74</text:p>
          </table:table-cell>
          <table:table-cell office:value-type="float" office:value="23.42067527771" calcext:value-type="float">
            <text:p>23,42</text:p>
          </table:table-cell>
          <table:table-cell office:value-type="float" office:value="269.542419433594" calcext:value-type="float">
            <text:p>269,54</text:p>
          </table:table-cell>
        </table:table-row>
        <table:table-row table:style-name="ro2">
          <table:table-cell office:value-type="float" office:value="2.48000001907349" calcext:value-type="float">
            <text:p>2,48</text:p>
          </table:table-cell>
          <table:table-cell office:value-type="float" office:value="174.634307861328" calcext:value-type="float">
            <text:p>174,63</text:p>
          </table:table-cell>
          <table:table-cell office:value-type="float" office:value="23.4624309539795" calcext:value-type="float">
            <text:p>23,46</text:p>
          </table:table-cell>
          <table:table-cell office:value-type="float" office:value="272.724365234375" calcext:value-type="float">
            <text:p>272,72</text:p>
          </table:table-cell>
        </table:table-row>
        <table:table-row table:style-name="ro2">
          <table:table-cell office:value-type="float" office:value="2.49000000953674" calcext:value-type="float">
            <text:p>2,49</text:p>
          </table:table-cell>
          <table:table-cell office:value-type="float" office:value="175.344497680664" calcext:value-type="float">
            <text:p>175,34</text:p>
          </table:table-cell>
          <table:table-cell office:value-type="float" office:value="23.2871513366699" calcext:value-type="float">
            <text:p>23,29</text:p>
          </table:table-cell>
          <table:table-cell office:value-type="float" office:value="275.954742431641" calcext:value-type="float">
            <text:p>275,95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175.23567199707" calcext:value-type="float">
            <text:p>175,24</text:p>
          </table:table-cell>
          <table:table-cell office:value-type="float" office:value="23.3547058105469" calcext:value-type="float">
            <text:p>23,35</text:p>
          </table:table-cell>
          <table:table-cell office:value-type="float" office:value="279.164215087891" calcext:value-type="float">
            <text:p>279,16</text:p>
          </table:table-cell>
        </table:table-row>
        <table:table-row table:style-name="ro2">
          <table:table-cell office:value-type="float" office:value="2.50999999046326" calcext:value-type="float">
            <text:p>2,51</text:p>
          </table:table-cell>
          <table:table-cell office:value-type="float" office:value="174.796508789063" calcext:value-type="float">
            <text:p>174,8</text:p>
          </table:table-cell>
          <table:table-cell office:value-type="float" office:value="23.4344329833984" calcext:value-type="float">
            <text:p>23,43</text:p>
          </table:table-cell>
          <table:table-cell office:value-type="float" office:value="282.281921386719" calcext:value-type="float">
            <text:p>282,28</text:p>
          </table:table-cell>
        </table:table-row>
        <table:table-row table:style-name="ro2">
          <table:table-cell office:value-type="float" office:value="2.51999998092651" calcext:value-type="float">
            <text:p>2,52</text:p>
          </table:table-cell>
          <table:table-cell office:value-type="float" office:value="175.284378051758" calcext:value-type="float">
            <text:p>175,28</text:p>
          </table:table-cell>
          <table:table-cell office:value-type="float" office:value="23.2705192565918" calcext:value-type="float">
            <text:p>23,27</text:p>
          </table:table-cell>
          <table:table-cell office:value-type="float" office:value="285.223449707031" calcext:value-type="float">
            <text:p>285,22</text:p>
          </table:table-cell>
        </table:table-row>
        <table:table-row table:style-name="ro2">
          <table:table-cell office:value-type="float" office:value="2.52999997138977" calcext:value-type="float">
            <text:p>2,53</text:p>
          </table:table-cell>
          <table:table-cell office:value-type="float" office:value="175.130355834961" calcext:value-type="float">
            <text:p>175,13</text:p>
          </table:table-cell>
          <table:table-cell office:value-type="float" office:value="23.3414745330811" calcext:value-type="float">
            <text:p>23,34</text:p>
          </table:table-cell>
          <table:table-cell office:value-type="float" office:value="287.923675537109" calcext:value-type="float">
            <text:p>287,92</text:p>
          </table:table-cell>
        </table:table-row>
        <table:table-row table:style-name="ro2">
          <table:table-cell office:value-type="float" office:value="2.53999996185303" calcext:value-type="float">
            <text:p>2,54</text:p>
          </table:table-cell>
          <table:table-cell office:value-type="float" office:value="174.937545776367" calcext:value-type="float">
            <text:p>174,94</text:p>
          </table:table-cell>
          <table:table-cell office:value-type="float" office:value="23.3671607971191" calcext:value-type="float">
            <text:p>23,37</text:p>
          </table:table-cell>
          <table:table-cell office:value-type="float" office:value="290.376342773438" calcext:value-type="float">
            <text:p>290,38</text:p>
          </table:table-cell>
        </table:table-row>
        <table:table-row table:style-name="ro2">
          <table:table-cell office:value-type="float" office:value="2.54999995231628" calcext:value-type="float">
            <text:p>2,55</text:p>
          </table:table-cell>
          <table:table-cell office:value-type="float" office:value="175.291442871094" calcext:value-type="float">
            <text:p>175,29</text:p>
          </table:table-cell>
          <table:table-cell office:value-type="float" office:value="23.2555141448975" calcext:value-type="float">
            <text:p>23,26</text:p>
          </table:table-cell>
          <table:table-cell office:value-type="float" office:value="292.671081542969" calcext:value-type="float">
            <text:p>292,67</text:p>
          </table:table-cell>
        </table:table-row>
        <table:table-row table:style-name="ro2">
          <table:table-cell office:value-type="float" office:value="2.55999994277954" calcext:value-type="float">
            <text:p>2,56</text:p>
          </table:table-cell>
          <table:table-cell office:value-type="float" office:value="174.850677490234" calcext:value-type="float">
            <text:p>174,85</text:p>
          </table:table-cell>
          <table:table-cell office:value-type="float" office:value="23.3516311645508" calcext:value-type="float">
            <text:p>23,35</text:p>
          </table:table-cell>
          <table:table-cell office:value-type="float" office:value="294.967559814453" calcext:value-type="float">
            <text:p>294,97</text:p>
          </table:table-cell>
        </table:table-row>
        <table:table-row table:style-name="ro2">
          <table:table-cell office:value-type="float" office:value="2.5699999332428" calcext:value-type="float">
            <text:p>2,57</text:p>
          </table:table-cell>
          <table:table-cell office:value-type="float" office:value="175.147216796875" calcext:value-type="float">
            <text:p>175,15</text:p>
          </table:table-cell>
          <table:table-cell office:value-type="float" office:value="23.2671604156494" calcext:value-type="float">
            <text:p>23,27</text:p>
          </table:table-cell>
          <table:table-cell office:value-type="float" office:value="297.415740966797" calcext:value-type="float">
            <text:p>297,42</text:p>
          </table:table-cell>
        </table:table-row>
        <table:table-row table:style-name="ro2">
          <table:table-cell office:value-type="float" office:value="2.57999992370605" calcext:value-type="float">
            <text:p>2,58</text:p>
          </table:table-cell>
          <table:table-cell office:value-type="float" office:value="175.227203369141" calcext:value-type="float">
            <text:p>175,23</text:p>
          </table:table-cell>
          <table:table-cell office:value-type="float" office:value="23.2618675231934" calcext:value-type="float">
            <text:p>23,26</text:p>
          </table:table-cell>
          <table:table-cell office:value-type="float" office:value="300.085693359375" calcext:value-type="float">
            <text:p>300,09</text:p>
          </table:table-cell>
        </table:table-row>
        <table:table-row table:style-name="ro2">
          <table:table-cell office:value-type="float" office:value="2.58999991416931" calcext:value-type="float">
            <text:p>2,59</text:p>
          </table:table-cell>
          <table:table-cell office:value-type="float" office:value="175.010330200195" calcext:value-type="float">
            <text:p>175,01</text:p>
          </table:table-cell>
          <table:table-cell office:value-type="float" office:value="23.310037612915" calcext:value-type="float">
            <text:p>23,31</text:p>
          </table:table-cell>
          <table:table-cell office:value-type="float" office:value="302.941101074219" calcext:value-type="float">
            <text:p>302,94</text:p>
          </table:table-cell>
        </table:table-row>
        <table:table-row table:style-name="ro2">
          <table:table-cell office:value-type="float" office:value="2.59999990463257" calcext:value-type="float">
            <text:p>2,6</text:p>
          </table:table-cell>
          <table:table-cell office:value-type="float" office:value="175.218521118164" calcext:value-type="float">
            <text:p>175,22</text:p>
          </table:table-cell>
          <table:table-cell office:value-type="float" office:value="23.2446537017822" calcext:value-type="float">
            <text:p>23,24</text:p>
          </table:table-cell>
          <table:table-cell office:value-type="float" office:value="305.857971191406" calcext:value-type="float">
            <text:p>305,86</text:p>
          </table:table-cell>
        </table:table-row>
        <table:table-row table:style-name="ro2">
          <table:table-cell office:value-type="float" office:value="2.60999989509583" calcext:value-type="float">
            <text:p>2,61</text:p>
          </table:table-cell>
          <table:table-cell office:value-type="float" office:value="175.078308105469" calcext:value-type="float">
            <text:p>175,08</text:p>
          </table:table-cell>
          <table:table-cell office:value-type="float" office:value="23.2788238525391" calcext:value-type="float">
            <text:p>23,28</text:p>
          </table:table-cell>
          <table:table-cell office:value-type="float" office:value="308.677459716797" calcext:value-type="float">
            <text:p>308,68</text:p>
          </table:table-cell>
        </table:table-row>
        <table:table-row table:style-name="ro2">
          <table:table-cell office:value-type="float" office:value="2.61999988555908" calcext:value-type="float">
            <text:p>2,62</text:p>
          </table:table-cell>
          <table:table-cell office:value-type="float" office:value="175.374694824219" calcext:value-type="float">
            <text:p>175,37</text:p>
          </table:table-cell>
          <table:table-cell office:value-type="float" office:value="23.2295589447021" calcext:value-type="float">
            <text:p>23,23</text:p>
          </table:table-cell>
          <table:table-cell office:value-type="float" office:value="311.283966064453" calcext:value-type="float">
            <text:p>311,28</text:p>
          </table:table-cell>
        </table:table-row>
        <table:table-row table:style-name="ro2">
          <table:table-cell office:value-type="float" office:value="2.63000011444092" calcext:value-type="float">
            <text:p>2,63</text:p>
          </table:table-cell>
          <table:table-cell office:value-type="float" office:value="175.186492919922" calcext:value-type="float">
            <text:p>175,19</text:p>
          </table:table-cell>
          <table:table-cell office:value-type="float" office:value="23.241455078125" calcext:value-type="float">
            <text:p>23,24</text:p>
          </table:table-cell>
          <table:table-cell office:value-type="float" office:value="313.669311523438" calcext:value-type="float">
            <text:p>313,67</text:p>
          </table:table-cell>
        </table:table-row>
        <table:table-row table:style-name="ro2">
          <table:table-cell office:value-type="float" office:value="2.64000010490417" calcext:value-type="float">
            <text:p>2,64</text:p>
          </table:table-cell>
          <table:table-cell office:value-type="float" office:value="175.174179077148" calcext:value-type="float">
            <text:p>175,17</text:p>
          </table:table-cell>
          <table:table-cell office:value-type="float" office:value="23.2369251251221" calcext:value-type="float">
            <text:p>23,24</text:p>
          </table:table-cell>
          <table:table-cell office:value-type="float" office:value="315.9169921875" calcext:value-type="float">
            <text:p>315,92</text:p>
          </table:table-cell>
        </table:table-row>
        <table:table-row table:style-name="ro2">
          <table:table-cell office:value-type="float" office:value="2.65000009536743" calcext:value-type="float">
            <text:p>2,65</text:p>
          </table:table-cell>
          <table:table-cell office:value-type="float" office:value="175.148361206055" calcext:value-type="float">
            <text:p>175,15</text:p>
          </table:table-cell>
          <table:table-cell office:value-type="float" office:value="23.2216453552246" calcext:value-type="float">
            <text:p>23,22</text:p>
          </table:table-cell>
          <table:table-cell office:value-type="float" office:value="318.175811767578" calcext:value-type="float">
            <text:p>318,18</text:p>
          </table:table-cell>
        </table:table-row>
        <table:table-row table:style-name="ro2">
          <table:table-cell office:value-type="float" office:value="2.66000008583069" calcext:value-type="float">
            <text:p>2,66</text:p>
          </table:table-cell>
          <table:table-cell office:value-type="float" office:value="175.099136352539" calcext:value-type="float">
            <text:p>175,1</text:p>
          </table:table-cell>
          <table:table-cell office:value-type="float" office:value="23.2336387634277" calcext:value-type="float">
            <text:p>23,23</text:p>
          </table:table-cell>
          <table:table-cell office:value-type="float" office:value="320.618255615234" calcext:value-type="float">
            <text:p>320,62</text:p>
          </table:table-cell>
        </table:table-row>
        <table:table-row table:style-name="ro2">
          <table:table-cell office:value-type="float" office:value="2.67000007629395" calcext:value-type="float">
            <text:p>2,67</text:p>
          </table:table-cell>
          <table:table-cell office:value-type="float" office:value="175.347702026367" calcext:value-type="float">
            <text:p>175,35</text:p>
          </table:table-cell>
          <table:table-cell office:value-type="float" office:value="23.1909427642822" calcext:value-type="float">
            <text:p>23,19</text:p>
          </table:table-cell>
          <table:table-cell office:value-type="float" office:value="323.3759765625" calcext:value-type="float">
            <text:p>323,38</text:p>
          </table:table-cell>
        </table:table-row>
        <table:table-row table:style-name="ro2">
          <table:table-cell office:value-type="float" office:value="2.6800000667572" calcext:value-type="float">
            <text:p>2,68</text:p>
          </table:table-cell>
          <table:table-cell office:value-type="float" office:value="175.308898925781" calcext:value-type="float">
            <text:p>175,31</text:p>
          </table:table-cell>
          <table:table-cell office:value-type="float" office:value="23.2227210998535" calcext:value-type="float">
            <text:p>23,22</text:p>
          </table:table-cell>
          <table:table-cell office:value-type="float" office:value="326.475830078125" calcext:value-type="float">
            <text:p>326,48</text:p>
          </table:table-cell>
        </table:table-row>
        <table:table-row table:style-name="ro2">
          <table:table-cell office:value-type="float" office:value="2.69000005722046" calcext:value-type="float">
            <text:p>2,69</text:p>
          </table:table-cell>
          <table:table-cell office:value-type="float" office:value="175.683868408203" calcext:value-type="float">
            <text:p>175,68</text:p>
          </table:table-cell>
          <table:table-cell office:value-type="float" office:value="23.1922264099121" calcext:value-type="float">
            <text:p>23,19</text:p>
          </table:table-cell>
          <table:table-cell office:value-type="float" office:value="329.844787597656" calcext:value-type="float">
            <text:p>329,84</text:p>
          </table:table-cell>
        </table:table-row>
        <table:table-row table:style-name="ro2">
          <table:table-cell office:value-type="float" office:value="2.70000004768372" calcext:value-type="float">
            <text:p>2,7</text:p>
          </table:table-cell>
          <table:table-cell office:value-type="float" office:value="175.40364074707" calcext:value-type="float">
            <text:p>175,4</text:p>
          </table:table-cell>
          <table:table-cell office:value-type="float" office:value="23.2230339050293" calcext:value-type="float">
            <text:p>23,22</text:p>
          </table:table-cell>
          <table:table-cell office:value-type="float" office:value="333.338806152344" calcext:value-type="float">
            <text:p>333,34</text:p>
          </table:table-cell>
        </table:table-row>
        <table:table-row table:style-name="ro2">
          <table:table-cell office:value-type="float" office:value="2.71000003814697" calcext:value-type="float">
            <text:p>2,71</text:p>
          </table:table-cell>
          <table:table-cell office:value-type="float" office:value="175.377731323242" calcext:value-type="float">
            <text:p>175,38</text:p>
          </table:table-cell>
          <table:table-cell office:value-type="float" office:value="23.1940879821777" calcext:value-type="float">
            <text:p>23,19</text:p>
          </table:table-cell>
          <table:table-cell office:value-type="float" office:value="336.761505126953" calcext:value-type="float">
            <text:p>336,76</text:p>
          </table:table-cell>
        </table:table-row>
        <table:table-row table:style-name="ro2">
          <table:table-cell office:value-type="float" office:value="2.72000002861023" calcext:value-type="float">
            <text:p>2,72</text:p>
          </table:table-cell>
          <table:table-cell office:value-type="float" office:value="175.514511108398" calcext:value-type="float">
            <text:p>175,51</text:p>
          </table:table-cell>
          <table:table-cell office:value-type="float" office:value="23.1295528411865" calcext:value-type="float">
            <text:p>23,13</text:p>
          </table:table-cell>
          <table:table-cell office:value-type="float" office:value="339.925811767578" calcext:value-type="float">
            <text:p>339,93</text:p>
          </table:table-cell>
        </table:table-row>
        <table:table-row table:style-name="ro2">
          <table:table-cell office:value-type="float" office:value="2.73000001907349" calcext:value-type="float">
            <text:p>2,73</text:p>
          </table:table-cell>
          <table:table-cell office:value-type="float" office:value="175.193435668945" calcext:value-type="float">
            <text:p>175,19</text:p>
          </table:table-cell>
          <table:table-cell office:value-type="float" office:value="23.1744041442871" calcext:value-type="float">
            <text:p>23,17</text:p>
          </table:table-cell>
          <table:table-cell office:value-type="float" office:value="342.733428955078" calcext:value-type="float">
            <text:p>342,73</text:p>
          </table:table-cell>
        </table:table-row>
        <table:table-row table:style-name="ro2">
          <table:table-cell office:value-type="float" office:value="2.74000000953674" calcext:value-type="float">
            <text:p>2,74</text:p>
          </table:table-cell>
          <table:table-cell office:value-type="float" office:value="175.43896484375" calcext:value-type="float">
            <text:p>175,44</text:p>
          </table:table-cell>
          <table:table-cell office:value-type="float" office:value="23.1238498687744" calcext:value-type="float">
            <text:p>23,12</text:p>
          </table:table-cell>
          <table:table-cell office:value-type="float" office:value="345.226440429688" calcext:value-type="float">
            <text:p>345,23</text:p>
          </table:table-cell>
        </table:table-row>
        <table:table-row table:style-name="ro2">
          <table:table-cell office:value-type="float" office:value="2.75" calcext:value-type="float">
            <text:p>2,75</text:p>
          </table:table-cell>
          <table:table-cell office:value-type="float" office:value="175.341094970703" calcext:value-type="float">
            <text:p>175,34</text:p>
          </table:table-cell>
          <table:table-cell office:value-type="float" office:value="23.1626510620117" calcext:value-type="float">
            <text:p>23,16</text:p>
          </table:table-cell>
          <table:table-cell office:value-type="float" office:value="347.553070068359" calcext:value-type="float">
            <text:p>347,55</text:p>
          </table:table-cell>
        </table:table-row>
        <table:table-row table:style-name="ro2">
          <table:table-cell office:value-type="float" office:value="2.75999999046326" calcext:value-type="float">
            <text:p>2,76</text:p>
          </table:table-cell>
          <table:table-cell office:value-type="float" office:value="175.489715576172" calcext:value-type="float">
            <text:p>175,49</text:p>
          </table:table-cell>
          <table:table-cell office:value-type="float" office:value="23.1731777191162" calcext:value-type="float">
            <text:p>23,17</text:p>
          </table:table-cell>
          <table:table-cell office:value-type="float" office:value="349.881988525391" calcext:value-type="float">
            <text:p>349,88</text:p>
          </table:table-cell>
        </table:table-row>
        <table:table-row table:style-name="ro2">
          <table:table-cell office:value-type="float" office:value="2.76999998092651" calcext:value-type="float">
            <text:p>2,77</text:p>
          </table:table-cell>
          <table:table-cell office:value-type="float" office:value="176.064529418945" calcext:value-type="float">
            <text:p>176,06</text:p>
          </table:table-cell>
          <table:table-cell office:value-type="float" office:value="23.106388092041" calcext:value-type="float">
            <text:p>23,11</text:p>
          </table:table-cell>
          <table:table-cell office:value-type="float" office:value="352.330535888672" calcext:value-type="float">
            <text:p>352,33</text:p>
          </table:table-cell>
        </table:table-row>
        <table:table-row table:style-name="ro2">
          <table:table-cell office:value-type="float" office:value="2.77999997138977" calcext:value-type="float">
            <text:p>2,78</text:p>
          </table:table-cell>
          <table:table-cell office:value-type="float" office:value="175.352813720703" calcext:value-type="float">
            <text:p>175,35</text:p>
          </table:table-cell>
          <table:table-cell office:value-type="float" office:value="23.1493511199951" calcext:value-type="float">
            <text:p>23,15</text:p>
          </table:table-cell>
          <table:table-cell office:value-type="float" office:value="354.927886962891" calcext:value-type="float">
            <text:p>354,93</text:p>
          </table:table-cell>
        </table:table-row>
        <table:table-row table:style-name="ro2">
          <table:table-cell office:value-type="float" office:value="2.78999996185303" calcext:value-type="float">
            <text:p>2,79</text:p>
          </table:table-cell>
          <table:table-cell office:value-type="float" office:value="175.313568115234" calcext:value-type="float">
            <text:p>175,31</text:p>
          </table:table-cell>
          <table:table-cell office:value-type="float" office:value="23.1453227996826" calcext:value-type="float">
            <text:p>23,15</text:p>
          </table:table-cell>
          <table:table-cell office:value-type="float" office:value="357.633850097656" calcext:value-type="float">
            <text:p>357,63</text:p>
          </table:table-cell>
        </table:table-row>
        <table:table-row table:style-name="ro2">
          <table:table-cell office:value-type="float" office:value="2.79999995231628" calcext:value-type="float">
            <text:p>2,8</text:p>
          </table:table-cell>
          <table:table-cell office:value-type="float" office:value="175.960739135742" calcext:value-type="float">
            <text:p>175,96</text:p>
          </table:table-cell>
          <table:table-cell office:value-type="float" office:value="23.0706195831299" calcext:value-type="float">
            <text:p>23,07</text:p>
          </table:table-cell>
          <table:table-cell office:value-type="float" office:value="360.390289306641" calcext:value-type="float">
            <text:p>360,39</text:p>
          </table:table-cell>
        </table:table-row>
        <table:table-row table:style-name="ro2">
          <table:table-cell office:value-type="float" office:value="2.80999994277954" calcext:value-type="float">
            <text:p>2,81</text:p>
          </table:table-cell>
          <table:table-cell office:value-type="float" office:value="175.770492553711" calcext:value-type="float">
            <text:p>175,77</text:p>
          </table:table-cell>
          <table:table-cell office:value-type="float" office:value="23.0776329040527" calcext:value-type="float">
            <text:p>23,08</text:p>
          </table:table-cell>
          <table:table-cell office:value-type="float" office:value="363.165008544922" calcext:value-type="float">
            <text:p>363,17</text:p>
          </table:table-cell>
        </table:table-row>
        <table:table-row table:style-name="ro2">
          <table:table-cell office:value-type="float" office:value="2.8199999332428" calcext:value-type="float">
            <text:p>2,82</text:p>
          </table:table-cell>
          <table:table-cell office:value-type="float" office:value="175.634262084961" calcext:value-type="float">
            <text:p>175,63</text:p>
          </table:table-cell>
          <table:table-cell office:value-type="float" office:value="23.1300659179688" calcext:value-type="float">
            <text:p>23,13</text:p>
          </table:table-cell>
          <table:table-cell office:value-type="float" office:value="365.962829589844" calcext:value-type="float">
            <text:p>365,96</text:p>
          </table:table-cell>
        </table:table-row>
        <table:table-row table:style-name="ro2">
          <table:table-cell office:value-type="float" office:value="2.82999992370605" calcext:value-type="float">
            <text:p>2,83</text:p>
          </table:table-cell>
          <table:table-cell office:value-type="float" office:value="175.734329223633" calcext:value-type="float">
            <text:p>175,73</text:p>
          </table:table-cell>
          <table:table-cell office:value-type="float" office:value="23.0915756225586" calcext:value-type="float">
            <text:p>23,09</text:p>
          </table:table-cell>
          <table:table-cell office:value-type="float" office:value="368.836059570313" calcext:value-type="float">
            <text:p>368,84</text:p>
          </table:table-cell>
        </table:table-row>
        <table:table-row table:style-name="ro2">
          <table:table-cell office:value-type="float" office:value="2.83999991416931" calcext:value-type="float">
            <text:p>2,84</text:p>
          </table:table-cell>
          <table:table-cell office:value-type="float" office:value="175.896881103516" calcext:value-type="float">
            <text:p>175,9</text:p>
          </table:table-cell>
          <table:table-cell office:value-type="float" office:value="23.0245018005371" calcext:value-type="float">
            <text:p>23,02</text:p>
          </table:table-cell>
          <table:table-cell office:value-type="float" office:value="371.85302734375" calcext:value-type="float">
            <text:p>371,85</text:p>
          </table:table-cell>
        </table:table-row>
        <table:table-row table:style-name="ro2">
          <table:table-cell office:value-type="float" office:value="2.84999990463257" calcext:value-type="float">
            <text:p>2,85</text:p>
          </table:table-cell>
          <table:table-cell office:value-type="float" office:value="175.748565673828" calcext:value-type="float">
            <text:p>175,75</text:p>
          </table:table-cell>
          <table:table-cell office:value-type="float" office:value="23.0254211425781" calcext:value-type="float">
            <text:p>23,03</text:p>
          </table:table-cell>
          <table:table-cell office:value-type="float" office:value="375.040466308594" calcext:value-type="float">
            <text:p>375,04</text:p>
          </table:table-cell>
        </table:table-row>
        <table:table-row table:style-name="ro2">
          <table:table-cell office:value-type="float" office:value="2.85999989509583" calcext:value-type="float">
            <text:p>2,86</text:p>
          </table:table-cell>
          <table:table-cell office:value-type="float" office:value="175.60417175293" calcext:value-type="float">
            <text:p>175,6</text:p>
          </table:table-cell>
          <table:table-cell office:value-type="float" office:value="23.0542812347412" calcext:value-type="float">
            <text:p>23,05</text:p>
          </table:table-cell>
          <table:table-cell office:value-type="float" office:value="378.358703613281" calcext:value-type="float">
            <text:p>378,36</text:p>
          </table:table-cell>
        </table:table-row>
        <table:table-row table:style-name="ro2">
          <table:table-cell office:value-type="float" office:value="2.86999988555908" calcext:value-type="float">
            <text:p>2,87</text:p>
          </table:table-cell>
          <table:table-cell office:value-type="float" office:value="175.661071777344" calcext:value-type="float">
            <text:p>175,66</text:p>
          </table:table-cell>
          <table:table-cell office:value-type="float" office:value="23.0335559844971" calcext:value-type="float">
            <text:p>23,03</text:p>
          </table:table-cell>
          <table:table-cell office:value-type="float" office:value="381.713134765625" calcext:value-type="float">
            <text:p>381,71</text:p>
          </table:table-cell>
        </table:table-row>
        <table:table-row table:style-name="ro2">
          <table:table-cell office:value-type="float" office:value="2.88000011444092" calcext:value-type="float">
            <text:p>2,88</text:p>
          </table:table-cell>
          <table:table-cell office:value-type="float" office:value="175.796752929688" calcext:value-type="float">
            <text:p>175,8</text:p>
          </table:table-cell>
          <table:table-cell office:value-type="float" office:value="22.9788589477539" calcext:value-type="float">
            <text:p>22,98</text:p>
          </table:table-cell>
          <table:table-cell office:value-type="float" office:value="384.968383789063" calcext:value-type="float">
            <text:p>384,97</text:p>
          </table:table-cell>
        </table:table-row>
        <table:table-row table:style-name="ro2">
          <table:table-cell office:value-type="float" office:value="2.89000010490417" calcext:value-type="float">
            <text:p>2,89</text:p>
          </table:table-cell>
          <table:table-cell office:value-type="float" office:value="175.736785888672" calcext:value-type="float">
            <text:p>175,74</text:p>
          </table:table-cell>
          <table:table-cell office:value-type="float" office:value="22.9739513397217" calcext:value-type="float">
            <text:p>22,97</text:p>
          </table:table-cell>
          <table:table-cell office:value-type="float" office:value="388.004516601563" calcext:value-type="float">
            <text:p>388</text:p>
          </table:table-cell>
        </table:table-row>
        <table:table-row table:style-name="ro2">
          <table:table-cell office:value-type="float" office:value="2.90000009536743" calcext:value-type="float">
            <text:p>2,9</text:p>
          </table:table-cell>
          <table:table-cell office:value-type="float" office:value="175.664184570313" calcext:value-type="float">
            <text:p>175,66</text:p>
          </table:table-cell>
          <table:table-cell office:value-type="float" office:value="22.9880847930908" calcext:value-type="float">
            <text:p>22,99</text:p>
          </table:table-cell>
          <table:table-cell office:value-type="float" office:value="390.787078857422" calcext:value-type="float">
            <text:p>390,79</text:p>
          </table:table-cell>
        </table:table-row>
        <table:table-row table:style-name="ro2">
          <table:table-cell office:value-type="float" office:value="2.91000008583069" calcext:value-type="float">
            <text:p>2,91</text:p>
          </table:table-cell>
          <table:table-cell office:value-type="float" office:value="175.855560302734" calcext:value-type="float">
            <text:p>175,86</text:p>
          </table:table-cell>
          <table:table-cell office:value-type="float" office:value="22.9891757965088" calcext:value-type="float">
            <text:p>22,99</text:p>
          </table:table-cell>
          <table:table-cell office:value-type="float" office:value="393.381408691406" calcext:value-type="float">
            <text:p>393,38</text:p>
          </table:table-cell>
        </table:table-row>
        <table:table-row table:style-name="ro2">
          <table:table-cell office:value-type="float" office:value="2.92000007629395" calcext:value-type="float">
            <text:p>2,92</text:p>
          </table:table-cell>
          <table:table-cell office:value-type="float" office:value="175.991027832031" calcext:value-type="float">
            <text:p>175,99</text:p>
          </table:table-cell>
          <table:table-cell office:value-type="float" office:value="23.0012950897217" calcext:value-type="float">
            <text:p>23</text:p>
          </table:table-cell>
          <table:table-cell office:value-type="float" office:value="395.894256591797" calcext:value-type="float">
            <text:p>395,89</text:p>
          </table:table-cell>
        </table:table-row>
        <table:table-row table:style-name="ro2">
          <table:table-cell office:value-type="float" office:value="2.9300000667572" calcext:value-type="float">
            <text:p>2,93</text:p>
          </table:table-cell>
          <table:table-cell office:value-type="float" office:value="175.80973815918" calcext:value-type="float">
            <text:p>175,81</text:p>
          </table:table-cell>
          <table:table-cell office:value-type="float" office:value="23.0242290496826" calcext:value-type="float">
            <text:p>23,02</text:p>
          </table:table-cell>
          <table:table-cell office:value-type="float" office:value="398.418579101563" calcext:value-type="float">
            <text:p>398,42</text:p>
          </table:table-cell>
        </table:table-row>
        <table:table-row table:style-name="ro2">
          <table:table-cell office:value-type="float" office:value="2.94000005722046" calcext:value-type="float">
            <text:p>2,94</text:p>
          </table:table-cell>
          <table:table-cell office:value-type="float" office:value="176.077331542969" calcext:value-type="float">
            <text:p>176,08</text:p>
          </table:table-cell>
          <table:table-cell office:value-type="float" office:value="22.996021270752" calcext:value-type="float">
            <text:p>23</text:p>
          </table:table-cell>
          <table:table-cell office:value-type="float" office:value="401.004364013672" calcext:value-type="float">
            <text:p>401</text:p>
          </table:table-cell>
        </table:table-row>
        <table:table-row table:style-name="ro2">
          <table:table-cell office:value-type="float" office:value="2.95000004768372" calcext:value-type="float">
            <text:p>2,95</text:p>
          </table:table-cell>
          <table:table-cell office:value-type="float" office:value="176.290603637695" calcext:value-type="float">
            <text:p>176,29</text:p>
          </table:table-cell>
          <table:table-cell office:value-type="float" office:value="22.9663887023926" calcext:value-type="float">
            <text:p>22,97</text:p>
          </table:table-cell>
          <table:table-cell office:value-type="float" office:value="403.663238525391" calcext:value-type="float">
            <text:p>403,66</text:p>
          </table:table-cell>
        </table:table-row>
        <table:table-row table:style-name="ro2">
          <table:table-cell office:value-type="float" office:value="2.96000003814697" calcext:value-type="float">
            <text:p>2,96</text:p>
          </table:table-cell>
          <table:table-cell office:value-type="float" office:value="176.260452270508" calcext:value-type="float">
            <text:p>176,26</text:p>
          </table:table-cell>
          <table:table-cell office:value-type="float" office:value="22.9462471008301" calcext:value-type="float">
            <text:p>22,95</text:p>
          </table:table-cell>
          <table:table-cell office:value-type="float" office:value="406.403289794922" calcext:value-type="float">
            <text:p>406,4</text:p>
          </table:table-cell>
        </table:table-row>
        <table:table-row table:style-name="ro2">
          <table:table-cell office:value-type="float" office:value="2.97000002861023" calcext:value-type="float">
            <text:p>2,97</text:p>
          </table:table-cell>
          <table:table-cell office:value-type="float" office:value="176.307861328125" calcext:value-type="float">
            <text:p>176,31</text:p>
          </table:table-cell>
          <table:table-cell office:value-type="float" office:value="22.918083190918" calcext:value-type="float">
            <text:p>22,92</text:p>
          </table:table-cell>
          <table:table-cell office:value-type="float" office:value="409.251037597656" calcext:value-type="float">
            <text:p>409,25</text:p>
          </table:table-cell>
        </table:table-row>
        <table:table-row table:style-name="ro2">
          <table:table-cell office:value-type="float" office:value="2.98000001907349" calcext:value-type="float">
            <text:p>2,98</text:p>
          </table:table-cell>
          <table:table-cell office:value-type="float" office:value="176.112991333008" calcext:value-type="float">
            <text:p>176,11</text:p>
          </table:table-cell>
          <table:table-cell office:value-type="float" office:value="22.9105224609375" calcext:value-type="float">
            <text:p>22,91</text:p>
          </table:table-cell>
          <table:table-cell office:value-type="float" office:value="412.252349853516" calcext:value-type="float">
            <text:p>412,25</text:p>
          </table:table-cell>
        </table:table-row>
        <table:table-row table:style-name="ro2">
          <table:table-cell office:value-type="float" office:value="2.99000000953674" calcext:value-type="float">
            <text:p>2,99</text:p>
          </table:table-cell>
          <table:table-cell office:value-type="float" office:value="176.12971496582" calcext:value-type="float">
            <text:p>176,13</text:p>
          </table:table-cell>
          <table:table-cell office:value-type="float" office:value="22.9228000640869" calcext:value-type="float">
            <text:p>22,92</text:p>
          </table:table-cell>
          <table:table-cell office:value-type="float" office:value="415.458648681641" calcext:value-type="float">
            <text:p>415,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6.267761230469" calcext:value-type="float">
            <text:p>176,27</text:p>
          </table:table-cell>
          <table:table-cell office:value-type="float" office:value="22.9287242889404" calcext:value-type="float">
            <text:p>22,93</text:p>
          </table:table-cell>
          <table:table-cell office:value-type="float" office:value="418.877197265625" calcext:value-type="float">
            <text:p>418,88</text:p>
          </table:table-cell>
        </table:table-row>
        <table:table-row table:style-name="ro2">
          <table:table-cell office:value-type="float" office:value="3.00999999046326" calcext:value-type="float">
            <text:p>3,01</text:p>
          </table:table-cell>
          <table:table-cell office:value-type="float" office:value="176.156524658203" calcext:value-type="float">
            <text:p>176,16</text:p>
          </table:table-cell>
          <table:table-cell office:value-type="float" office:value="22.925012588501" calcext:value-type="float">
            <text:p>22,93</text:p>
          </table:table-cell>
          <table:table-cell office:value-type="float" office:value="422.441955566406" calcext:value-type="float">
            <text:p>422,44</text:p>
          </table:table-cell>
        </table:table-row>
        <table:table-row table:style-name="ro2">
          <table:table-cell office:value-type="float" office:value="3.01999998092651" calcext:value-type="float">
            <text:p>3,02</text:p>
          </table:table-cell>
          <table:table-cell office:value-type="float" office:value="176.063217163086" calcext:value-type="float">
            <text:p>176,06</text:p>
          </table:table-cell>
          <table:table-cell office:value-type="float" office:value="22.9058628082275" calcext:value-type="float">
            <text:p>22,91</text:p>
          </table:table-cell>
          <table:table-cell office:value-type="float" office:value="426.009307861328" calcext:value-type="float">
            <text:p>426,01</text:p>
          </table:table-cell>
        </table:table-row>
        <table:table-row table:style-name="ro2">
          <table:table-cell office:value-type="float" office:value="3.02999997138977" calcext:value-type="float">
            <text:p>3,03</text:p>
          </table:table-cell>
          <table:table-cell office:value-type="float" office:value="176.252029418945" calcext:value-type="float">
            <text:p>176,25</text:p>
          </table:table-cell>
          <table:table-cell office:value-type="float" office:value="22.8787517547607" calcext:value-type="float">
            <text:p>22,88</text:p>
          </table:table-cell>
          <table:table-cell office:value-type="float" office:value="429.390258789063" calcext:value-type="float">
            <text:p>429,39</text:p>
          </table:table-cell>
        </table:table-row>
        <table:table-row table:style-name="ro2">
          <table:table-cell office:value-type="float" office:value="3.03999996185303" calcext:value-type="float">
            <text:p>3,04</text:p>
          </table:table-cell>
          <table:table-cell office:value-type="float" office:value="176.441452026367" calcext:value-type="float">
            <text:p>176,44</text:p>
          </table:table-cell>
          <table:table-cell office:value-type="float" office:value="22.868013381958" calcext:value-type="float">
            <text:p>22,87</text:p>
          </table:table-cell>
          <table:table-cell office:value-type="float" office:value="432.436676025391" calcext:value-type="float">
            <text:p>432,44</text:p>
          </table:table-cell>
        </table:table-row>
        <table:table-row table:style-name="ro2">
          <table:table-cell office:value-type="float" office:value="3.04999995231628" calcext:value-type="float">
            <text:p>3,05</text:p>
          </table:table-cell>
          <table:table-cell office:value-type="float" office:value="176.368377685547" calcext:value-type="float">
            <text:p>176,37</text:p>
          </table:table-cell>
          <table:table-cell office:value-type="float" office:value="22.8652381896973" calcext:value-type="float">
            <text:p>22,87</text:p>
          </table:table-cell>
          <table:table-cell office:value-type="float" office:value="435.12939453125" calcext:value-type="float">
            <text:p>435,13</text:p>
          </table:table-cell>
        </table:table-row>
        <table:table-row table:style-name="ro2">
          <table:table-cell office:value-type="float" office:value="3.05999994277954" calcext:value-type="float">
            <text:p>3,06</text:p>
          </table:table-cell>
          <table:table-cell office:value-type="float" office:value="176.084945678711" calcext:value-type="float">
            <text:p>176,08</text:p>
          </table:table-cell>
          <table:table-cell office:value-type="float" office:value="22.8831520080566" calcext:value-type="float">
            <text:p>22,88</text:p>
          </table:table-cell>
          <table:table-cell office:value-type="float" office:value="437.569396972656" calcext:value-type="float">
            <text:p>437,57</text:p>
          </table:table-cell>
        </table:table-row>
        <table:table-row table:style-name="ro2">
          <table:table-cell office:value-type="float" office:value="3.0699999332428" calcext:value-type="float">
            <text:p>3,07</text:p>
          </table:table-cell>
          <table:table-cell office:value-type="float" office:value="176.21826171875" calcext:value-type="float">
            <text:p>176,22</text:p>
          </table:table-cell>
          <table:table-cell office:value-type="float" office:value="22.8739395141602" calcext:value-type="float">
            <text:p>22,87</text:p>
          </table:table-cell>
          <table:table-cell office:value-type="float" office:value="439.914733886719" calcext:value-type="float">
            <text:p>439,91</text:p>
          </table:table-cell>
        </table:table-row>
        <table:table-row table:style-name="ro2">
          <table:table-cell office:value-type="float" office:value="3.07999992370605" calcext:value-type="float">
            <text:p>3,08</text:p>
          </table:table-cell>
          <table:table-cell office:value-type="float" office:value="176.604187011719" calcext:value-type="float">
            <text:p>176,6</text:p>
          </table:table-cell>
          <table:table-cell office:value-type="float" office:value="22.8441333770752" calcext:value-type="float">
            <text:p>22,84</text:p>
          </table:table-cell>
          <table:table-cell office:value-type="float" office:value="442.312316894531" calcext:value-type="float">
            <text:p>442,31</text:p>
          </table:table-cell>
        </table:table-row>
        <table:table-row table:style-name="ro2">
          <table:table-cell office:value-type="float" office:value="3.08999991416931" calcext:value-type="float">
            <text:p>3,09</text:p>
          </table:table-cell>
          <table:table-cell office:value-type="float" office:value="176.391708374023" calcext:value-type="float">
            <text:p>176,39</text:p>
          </table:table-cell>
          <table:table-cell office:value-type="float" office:value="22.8288116455078" calcext:value-type="float">
            <text:p>22,83</text:p>
          </table:table-cell>
          <table:table-cell office:value-type="float" office:value="444.877868652344" calcext:value-type="float">
            <text:p>444,88</text:p>
          </table:table-cell>
        </table:table-row>
        <table:table-row table:style-name="ro2">
          <table:table-cell office:value-type="float" office:value="3.09999990463257" calcext:value-type="float">
            <text:p>3,1</text:p>
          </table:table-cell>
          <table:table-cell office:value-type="float" office:value="176.528305053711" calcext:value-type="float">
            <text:p>176,53</text:p>
          </table:table-cell>
          <table:table-cell office:value-type="float" office:value="22.785135269165" calcext:value-type="float">
            <text:p>22,79</text:p>
          </table:table-cell>
          <table:table-cell office:value-type="float" office:value="447.695709228516" calcext:value-type="float">
            <text:p>447,7</text:p>
          </table:table-cell>
        </table:table-row>
        <table:table-row table:style-name="ro2">
          <table:table-cell office:value-type="float" office:value="3.10999989509583" calcext:value-type="float">
            <text:p>3,11</text:p>
          </table:table-cell>
          <table:table-cell office:value-type="float" office:value="176.889312744141" calcext:value-type="float">
            <text:p>176,89</text:p>
          </table:table-cell>
          <table:table-cell office:value-type="float" office:value="22.7674007415771" calcext:value-type="float">
            <text:p>22,77</text:p>
          </table:table-cell>
          <table:table-cell office:value-type="float" office:value="450.809356689453" calcext:value-type="float">
            <text:p>450,81</text:p>
          </table:table-cell>
        </table:table-row>
        <table:table-row table:style-name="ro2">
          <table:table-cell office:value-type="float" office:value="3.11999988555908" calcext:value-type="float">
            <text:p>3,12</text:p>
          </table:table-cell>
          <table:table-cell office:value-type="float" office:value="176.643096923828" calcext:value-type="float">
            <text:p>176,64</text:p>
          </table:table-cell>
          <table:table-cell office:value-type="float" office:value="22.7727851867676" calcext:value-type="float">
            <text:p>22,77</text:p>
          </table:table-cell>
          <table:table-cell office:value-type="float" office:value="454.212310791016" calcext:value-type="float">
            <text:p>454,21</text:p>
          </table:table-cell>
        </table:table-row>
        <table:table-row table:style-name="ro2">
          <table:table-cell office:value-type="float" office:value="3.13000011444092" calcext:value-type="float">
            <text:p>3,13</text:p>
          </table:table-cell>
          <table:table-cell office:value-type="float" office:value="176.553955078125" calcext:value-type="float">
            <text:p>176,55</text:p>
          </table:table-cell>
          <table:table-cell office:value-type="float" office:value="22.7724437713623" calcext:value-type="float">
            <text:p>22,77</text:p>
          </table:table-cell>
          <table:table-cell office:value-type="float" office:value="457.847961425781" calcext:value-type="float">
            <text:p>457,85</text:p>
          </table:table-cell>
        </table:table-row>
        <table:table-row table:style-name="ro2">
          <table:table-cell office:value-type="float" office:value="3.14000010490417" calcext:value-type="float">
            <text:p>3,14</text:p>
          </table:table-cell>
          <table:table-cell office:value-type="float" office:value="176.538711547852" calcext:value-type="float">
            <text:p>176,54</text:p>
          </table:table-cell>
          <table:table-cell office:value-type="float" office:value="22.7727355957031" calcext:value-type="float">
            <text:p>22,77</text:p>
          </table:table-cell>
          <table:table-cell office:value-type="float" office:value="461.606628417969" calcext:value-type="float">
            <text:p>461,61</text:p>
          </table:table-cell>
        </table:table-row>
        <table:table-row table:style-name="ro2">
          <table:table-cell office:value-type="float" office:value="3.15000009536743" calcext:value-type="float">
            <text:p>3,15</text:p>
          </table:table-cell>
          <table:table-cell office:value-type="float" office:value="176.581558227539" calcext:value-type="float">
            <text:p>176,58</text:p>
          </table:table-cell>
          <table:table-cell office:value-type="float" office:value="22.7195949554443" calcext:value-type="float">
            <text:p>22,72</text:p>
          </table:table-cell>
          <table:table-cell office:value-type="float" office:value="465.342224121094" calcext:value-type="float">
            <text:p>465,34</text:p>
          </table:table-cell>
        </table:table-row>
        <table:table-row table:style-name="ro2">
          <table:table-cell office:value-type="float" office:value="3.16000008583069" calcext:value-type="float">
            <text:p>3,16</text:p>
          </table:table-cell>
          <table:table-cell office:value-type="float" office:value="176.954391479492" calcext:value-type="float">
            <text:p>176,95</text:p>
          </table:table-cell>
          <table:table-cell office:value-type="float" office:value="22.6926288604736" calcext:value-type="float">
            <text:p>22,69</text:p>
          </table:table-cell>
          <table:table-cell office:value-type="float" office:value="468.883911132813" calcext:value-type="float">
            <text:p>468,88</text:p>
          </table:table-cell>
        </table:table-row>
        <table:table-row table:style-name="ro2">
          <table:table-cell office:value-type="float" office:value="3.17000007629395" calcext:value-type="float">
            <text:p>3,17</text:p>
          </table:table-cell>
          <table:table-cell office:value-type="float" office:value="176.866500854492" calcext:value-type="float">
            <text:p>176,87</text:p>
          </table:table-cell>
          <table:table-cell office:value-type="float" office:value="22.7163200378418" calcext:value-type="float">
            <text:p>22,72</text:p>
          </table:table-cell>
          <table:table-cell office:value-type="float" office:value="472.081298828125" calcext:value-type="float">
            <text:p>472,08</text:p>
          </table:table-cell>
        </table:table-row>
        <table:table-row table:style-name="ro2">
          <table:table-cell office:value-type="float" office:value="3.1800000667572" calcext:value-type="float">
            <text:p>3,18</text:p>
          </table:table-cell>
          <table:table-cell office:value-type="float" office:value="176.430694580078" calcext:value-type="float">
            <text:p>176,43</text:p>
          </table:table-cell>
          <table:table-cell office:value-type="float" office:value="22.715950012207" calcext:value-type="float">
            <text:p>22,72</text:p>
          </table:table-cell>
          <table:table-cell office:value-type="float" office:value="474.882873535156" calcext:value-type="float">
            <text:p>474,88</text:p>
          </table:table-cell>
        </table:table-row>
        <table:table-row table:style-name="ro2">
          <table:table-cell office:value-type="float" office:value="3.19000005722046" calcext:value-type="float">
            <text:p>3,19</text:p>
          </table:table-cell>
          <table:table-cell office:value-type="float" office:value="176.550567626953" calcext:value-type="float">
            <text:p>176,55</text:p>
          </table:table-cell>
          <table:table-cell office:value-type="float" office:value="22.7027606964111" calcext:value-type="float">
            <text:p>22,7</text:p>
          </table:table-cell>
          <table:table-cell office:value-type="float" office:value="477.366912841797" calcext:value-type="float">
            <text:p>477,37</text:p>
          </table:table-cell>
        </table:table-row>
        <table:table-row table:style-name="ro2">
          <table:table-cell office:value-type="float" office:value="3.20000004768372" calcext:value-type="float">
            <text:p>3,2</text:p>
          </table:table-cell>
          <table:table-cell office:value-type="float" office:value="177.19856262207" calcext:value-type="float">
            <text:p>177,2</text:p>
          </table:table-cell>
          <table:table-cell office:value-type="float" office:value="22.6679744720459" calcext:value-type="float">
            <text:p>22,67</text:p>
          </table:table-cell>
          <table:table-cell office:value-type="float" office:value="479.699157714844" calcext:value-type="float">
            <text:p>479,7</text:p>
          </table:table-cell>
        </table:table-row>
        <table:table-row table:style-name="ro2">
          <table:table-cell office:value-type="float" office:value="3.21000003814697" calcext:value-type="float">
            <text:p>3,21</text:p>
          </table:table-cell>
          <table:table-cell office:value-type="float" office:value="176.981842041016" calcext:value-type="float">
            <text:p>176,98</text:p>
          </table:table-cell>
          <table:table-cell office:value-type="float" office:value="22.6616630554199" calcext:value-type="float">
            <text:p>22,66</text:p>
          </table:table-cell>
          <table:table-cell office:value-type="float" office:value="482.065887451172" calcext:value-type="float">
            <text:p>482,07</text:p>
          </table:table-cell>
        </table:table-row>
        <table:table-row table:style-name="ro2">
          <table:table-cell office:value-type="float" office:value="3.22000002861023" calcext:value-type="float">
            <text:p>3,22</text:p>
          </table:table-cell>
          <table:table-cell office:value-type="float" office:value="176.113098144531" calcext:value-type="float">
            <text:p>176,11</text:p>
          </table:table-cell>
          <table:table-cell office:value-type="float" office:value="22.6766548156738" calcext:value-type="float">
            <text:p>22,68</text:p>
          </table:table-cell>
          <table:table-cell office:value-type="float" office:value="484.631164550781" calcext:value-type="float">
            <text:p>484,63</text:p>
          </table:table-cell>
        </table:table-row>
        <table:table-row table:style-name="ro2">
          <table:table-cell office:value-type="float" office:value="3.23000001907349" calcext:value-type="float">
            <text:p>3,23</text:p>
          </table:table-cell>
          <table:table-cell office:value-type="float" office:value="176.357147216797" calcext:value-type="float">
            <text:p>176,36</text:p>
          </table:table-cell>
          <table:table-cell office:value-type="float" office:value="22.6190738677979" calcext:value-type="float">
            <text:p>22,62</text:p>
          </table:table-cell>
          <table:table-cell office:value-type="float" office:value="487.524566650391" calcext:value-type="float">
            <text:p>487,52</text:p>
          </table:table-cell>
        </table:table-row>
        <table:table-row table:style-name="ro2">
          <table:table-cell office:value-type="float" office:value="3.24000000953674" calcext:value-type="float">
            <text:p>3,24</text:p>
          </table:table-cell>
          <table:table-cell office:value-type="float" office:value="177.122482299805" calcext:value-type="float">
            <text:p>177,12</text:p>
          </table:table-cell>
          <table:table-cell office:value-type="float" office:value="22.5899868011475" calcext:value-type="float">
            <text:p>22,59</text:p>
          </table:table-cell>
          <table:table-cell office:value-type="float" office:value="490.822662353516" calcext:value-type="float">
            <text:p>490,82</text:p>
          </table:table-cell>
        </table:table-row>
        <table:table-row table:style-name="ro2">
          <table:table-cell office:value-type="float" office:value="3.25" calcext:value-type="float">
            <text:p>3,25</text:p>
          </table:table-cell>
          <table:table-cell office:value-type="float" office:value="176.724700927734" calcext:value-type="float">
            <text:p>176,72</text:p>
          </table:table-cell>
          <table:table-cell office:value-type="float" office:value="22.626314163208" calcext:value-type="float">
            <text:p>22,63</text:p>
          </table:table-cell>
          <table:table-cell office:value-type="float" office:value="494.524383544922" calcext:value-type="float">
            <text:p>494,52</text:p>
          </table:table-cell>
        </table:table-row>
        <table:table-row table:style-name="ro2">
          <table:table-cell office:value-type="float" office:value="3.25999999046326" calcext:value-type="float">
            <text:p>3,26</text:p>
          </table:table-cell>
          <table:table-cell office:value-type="float" office:value="176.942077636719" calcext:value-type="float">
            <text:p>176,94</text:p>
          </table:table-cell>
          <table:table-cell office:value-type="float" office:value="22.5863704681396" calcext:value-type="float">
            <text:p>22,59</text:p>
          </table:table-cell>
          <table:table-cell office:value-type="float" office:value="498.526977539063" calcext:value-type="float">
            <text:p>498,53</text:p>
          </table:table-cell>
        </table:table-row>
        <table:table-row table:style-name="ro2">
          <table:table-cell office:value-type="float" office:value="3.26999998092651" calcext:value-type="float">
            <text:p>3,27</text:p>
          </table:table-cell>
          <table:table-cell office:value-type="float" office:value="177.097473144531" calcext:value-type="float">
            <text:p>177,1</text:p>
          </table:table-cell>
          <table:table-cell office:value-type="float" office:value="22.5516662597656" calcext:value-type="float">
            <text:p>22,55</text:p>
          </table:table-cell>
          <table:table-cell office:value-type="float" office:value="502.634887695313" calcext:value-type="float">
            <text:p>502,63</text:p>
          </table:table-cell>
        </table:table-row>
        <table:table-row table:style-name="ro2">
          <table:table-cell office:value-type="float" office:value="3.27999997138977" calcext:value-type="float">
            <text:p>3,28</text:p>
          </table:table-cell>
          <table:table-cell office:value-type="float" office:value="177.077438354492" calcext:value-type="float">
            <text:p>177,08</text:p>
          </table:table-cell>
          <table:table-cell office:value-type="float" office:value="22.5729064941406" calcext:value-type="float">
            <text:p>22,57</text:p>
          </table:table-cell>
          <table:table-cell office:value-type="float" office:value="506.591705322266" calcext:value-type="float">
            <text:p>506,59</text:p>
          </table:table-cell>
        </table:table-row>
        <table:table-row table:style-name="ro2">
          <table:table-cell office:value-type="float" office:value="3.28999996185303" calcext:value-type="float">
            <text:p>3,29</text:p>
          </table:table-cell>
          <table:table-cell office:value-type="float" office:value="177.698669433594" calcext:value-type="float">
            <text:p>177,7</text:p>
          </table:table-cell>
          <table:table-cell office:value-type="float" office:value="22.5505237579346" calcext:value-type="float">
            <text:p>22,55</text:p>
          </table:table-cell>
          <table:table-cell office:value-type="float" office:value="510.144165039063" calcext:value-type="float">
            <text:p>510,14</text:p>
          </table:table-cell>
        </table:table-row>
        <table:table-row table:style-name="ro2">
          <table:table-cell office:value-type="float" office:value="3.29999995231628" calcext:value-type="float">
            <text:p>3,3</text:p>
          </table:table-cell>
          <table:table-cell office:value-type="float" office:value="177.011489868164" calcext:value-type="float">
            <text:p>177,01</text:p>
          </table:table-cell>
          <table:table-cell office:value-type="float" office:value="22.5456008911133" calcext:value-type="float">
            <text:p>22,55</text:p>
          </table:table-cell>
          <table:table-cell office:value-type="float" office:value="513.145874023438" calcext:value-type="float">
            <text:p>513,15</text:p>
          </table:table-cell>
        </table:table-row>
        <table:table-row table:style-name="ro2">
          <table:table-cell office:value-type="float" office:value="3.30999994277954" calcext:value-type="float">
            <text:p>3,31</text:p>
          </table:table-cell>
          <table:table-cell office:value-type="float" office:value="177.212005615234" calcext:value-type="float">
            <text:p>177,21</text:p>
          </table:table-cell>
          <table:table-cell office:value-type="float" office:value="22.54736328125" calcext:value-type="float">
            <text:p>22,55</text:p>
          </table:table-cell>
          <table:table-cell office:value-type="float" office:value="515.61767578125" calcext:value-type="float">
            <text:p>515,62</text:p>
          </table:table-cell>
        </table:table-row>
        <table:table-row table:style-name="ro2">
          <table:table-cell office:value-type="float" office:value="3.3199999332428" calcext:value-type="float">
            <text:p>3,32</text:p>
          </table:table-cell>
          <table:table-cell office:value-type="float" office:value="177.514083862305" calcext:value-type="float">
            <text:p>177,51</text:p>
          </table:table-cell>
          <table:table-cell office:value-type="float" office:value="22.5456275939941" calcext:value-type="float">
            <text:p>22,55</text:p>
          </table:table-cell>
          <table:table-cell office:value-type="float" office:value="517.736694335938" calcext:value-type="float">
            <text:p>517,74</text:p>
          </table:table-cell>
        </table:table-row>
        <table:table-row table:style-name="ro2">
          <table:table-cell office:value-type="float" office:value="3.32999992370605" calcext:value-type="float">
            <text:p>3,33</text:p>
          </table:table-cell>
          <table:table-cell office:value-type="float" office:value="176.879745483398" calcext:value-type="float">
            <text:p>176,88</text:p>
          </table:table-cell>
          <table:table-cell office:value-type="float" office:value="22.5072727203369" calcext:value-type="float">
            <text:p>22,51</text:p>
          </table:table-cell>
          <table:table-cell office:value-type="float" office:value="519.777709960938" calcext:value-type="float">
            <text:p>519,78</text:p>
          </table:table-cell>
        </table:table-row>
        <table:table-row table:style-name="ro2">
          <table:table-cell office:value-type="float" office:value="3.33999991416931" calcext:value-type="float">
            <text:p>3,34</text:p>
          </table:table-cell>
          <table:table-cell office:value-type="float" office:value="176.751708984375" calcext:value-type="float">
            <text:p>176,75</text:p>
          </table:table-cell>
          <table:table-cell office:value-type="float" office:value="22.4941349029541" calcext:value-type="float">
            <text:p>22,49</text:p>
          </table:table-cell>
          <table:table-cell office:value-type="float" office:value="522.046752929688" calcext:value-type="float">
            <text:p>522,05</text:p>
          </table:table-cell>
        </table:table-row>
        <table:table-row table:style-name="ro2">
          <table:table-cell office:value-type="float" office:value="3.34999990463257" calcext:value-type="float">
            <text:p>3,35</text:p>
          </table:table-cell>
          <table:table-cell office:value-type="float" office:value="176.881988525391" calcext:value-type="float">
            <text:p>176,88</text:p>
          </table:table-cell>
          <table:table-cell office:value-type="float" office:value="22.4946136474609" calcext:value-type="float">
            <text:p>22,49</text:p>
          </table:table-cell>
          <table:table-cell office:value-type="float" office:value="524.822937011719" calcext:value-type="float">
            <text:p>524,82</text:p>
          </table:table-cell>
        </table:table-row>
        <table:table-row table:style-name="ro2">
          <table:table-cell office:value-type="float" office:value="3.35999989509583" calcext:value-type="float">
            <text:p>3,36</text:p>
          </table:table-cell>
          <table:table-cell office:value-type="float" office:value="176.998641967773" calcext:value-type="float">
            <text:p>177</text:p>
          </table:table-cell>
          <table:table-cell office:value-type="float" office:value="22.4505195617676" calcext:value-type="float">
            <text:p>22,45</text:p>
          </table:table-cell>
          <table:table-cell office:value-type="float" office:value="528.273803710938" calcext:value-type="float">
            <text:p>528,27</text:p>
          </table:table-cell>
        </table:table-row>
        <table:table-row table:style-name="ro2">
          <table:table-cell office:value-type="float" office:value="3.36999988555908" calcext:value-type="float">
            <text:p>3,37</text:p>
          </table:table-cell>
          <table:table-cell office:value-type="float" office:value="176.950454711914" calcext:value-type="float">
            <text:p>176,95</text:p>
          </table:table-cell>
          <table:table-cell office:value-type="float" office:value="22.4044818878174" calcext:value-type="float">
            <text:p>22,4</text:p>
          </table:table-cell>
          <table:table-cell office:value-type="float" office:value="532.386962890625" calcext:value-type="float">
            <text:p>532,39</text:p>
          </table:table-cell>
        </table:table-row>
        <table:table-row table:style-name="ro2">
          <table:table-cell office:value-type="float" office:value="3.38000011444092" calcext:value-type="float">
            <text:p>3,38</text:p>
          </table:table-cell>
          <table:table-cell office:value-type="float" office:value="176.764755249023" calcext:value-type="float">
            <text:p>176,76</text:p>
          </table:table-cell>
          <table:table-cell office:value-type="float" office:value="22.403018951416" calcext:value-type="float">
            <text:p>22,4</text:p>
          </table:table-cell>
          <table:table-cell office:value-type="float" office:value="536.952697753906" calcext:value-type="float">
            <text:p>536,95</text:p>
          </table:table-cell>
        </table:table-row>
        <table:table-row table:style-name="ro2">
          <table:table-cell office:value-type="float" office:value="3.39000010490417" calcext:value-type="float">
            <text:p>3,39</text:p>
          </table:table-cell>
          <table:table-cell office:value-type="float" office:value="177.412200927734" calcext:value-type="float">
            <text:p>177,41</text:p>
          </table:table-cell>
          <table:table-cell office:value-type="float" office:value="22.4120426177979" calcext:value-type="float">
            <text:p>22,41</text:p>
          </table:table-cell>
          <table:table-cell office:value-type="float" office:value="541.611694335938" calcext:value-type="float">
            <text:p>541,61</text:p>
          </table:table-cell>
        </table:table-row>
        <table:table-row table:style-name="ro2">
          <table:table-cell office:value-type="float" office:value="3.40000009536743" calcext:value-type="float">
            <text:p>3,4</text:p>
          </table:table-cell>
          <table:table-cell office:value-type="float" office:value="177.716171264648" calcext:value-type="float">
            <text:p>177,72</text:p>
          </table:table-cell>
          <table:table-cell office:value-type="float" office:value="22.3711624145508" calcext:value-type="float">
            <text:p>22,37</text:p>
          </table:table-cell>
          <table:table-cell office:value-type="float" office:value="545.947448730469" calcext:value-type="float">
            <text:p>545,95</text:p>
          </table:table-cell>
        </table:table-row>
        <table:table-row table:style-name="ro2">
          <table:table-cell office:value-type="float" office:value="3.41000008583069" calcext:value-type="float">
            <text:p>3,41</text:p>
          </table:table-cell>
          <table:table-cell office:value-type="float" office:value="177.512924194336" calcext:value-type="float">
            <text:p>177,51</text:p>
          </table:table-cell>
          <table:table-cell office:value-type="float" office:value="22.3616352081299" calcext:value-type="float">
            <text:p>22,36</text:p>
          </table:table-cell>
          <table:table-cell office:value-type="float" office:value="549.620788574219" calcext:value-type="float">
            <text:p>549,62</text:p>
          </table:table-cell>
        </table:table-row>
        <table:table-row table:style-name="ro2">
          <table:table-cell office:value-type="float" office:value="3.42000007629395" calcext:value-type="float">
            <text:p>3,42</text:p>
          </table:table-cell>
          <table:table-cell office:value-type="float" office:value="177.850845336914" calcext:value-type="float">
            <text:p>177,85</text:p>
          </table:table-cell>
          <table:table-cell office:value-type="float" office:value="22.3823642730713" calcext:value-type="float">
            <text:p>22,38</text:p>
          </table:table-cell>
          <table:table-cell office:value-type="float" office:value="552.486022949219" calcext:value-type="float">
            <text:p>552,49</text:p>
          </table:table-cell>
        </table:table-row>
        <table:table-row table:style-name="ro2">
          <table:table-cell office:value-type="float" office:value="3.4300000667572" calcext:value-type="float">
            <text:p>3,43</text:p>
          </table:table-cell>
          <table:table-cell office:value-type="float" office:value="177.318130493164" calcext:value-type="float">
            <text:p>177,32</text:p>
          </table:table-cell>
          <table:table-cell office:value-type="float" office:value="22.3993549346924" calcext:value-type="float">
            <text:p>22,4</text:p>
          </table:table-cell>
          <table:table-cell office:value-type="float" office:value="554.62353515625" calcext:value-type="float">
            <text:p>554,62</text:p>
          </table:table-cell>
        </table:table-row>
        <table:table-row table:style-name="ro2">
          <table:table-cell office:value-type="float" office:value="3.44000005722046" calcext:value-type="float">
            <text:p>3,44</text:p>
          </table:table-cell>
          <table:table-cell office:value-type="float" office:value="177.578643798828" calcext:value-type="float">
            <text:p>177,58</text:p>
          </table:table-cell>
          <table:table-cell office:value-type="float" office:value="22.3692951202393" calcext:value-type="float">
            <text:p>22,37</text:p>
          </table:table-cell>
          <table:table-cell office:value-type="float" office:value="556.313293457031" calcext:value-type="float">
            <text:p>556,31</text:p>
          </table:table-cell>
        </table:table-row>
        <table:table-row table:style-name="ro2">
          <table:table-cell office:value-type="float" office:value="3.45000004768372" calcext:value-type="float">
            <text:p>3,45</text:p>
          </table:table-cell>
          <table:table-cell office:value-type="float" office:value="177.757766723633" calcext:value-type="float">
            <text:p>177,76</text:p>
          </table:table-cell>
          <table:table-cell office:value-type="float" office:value="22.3470573425293" calcext:value-type="float">
            <text:p>22,35</text:p>
          </table:table-cell>
          <table:table-cell office:value-type="float" office:value="557.973449707031" calcext:value-type="float">
            <text:p>557,97</text:p>
          </table:table-cell>
        </table:table-row>
        <table:table-row table:style-name="ro2">
          <table:table-cell office:value-type="float" office:value="3.46000003814697" calcext:value-type="float">
            <text:p>3,46</text:p>
          </table:table-cell>
          <table:table-cell office:value-type="float" office:value="177.838668823242" calcext:value-type="float">
            <text:p>177,84</text:p>
          </table:table-cell>
          <table:table-cell office:value-type="float" office:value="22.3486881256104" calcext:value-type="float">
            <text:p>22,35</text:p>
          </table:table-cell>
          <table:table-cell office:value-type="float" office:value="560.076782226563" calcext:value-type="float">
            <text:p>560,08</text:p>
          </table:table-cell>
        </table:table-row>
        <table:table-row table:style-name="ro2">
          <table:table-cell office:value-type="float" office:value="3.47000002861023" calcext:value-type="float">
            <text:p>3,47</text:p>
          </table:table-cell>
          <table:table-cell office:value-type="float" office:value="178.004470825195" calcext:value-type="float">
            <text:p>178</text:p>
          </table:table-cell>
          <table:table-cell office:value-type="float" office:value="22.3119277954102" calcext:value-type="float">
            <text:p>22,31</text:p>
          </table:table-cell>
          <table:table-cell office:value-type="float" office:value="563.019287109375" calcext:value-type="float">
            <text:p>563,02</text:p>
          </table:table-cell>
        </table:table-row>
        <table:table-row table:style-name="ro2">
          <table:table-cell office:value-type="float" office:value="3.48000001907349" calcext:value-type="float">
            <text:p>3,48</text:p>
          </table:table-cell>
          <table:table-cell office:value-type="float" office:value="177.525939941406" calcext:value-type="float">
            <text:p>177,53</text:p>
          </table:table-cell>
          <table:table-cell office:value-type="float" office:value="22.2653312683105" calcext:value-type="float">
            <text:p>22,27</text:p>
          </table:table-cell>
          <table:table-cell office:value-type="float" office:value="566.975341796875" calcext:value-type="float">
            <text:p>566,98</text:p>
          </table:table-cell>
        </table:table-row>
        <table:table-row table:style-name="ro2">
          <table:table-cell office:value-type="float" office:value="3.49000000953674" calcext:value-type="float">
            <text:p>3,49</text:p>
          </table:table-cell>
          <table:table-cell office:value-type="float" office:value="177.998962402344" calcext:value-type="float">
            <text:p>178</text:p>
          </table:table-cell>
          <table:table-cell office:value-type="float" office:value="22.2376003265381" calcext:value-type="float">
            <text:p>22,24</text:p>
          </table:table-cell>
          <table:table-cell office:value-type="float" office:value="571.810180664063" calcext:value-type="float">
            <text:p>571,81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office:value-type="float" office:value="178.551971435547" calcext:value-type="float">
            <text:p>178,55</text:p>
          </table:table-cell>
          <table:table-cell office:value-type="float" office:value="22.2012157440186" calcext:value-type="float">
            <text:p>22,2</text:p>
          </table:table-cell>
          <table:table-cell office:value-type="float" office:value="577.092407226563" calcext:value-type="float">
            <text:p>577,09</text:p>
          </table:table-cell>
        </table:table-row>
        <table:table-row table:style-name="ro2">
          <table:table-cell office:value-type="float" office:value="3.50999999046326" calcext:value-type="float">
            <text:p>3,51</text:p>
          </table:table-cell>
          <table:table-cell office:value-type="float" office:value="178.815048217773" calcext:value-type="float">
            <text:p>178,82</text:p>
          </table:table-cell>
          <table:table-cell office:value-type="float" office:value="22.1665821075439" calcext:value-type="float">
            <text:p>22,17</text:p>
          </table:table-cell>
          <table:table-cell office:value-type="float" office:value="582.218505859375" calcext:value-type="float">
            <text:p>582,22</text:p>
          </table:table-cell>
        </table:table-row>
        <table:table-row table:style-name="ro2">
          <table:table-cell office:value-type="float" office:value="3.51999998092651" calcext:value-type="float">
            <text:p>3,52</text:p>
          </table:table-cell>
          <table:table-cell office:value-type="float" office:value="178.421981811523" calcext:value-type="float">
            <text:p>178,42</text:p>
          </table:table-cell>
          <table:table-cell office:value-type="float" office:value="22.1558322906494" calcext:value-type="float">
            <text:p>22,16</text:p>
          </table:table-cell>
          <table:table-cell office:value-type="float" office:value="586.631530761719" calcext:value-type="float">
            <text:p>586,63</text:p>
          </table:table-cell>
        </table:table-row>
        <table:table-row table:style-name="ro2">
          <table:table-cell office:value-type="float" office:value="3.52999997138977" calcext:value-type="float">
            <text:p>3,53</text:p>
          </table:table-cell>
          <table:table-cell office:value-type="float" office:value="177.862548828125" calcext:value-type="float">
            <text:p>177,86</text:p>
          </table:table-cell>
          <table:table-cell office:value-type="float" office:value="22.1790637969971" calcext:value-type="float">
            <text:p>22,18</text:p>
          </table:table-cell>
          <table:table-cell office:value-type="float" office:value="589.99072265625" calcext:value-type="float">
            <text:p>589,99</text:p>
          </table:table-cell>
        </table:table-row>
        <table:table-row table:style-name="ro2">
          <table:table-cell office:value-type="float" office:value="3.53999996185303" calcext:value-type="float">
            <text:p>3,54</text:p>
          </table:table-cell>
          <table:table-cell office:value-type="float" office:value="177.742782592773" calcext:value-type="float">
            <text:p>177,74</text:p>
          </table:table-cell>
          <table:table-cell office:value-type="float" office:value="22.1990585327148" calcext:value-type="float">
            <text:p>22,2</text:p>
          </table:table-cell>
          <table:table-cell office:value-type="float" office:value="592.253662109375" calcext:value-type="float">
            <text:p>592,25</text:p>
          </table:table-cell>
        </table:table-row>
        <table:table-row table:style-name="ro2">
          <table:table-cell office:value-type="float" office:value="3.54999995231628" calcext:value-type="float">
            <text:p>3,55</text:p>
          </table:table-cell>
          <table:table-cell office:value-type="float" office:value="177.670394897461" calcext:value-type="float">
            <text:p>177,67</text:p>
          </table:table-cell>
          <table:table-cell office:value-type="float" office:value="22.1972198486328" calcext:value-type="float">
            <text:p>22,2</text:p>
          </table:table-cell>
          <table:table-cell office:value-type="float" office:value="593.701232910156" calcext:value-type="float">
            <text:p>593,7</text:p>
          </table:table-cell>
        </table:table-row>
        <table:table-row table:style-name="ro2">
          <table:table-cell office:value-type="float" office:value="3.55999994277954" calcext:value-type="float">
            <text:p>3,56</text:p>
          </table:table-cell>
          <table:table-cell office:value-type="float" office:value="177.854248046875" calcext:value-type="float">
            <text:p>177,85</text:p>
          </table:table-cell>
          <table:table-cell office:value-type="float" office:value="22.186580657959" calcext:value-type="float">
            <text:p>22,19</text:p>
          </table:table-cell>
          <table:table-cell office:value-type="float" office:value="594.890014648438" calcext:value-type="float">
            <text:p>594,89</text:p>
          </table:table-cell>
        </table:table-row>
        <table:table-row table:style-name="ro2">
          <table:table-cell office:value-type="float" office:value="3.5699999332428" calcext:value-type="float">
            <text:p>3,57</text:p>
          </table:table-cell>
          <table:table-cell office:value-type="float" office:value="178.414764404297" calcext:value-type="float">
            <text:p>178,41</text:p>
          </table:table-cell>
          <table:table-cell office:value-type="float" office:value="22.1524715423584" calcext:value-type="float">
            <text:p>22,15</text:p>
          </table:table-cell>
          <table:table-cell office:value-type="float" office:value="596.510803222656" calcext:value-type="float">
            <text:p>596,51</text:p>
          </table:table-cell>
        </table:table-row>
        <table:table-row table:style-name="ro2">
          <table:table-cell office:value-type="float" office:value="3.57999992370605" calcext:value-type="float">
            <text:p>3,58</text:p>
          </table:table-cell>
          <table:table-cell office:value-type="float" office:value="178.323547363281" calcext:value-type="float">
            <text:p>178,32</text:p>
          </table:table-cell>
          <table:table-cell office:value-type="float" office:value="22.1291923522949" calcext:value-type="float">
            <text:p>22,13</text:p>
          </table:table-cell>
          <table:table-cell office:value-type="float" office:value="599.160766601563" calcext:value-type="float">
            <text:p>599,16</text:p>
          </table:table-cell>
        </table:table-row>
        <table:table-row table:style-name="ro2">
          <table:table-cell office:value-type="float" office:value="3.58999991416931" calcext:value-type="float">
            <text:p>3,59</text:p>
          </table:table-cell>
          <table:table-cell office:value-type="float" office:value="178.263580322266" calcext:value-type="float">
            <text:p>178,26</text:p>
          </table:table-cell>
          <table:table-cell office:value-type="float" office:value="22.1053237915039" calcext:value-type="float">
            <text:p>22,11</text:p>
          </table:table-cell>
          <table:table-cell office:value-type="float" office:value="603.122924804688" calcext:value-type="float">
            <text:p>603,12</text:p>
          </table:table-cell>
        </table:table-row>
        <table:table-row table:style-name="ro2">
          <table:table-cell office:value-type="float" office:value="3.59999990463257" calcext:value-type="float">
            <text:p>3,6</text:p>
          </table:table-cell>
          <table:table-cell office:value-type="float" office:value="178.477325439453" calcext:value-type="float">
            <text:p>178,48</text:p>
          </table:table-cell>
          <table:table-cell office:value-type="float" office:value="22.0776081085205" calcext:value-type="float">
            <text:p>22,08</text:p>
          </table:table-cell>
          <table:table-cell office:value-type="float" office:value="608.241271972656" calcext:value-type="float">
            <text:p>608,24</text:p>
          </table:table-cell>
        </table:table-row>
        <table:table-row table:style-name="ro2">
          <table:table-cell office:value-type="float" office:value="3.60999989509583" calcext:value-type="float">
            <text:p>3,61</text:p>
          </table:table-cell>
          <table:table-cell office:value-type="float" office:value="178.702133178711" calcext:value-type="float">
            <text:p>178,7</text:p>
          </table:table-cell>
          <table:table-cell office:value-type="float" office:value="22.0446586608887" calcext:value-type="float">
            <text:p>22,04</text:p>
          </table:table-cell>
          <table:table-cell office:value-type="float" office:value="613.953430175781" calcext:value-type="float">
            <text:p>613,95</text:p>
          </table:table-cell>
        </table:table-row>
        <table:table-row table:style-name="ro2">
          <table:table-cell office:value-type="float" office:value="3.61999988555908" calcext:value-type="float">
            <text:p>3,62</text:p>
          </table:table-cell>
          <table:table-cell office:value-type="float" office:value="178.59602355957" calcext:value-type="float">
            <text:p>178,6</text:p>
          </table:table-cell>
          <table:table-cell office:value-type="float" office:value="21.9980049133301" calcext:value-type="float">
            <text:p>22</text:p>
          </table:table-cell>
          <table:table-cell office:value-type="float" office:value="619.50341796875" calcext:value-type="float">
            <text:p>619,5</text:p>
          </table:table-cell>
        </table:table-row>
        <table:table-row table:style-name="ro2">
          <table:table-cell office:value-type="float" office:value="3.63000011444092" calcext:value-type="float">
            <text:p>3,63</text:p>
          </table:table-cell>
          <table:table-cell office:value-type="float" office:value="178.127349853516" calcext:value-type="float">
            <text:p>178,13</text:p>
          </table:table-cell>
          <table:table-cell office:value-type="float" office:value="21.9725227355957" calcext:value-type="float">
            <text:p>21,97</text:p>
          </table:table-cell>
          <table:table-cell office:value-type="float" office:value="624.207214355469" calcext:value-type="float">
            <text:p>624,21</text:p>
          </table:table-cell>
        </table:table-row>
        <table:table-row table:style-name="ro2">
          <table:table-cell office:value-type="float" office:value="3.64000010490417" calcext:value-type="float">
            <text:p>3,64</text:p>
          </table:table-cell>
          <table:table-cell office:value-type="float" office:value="178.058883666992" calcext:value-type="float">
            <text:p>178,06</text:p>
          </table:table-cell>
          <table:table-cell office:value-type="float" office:value="21.9676818847656" calcext:value-type="float">
            <text:p>21,97</text:p>
          </table:table-cell>
          <table:table-cell office:value-type="float" office:value="627.661804199219" calcext:value-type="float">
            <text:p>627,66</text:p>
          </table:table-cell>
        </table:table-row>
        <table:table-row table:style-name="ro2">
          <table:table-cell office:value-type="float" office:value="3.65000009536743" calcext:value-type="float">
            <text:p>3,65</text:p>
          </table:table-cell>
          <table:table-cell office:value-type="float" office:value="178.318252563477" calcext:value-type="float">
            <text:p>178,32</text:p>
          </table:table-cell>
          <table:table-cell office:value-type="float" office:value="21.9775829315186" calcext:value-type="float">
            <text:p>21,98</text:p>
          </table:table-cell>
          <table:table-cell office:value-type="float" office:value="629.871520996094" calcext:value-type="float">
            <text:p>629,87</text:p>
          </table:table-cell>
        </table:table-row>
        <table:table-row table:style-name="ro2">
          <table:table-cell office:value-type="float" office:value="3.66000008583069" calcext:value-type="float">
            <text:p>3,66</text:p>
          </table:table-cell>
          <table:table-cell office:value-type="float" office:value="178.907943725586" calcext:value-type="float">
            <text:p>178,91</text:p>
          </table:table-cell>
          <table:table-cell office:value-type="float" office:value="21.9793148040771" calcext:value-type="float">
            <text:p>21,98</text:p>
          </table:table-cell>
          <table:table-cell office:value-type="float" office:value="631.270324707031" calcext:value-type="float">
            <text:p>631,27</text:p>
          </table:table-cell>
        </table:table-row>
        <table:table-row table:style-name="ro2">
          <table:table-cell office:value-type="float" office:value="3.67000007629395" calcext:value-type="float">
            <text:p>3,67</text:p>
          </table:table-cell>
          <table:table-cell office:value-type="float" office:value="179.041488647461" calcext:value-type="float">
            <text:p>179,04</text:p>
          </table:table-cell>
          <table:table-cell office:value-type="float" office:value="21.9638118743896" calcext:value-type="float">
            <text:p>21,96</text:p>
          </table:table-cell>
          <table:table-cell office:value-type="float" office:value="632.590881347656" calcext:value-type="float">
            <text:p>632,59</text:p>
          </table:table-cell>
        </table:table-row>
        <table:table-row table:style-name="ro2">
          <table:table-cell office:value-type="float" office:value="3.6800000667572" calcext:value-type="float">
            <text:p>3,68</text:p>
          </table:table-cell>
          <table:table-cell office:value-type="float" office:value="179.004379272461" calcext:value-type="float">
            <text:p>179</text:p>
          </table:table-cell>
          <table:table-cell office:value-type="float" office:value="21.9314575195313" calcext:value-type="float">
            <text:p>21,93</text:p>
          </table:table-cell>
          <table:table-cell office:value-type="float" office:value="634.60546875" calcext:value-type="float">
            <text:p>634,61</text:p>
          </table:table-cell>
        </table:table-row>
        <table:table-row table:style-name="ro2">
          <table:table-cell office:value-type="float" office:value="3.69000005722046" calcext:value-type="float">
            <text:p>3,69</text:p>
          </table:table-cell>
          <table:table-cell office:value-type="float" office:value="179.133987426758" calcext:value-type="float">
            <text:p>179,13</text:p>
          </table:table-cell>
          <table:table-cell office:value-type="float" office:value="21.894323348999" calcext:value-type="float">
            <text:p>21,89</text:p>
          </table:table-cell>
          <table:table-cell office:value-type="float" office:value="637.841613769531" calcext:value-type="float">
            <text:p>637,84</text:p>
          </table:table-cell>
        </table:table-row>
        <table:table-row table:style-name="ro2">
          <table:table-cell office:value-type="float" office:value="3.70000004768372" calcext:value-type="float">
            <text:p>3,7</text:p>
          </table:table-cell>
          <table:table-cell office:value-type="float" office:value="178.998107910156" calcext:value-type="float">
            <text:p>179</text:p>
          </table:table-cell>
          <table:table-cell office:value-type="float" office:value="21.8667030334473" calcext:value-type="float">
            <text:p>21,87</text:p>
          </table:table-cell>
          <table:table-cell office:value-type="float" office:value="642.363586425781" calcext:value-type="float">
            <text:p>642,36</text:p>
          </table:table-cell>
        </table:table-row>
        <table:table-row table:style-name="ro2">
          <table:table-cell office:value-type="float" office:value="3.71000003814697" calcext:value-type="float">
            <text:p>3,71</text:p>
          </table:table-cell>
          <table:table-cell office:value-type="float" office:value="178.773300170898" calcext:value-type="float">
            <text:p>178,77</text:p>
          </table:table-cell>
          <table:table-cell office:value-type="float" office:value="21.8454532623291" calcext:value-type="float">
            <text:p>21,85</text:p>
          </table:table-cell>
          <table:table-cell office:value-type="float" office:value="647.748107910156" calcext:value-type="float">
            <text:p>647,75</text:p>
          </table:table-cell>
        </table:table-row>
        <table:table-row table:style-name="ro2">
          <table:table-cell office:value-type="float" office:value="3.72000002861023" calcext:value-type="float">
            <text:p>3,72</text:p>
          </table:table-cell>
          <table:table-cell office:value-type="float" office:value="178.894912719727" calcext:value-type="float">
            <text:p>178,89</text:p>
          </table:table-cell>
          <table:table-cell office:value-type="float" office:value="21.8295783996582" calcext:value-type="float">
            <text:p>21,83</text:p>
          </table:table-cell>
          <table:table-cell office:value-type="float" office:value="653.259704589844" calcext:value-type="float">
            <text:p>653,26</text:p>
          </table:table-cell>
        </table:table-row>
        <table:table-row table:style-name="ro2">
          <table:table-cell office:value-type="float" office:value="3.73000001907349" calcext:value-type="float">
            <text:p>3,73</text:p>
          </table:table-cell>
          <table:table-cell office:value-type="float" office:value="178.99836730957" calcext:value-type="float">
            <text:p>179</text:p>
          </table:table-cell>
          <table:table-cell office:value-type="float" office:value="21.8277435302734" calcext:value-type="float">
            <text:p>21,83</text:p>
          </table:table-cell>
          <table:table-cell office:value-type="float" office:value="658.121337890625" calcext:value-type="float">
            <text:p>658,12</text:p>
          </table:table-cell>
        </table:table-row>
        <table:table-row table:style-name="ro2">
          <table:table-cell office:value-type="float" office:value="3.74000000953674" calcext:value-type="float">
            <text:p>3,74</text:p>
          </table:table-cell>
          <table:table-cell office:value-type="float" office:value="178.870529174805" calcext:value-type="float">
            <text:p>178,87</text:p>
          </table:table-cell>
          <table:table-cell office:value-type="float" office:value="21.8234767913818" calcext:value-type="float">
            <text:p>21,82</text:p>
          </table:table-cell>
          <table:table-cell office:value-type="float" office:value="661.811340332031" calcext:value-type="float">
            <text:p>661,81</text:p>
          </table:table-cell>
        </table:table-row>
        <table:table-row table:style-name="ro2">
          <table:table-cell office:value-type="float" office:value="3.75" calcext:value-type="float">
            <text:p>3,75</text:p>
          </table:table-cell>
          <table:table-cell office:value-type="float" office:value="179.246276855469" calcext:value-type="float">
            <text:p>179,25</text:p>
          </table:table-cell>
          <table:table-cell office:value-type="float" office:value="21.8083591461182" calcext:value-type="float">
            <text:p>21,81</text:p>
          </table:table-cell>
          <table:table-cell office:value-type="float" office:value="664.282348632813" calcext:value-type="float">
            <text:p>664,28</text:p>
          </table:table-cell>
        </table:table-row>
        <table:table-row table:style-name="ro2">
          <table:table-cell office:value-type="float" office:value="3.75999999046326" calcext:value-type="float">
            <text:p>3,76</text:p>
          </table:table-cell>
          <table:table-cell office:value-type="float" office:value="179.545776367188" calcext:value-type="float">
            <text:p>179,55</text:p>
          </table:table-cell>
          <table:table-cell office:value-type="float" office:value="21.7874355316162" calcext:value-type="float">
            <text:p>21,79</text:p>
          </table:table-cell>
          <table:table-cell office:value-type="float" office:value="665.998413085938" calcext:value-type="float">
            <text:p>666</text:p>
          </table:table-cell>
        </table:table-row>
        <table:table-row table:style-name="ro2">
          <table:table-cell office:value-type="float" office:value="3.76999998092651" calcext:value-type="float">
            <text:p>3,77</text:p>
          </table:table-cell>
          <table:table-cell office:value-type="float" office:value="179.265808105469" calcext:value-type="float">
            <text:p>179,27</text:p>
          </table:table-cell>
          <table:table-cell office:value-type="float" office:value="21.7530555725098" calcext:value-type="float">
            <text:p>21,75</text:p>
          </table:table-cell>
          <table:table-cell office:value-type="float" office:value="667.735534667969" calcext:value-type="float">
            <text:p>667,74</text:p>
          </table:table-cell>
        </table:table-row>
        <table:table-row table:style-name="ro2">
          <table:table-cell office:value-type="float" office:value="3.77999997138977" calcext:value-type="float">
            <text:p>3,78</text:p>
          </table:table-cell>
          <table:table-cell office:value-type="float" office:value="179.241928100586" calcext:value-type="float">
            <text:p>179,24</text:p>
          </table:table-cell>
          <table:table-cell office:value-type="float" office:value="21.7081470489502" calcext:value-type="float">
            <text:p>21,71</text:p>
          </table:table-cell>
          <table:table-cell office:value-type="float" office:value="670.251831054688" calcext:value-type="float">
            <text:p>670,25</text:p>
          </table:table-cell>
        </table:table-row>
        <table:table-row table:style-name="ro2">
          <table:table-cell office:value-type="float" office:value="3.78999996185303" calcext:value-type="float">
            <text:p>3,79</text:p>
          </table:table-cell>
          <table:table-cell office:value-type="float" office:value="179.141693115234" calcext:value-type="float">
            <text:p>179,14</text:p>
          </table:table-cell>
          <table:table-cell office:value-type="float" office:value="21.666130065918" calcext:value-type="float">
            <text:p>21,67</text:p>
          </table:table-cell>
          <table:table-cell office:value-type="float" office:value="673.966613769531" calcext:value-type="float">
            <text:p>673,97</text:p>
          </table:table-cell>
        </table:table-row>
        <table:table-row table:style-name="ro2">
          <table:table-cell office:value-type="float" office:value="3.79999995231628" calcext:value-type="float">
            <text:p>3,8</text:p>
          </table:table-cell>
          <table:table-cell office:value-type="float" office:value="179.083633422852" calcext:value-type="float">
            <text:p>179,08</text:p>
          </table:table-cell>
          <table:table-cell office:value-type="float" office:value="21.6261177062988" calcext:value-type="float">
            <text:p>21,63</text:p>
          </table:table-cell>
          <table:table-cell office:value-type="float" office:value="678.783752441406" calcext:value-type="float">
            <text:p>678,78</text:p>
          </table:table-cell>
        </table:table-row>
        <table:table-row table:style-name="ro2">
          <table:table-cell office:value-type="float" office:value="3.80999994277954" calcext:value-type="float">
            <text:p>3,81</text:p>
          </table:table-cell>
          <table:table-cell office:value-type="float" office:value="179.53190612793" calcext:value-type="float">
            <text:p>179,53</text:p>
          </table:table-cell>
          <table:table-cell office:value-type="float" office:value="21.5904026031494" calcext:value-type="float">
            <text:p>21,59</text:p>
          </table:table-cell>
          <table:table-cell office:value-type="float" office:value="684.141967773438" calcext:value-type="float">
            <text:p>684,14</text:p>
          </table:table-cell>
        </table:table-row>
        <table:table-row table:style-name="ro2">
          <table:table-cell office:value-type="float" office:value="3.8199999332428" calcext:value-type="float">
            <text:p>3,82</text:p>
          </table:table-cell>
          <table:table-cell office:value-type="float" office:value="179.706481933594" calcext:value-type="float">
            <text:p>179,71</text:p>
          </table:table-cell>
          <table:table-cell office:value-type="float" office:value="21.610330581665" calcext:value-type="float">
            <text:p>21,61</text:p>
          </table:table-cell>
          <table:table-cell office:value-type="float" office:value="689.243103027344" calcext:value-type="float">
            <text:p>689,24</text:p>
          </table:table-cell>
        </table:table-row>
        <table:table-row table:style-name="ro2">
          <table:table-cell office:value-type="float" office:value="3.82999992370605" calcext:value-type="float">
            <text:p>3,83</text:p>
          </table:table-cell>
          <table:table-cell office:value-type="float" office:value="179.372055053711" calcext:value-type="float">
            <text:p>179,37</text:p>
          </table:table-cell>
          <table:table-cell office:value-type="float" office:value="21.6312561035156" calcext:value-type="float">
            <text:p>21,63</text:p>
          </table:table-cell>
          <table:table-cell office:value-type="float" office:value="693.404174804688" calcext:value-type="float">
            <text:p>693,4</text:p>
          </table:table-cell>
        </table:table-row>
        <table:table-row table:style-name="ro2">
          <table:table-cell office:value-type="float" office:value="3.83999991416931" calcext:value-type="float">
            <text:p>3,84</text:p>
          </table:table-cell>
          <table:table-cell office:value-type="float" office:value="179.384475708008" calcext:value-type="float">
            <text:p>179,38</text:p>
          </table:table-cell>
          <table:table-cell office:value-type="float" office:value="21.5953521728516" calcext:value-type="float">
            <text:p>21,6</text:p>
          </table:table-cell>
          <table:table-cell office:value-type="float" office:value="696.385620117188" calcext:value-type="float">
            <text:p>696,39</text:p>
          </table:table-cell>
        </table:table-row>
        <table:table-row table:style-name="ro2">
          <table:table-cell office:value-type="float" office:value="3.84999990463257" calcext:value-type="float">
            <text:p>3,85</text:p>
          </table:table-cell>
          <table:table-cell office:value-type="float" office:value="179.714019775391" calcext:value-type="float">
            <text:p>179,71</text:p>
          </table:table-cell>
          <table:table-cell office:value-type="float" office:value="21.5570011138916" calcext:value-type="float">
            <text:p>21,56</text:p>
          </table:table-cell>
          <table:table-cell office:value-type="float" office:value="698.508483886719" calcext:value-type="float">
            <text:p>698,51</text:p>
          </table:table-cell>
        </table:table-row>
        <table:table-row table:style-name="ro2">
          <table:table-cell office:value-type="float" office:value="3.85999989509583" calcext:value-type="float">
            <text:p>3,86</text:p>
          </table:table-cell>
          <table:table-cell office:value-type="float" office:value="179.644775390625" calcext:value-type="float">
            <text:p>179,64</text:p>
          </table:table-cell>
          <table:table-cell office:value-type="float" office:value="21.5352001190186" calcext:value-type="float">
            <text:p>21,54</text:p>
          </table:table-cell>
          <table:table-cell office:value-type="float" office:value="700.48583984375" calcext:value-type="float">
            <text:p>700,49</text:p>
          </table:table-cell>
        </table:table-row>
        <table:table-row table:style-name="ro2">
          <table:table-cell office:value-type="float" office:value="3.86999988555908" calcext:value-type="float">
            <text:p>3,87</text:p>
          </table:table-cell>
          <table:table-cell office:value-type="float" office:value="179.536758422852" calcext:value-type="float">
            <text:p>179,54</text:p>
          </table:table-cell>
          <table:table-cell office:value-type="float" office:value="21.5069179534912" calcext:value-type="float">
            <text:p>21,51</text:p>
          </table:table-cell>
          <table:table-cell office:value-type="float" office:value="703.093933105469" calcext:value-type="float">
            <text:p>703,09</text:p>
          </table:table-cell>
        </table:table-row>
        <table:table-row table:style-name="ro2">
          <table:table-cell office:value-type="float" office:value="3.88000011444092" calcext:value-type="float">
            <text:p>3,88</text:p>
          </table:table-cell>
          <table:table-cell office:value-type="float" office:value="180.043975830078" calcext:value-type="float">
            <text:p>180,04</text:p>
          </table:table-cell>
          <table:table-cell office:value-type="float" office:value="21.4581775665283" calcext:value-type="float">
            <text:p>21,46</text:p>
          </table:table-cell>
          <table:table-cell office:value-type="float" office:value="706.814147949219" calcext:value-type="float">
            <text:p>706,81</text:p>
          </table:table-cell>
        </table:table-row>
        <table:table-row table:style-name="ro2">
          <table:table-cell office:value-type="float" office:value="3.89000010490417" calcext:value-type="float">
            <text:p>3,89</text:p>
          </table:table-cell>
          <table:table-cell office:value-type="float" office:value="180.179702758789" calcext:value-type="float">
            <text:p>180,18</text:p>
          </table:table-cell>
          <table:table-cell office:value-type="float" office:value="21.4483413696289" calcext:value-type="float">
            <text:p>21,45</text:p>
          </table:table-cell>
          <table:table-cell office:value-type="float" office:value="711.627075195313" calcext:value-type="float">
            <text:p>711,63</text:p>
          </table:table-cell>
        </table:table-row>
        <table:table-row table:style-name="ro2">
          <table:table-cell office:value-type="float" office:value="3.90000009536743" calcext:value-type="float">
            <text:p>3,9</text:p>
          </table:table-cell>
          <table:table-cell office:value-type="float" office:value="180.148880004883" calcext:value-type="float">
            <text:p>180,15</text:p>
          </table:table-cell>
          <table:table-cell office:value-type="float" office:value="21.4540328979492" calcext:value-type="float">
            <text:p>21,45</text:p>
          </table:table-cell>
          <table:table-cell office:value-type="float" office:value="717.011047363281" calcext:value-type="float">
            <text:p>717,01</text:p>
          </table:table-cell>
        </table:table-row>
        <table:table-row table:style-name="ro2">
          <table:table-cell office:value-type="float" office:value="3.91000008583069" calcext:value-type="float">
            <text:p>3,91</text:p>
          </table:table-cell>
          <table:table-cell office:value-type="float" office:value="180.130065917969" calcext:value-type="float">
            <text:p>180,13</text:p>
          </table:table-cell>
          <table:table-cell office:value-type="float" office:value="21.4497013092041" calcext:value-type="float">
            <text:p>21,45</text:p>
          </table:table-cell>
          <table:table-cell office:value-type="float" office:value="722.166259765625" calcext:value-type="float">
            <text:p>722,17</text:p>
          </table:table-cell>
        </table:table-row>
        <table:table-row table:style-name="ro2">
          <table:table-cell office:value-type="float" office:value="3.92000007629395" calcext:value-type="float">
            <text:p>3,92</text:p>
          </table:table-cell>
          <table:table-cell office:value-type="float" office:value="179.884323120117" calcext:value-type="float">
            <text:p>179,88</text:p>
          </table:table-cell>
          <table:table-cell office:value-type="float" office:value="21.4406871795654" calcext:value-type="float">
            <text:p>21,44</text:p>
          </table:table-cell>
          <table:table-cell office:value-type="float" office:value="726.400756835938" calcext:value-type="float">
            <text:p>726,4</text:p>
          </table:table-cell>
        </table:table-row>
        <table:table-row table:style-name="ro2">
          <table:table-cell office:value-type="float" office:value="3.9300000667572" calcext:value-type="float">
            <text:p>3,93</text:p>
          </table:table-cell>
          <table:table-cell office:value-type="float" office:value="180.280502319336" calcext:value-type="float">
            <text:p>180,28</text:p>
          </table:table-cell>
          <table:table-cell office:value-type="float" office:value="21.3948040008545" calcext:value-type="float">
            <text:p>21,39</text:p>
          </table:table-cell>
          <table:table-cell office:value-type="float" office:value="729.488098144531" calcext:value-type="float">
            <text:p>729,49</text:p>
          </table:table-cell>
        </table:table-row>
        <table:table-row table:style-name="ro2">
          <table:table-cell office:value-type="float" office:value="3.94000005722046" calcext:value-type="float">
            <text:p>3,94</text:p>
          </table:table-cell>
          <table:table-cell office:value-type="float" office:value="180.179229736328" calcext:value-type="float">
            <text:p>180,18</text:p>
          </table:table-cell>
          <table:table-cell office:value-type="float" office:value="21.3650856018066" calcext:value-type="float">
            <text:p>21,37</text:p>
          </table:table-cell>
          <table:table-cell office:value-type="float" office:value="731.758605957031" calcext:value-type="float">
            <text:p>731,76</text:p>
          </table:table-cell>
        </table:table-row>
        <table:table-row table:style-name="ro2">
          <table:table-cell office:value-type="float" office:value="3.95000004768372" calcext:value-type="float">
            <text:p>3,95</text:p>
          </table:table-cell>
          <table:table-cell office:value-type="float" office:value="180.41064453125" calcext:value-type="float">
            <text:p>180,41</text:p>
          </table:table-cell>
          <table:table-cell office:value-type="float" office:value="21.3248901367188" calcext:value-type="float">
            <text:p>21,32</text:p>
          </table:table-cell>
          <table:table-cell office:value-type="float" office:value="733.914245605469" calcext:value-type="float">
            <text:p>733,91</text:p>
          </table:table-cell>
        </table:table-row>
        <table:table-row table:style-name="ro2">
          <table:table-cell office:value-type="float" office:value="3.96000003814697" calcext:value-type="float">
            <text:p>3,96</text:p>
          </table:table-cell>
          <table:table-cell office:value-type="float" office:value="180.611709594727" calcext:value-type="float">
            <text:p>180,61</text:p>
          </table:table-cell>
          <table:table-cell office:value-type="float" office:value="21.2913513183594" calcext:value-type="float">
            <text:p>21,29</text:p>
          </table:table-cell>
          <table:table-cell office:value-type="float" office:value="736.68701171875" calcext:value-type="float">
            <text:p>736,69</text:p>
          </table:table-cell>
        </table:table-row>
        <table:table-row table:style-name="ro2">
          <table:table-cell office:value-type="float" office:value="3.97000002861023" calcext:value-type="float">
            <text:p>3,97</text:p>
          </table:table-cell>
          <table:table-cell office:value-type="float" office:value="180.798263549805" calcext:value-type="float">
            <text:p>180,8</text:p>
          </table:table-cell>
          <table:table-cell office:value-type="float" office:value="21.2567577362061" calcext:value-type="float">
            <text:p>21,26</text:p>
          </table:table-cell>
          <table:table-cell office:value-type="float" office:value="740.506164550781" calcext:value-type="float">
            <text:p>740,51</text:p>
          </table:table-cell>
        </table:table-row>
        <table:table-row table:style-name="ro2">
          <table:table-cell office:value-type="float" office:value="3.98000001907349" calcext:value-type="float">
            <text:p>3,98</text:p>
          </table:table-cell>
          <table:table-cell office:value-type="float" office:value="180.806457519531" calcext:value-type="float">
            <text:p>180,81</text:p>
          </table:table-cell>
          <table:table-cell office:value-type="float" office:value="21.2272701263428" calcext:value-type="float">
            <text:p>21,23</text:p>
          </table:table-cell>
          <table:table-cell office:value-type="float" office:value="745.297790527344" calcext:value-type="float">
            <text:p>745,3</text:p>
          </table:table-cell>
        </table:table-row>
        <table:table-row table:style-name="ro2">
          <table:table-cell office:value-type="float" office:value="3.99000000953674" calcext:value-type="float">
            <text:p>3,99</text:p>
          </table:table-cell>
          <table:table-cell office:value-type="float" office:value="180.428955078125" calcext:value-type="float">
            <text:p>180,43</text:p>
          </table:table-cell>
          <table:table-cell office:value-type="float" office:value="21.2241535186768" calcext:value-type="float">
            <text:p>21,22</text:p>
          </table:table-cell>
          <table:table-cell office:value-type="float" office:value="750.521484375" calcext:value-type="float">
            <text:p>750,5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0.654235839844" calcext:value-type="float">
            <text:p>180,65</text:p>
          </table:table-cell>
          <table:table-cell office:value-type="float" office:value="21.214599609375" calcext:value-type="float">
            <text:p>21,21</text:p>
          </table:table-cell>
          <table:table-cell office:value-type="float" office:value="755.448547363281" calcext:value-type="float">
            <text:p>755,45</text:p>
          </table:table-cell>
        </table:table-row>
        <table:table-row table:style-name="ro2">
          <table:table-cell office:value-type="float" office:value="4.01000022888184" calcext:value-type="float">
            <text:p>4,01</text:p>
          </table:table-cell>
          <table:table-cell office:value-type="float" office:value="180.833618164063" calcext:value-type="float">
            <text:p>180,83</text:p>
          </table:table-cell>
          <table:table-cell office:value-type="float" office:value="21.2001781463623" calcext:value-type="float">
            <text:p>21,2</text:p>
          </table:table-cell>
          <table:table-cell office:value-type="float" office:value="759.556945800781" calcext:value-type="float">
            <text:p>759,56</text:p>
          </table:table-cell>
        </table:table-row>
        <table:table-row table:style-name="ro2">
          <table:table-cell office:value-type="float" office:value="4.01999998092651" calcext:value-type="float">
            <text:p>4,02</text:p>
          </table:table-cell>
          <table:table-cell office:value-type="float" office:value="181.14404296875" calcext:value-type="float">
            <text:p>181,14</text:p>
          </table:table-cell>
          <table:table-cell office:value-type="float" office:value="21.1607246398926" calcext:value-type="float">
            <text:p>21,16</text:p>
          </table:table-cell>
          <table:table-cell office:value-type="float" office:value="762.774658203125" calcext:value-type="float">
            <text:p>762,77</text:p>
          </table:table-cell>
        </table:table-row>
        <table:table-row table:style-name="ro2">
          <table:table-cell office:value-type="float" office:value="4.03000020980835" calcext:value-type="float">
            <text:p>4,03</text:p>
          </table:table-cell>
          <table:table-cell office:value-type="float" office:value="181.105316162109" calcext:value-type="float">
            <text:p>181,11</text:p>
          </table:table-cell>
          <table:table-cell office:value-type="float" office:value="21.1299114227295" calcext:value-type="float">
            <text:p>21,13</text:p>
          </table:table-cell>
          <table:table-cell office:value-type="float" office:value="765.467224121094" calcext:value-type="float">
            <text:p>765,47</text:p>
          </table:table-cell>
        </table:table-row>
        <table:table-row table:style-name="ro2">
          <table:table-cell office:value-type="float" office:value="4.03999996185303" calcext:value-type="float">
            <text:p>4,04</text:p>
          </table:table-cell>
          <table:table-cell office:value-type="float" office:value="181.299987792969" calcext:value-type="float">
            <text:p>181,3</text:p>
          </table:table-cell>
          <table:table-cell office:value-type="float" office:value="21.0751609802246" calcext:value-type="float">
            <text:p>21,08</text:p>
          </table:table-cell>
          <table:table-cell office:value-type="float" office:value="768.213012695313" calcext:value-type="float">
            <text:p>768,21</text:p>
          </table:table-cell>
        </table:table-row>
        <table:table-row table:style-name="ro2">
          <table:table-cell office:value-type="float" office:value="4.05000019073486" calcext:value-type="float">
            <text:p>4,05</text:p>
          </table:table-cell>
          <table:table-cell office:value-type="float" office:value="181.151123046875" calcext:value-type="float">
            <text:p>181,15</text:p>
          </table:table-cell>
          <table:table-cell office:value-type="float" office:value="21.0264835357666" calcext:value-type="float">
            <text:p>21,03</text:p>
          </table:table-cell>
          <table:table-cell office:value-type="float" office:value="771.513488769531" calcext:value-type="float">
            <text:p>771,51</text:p>
          </table:table-cell>
        </table:table-row>
        <table:table-row table:style-name="ro2">
          <table:table-cell office:value-type="float" office:value="4.05999994277954" calcext:value-type="float">
            <text:p>4,06</text:p>
          </table:table-cell>
          <table:table-cell office:value-type="float" office:value="181.021179199219" calcext:value-type="float">
            <text:p>181,02</text:p>
          </table:table-cell>
          <table:table-cell office:value-type="float" office:value="21.0371932983398" calcext:value-type="float">
            <text:p>21,04</text:p>
          </table:table-cell>
          <table:table-cell office:value-type="float" office:value="775.547790527344" calcext:value-type="float">
            <text:p>775,55</text:p>
          </table:table-cell>
        </table:table-row>
        <table:table-row table:style-name="ro2">
          <table:table-cell office:value-type="float" office:value="4.07000017166138" calcext:value-type="float">
            <text:p>4,07</text:p>
          </table:table-cell>
          <table:table-cell office:value-type="float" office:value="181.385833740234" calcext:value-type="float">
            <text:p>181,39</text:p>
          </table:table-cell>
          <table:table-cell office:value-type="float" office:value="21.0160026550293" calcext:value-type="float">
            <text:p>21,02</text:p>
          </table:table-cell>
          <table:table-cell office:value-type="float" office:value="780.109008789063" calcext:value-type="float">
            <text:p>780,11</text:p>
          </table:table-cell>
        </table:table-row>
        <table:table-row table:style-name="ro2">
          <table:table-cell office:value-type="float" office:value="4.07999992370605" calcext:value-type="float">
            <text:p>4,08</text:p>
          </table:table-cell>
          <table:table-cell office:value-type="float" office:value="181.557113647461" calcext:value-type="float">
            <text:p>181,56</text:p>
          </table:table-cell>
          <table:table-cell office:value-type="float" office:value="20.9843730926514" calcext:value-type="float">
            <text:p>20,98</text:p>
          </table:table-cell>
          <table:table-cell office:value-type="float" office:value="784.757080078125" calcext:value-type="float">
            <text:p>784,76</text:p>
          </table:table-cell>
        </table:table-row>
        <table:table-row table:style-name="ro2">
          <table:table-cell office:value-type="float" office:value="4.09000015258789" calcext:value-type="float">
            <text:p>4,09</text:p>
          </table:table-cell>
          <table:table-cell office:value-type="float" office:value="180.781646728516" calcext:value-type="float">
            <text:p>180,78</text:p>
          </table:table-cell>
          <table:table-cell office:value-type="float" office:value="20.9505863189697" calcext:value-type="float">
            <text:p>20,95</text:p>
          </table:table-cell>
          <table:table-cell office:value-type="float" office:value="789.102722167969" calcext:value-type="float">
            <text:p>789,1</text:p>
          </table:table-cell>
        </table:table-row>
        <table:table-row table:style-name="ro2">
          <table:table-cell office:value-type="float" office:value="4.09999990463257" calcext:value-type="float">
            <text:p>4,1</text:p>
          </table:table-cell>
          <table:table-cell office:value-type="float" office:value="181.245361328125" calcext:value-type="float">
            <text:p>181,25</text:p>
          </table:table-cell>
          <table:table-cell office:value-type="float" office:value="20.889949798584" calcext:value-type="float">
            <text:p>20,89</text:p>
          </table:table-cell>
          <table:table-cell office:value-type="float" office:value="792.997436523438" calcext:value-type="float">
            <text:p>793</text:p>
          </table:table-cell>
        </table:table-row>
        <table:table-row table:style-name="ro2">
          <table:table-cell office:value-type="float" office:value="4.1100001335144" calcext:value-type="float">
            <text:p>4,11</text:p>
          </table:table-cell>
          <table:table-cell office:value-type="float" office:value="182.287017822266" calcext:value-type="float">
            <text:p>182,29</text:p>
          </table:table-cell>
          <table:table-cell office:value-type="float" office:value="20.8381385803223" calcext:value-type="float">
            <text:p>20,84</text:p>
          </table:table-cell>
          <table:table-cell office:value-type="float" office:value="796.570129394531" calcext:value-type="float">
            <text:p>796,57</text:p>
          </table:table-cell>
        </table:table-row>
        <table:table-row table:style-name="ro2">
          <table:table-cell office:value-type="float" office:value="4.11999988555908" calcext:value-type="float">
            <text:p>4,12</text:p>
          </table:table-cell>
          <table:table-cell office:value-type="float" office:value="181.939529418945" calcext:value-type="float">
            <text:p>181,94</text:p>
          </table:table-cell>
          <table:table-cell office:value-type="float" office:value="20.8073692321777" calcext:value-type="float">
            <text:p>20,81</text:p>
          </table:table-cell>
          <table:table-cell office:value-type="float" office:value="800.103454589844" calcext:value-type="float">
            <text:p>800,1</text:p>
          </table:table-cell>
        </table:table-row>
        <table:table-row table:style-name="ro2">
          <table:table-cell office:value-type="float" office:value="4.13000011444092" calcext:value-type="float">
            <text:p>4,13</text:p>
          </table:table-cell>
          <table:table-cell office:value-type="float" office:value="181.864868164063" calcext:value-type="float">
            <text:p>181,86</text:p>
          </table:table-cell>
          <table:table-cell office:value-type="float" office:value="20.7838764190674" calcext:value-type="float">
            <text:p>20,78</text:p>
          </table:table-cell>
          <table:table-cell office:value-type="float" office:value="803.852966308594" calcext:value-type="float">
            <text:p>803,85</text:p>
          </table:table-cell>
        </table:table-row>
        <table:table-row table:style-name="ro2">
          <table:table-cell office:value-type="float" office:value="4.1399998664856" calcext:value-type="float">
            <text:p>4,14</text:p>
          </table:table-cell>
          <table:table-cell office:value-type="float" office:value="181.90510559082" calcext:value-type="float">
            <text:p>181,91</text:p>
          </table:table-cell>
          <table:table-cell office:value-type="float" office:value="20.7837696075439" calcext:value-type="float">
            <text:p>20,78</text:p>
          </table:table-cell>
          <table:table-cell office:value-type="float" office:value="807.888671875" calcext:value-type="float">
            <text:p>807,89</text:p>
          </table:table-cell>
        </table:table-row>
        <table:table-row table:style-name="ro2">
          <table:table-cell office:value-type="float" office:value="4.15000009536743" calcext:value-type="float">
            <text:p>4,15</text:p>
          </table:table-cell>
          <table:table-cell office:value-type="float" office:value="182.576995849609" calcext:value-type="float">
            <text:p>182,58</text:p>
          </table:table-cell>
          <table:table-cell office:value-type="float" office:value="20.7709274291992" calcext:value-type="float">
            <text:p>20,77</text:p>
          </table:table-cell>
          <table:table-cell office:value-type="float" office:value="812.081909179688" calcext:value-type="float">
            <text:p>812,08</text:p>
          </table:table-cell>
        </table:table-row>
        <table:table-row table:style-name="ro2">
          <table:table-cell office:value-type="float" office:value="4.15999984741211" calcext:value-type="float">
            <text:p>4,16</text:p>
          </table:table-cell>
          <table:table-cell office:value-type="float" office:value="182.659042358398" calcext:value-type="float">
            <text:p>182,66</text:p>
          </table:table-cell>
          <table:table-cell office:value-type="float" office:value="20.7054176330566" calcext:value-type="float">
            <text:p>20,71</text:p>
          </table:table-cell>
          <table:table-cell office:value-type="float" office:value="816.238220214844" calcext:value-type="float">
            <text:p>816,24</text:p>
          </table:table-cell>
        </table:table-row>
        <table:table-row table:style-name="ro2">
          <table:table-cell office:value-type="float" office:value="4.17000007629395" calcext:value-type="float">
            <text:p>4,17</text:p>
          </table:table-cell>
          <table:table-cell office:value-type="float" office:value="181.562973022461" calcext:value-type="float">
            <text:p>181,56</text:p>
          </table:table-cell>
          <table:table-cell office:value-type="float" office:value="20.6710929870605" calcext:value-type="float">
            <text:p>20,67</text:p>
          </table:table-cell>
          <table:table-cell office:value-type="float" office:value="820.242126464844" calcext:value-type="float">
            <text:p>820,24</text:p>
          </table:table-cell>
        </table:table-row>
        <table:table-row table:style-name="ro2">
          <table:table-cell office:value-type="float" office:value="4.17999982833862" calcext:value-type="float">
            <text:p>4,18</text:p>
          </table:table-cell>
          <table:table-cell office:value-type="float" office:value="181.864410400391" calcext:value-type="float">
            <text:p>181,86</text:p>
          </table:table-cell>
          <table:table-cell office:value-type="float" office:value="20.6430110931396" calcext:value-type="float">
            <text:p>20,64</text:p>
          </table:table-cell>
          <table:table-cell office:value-type="float" office:value="824.118469238281" calcext:value-type="float">
            <text:p>824,12</text:p>
          </table:table-cell>
        </table:table-row>
        <table:table-row table:style-name="ro2">
          <table:table-cell office:value-type="float" office:value="4.19000005722046" calcext:value-type="float">
            <text:p>4,19</text:p>
          </table:table-cell>
          <table:table-cell office:value-type="float" office:value="182.541641235352" calcext:value-type="float">
            <text:p>182,54</text:p>
          </table:table-cell>
          <table:table-cell office:value-type="float" office:value="20.6026191711426" calcext:value-type="float">
            <text:p>20,6</text:p>
          </table:table-cell>
          <table:table-cell office:value-type="float" office:value="827.984497070313" calcext:value-type="float">
            <text:p>827,98</text:p>
          </table:table-cell>
        </table:table-row>
        <table:table-row table:style-name="ro2">
          <table:table-cell office:value-type="float" office:value="4.19999980926514" calcext:value-type="float">
            <text:p>4,2</text:p>
          </table:table-cell>
          <table:table-cell office:value-type="float" office:value="182.886184692383" calcext:value-type="float">
            <text:p>182,89</text:p>
          </table:table-cell>
          <table:table-cell office:value-type="float" office:value="20.5483055114746" calcext:value-type="float">
            <text:p>20,55</text:p>
          </table:table-cell>
          <table:table-cell office:value-type="float" office:value="831.958679199219" calcext:value-type="float">
            <text:p>831,96</text:p>
          </table:table-cell>
        </table:table-row>
        <table:table-row table:style-name="ro2">
          <table:table-cell office:value-type="float" office:value="4.21000003814697" calcext:value-type="float">
            <text:p>4,21</text:p>
          </table:table-cell>
          <table:table-cell office:value-type="float" office:value="183.003845214844" calcext:value-type="float">
            <text:p>183</text:p>
          </table:table-cell>
          <table:table-cell office:value-type="float" office:value="20.5115356445313" calcext:value-type="float">
            <text:p>20,51</text:p>
          </table:table-cell>
          <table:table-cell office:value-type="float" office:value="836.058349609375" calcext:value-type="float">
            <text:p>836,06</text:p>
          </table:table-cell>
        </table:table-row>
        <table:table-row table:style-name="ro2">
          <table:table-cell office:value-type="float" office:value="4.21999979019165" calcext:value-type="float">
            <text:p>4,22</text:p>
          </table:table-cell>
          <table:table-cell office:value-type="float" office:value="182.073669433594" calcext:value-type="float">
            <text:p>182,07</text:p>
          </table:table-cell>
          <table:table-cell office:value-type="float" office:value="20.4970989227295" calcext:value-type="float">
            <text:p>20,5</text:p>
          </table:table-cell>
          <table:table-cell office:value-type="float" office:value="840.182739257813" calcext:value-type="float">
            <text:p>840,18</text:p>
          </table:table-cell>
        </table:table-row>
        <table:table-row table:style-name="ro2">
          <table:table-cell office:value-type="float" office:value="4.23000001907349" calcext:value-type="float">
            <text:p>4,23</text:p>
          </table:table-cell>
          <table:table-cell office:value-type="float" office:value="181.439254760742" calcext:value-type="float">
            <text:p>181,44</text:p>
          </table:table-cell>
          <table:table-cell office:value-type="float" office:value="20.4693775177002" calcext:value-type="float">
            <text:p>20,47</text:p>
          </table:table-cell>
          <table:table-cell office:value-type="float" office:value="844.217895507813" calcext:value-type="float">
            <text:p>844,22</text:p>
          </table:table-cell>
        </table:table-row>
        <table:table-row table:style-name="ro2">
          <table:table-cell office:value-type="float" office:value="4.23999977111816" calcext:value-type="float">
            <text:p>4,24</text:p>
          </table:table-cell>
          <table:table-cell office:value-type="float" office:value="181.253814697266" calcext:value-type="float">
            <text:p>181,25</text:p>
          </table:table-cell>
          <table:table-cell office:value-type="float" office:value="20.4255657196045" calcext:value-type="float">
            <text:p>20,43</text:p>
          </table:table-cell>
          <table:table-cell office:value-type="float" office:value="848.141845703125" calcext:value-type="float">
            <text:p>848,14</text:p>
          </table:table-cell>
        </table:table-row>
        <table:table-row table:style-name="ro2">
          <table:table-cell office:value-type="float" office:value="4.25" calcext:value-type="float">
            <text:p>4,25</text:p>
          </table:table-cell>
          <table:table-cell office:value-type="float" office:value="181.389389038086" calcext:value-type="float">
            <text:p>181,39</text:p>
          </table:table-cell>
          <table:table-cell office:value-type="float" office:value="20.3643093109131" calcext:value-type="float">
            <text:p>20,36</text:p>
          </table:table-cell>
          <table:table-cell office:value-type="float" office:value="852.049621582031" calcext:value-type="float">
            <text:p>852,05</text:p>
          </table:table-cell>
        </table:table-row>
        <table:table-row table:style-name="ro2">
          <table:table-cell office:value-type="float" office:value="4.26000022888184" calcext:value-type="float">
            <text:p>4,26</text:p>
          </table:table-cell>
          <table:table-cell office:value-type="float" office:value="182.219345092773" calcext:value-type="float">
            <text:p>182,22</text:p>
          </table:table-cell>
          <table:table-cell office:value-type="float" office:value="20.3097076416016" calcext:value-type="float">
            <text:p>20,31</text:p>
          </table:table-cell>
          <table:table-cell office:value-type="float" office:value="856.084533691406" calcext:value-type="float">
            <text:p>856,08</text:p>
          </table:table-cell>
        </table:table-row>
        <table:table-row table:style-name="ro2">
          <table:table-cell office:value-type="float" office:value="4.26999998092651" calcext:value-type="float">
            <text:p>4,27</text:p>
          </table:table-cell>
          <table:table-cell office:value-type="float" office:value="183.143890380859" calcext:value-type="float">
            <text:p>183,14</text:p>
          </table:table-cell>
          <table:table-cell office:value-type="float" office:value="20.2792682647705" calcext:value-type="float">
            <text:p>20,28</text:p>
          </table:table-cell>
          <table:table-cell office:value-type="float" office:value="860.332153320313" calcext:value-type="float">
            <text:p>860,33</text:p>
          </table:table-cell>
        </table:table-row>
        <table:table-row table:style-name="ro2">
          <table:table-cell office:value-type="float" office:value="4.28000020980835" calcext:value-type="float">
            <text:p>4,28</text:p>
          </table:table-cell>
          <table:table-cell office:value-type="float" office:value="183.767135620117" calcext:value-type="float">
            <text:p>183,77</text:p>
          </table:table-cell>
          <table:table-cell office:value-type="float" office:value="20.293888092041" calcext:value-type="float">
            <text:p>20,29</text:p>
          </table:table-cell>
          <table:table-cell office:value-type="float" office:value="864.737182617188" calcext:value-type="float">
            <text:p>864,74</text:p>
          </table:table-cell>
        </table:table-row>
        <table:table-row table:style-name="ro2">
          <table:table-cell office:value-type="float" office:value="4.28999996185303" calcext:value-type="float">
            <text:p>4,29</text:p>
          </table:table-cell>
          <table:table-cell office:value-type="float" office:value="184.449584960938" calcext:value-type="float">
            <text:p>184,45</text:p>
          </table:table-cell>
          <table:table-cell office:value-type="float" office:value="20.2904968261719" calcext:value-type="float">
            <text:p>20,29</text:p>
          </table:table-cell>
          <table:table-cell office:value-type="float" office:value="869.120788574219" calcext:value-type="float">
            <text:p>869,12</text:p>
          </table:table-cell>
        </table:table-row>
        <table:table-row table:style-name="ro2">
          <table:table-cell office:value-type="float" office:value="4.30000019073486" calcext:value-type="float">
            <text:p>4,3</text:p>
          </table:table-cell>
          <table:table-cell office:value-type="float" office:value="183.533828735352" calcext:value-type="float">
            <text:p>183,53</text:p>
          </table:table-cell>
          <table:table-cell office:value-type="float" office:value="20.2194900512695" calcext:value-type="float">
            <text:p>20,22</text:p>
          </table:table-cell>
          <table:table-cell office:value-type="float" office:value="873.316040039063" calcext:value-type="float">
            <text:p>873,32</text:p>
          </table:table-cell>
        </table:table-row>
        <table:table-row table:style-name="ro2">
          <table:table-cell office:value-type="float" office:value="4.30999994277954" calcext:value-type="float">
            <text:p>4,31</text:p>
          </table:table-cell>
          <table:table-cell office:value-type="float" office:value="181.966064453125" calcext:value-type="float">
            <text:p>181,97</text:p>
          </table:table-cell>
          <table:table-cell office:value-type="float" office:value="20.1418323516846" calcext:value-type="float">
            <text:p>20,14</text:p>
          </table:table-cell>
          <table:table-cell office:value-type="float" office:value="877.294372558594" calcext:value-type="float">
            <text:p>877,29</text:p>
          </table:table-cell>
        </table:table-row>
        <table:table-row table:style-name="ro2">
          <table:table-cell office:value-type="float" office:value="4.32000017166138" calcext:value-type="float">
            <text:p>4,32</text:p>
          </table:table-cell>
          <table:table-cell office:value-type="float" office:value="183.329864501953" calcext:value-type="float">
            <text:p>183,33</text:p>
          </table:table-cell>
          <table:table-cell office:value-type="float" office:value="20.1048717498779" calcext:value-type="float">
            <text:p>20,1</text:p>
          </table:table-cell>
          <table:table-cell office:value-type="float" office:value="881.181030273438" calcext:value-type="float">
            <text:p>881,18</text:p>
          </table:table-cell>
        </table:table-row>
        <table:table-row table:style-name="ro2">
          <table:table-cell office:value-type="float" office:value="4.32999992370605" calcext:value-type="float">
            <text:p>4,33</text:p>
          </table:table-cell>
          <table:table-cell office:value-type="float" office:value="184.174499511719" calcext:value-type="float">
            <text:p>184,17</text:p>
          </table:table-cell>
          <table:table-cell office:value-type="float" office:value="20.0206508636475" calcext:value-type="float">
            <text:p>20,02</text:p>
          </table:table-cell>
          <table:table-cell office:value-type="float" office:value="885.167846679688" calcext:value-type="float">
            <text:p>885,17</text:p>
          </table:table-cell>
        </table:table-row>
        <table:table-row table:style-name="ro2">
          <table:table-cell office:value-type="float" office:value="4.34000015258789" calcext:value-type="float">
            <text:p>4,34</text:p>
          </table:table-cell>
          <table:table-cell office:value-type="float" office:value="183.082015991211" calcext:value-type="float">
            <text:p>183,08</text:p>
          </table:table-cell>
          <table:table-cell office:value-type="float" office:value="19.9505844116211" calcext:value-type="float">
            <text:p>19,95</text:p>
          </table:table-cell>
          <table:table-cell office:value-type="float" office:value="889.389953613281" calcext:value-type="float">
            <text:p>889,39</text:p>
          </table:table-cell>
        </table:table-row>
        <table:table-row table:style-name="ro2">
          <table:table-cell office:value-type="float" office:value="4.34999990463257" calcext:value-type="float">
            <text:p>4,35</text:p>
          </table:table-cell>
          <table:table-cell office:value-type="float" office:value="184.061492919922" calcext:value-type="float">
            <text:p>184,06</text:p>
          </table:table-cell>
          <table:table-cell office:value-type="float" office:value="19.9752292633057" calcext:value-type="float">
            <text:p>19,98</text:p>
          </table:table-cell>
          <table:table-cell office:value-type="float" office:value="893.81982421875" calcext:value-type="float">
            <text:p>893,82</text:p>
          </table:table-cell>
        </table:table-row>
        <table:table-row table:style-name="ro2">
          <table:table-cell office:value-type="float" office:value="4.3600001335144" calcext:value-type="float">
            <text:p>4,36</text:p>
          </table:table-cell>
          <table:table-cell office:value-type="float" office:value="183.388748168945" calcext:value-type="float">
            <text:p>183,39</text:p>
          </table:table-cell>
          <table:table-cell office:value-type="float" office:value="19.9663677215576" calcext:value-type="float">
            <text:p>19,97</text:p>
          </table:table-cell>
          <table:table-cell office:value-type="float" office:value="898.285522460938" calcext:value-type="float">
            <text:p>898,29</text:p>
          </table:table-cell>
        </table:table-row>
        <table:table-row table:style-name="ro2">
          <table:table-cell office:value-type="float" office:value="4.36999988555908" calcext:value-type="float">
            <text:p>4,37</text:p>
          </table:table-cell>
          <table:table-cell office:value-type="float" office:value="184.03694152832" calcext:value-type="float">
            <text:p>184,04</text:p>
          </table:table-cell>
          <table:table-cell office:value-type="float" office:value="19.9198246002197" calcext:value-type="float">
            <text:p>19,92</text:p>
          </table:table-cell>
          <table:table-cell office:value-type="float" office:value="902.619140625" calcext:value-type="float">
            <text:p>902,62</text:p>
          </table:table-cell>
        </table:table-row>
        <table:table-row table:style-name="ro2">
          <table:table-cell office:value-type="float" office:value="4.38000011444092" calcext:value-type="float">
            <text:p>4,38</text:p>
          </table:table-cell>
          <table:table-cell office:value-type="float" office:value="184.453720092773" calcext:value-type="float">
            <text:p>184,45</text:p>
          </table:table-cell>
          <table:table-cell office:value-type="float" office:value="19.8515739440918" calcext:value-type="float">
            <text:p>19,85</text:p>
          </table:table-cell>
          <table:table-cell office:value-type="float" office:value="906.770568847656" calcext:value-type="float">
            <text:p>906,77</text:p>
          </table:table-cell>
        </table:table-row>
        <table:table-row table:style-name="ro2">
          <table:table-cell office:value-type="float" office:value="4.3899998664856" calcext:value-type="float">
            <text:p>4,39</text:p>
          </table:table-cell>
          <table:table-cell office:value-type="float" office:value="183.487350463867" calcext:value-type="float">
            <text:p>183,49</text:p>
          </table:table-cell>
          <table:table-cell office:value-type="float" office:value="19.7350444793701" calcext:value-type="float">
            <text:p>19,74</text:p>
          </table:table-cell>
          <table:table-cell office:value-type="float" office:value="910.818603515625" calcext:value-type="float">
            <text:p>910,82</text:p>
          </table:table-cell>
        </table:table-row>
        <table:table-row table:style-name="ro2">
          <table:table-cell office:value-type="float" office:value="4.40000009536743" calcext:value-type="float">
            <text:p>4,4</text:p>
          </table:table-cell>
          <table:table-cell office:value-type="float" office:value="185.392288208008" calcext:value-type="float">
            <text:p>185,39</text:p>
          </table:table-cell>
          <table:table-cell office:value-type="float" office:value="19.711633682251" calcext:value-type="float">
            <text:p>19,71</text:p>
          </table:table-cell>
          <table:table-cell office:value-type="float" office:value="914.898864746094" calcext:value-type="float">
            <text:p>914,9</text:p>
          </table:table-cell>
        </table:table-row>
        <table:table-row table:style-name="ro2">
          <table:table-cell office:value-type="float" office:value="4.40999984741211" calcext:value-type="float">
            <text:p>4,41</text:p>
          </table:table-cell>
          <table:table-cell office:value-type="float" office:value="184.151748657227" calcext:value-type="float">
            <text:p>184,15</text:p>
          </table:table-cell>
          <table:table-cell office:value-type="float" office:value="19.6944541931152" calcext:value-type="float">
            <text:p>19,69</text:p>
          </table:table-cell>
          <table:table-cell office:value-type="float" office:value="919.104187011719" calcext:value-type="float">
            <text:p>919,1</text:p>
          </table:table-cell>
        </table:table-row>
        <table:table-row table:style-name="ro2">
          <table:table-cell office:value-type="float" office:value="4.42000007629395" calcext:value-type="float">
            <text:p>4,42</text:p>
          </table:table-cell>
          <table:table-cell office:value-type="float" office:value="183.153015136719" calcext:value-type="float">
            <text:p>183,15</text:p>
          </table:table-cell>
          <table:table-cell office:value-type="float" office:value="19.6085014343262" calcext:value-type="float">
            <text:p>19,61</text:p>
          </table:table-cell>
          <table:table-cell office:value-type="float" office:value="923.408142089844" calcext:value-type="float">
            <text:p>923,41</text:p>
          </table:table-cell>
        </table:table-row>
        <table:table-row table:style-name="ro2">
          <table:table-cell office:value-type="float" office:value="4.42999982833862" calcext:value-type="float">
            <text:p>4,43</text:p>
          </table:table-cell>
          <table:table-cell office:value-type="float" office:value="185.828094482422" calcext:value-type="float">
            <text:p>185,83</text:p>
          </table:table-cell>
          <table:table-cell office:value-type="float" office:value="19.6227588653564" calcext:value-type="float">
            <text:p>19,62</text:p>
          </table:table-cell>
          <table:table-cell office:value-type="float" office:value="927.716674804688" calcext:value-type="float">
            <text:p>927,72</text:p>
          </table:table-cell>
        </table:table-row>
        <table:table-row table:style-name="ro2">
          <table:table-cell office:value-type="float" office:value="4.44000005722046" calcext:value-type="float">
            <text:p>4,44</text:p>
          </table:table-cell>
          <table:table-cell office:value-type="float" office:value="186.449935913086" calcext:value-type="float">
            <text:p>186,45</text:p>
          </table:table-cell>
          <table:table-cell office:value-type="float" office:value="19.6285076141357" calcext:value-type="float">
            <text:p>19,63</text:p>
          </table:table-cell>
          <table:table-cell office:value-type="float" office:value="931.974548339844" calcext:value-type="float">
            <text:p>931,97</text:p>
          </table:table-cell>
        </table:table-row>
        <table:table-row table:style-name="ro2">
          <table:table-cell office:value-type="float" office:value="4.44999980926514" calcext:value-type="float">
            <text:p>4,45</text:p>
          </table:table-cell>
          <table:table-cell office:value-type="float" office:value="184.075775146484" calcext:value-type="float">
            <text:p>184,08</text:p>
          </table:table-cell>
          <table:table-cell office:value-type="float" office:value="19.5461921691895" calcext:value-type="float">
            <text:p>19,55</text:p>
          </table:table-cell>
          <table:table-cell office:value-type="float" office:value="936.212768554688" calcext:value-type="float">
            <text:p>936,21</text:p>
          </table:table-cell>
        </table:table-row>
        <table:table-row table:style-name="ro2">
          <table:table-cell office:value-type="float" office:value="4.46000003814697" calcext:value-type="float">
            <text:p>4,46</text:p>
          </table:table-cell>
          <table:table-cell office:value-type="float" office:value="182.281204223633" calcext:value-type="float">
            <text:p>182,28</text:p>
          </table:table-cell>
          <table:table-cell office:value-type="float" office:value="19.4316215515137" calcext:value-type="float">
            <text:p>19,43</text:p>
          </table:table-cell>
          <table:table-cell office:value-type="float" office:value="940.516906738281" calcext:value-type="float">
            <text:p>940,52</text:p>
          </table:table-cell>
        </table:table-row>
        <table:table-row table:style-name="ro2">
          <table:table-cell office:value-type="float" office:value="4.46999979019165" calcext:value-type="float">
            <text:p>4,47</text:p>
          </table:table-cell>
          <table:table-cell office:value-type="float" office:value="182.073776245117" calcext:value-type="float">
            <text:p>182,07</text:p>
          </table:table-cell>
          <table:table-cell office:value-type="float" office:value="19.3140811920166" calcext:value-type="float">
            <text:p>19,31</text:p>
          </table:table-cell>
          <table:table-cell office:value-type="float" office:value="944.954467773438" calcext:value-type="float">
            <text:p>944,95</text:p>
          </table:table-cell>
        </table:table-row>
        <table:table-row table:style-name="ro2">
          <table:table-cell office:value-type="float" office:value="4.48000001907349" calcext:value-type="float">
            <text:p>4,48</text:p>
          </table:table-cell>
          <table:table-cell office:value-type="float" office:value="182.341247558594" calcext:value-type="float">
            <text:p>182,34</text:p>
          </table:table-cell>
          <table:table-cell office:value-type="float" office:value="19.258113861084" calcext:value-type="float">
            <text:p>19,26</text:p>
          </table:table-cell>
          <table:table-cell office:value-type="float" office:value="949.489501953125" calcext:value-type="float">
            <text:p>949,49</text:p>
          </table:table-cell>
        </table:table-row>
        <table:table-row table:style-name="ro2">
          <table:table-cell office:value-type="float" office:value="4.48999977111816" calcext:value-type="float">
            <text:p>4,49</text:p>
          </table:table-cell>
          <table:table-cell office:value-type="float" office:value="182.586349487305" calcext:value-type="float">
            <text:p>182,59</text:p>
          </table:table-cell>
          <table:table-cell office:value-type="float" office:value="19.2547054290771" calcext:value-type="float">
            <text:p>19,25</text:p>
          </table:table-cell>
          <table:table-cell office:value-type="float" office:value="954.001098632813" calcext:value-type="float">
            <text:p>954</text:p>
          </table:table-cell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182.638229370117" calcext:value-type="float">
            <text:p>182,64</text:p>
          </table:table-cell>
          <table:table-cell office:value-type="float" office:value="19.1986694335938" calcext:value-type="float">
            <text:p>19,2</text:p>
          </table:table-cell>
          <table:table-cell office:value-type="float" office:value="958.392272949219" calcext:value-type="float">
            <text:p>958,39</text:p>
          </table:table-cell>
        </table:table-row>
        <table:table-row table:style-name="ro2">
          <table:table-cell office:value-type="float" office:value="4.51000022888184" calcext:value-type="float">
            <text:p>4,51</text:p>
          </table:table-cell>
          <table:table-cell office:value-type="float" office:value="182.795806884766" calcext:value-type="float">
            <text:p>182,8</text:p>
          </table:table-cell>
          <table:table-cell office:value-type="float" office:value="19.1514263153076" calcext:value-type="float">
            <text:p>19,15</text:p>
          </table:table-cell>
          <table:table-cell office:value-type="float" office:value="962.665161132813" calcext:value-type="float">
            <text:p>962,67</text:p>
          </table:table-cell>
        </table:table-row>
        <table:table-row table:style-name="ro2">
          <table:table-cell office:value-type="float" office:value="4.51999998092651" calcext:value-type="float">
            <text:p>4,52</text:p>
          </table:table-cell>
          <table:table-cell office:value-type="float" office:value="183.647445678711" calcext:value-type="float">
            <text:p>183,65</text:p>
          </table:table-cell>
          <table:table-cell office:value-type="float" office:value="19.1493740081787" calcext:value-type="float">
            <text:p>19,15</text:p>
          </table:table-cell>
          <table:table-cell office:value-type="float" office:value="966.914611816406" calcext:value-type="float">
            <text:p>966,91</text:p>
          </table:table-cell>
        </table:table-row>
        <table:table-row table:style-name="ro2">
          <table:table-cell office:value-type="float" office:value="4.53000020980835" calcext:value-type="float">
            <text:p>4,53</text:p>
          </table:table-cell>
          <table:table-cell office:value-type="float" office:value="185.214065551758" calcext:value-type="float">
            <text:p>185,21</text:p>
          </table:table-cell>
          <table:table-cell office:value-type="float" office:value="19.1076221466064" calcext:value-type="float">
            <text:p>19,11</text:p>
          </table:table-cell>
          <table:table-cell office:value-type="float" office:value="971.254577636719" calcext:value-type="float">
            <text:p>971,25</text:p>
          </table:table-cell>
        </table:table-row>
        <table:table-row table:style-name="ro2">
          <table:table-cell office:value-type="float" office:value="4.53999996185303" calcext:value-type="float">
            <text:p>4,54</text:p>
          </table:table-cell>
          <table:table-cell office:value-type="float" office:value="187.49479675293" calcext:value-type="float">
            <text:p>187,49</text:p>
          </table:table-cell>
          <table:table-cell office:value-type="float" office:value="19.0665626525879" calcext:value-type="float">
            <text:p>19,07</text:p>
          </table:table-cell>
          <table:table-cell office:value-type="float" office:value="975.722351074219" calcext:value-type="float">
            <text:p>975,72</text:p>
          </table:table-cell>
        </table:table-row>
        <table:table-row table:style-name="ro2">
          <table:table-cell office:value-type="float" office:value="4.55000019073486" calcext:value-type="float">
            <text:p>4,55</text:p>
          </table:table-cell>
          <table:table-cell office:value-type="float" office:value="188.08366394043" calcext:value-type="float">
            <text:p>188,08</text:p>
          </table:table-cell>
          <table:table-cell office:value-type="float" office:value="18.9607467651367" calcext:value-type="float">
            <text:p>18,96</text:p>
          </table:table-cell>
          <table:table-cell office:value-type="float" office:value="980.251098632813" calcext:value-type="float">
            <text:p>980,25</text:p>
          </table:table-cell>
        </table:table-row>
        <table:table-row table:style-name="ro2">
          <table:table-cell office:value-type="float" office:value="4.55999994277954" calcext:value-type="float">
            <text:p>4,56</text:p>
          </table:table-cell>
          <table:table-cell office:value-type="float" office:value="185.636032104492" calcext:value-type="float">
            <text:p>185,64</text:p>
          </table:table-cell>
          <table:table-cell office:value-type="float" office:value="18.8872413635254" calcext:value-type="float">
            <text:p>18,89</text:p>
          </table:table-cell>
          <table:table-cell office:value-type="float" office:value="984.753356933594" calcext:value-type="float">
            <text:p>984,75</text:p>
          </table:table-cell>
        </table:table-row>
        <table:table-row table:style-name="ro2">
          <table:table-cell office:value-type="float" office:value="4.57000017166138" calcext:value-type="float">
            <text:p>4,57</text:p>
          </table:table-cell>
          <table:table-cell office:value-type="float" office:value="185.596862792969" calcext:value-type="float">
            <text:p>185,6</text:p>
          </table:table-cell>
          <table:table-cell office:value-type="float" office:value="18.8926105499268" calcext:value-type="float">
            <text:p>18,89</text:p>
          </table:table-cell>
          <table:table-cell office:value-type="float" office:value="989.205078125" calcext:value-type="float">
            <text:p>989,21</text:p>
          </table:table-cell>
        </table:table-row>
        <table:table-row table:style-name="ro2">
          <table:table-cell office:value-type="float" office:value="4.57999992370605" calcext:value-type="float">
            <text:p>4,58</text:p>
          </table:table-cell>
          <table:table-cell office:value-type="float" office:value="188.076370239258" calcext:value-type="float">
            <text:p>188,08</text:p>
          </table:table-cell>
          <table:table-cell office:value-type="float" office:value="18.733814239502" calcext:value-type="float">
            <text:p>18,73</text:p>
          </table:table-cell>
          <table:table-cell office:value-type="float" office:value="993.654724121094" calcext:value-type="float">
            <text:p>993,65</text:p>
          </table:table-cell>
        </table:table-row>
        <table:table-row table:style-name="ro2">
          <table:table-cell office:value-type="float" office:value="4.59000015258789" calcext:value-type="float">
            <text:p>4,59</text:p>
          </table:table-cell>
          <table:table-cell office:value-type="float" office:value="187.066986083984" calcext:value-type="float">
            <text:p>187,07</text:p>
          </table:table-cell>
          <table:table-cell office:value-type="float" office:value="18.6503257751465" calcext:value-type="float">
            <text:p>18,65</text:p>
          </table:table-cell>
          <table:table-cell office:value-type="float" office:value="998.170227050781" calcext:value-type="float">
            <text:p>998,17</text:p>
          </table:table-cell>
        </table:table-row>
        <table:table-row table:style-name="ro2">
          <table:table-cell office:value-type="float" office:value="4.59999990463257" calcext:value-type="float">
            <text:p>4,6</text:p>
          </table:table-cell>
          <table:table-cell office:value-type="float" office:value="187.491500854492" calcext:value-type="float">
            <text:p>187,49</text:p>
          </table:table-cell>
          <table:table-cell office:value-type="float" office:value="18.6410808563232" calcext:value-type="float">
            <text:p>18,64</text:p>
          </table:table-cell>
          <table:table-cell office:value-type="float" office:value="1002.75689697266" calcext:value-type="float">
            <text:p>1002,76</text:p>
          </table:table-cell>
        </table:table-row>
        <table:table-row table:style-name="ro2">
          <table:table-cell office:value-type="float" office:value="4.6100001335144" calcext:value-type="float">
            <text:p>4,61</text:p>
          </table:table-cell>
          <table:table-cell office:value-type="float" office:value="187.171981811523" calcext:value-type="float">
            <text:p>187,17</text:p>
          </table:table-cell>
          <table:table-cell office:value-type="float" office:value="18.6297588348389" calcext:value-type="float">
            <text:p>18,63</text:p>
          </table:table-cell>
          <table:table-cell office:value-type="float" office:value="1007.33795166016" calcext:value-type="float">
            <text:p>1007,34</text:p>
          </table:table-cell>
        </table:table-row>
        <table:table-row table:style-name="ro2">
          <table:table-cell office:value-type="float" office:value="4.61999988555908" calcext:value-type="float">
            <text:p>4,62</text:p>
          </table:table-cell>
          <table:table-cell office:value-type="float" office:value="187.471008300781" calcext:value-type="float">
            <text:p>187,47</text:p>
          </table:table-cell>
          <table:table-cell office:value-type="float" office:value="18.5469837188721" calcext:value-type="float">
            <text:p>18,55</text:p>
          </table:table-cell>
          <table:table-cell office:value-type="float" office:value="1011.83459472656" calcext:value-type="float">
            <text:p>1011,83</text:p>
          </table:table-cell>
        </table:table-row>
        <table:table-row table:style-name="ro2">
          <table:table-cell office:value-type="float" office:value="4.63000011444092" calcext:value-type="float">
            <text:p>4,63</text:p>
          </table:table-cell>
          <table:table-cell office:value-type="float" office:value="188.623809814453" calcext:value-type="float">
            <text:p>188,62</text:p>
          </table:table-cell>
          <table:table-cell office:value-type="float" office:value="18.4554462432861" calcext:value-type="float">
            <text:p>18,46</text:p>
          </table:table-cell>
          <table:table-cell office:value-type="float" office:value="1016.24475097656" calcext:value-type="float">
            <text:p>1016,24</text:p>
          </table:table-cell>
        </table:table-row>
        <table:table-row table:style-name="ro2">
          <table:table-cell office:value-type="float" office:value="4.6399998664856" calcext:value-type="float">
            <text:p>4,64</text:p>
          </table:table-cell>
          <table:table-cell office:value-type="float" office:value="187.336837768555" calcext:value-type="float">
            <text:p>187,34</text:p>
          </table:table-cell>
          <table:table-cell office:value-type="float" office:value="18.4019947052002" calcext:value-type="float">
            <text:p>18,4</text:p>
          </table:table-cell>
          <table:table-cell office:value-type="float" office:value="1020.64703369141" calcext:value-type="float">
            <text:p>1020,65</text:p>
          </table:table-cell>
        </table:table-row>
        <table:table-row table:style-name="ro2">
          <table:table-cell office:value-type="float" office:value="4.65000009536743" calcext:value-type="float">
            <text:p>4,65</text:p>
          </table:table-cell>
          <table:table-cell office:value-type="float" office:value="188.921615600586" calcext:value-type="float">
            <text:p>188,92</text:p>
          </table:table-cell>
          <table:table-cell office:value-type="float" office:value="18.2262020111084" calcext:value-type="float">
            <text:p>18,23</text:p>
          </table:table-cell>
          <table:table-cell office:value-type="float" office:value="1025.14440917969" calcext:value-type="float">
            <text:p>1025,14</text:p>
          </table:table-cell>
        </table:table-row>
        <table:table-row table:style-name="ro2">
          <table:table-cell office:value-type="float" office:value="4.65999984741211" calcext:value-type="float">
            <text:p>4,66</text:p>
          </table:table-cell>
          <table:table-cell office:value-type="float" office:value="188.841842651367" calcext:value-type="float">
            <text:p>188,84</text:p>
          </table:table-cell>
          <table:table-cell office:value-type="float" office:value="18.2406177520752" calcext:value-type="float">
            <text:p>18,24</text:p>
          </table:table-cell>
          <table:table-cell office:value-type="float" office:value="1029.76586914063" calcext:value-type="float">
            <text:p>1029,77</text:p>
          </table:table-cell>
        </table:table-row>
        <table:table-row table:style-name="ro2">
          <table:table-cell office:value-type="float" office:value="4.67000007629395" calcext:value-type="float">
            <text:p>4,67</text:p>
          </table:table-cell>
          <table:table-cell office:value-type="float" office:value="186.481201171875" calcext:value-type="float">
            <text:p>186,48</text:p>
          </table:table-cell>
          <table:table-cell office:value-type="float" office:value="18.2964515686035" calcext:value-type="float">
            <text:p>18,3</text:p>
          </table:table-cell>
          <table:table-cell office:value-type="float" office:value="1034.44458007813" calcext:value-type="float">
            <text:p>1034,44</text:p>
          </table:table-cell>
        </table:table-row>
        <table:table-row table:style-name="ro2">
          <table:table-cell office:value-type="float" office:value="4.67999982833862" calcext:value-type="float">
            <text:p>4,68</text:p>
          </table:table-cell>
          <table:table-cell office:value-type="float" office:value="187.791793823242" calcext:value-type="float">
            <text:p>187,79</text:p>
          </table:table-cell>
          <table:table-cell office:value-type="float" office:value="18.1523094177246" calcext:value-type="float">
            <text:p>18,15</text:p>
          </table:table-cell>
          <table:table-cell office:value-type="float" office:value="1039.09875488281" calcext:value-type="float">
            <text:p>1039,1</text:p>
          </table:table-cell>
        </table:table-row>
        <table:table-row table:style-name="ro2">
          <table:table-cell office:value-type="float" office:value="4.69000005722046" calcext:value-type="float">
            <text:p>4,69</text:p>
          </table:table-cell>
          <table:table-cell office:value-type="float" office:value="191.116577148438" calcext:value-type="float">
            <text:p>191,12</text:p>
          </table:table-cell>
          <table:table-cell office:value-type="float" office:value="17.9665679931641" calcext:value-type="float">
            <text:p>17,97</text:p>
          </table:table-cell>
          <table:table-cell office:value-type="float" office:value="1043.7021484375" calcext:value-type="float">
            <text:p>1043,7</text:p>
          </table:table-cell>
        </table:table-row>
        <table:table-row table:style-name="ro2">
          <table:table-cell office:value-type="float" office:value="4.69999980926514" calcext:value-type="float">
            <text:p>4,7</text:p>
          </table:table-cell>
          <table:table-cell office:value-type="float" office:value="191.638885498047" calcext:value-type="float">
            <text:p>191,64</text:p>
          </table:table-cell>
          <table:table-cell office:value-type="float" office:value="17.8574066162109" calcext:value-type="float">
            <text:p>17,86</text:p>
          </table:table-cell>
          <table:table-cell office:value-type="float" office:value="1048.29565429688" calcext:value-type="float">
            <text:p>1048,3</text:p>
          </table:table-cell>
        </table:table-row>
        <table:table-row table:style-name="ro2">
          <table:table-cell office:value-type="float" office:value="4.71000003814697" calcext:value-type="float">
            <text:p>4,71</text:p>
          </table:table-cell>
          <table:table-cell office:value-type="float" office:value="190.634078979492" calcext:value-type="float">
            <text:p>190,63</text:p>
          </table:table-cell>
          <table:table-cell office:value-type="float" office:value="17.7883605957031" calcext:value-type="float">
            <text:p>17,79</text:p>
          </table:table-cell>
          <table:table-cell office:value-type="float" office:value="1052.93347167969" calcext:value-type="float">
            <text:p>1052,93</text:p>
          </table:table-cell>
        </table:table-row>
        <table:table-row table:style-name="ro2">
          <table:table-cell office:value-type="float" office:value="4.71999979019165" calcext:value-type="float">
            <text:p>4,72</text:p>
          </table:table-cell>
          <table:table-cell office:value-type="float" office:value="189.957626342773" calcext:value-type="float">
            <text:p>189,96</text:p>
          </table:table-cell>
          <table:table-cell office:value-type="float" office:value="17.7571468353271" calcext:value-type="float">
            <text:p>17,76</text:p>
          </table:table-cell>
          <table:table-cell office:value-type="float" office:value="1057.61328125" calcext:value-type="float">
            <text:p>1057,61</text:p>
          </table:table-cell>
        </table:table-row>
        <table:table-row table:style-name="ro2">
          <table:table-cell office:value-type="float" office:value="4.73000001907349" calcext:value-type="float">
            <text:p>4,73</text:p>
          </table:table-cell>
          <table:table-cell office:value-type="float" office:value="189.856430053711" calcext:value-type="float">
            <text:p>189,86</text:p>
          </table:table-cell>
          <table:table-cell office:value-type="float" office:value="17.745059967041" calcext:value-type="float">
            <text:p>17,75</text:p>
          </table:table-cell>
          <table:table-cell office:value-type="float" office:value="1062.28076171875" calcext:value-type="float">
            <text:p>1062,28</text:p>
          </table:table-cell>
        </table:table-row>
        <table:table-row table:style-name="ro2">
          <table:table-cell office:value-type="float" office:value="4.73999977111816" calcext:value-type="float">
            <text:p>4,74</text:p>
          </table:table-cell>
          <table:table-cell office:value-type="float" office:value="190.66162109375" calcext:value-type="float">
            <text:p>190,66</text:p>
          </table:table-cell>
          <table:table-cell office:value-type="float" office:value="17.6720352172852" calcext:value-type="float">
            <text:p>17,67</text:p>
          </table:table-cell>
          <table:table-cell office:value-type="float" office:value="1066.90307617188" calcext:value-type="float">
            <text:p>1066,9</text:p>
          </table:table-cell>
        </table:table-row>
        <table:table-row table:style-name="ro2">
          <table:table-cell office:value-type="float" office:value="4.75" calcext:value-type="float">
            <text:p>4,75</text:p>
          </table:table-cell>
          <table:table-cell office:value-type="float" office:value="192.199996948242" calcext:value-type="float">
            <text:p>192,2</text:p>
          </table:table-cell>
          <table:table-cell office:value-type="float" office:value="17.5181674957275" calcext:value-type="float">
            <text:p>17,52</text:p>
          </table:table-cell>
          <table:table-cell office:value-type="float" office:value="1071.501953125" calcext:value-type="float">
            <text:p>1071,5</text:p>
          </table:table-cell>
        </table:table-row>
        <table:table-row table:style-name="ro2">
          <table:table-cell office:value-type="float" office:value="4.76000022888184" calcext:value-type="float">
            <text:p>4,76</text:p>
          </table:table-cell>
          <table:table-cell office:value-type="float" office:value="192.114166259766" calcext:value-type="float">
            <text:p>192,11</text:p>
          </table:table-cell>
          <table:table-cell office:value-type="float" office:value="17.3978900909424" calcext:value-type="float">
            <text:p>17,4</text:p>
          </table:table-cell>
          <table:table-cell office:value-type="float" office:value="1076.14099121094" calcext:value-type="float">
            <text:p>1076,14</text:p>
          </table:table-cell>
        </table:table-row>
        <table:table-row table:style-name="ro2">
          <table:table-cell office:value-type="float" office:value="4.76999998092651" calcext:value-type="float">
            <text:p>4,77</text:p>
          </table:table-cell>
          <table:table-cell office:value-type="float" office:value="189.561981201172" calcext:value-type="float">
            <text:p>189,56</text:p>
          </table:table-cell>
          <table:table-cell office:value-type="float" office:value="17.4003467559814" calcext:value-type="float">
            <text:p>17,4</text:p>
          </table:table-cell>
          <table:table-cell office:value-type="float" office:value="1080.85986328125" calcext:value-type="float">
            <text:p>1080,86</text:p>
          </table:table-cell>
        </table:table-row>
        <table:table-row table:style-name="ro2">
          <table:table-cell office:value-type="float" office:value="4.78000020980835" calcext:value-type="float">
            <text:p>4,78</text:p>
          </table:table-cell>
          <table:table-cell office:value-type="float" office:value="188.743392944336" calcext:value-type="float">
            <text:p>188,74</text:p>
          </table:table-cell>
          <table:table-cell office:value-type="float" office:value="17.4128341674805" calcext:value-type="float">
            <text:p>17,41</text:p>
          </table:table-cell>
          <table:table-cell office:value-type="float" office:value="1085.62805175781" calcext:value-type="float">
            <text:p>1085,63</text:p>
          </table:table-cell>
        </table:table-row>
        <table:table-row table:style-name="ro2">
          <table:table-cell office:value-type="float" office:value="4.78999996185303" calcext:value-type="float">
            <text:p>4,79</text:p>
          </table:table-cell>
          <table:table-cell office:value-type="float" office:value="190.827728271484" calcext:value-type="float">
            <text:p>190,83</text:p>
          </table:table-cell>
          <table:table-cell office:value-type="float" office:value="17.2912540435791" calcext:value-type="float">
            <text:p>17,29</text:p>
          </table:table-cell>
          <table:table-cell office:value-type="float" office:value="1090.38293457031" calcext:value-type="float">
            <text:p>1090,38</text:p>
          </table:table-cell>
        </table:table-row>
        <table:table-row table:style-name="ro2">
          <table:table-cell office:value-type="float" office:value="4.80000019073486" calcext:value-type="float">
            <text:p>4,8</text:p>
          </table:table-cell>
          <table:table-cell office:value-type="float" office:value="191.944747924805" calcext:value-type="float">
            <text:p>191,94</text:p>
          </table:table-cell>
          <table:table-cell office:value-type="float" office:value="17.1263427734375" calcext:value-type="float">
            <text:p>17,13</text:p>
          </table:table-cell>
          <table:table-cell office:value-type="float" office:value="1095.09191894531" calcext:value-type="float">
            <text:p>1095,09</text:p>
          </table:table-cell>
        </table:table-row>
        <table:table-row table:style-name="ro2">
          <table:table-cell office:value-type="float" office:value="4.80999994277954" calcext:value-type="float">
            <text:p>4,81</text:p>
          </table:table-cell>
          <table:table-cell office:value-type="float" office:value="191.303726196289" calcext:value-type="float">
            <text:p>191,3</text:p>
          </table:table-cell>
          <table:table-cell office:value-type="float" office:value="17.0097980499268" calcext:value-type="float">
            <text:p>17,01</text:p>
          </table:table-cell>
          <table:table-cell office:value-type="float" office:value="1099.77453613281" calcext:value-type="float">
            <text:p>1099,77</text:p>
          </table:table-cell>
        </table:table-row>
        <table:table-row table:style-name="ro2">
          <table:table-cell office:value-type="float" office:value="4.82000017166138" calcext:value-type="float">
            <text:p>4,82</text:p>
          </table:table-cell>
          <table:table-cell office:value-type="float" office:value="192.264343261719" calcext:value-type="float">
            <text:p>192,26</text:p>
          </table:table-cell>
          <table:table-cell office:value-type="float" office:value="16.9041366577148" calcext:value-type="float">
            <text:p>16,9</text:p>
          </table:table-cell>
          <table:table-cell office:value-type="float" office:value="1104.47741699219" calcext:value-type="float">
            <text:p>1104,48</text:p>
          </table:table-cell>
        </table:table-row>
        <table:table-row table:style-name="ro2">
          <table:table-cell office:value-type="float" office:value="4.82999992370605" calcext:value-type="float">
            <text:p>4,83</text:p>
          </table:table-cell>
          <table:table-cell office:value-type="float" office:value="191.772521972656" calcext:value-type="float">
            <text:p>191,77</text:p>
          </table:table-cell>
          <table:table-cell office:value-type="float" office:value="16.8688907623291" calcext:value-type="float">
            <text:p>16,87</text:p>
          </table:table-cell>
          <table:table-cell office:value-type="float" office:value="1109.21264648438" calcext:value-type="float">
            <text:p>1109,21</text:p>
          </table:table-cell>
        </table:table-row>
        <table:table-row table:style-name="ro2">
          <table:table-cell office:value-type="float" office:value="4.84000015258789" calcext:value-type="float">
            <text:p>4,84</text:p>
          </table:table-cell>
          <table:table-cell office:value-type="float" office:value="191.593811035156" calcext:value-type="float">
            <text:p>191,59</text:p>
          </table:table-cell>
          <table:table-cell office:value-type="float" office:value="16.8611106872559" calcext:value-type="float">
            <text:p>16,86</text:p>
          </table:table-cell>
          <table:table-cell office:value-type="float" office:value="1113.95861816406" calcext:value-type="float">
            <text:p>1113,96</text:p>
          </table:table-cell>
        </table:table-row>
        <table:table-row table:style-name="ro2">
          <table:table-cell office:value-type="float" office:value="4.84999990463257" calcext:value-type="float">
            <text:p>4,85</text:p>
          </table:table-cell>
          <table:table-cell office:value-type="float" office:value="192.037490844727" calcext:value-type="float">
            <text:p>192,04</text:p>
          </table:table-cell>
          <table:table-cell office:value-type="float" office:value="16.7651252746582" calcext:value-type="float">
            <text:p>16,77</text:p>
          </table:table-cell>
          <table:table-cell office:value-type="float" office:value="1118.69836425781" calcext:value-type="float">
            <text:p>1118,7</text:p>
          </table:table-cell>
        </table:table-row>
        <table:table-row table:style-name="ro2">
          <table:table-cell office:value-type="float" office:value="4.8600001335144" calcext:value-type="float">
            <text:p>4,86</text:p>
          </table:table-cell>
          <table:table-cell office:value-type="float" office:value="192.127014160156" calcext:value-type="float">
            <text:p>192,13</text:p>
          </table:table-cell>
          <table:table-cell office:value-type="float" office:value="16.5662155151367" calcext:value-type="float">
            <text:p>16,57</text:p>
          </table:table-cell>
          <table:table-cell office:value-type="float" office:value="1123.4404296875" calcext:value-type="float">
            <text:p>1123,44</text:p>
          </table:table-cell>
        </table:table-row>
        <table:table-row table:style-name="ro2">
          <table:table-cell office:value-type="float" office:value="4.86999988555908" calcext:value-type="float">
            <text:p>4,87</text:p>
          </table:table-cell>
          <table:table-cell office:value-type="float" office:value="193.495864868164" calcext:value-type="float">
            <text:p>193,5</text:p>
          </table:table-cell>
          <table:table-cell office:value-type="float" office:value="16.371768951416" calcext:value-type="float">
            <text:p>16,37</text:p>
          </table:table-cell>
          <table:table-cell office:value-type="float" office:value="1128.21716308594" calcext:value-type="float">
            <text:p>1128,22</text:p>
          </table:table-cell>
        </table:table-row>
        <table:table-row table:style-name="ro2">
          <table:table-cell office:value-type="float" office:value="4.88000011444092" calcext:value-type="float">
            <text:p>4,88</text:p>
          </table:table-cell>
          <table:table-cell office:value-type="float" office:value="192.508483886719" calcext:value-type="float">
            <text:p>192,51</text:p>
          </table:table-cell>
          <table:table-cell office:value-type="float" office:value="16.323055267334" calcext:value-type="float">
            <text:p>16,32</text:p>
          </table:table-cell>
          <table:table-cell office:value-type="float" office:value="1133.03967285156" calcext:value-type="float">
            <text:p>1133,04</text:p>
          </table:table-cell>
        </table:table-row>
        <table:table-row table:style-name="ro2">
          <table:table-cell office:value-type="float" office:value="4.8899998664856" calcext:value-type="float">
            <text:p>4,89</text:p>
          </table:table-cell>
          <table:table-cell office:value-type="float" office:value="192.185424804688" calcext:value-type="float">
            <text:p>192,19</text:p>
          </table:table-cell>
          <table:table-cell office:value-type="float" office:value="16.3392715454102" calcext:value-type="float">
            <text:p>16,34</text:p>
          </table:table-cell>
          <table:table-cell office:value-type="float" office:value="1137.88452148438" calcext:value-type="float">
            <text:p>1137,88</text:p>
          </table:table-cell>
        </table:table-row>
        <table:table-row table:style-name="ro2">
          <table:table-cell office:value-type="float" office:value="4.90000009536743" calcext:value-type="float">
            <text:p>4,9</text:p>
          </table:table-cell>
          <table:table-cell office:value-type="float" office:value="193.433654785156" calcext:value-type="float">
            <text:p>193,43</text:p>
          </table:table-cell>
          <table:table-cell office:value-type="float" office:value="16.2714004516602" calcext:value-type="float">
            <text:p>16,27</text:p>
          </table:table-cell>
          <table:table-cell office:value-type="float" office:value="1142.72607421875" calcext:value-type="float">
            <text:p>1142,73</text:p>
          </table:table-cell>
        </table:table-row>
        <table:table-row table:style-name="ro2">
          <table:table-cell office:value-type="float" office:value="4.90999984741211" calcext:value-type="float">
            <text:p>4,91</text:p>
          </table:table-cell>
          <table:table-cell office:value-type="float" office:value="194.454406738281" calcext:value-type="float">
            <text:p>194,45</text:p>
          </table:table-cell>
          <table:table-cell office:value-type="float" office:value="16.0885105133057" calcext:value-type="float">
            <text:p>16,09</text:p>
          </table:table-cell>
          <table:table-cell office:value-type="float" office:value="1147.54919433594" calcext:value-type="float">
            <text:p>1147,55</text:p>
          </table:table-cell>
        </table:table-row>
        <table:table-row table:style-name="ro2">
          <table:table-cell office:value-type="float" office:value="4.92000007629395" calcext:value-type="float">
            <text:p>4,92</text:p>
          </table:table-cell>
          <table:table-cell office:value-type="float" office:value="194.849548339844" calcext:value-type="float">
            <text:p>194,85</text:p>
          </table:table-cell>
          <table:table-cell office:value-type="float" office:value="15.8849458694458" calcext:value-type="float">
            <text:p>15,88</text:p>
          </table:table-cell>
          <table:table-cell office:value-type="float" office:value="1152.36401367188" calcext:value-type="float">
            <text:p>1152,36</text:p>
          </table:table-cell>
        </table:table-row>
        <table:table-row table:style-name="ro2">
          <table:table-cell office:value-type="float" office:value="4.92999982833862" calcext:value-type="float">
            <text:p>4,93</text:p>
          </table:table-cell>
          <table:table-cell office:value-type="float" office:value="194.814086914063" calcext:value-type="float">
            <text:p>194,81</text:p>
          </table:table-cell>
          <table:table-cell office:value-type="float" office:value="15.7871360778809" calcext:value-type="float">
            <text:p>15,79</text:p>
          </table:table-cell>
          <table:table-cell office:value-type="float" office:value="1157.18017578125" calcext:value-type="float">
            <text:p>1157,18</text:p>
          </table:table-cell>
        </table:table-row>
        <table:table-row table:style-name="ro2">
          <table:table-cell office:value-type="float" office:value="4.94000005722046" calcext:value-type="float">
            <text:p>4,94</text:p>
          </table:table-cell>
          <table:table-cell office:value-type="float" office:value="194.481658935547" calcext:value-type="float">
            <text:p>194,48</text:p>
          </table:table-cell>
          <table:table-cell office:value-type="float" office:value="15.7735376358032" calcext:value-type="float">
            <text:p>15,77</text:p>
          </table:table-cell>
          <table:table-cell office:value-type="float" office:value="1161.98669433594" calcext:value-type="float">
            <text:p>1161,99</text:p>
          </table:table-cell>
        </table:table-row>
        <table:table-row table:style-name="ro2">
          <table:table-cell office:value-type="float" office:value="4.94999980926514" calcext:value-type="float">
            <text:p>4,95</text:p>
          </table:table-cell>
          <table:table-cell office:value-type="float" office:value="194.23274230957" calcext:value-type="float">
            <text:p>194,23</text:p>
          </table:table-cell>
          <table:table-cell office:value-type="float" office:value="15.6984567642212" calcext:value-type="float">
            <text:p>15,7</text:p>
          </table:table-cell>
          <table:table-cell office:value-type="float" office:value="1166.78100585938" calcext:value-type="float">
            <text:p>1166,78</text:p>
          </table:table-cell>
        </table:table-row>
        <table:table-row table:style-name="ro2">
          <table:table-cell office:value-type="float" office:value="4.96000003814697" calcext:value-type="float">
            <text:p>4,96</text:p>
          </table:table-cell>
          <table:table-cell office:value-type="float" office:value="194.676528930664" calcext:value-type="float">
            <text:p>194,68</text:p>
          </table:table-cell>
          <table:table-cell office:value-type="float" office:value="15.5347471237183" calcext:value-type="float">
            <text:p>15,53</text:p>
          </table:table-cell>
          <table:table-cell office:value-type="float" office:value="1171.56652832031" calcext:value-type="float">
            <text:p>1171,57</text:p>
          </table:table-cell>
        </table:table-row>
        <table:table-row table:style-name="ro2">
          <table:table-cell office:value-type="float" office:value="4.96999979019165" calcext:value-type="float">
            <text:p>4,97</text:p>
          </table:table-cell>
          <table:table-cell office:value-type="float" office:value="195.521942138672" calcext:value-type="float">
            <text:p>195,52</text:p>
          </table:table-cell>
          <table:table-cell office:value-type="float" office:value="15.3471641540527" calcext:value-type="float">
            <text:p>15,35</text:p>
          </table:table-cell>
          <table:table-cell office:value-type="float" office:value="1176.35717773438" calcext:value-type="float">
            <text:p>1176,36</text:p>
          </table:table-cell>
        </table:table-row>
        <table:table-row table:style-name="ro2">
          <table:table-cell office:value-type="float" office:value="4.98000001907349" calcext:value-type="float">
            <text:p>4,98</text:p>
          </table:table-cell>
          <table:table-cell office:value-type="float" office:value="196.218063354492" calcext:value-type="float">
            <text:p>196,22</text:p>
          </table:table-cell>
          <table:table-cell office:value-type="float" office:value="15.2135648727417" calcext:value-type="float">
            <text:p>15,21</text:p>
          </table:table-cell>
          <table:table-cell office:value-type="float" office:value="1181.15490722656" calcext:value-type="float">
            <text:p>1181,15</text:p>
          </table:table-cell>
        </table:table-row>
        <table:table-row table:style-name="ro2">
          <table:table-cell office:value-type="float" office:value="4.98999977111816" calcext:value-type="float">
            <text:p>4,99</text:p>
          </table:table-cell>
          <table:table-cell office:value-type="float" office:value="196.488021850586" calcext:value-type="float">
            <text:p>196,49</text:p>
          </table:table-cell>
          <table:table-cell office:value-type="float" office:value="15.1560525894165" calcext:value-type="float">
            <text:p>15,16</text:p>
          </table:table-cell>
          <table:table-cell office:value-type="float" office:value="1185.93908691406" calcext:value-type="float">
            <text:p>1185,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6.332489013672" calcext:value-type="float">
            <text:p>196,33</text:p>
          </table:table-cell>
          <table:table-cell office:value-type="float" office:value="15.0737800598145" calcext:value-type="float">
            <text:p>15,07</text:p>
          </table:table-cell>
          <table:table-cell office:value-type="float" office:value="1190.712890625" calcext:value-type="float">
            <text:p>1190,71</text:p>
          </table:table-cell>
        </table:table-row>
        <table:table-row table:style-name="ro2">
          <table:table-cell office:value-type="float" office:value="5.01000022888184" calcext:value-type="float">
            <text:p>5,01</text:p>
          </table:table-cell>
          <table:table-cell office:value-type="float" office:value="196.292984008789" calcext:value-type="float">
            <text:p>196,29</text:p>
          </table:table-cell>
          <table:table-cell office:value-type="float" office:value="14.9395627975464" calcext:value-type="float">
            <text:p>14,94</text:p>
          </table:table-cell>
          <table:table-cell office:value-type="float" office:value="1195.50207519531" calcext:value-type="float">
            <text:p>1195,5</text:p>
          </table:table-cell>
        </table:table-row>
        <table:table-row table:style-name="ro2">
          <table:table-cell office:value-type="float" office:value="5.01999998092651" calcext:value-type="float">
            <text:p>5,02</text:p>
          </table:table-cell>
          <table:table-cell office:value-type="float" office:value="196.84455871582" calcext:value-type="float">
            <text:p>196,84</text:p>
          </table:table-cell>
          <table:table-cell office:value-type="float" office:value="14.7588052749634" calcext:value-type="float">
            <text:p>14,76</text:p>
          </table:table-cell>
          <table:table-cell office:value-type="float" office:value="1200.32446289063" calcext:value-type="float">
            <text:p>1200,32</text:p>
          </table:table-cell>
        </table:table-row>
        <table:table-row table:style-name="ro2">
          <table:table-cell office:value-type="float" office:value="5.03000020980835" calcext:value-type="float">
            <text:p>5,03</text:p>
          </table:table-cell>
          <table:table-cell office:value-type="float" office:value="197.193923950195" calcext:value-type="float">
            <text:p>197,19</text:p>
          </table:table-cell>
          <table:table-cell office:value-type="float" office:value="14.5567073822021" calcext:value-type="float">
            <text:p>14,56</text:p>
          </table:table-cell>
          <table:table-cell office:value-type="float" office:value="1205.17297363281" calcext:value-type="float">
            <text:p>1205,17</text:p>
          </table:table-cell>
        </table:table-row>
        <table:table-row table:style-name="ro2">
          <table:table-cell office:value-type="float" office:value="5.03999996185303" calcext:value-type="float">
            <text:p>5,04</text:p>
          </table:table-cell>
          <table:table-cell office:value-type="float" office:value="197.304107666016" calcext:value-type="float">
            <text:p>197,3</text:p>
          </table:table-cell>
          <table:table-cell office:value-type="float" office:value="14.4756298065186" calcext:value-type="float">
            <text:p>14,48</text:p>
          </table:table-cell>
          <table:table-cell office:value-type="float" office:value="1210.00476074219" calcext:value-type="float">
            <text:p>1210</text:p>
          </table:table-cell>
        </table:table-row>
        <table:table-row table:style-name="ro2">
          <table:table-cell office:value-type="float" office:value="5.05000019073486" calcext:value-type="float">
            <text:p>5,05</text:p>
          </table:table-cell>
          <table:table-cell office:value-type="float" office:value="197.806167602539" calcext:value-type="float">
            <text:p>197,81</text:p>
          </table:table-cell>
          <table:table-cell office:value-type="float" office:value="14.4129600524902" calcext:value-type="float">
            <text:p>14,41</text:p>
          </table:table-cell>
          <table:table-cell office:value-type="float" office:value="1214.80285644531" calcext:value-type="float">
            <text:p>1214,8</text:p>
          </table:table-cell>
        </table:table-row>
        <table:table-row table:style-name="ro2">
          <table:table-cell office:value-type="float" office:value="5.05999994277954" calcext:value-type="float">
            <text:p>5,06</text:p>
          </table:table-cell>
          <table:table-cell office:value-type="float" office:value="197.890228271484" calcext:value-type="float">
            <text:p>197,89</text:p>
          </table:table-cell>
          <table:table-cell office:value-type="float" office:value="14.271183013916" calcext:value-type="float">
            <text:p>14,27</text:p>
          </table:table-cell>
          <table:table-cell office:value-type="float" office:value="1219.58129882813" calcext:value-type="float">
            <text:p>1219,58</text:p>
          </table:table-cell>
        </table:table-row>
        <table:table-row table:style-name="ro2">
          <table:table-cell office:value-type="float" office:value="5.07000017166138" calcext:value-type="float">
            <text:p>5,07</text:p>
          </table:table-cell>
          <table:table-cell office:value-type="float" office:value="198.102935791016" calcext:value-type="float">
            <text:p>198,1</text:p>
          </table:table-cell>
          <table:table-cell office:value-type="float" office:value="14.0660715103149" calcext:value-type="float">
            <text:p>14,07</text:p>
          </table:table-cell>
          <table:table-cell office:value-type="float" office:value="1224.35412597656" calcext:value-type="float">
            <text:p>1224,35</text:p>
          </table:table-cell>
        </table:table-row>
        <table:table-row table:style-name="ro2">
          <table:table-cell office:value-type="float" office:value="5.07999992370605" calcext:value-type="float">
            <text:p>5,08</text:p>
          </table:table-cell>
          <table:table-cell office:value-type="float" office:value="198.405471801758" calcext:value-type="float">
            <text:p>198,41</text:p>
          </table:table-cell>
          <table:table-cell office:value-type="float" office:value="13.8865633010864" calcext:value-type="float">
            <text:p>13,89</text:p>
          </table:table-cell>
          <table:table-cell office:value-type="float" office:value="1229.11218261719" calcext:value-type="float">
            <text:p>1229,11</text:p>
          </table:table-cell>
        </table:table-row>
        <table:table-row table:style-name="ro2">
          <table:table-cell office:value-type="float" office:value="5.09000015258789" calcext:value-type="float">
            <text:p>5,09</text:p>
          </table:table-cell>
          <table:table-cell office:value-type="float" office:value="198.38623046875" calcext:value-type="float">
            <text:p>198,39</text:p>
          </table:table-cell>
          <table:table-cell office:value-type="float" office:value="13.811182975769" calcext:value-type="float">
            <text:p>13,81</text:p>
          </table:table-cell>
          <table:table-cell office:value-type="float" office:value="1233.81896972656" calcext:value-type="float">
            <text:p>1233,82</text:p>
          </table:table-cell>
        </table:table-row>
        <table:table-row table:style-name="ro2">
          <table:table-cell office:value-type="float" office:value="5.09999990463257" calcext:value-type="float">
            <text:p>5,1</text:p>
          </table:table-cell>
          <table:table-cell office:value-type="float" office:value="199.211395263672" calcext:value-type="float">
            <text:p>199,21</text:p>
          </table:table-cell>
          <table:table-cell office:value-type="float" office:value="13.7179327011108" calcext:value-type="float">
            <text:p>13,72</text:p>
          </table:table-cell>
          <table:table-cell office:value-type="float" office:value="1238.48205566406" calcext:value-type="float">
            <text:p>1238,48</text:p>
          </table:table-cell>
        </table:table-row>
        <table:table-row table:style-name="ro2">
          <table:table-cell office:value-type="float" office:value="5.1100001335144" calcext:value-type="float">
            <text:p>5,11</text:p>
          </table:table-cell>
          <table:table-cell office:value-type="float" office:value="199.656463623047" calcext:value-type="float">
            <text:p>199,66</text:p>
          </table:table-cell>
          <table:table-cell office:value-type="float" office:value="13.5622854232788" calcext:value-type="float">
            <text:p>13,56</text:p>
          </table:table-cell>
          <table:table-cell office:value-type="float" office:value="1243.1513671875" calcext:value-type="float">
            <text:p>1243,15</text:p>
          </table:table-cell>
        </table:table-row>
        <table:table-row table:style-name="ro2">
          <table:table-cell office:value-type="float" office:value="5.11999988555908" calcext:value-type="float">
            <text:p>5,12</text:p>
          </table:table-cell>
          <table:table-cell office:value-type="float" office:value="199.264892578125" calcext:value-type="float">
            <text:p>199,26</text:p>
          </table:table-cell>
          <table:table-cell office:value-type="float" office:value="13.342885017395" calcext:value-type="float">
            <text:p>13,34</text:p>
          </table:table-cell>
          <table:table-cell office:value-type="float" office:value="1247.8681640625" calcext:value-type="float">
            <text:p>1247,87</text:p>
          </table:table-cell>
        </table:table-row>
        <table:table-row table:style-name="ro2">
          <table:table-cell office:value-type="float" office:value="5.13000011444092" calcext:value-type="float">
            <text:p>5,13</text:p>
          </table:table-cell>
          <table:table-cell office:value-type="float" office:value="199.630676269531" calcext:value-type="float">
            <text:p>199,63</text:p>
          </table:table-cell>
          <table:table-cell office:value-type="float" office:value="13.1279001235962" calcext:value-type="float">
            <text:p>13,13</text:p>
          </table:table-cell>
          <table:table-cell office:value-type="float" office:value="1252.61962890625" calcext:value-type="float">
            <text:p>1252,62</text:p>
          </table:table-cell>
        </table:table-row>
        <table:table-row table:style-name="ro2">
          <table:table-cell office:value-type="float" office:value="5.1399998664856" calcext:value-type="float">
            <text:p>5,14</text:p>
          </table:table-cell>
          <table:table-cell office:value-type="float" office:value="200.454849243164" calcext:value-type="float">
            <text:p>200,45</text:p>
          </table:table-cell>
          <table:table-cell office:value-type="float" office:value="13.0073547363281" calcext:value-type="float">
            <text:p>13,01</text:p>
          </table:table-cell>
          <table:table-cell office:value-type="float" office:value="1257.341796875" calcext:value-type="float">
            <text:p>1257,34</text:p>
          </table:table-cell>
        </table:table-row>
        <table:table-row table:style-name="ro2">
          <table:table-cell office:value-type="float" office:value="5.15000009536743" calcext:value-type="float">
            <text:p>5,15</text:p>
          </table:table-cell>
          <table:table-cell office:value-type="float" office:value="201.060348510742" calcext:value-type="float">
            <text:p>201,06</text:p>
          </table:table-cell>
          <table:table-cell office:value-type="float" office:value="12.9286670684814" calcext:value-type="float">
            <text:p>12,93</text:p>
          </table:table-cell>
          <table:table-cell office:value-type="float" office:value="1262.00329589844" calcext:value-type="float">
            <text:p>1262</text:p>
          </table:table-cell>
        </table:table-row>
        <table:table-row table:style-name="ro2">
          <table:table-cell office:value-type="float" office:value="5.15999984741211" calcext:value-type="float">
            <text:p>5,16</text:p>
          </table:table-cell>
          <table:table-cell office:value-type="float" office:value="201.690322875977" calcext:value-type="float">
            <text:p>201,69</text:p>
          </table:table-cell>
          <table:table-cell office:value-type="float" office:value="12.7694511413574" calcext:value-type="float">
            <text:p>12,77</text:p>
          </table:table-cell>
          <table:table-cell office:value-type="float" office:value="1266.60864257813" calcext:value-type="float">
            <text:p>1266,61</text:p>
          </table:table-cell>
        </table:table-row>
        <table:table-row table:style-name="ro2">
          <table:table-cell office:value-type="float" office:value="5.17000007629395" calcext:value-type="float">
            <text:p>5,17</text:p>
          </table:table-cell>
          <table:table-cell office:value-type="float" office:value="202.187957763672" calcext:value-type="float">
            <text:p>202,19</text:p>
          </table:table-cell>
          <table:table-cell office:value-type="float" office:value="12.529993057251" calcext:value-type="float">
            <text:p>12,53</text:p>
          </table:table-cell>
          <table:table-cell office:value-type="float" office:value="1271.17431640625" calcext:value-type="float">
            <text:p>1271,17</text:p>
          </table:table-cell>
        </table:table-row>
        <table:table-row table:style-name="ro2">
          <table:table-cell office:value-type="float" office:value="5.17999982833862" calcext:value-type="float">
            <text:p>5,18</text:p>
          </table:table-cell>
          <table:table-cell office:value-type="float" office:value="202.547210693359" calcext:value-type="float">
            <text:p>202,55</text:p>
          </table:table-cell>
          <table:table-cell office:value-type="float" office:value="12.3315391540527" calcext:value-type="float">
            <text:p>12,33</text:p>
          </table:table-cell>
          <table:table-cell office:value-type="float" office:value="1275.68615722656" calcext:value-type="float">
            <text:p>1275,69</text:p>
          </table:table-cell>
        </table:table-row>
        <table:table-row table:style-name="ro2">
          <table:table-cell office:value-type="float" office:value="5.19000005722046" calcext:value-type="float">
            <text:p>5,19</text:p>
          </table:table-cell>
          <table:table-cell office:value-type="float" office:value="202.756500244141" calcext:value-type="float">
            <text:p>202,76</text:p>
          </table:table-cell>
          <table:table-cell office:value-type="float" office:value="12.2269840240479" calcext:value-type="float">
            <text:p>12,23</text:p>
          </table:table-cell>
          <table:table-cell office:value-type="float" office:value="1280.125" calcext:value-type="float">
            <text:p>1280,13</text:p>
          </table:table-cell>
        </table:table-row>
        <table:table-row table:style-name="ro2">
          <table:table-cell office:value-type="float" office:value="5.19999980926514" calcext:value-type="float">
            <text:p>5,2</text:p>
          </table:table-cell>
          <table:table-cell office:value-type="float" office:value="202.73454284668" calcext:value-type="float">
            <text:p>202,73</text:p>
          </table:table-cell>
          <table:table-cell office:value-type="float" office:value="12.1182374954224" calcext:value-type="float">
            <text:p>12,12</text:p>
          </table:table-cell>
          <table:table-cell office:value-type="float" office:value="1284.52380371094" calcext:value-type="float">
            <text:p>1284,52</text:p>
          </table:table-cell>
        </table:table-row>
        <table:table-row table:style-name="ro2">
          <table:table-cell office:value-type="float" office:value="5.21000003814697" calcext:value-type="float">
            <text:p>5,21</text:p>
          </table:table-cell>
          <table:table-cell office:value-type="float" office:value="202.56413269043" calcext:value-type="float">
            <text:p>202,56</text:p>
          </table:table-cell>
          <table:table-cell office:value-type="float" office:value="11.9350996017456" calcext:value-type="float">
            <text:p>11,94</text:p>
          </table:table-cell>
          <table:table-cell office:value-type="float" office:value="1288.94360351563" calcext:value-type="float">
            <text:p>1288,94</text:p>
          </table:table-cell>
        </table:table-row>
        <table:table-row table:style-name="ro2">
          <table:table-cell office:value-type="float" office:value="5.21999979019165" calcext:value-type="float">
            <text:p>5,22</text:p>
          </table:table-cell>
          <table:table-cell office:value-type="float" office:value="202.553955078125" calcext:value-type="float">
            <text:p>202,55</text:p>
          </table:table-cell>
          <table:table-cell office:value-type="float" office:value="11.7324075698853" calcext:value-type="float">
            <text:p>11,73</text:p>
          </table:table-cell>
          <table:table-cell office:value-type="float" office:value="1293.41674804688" calcext:value-type="float">
            <text:p>1293,42</text:p>
          </table:table-cell>
        </table:table-row>
        <table:table-row table:style-name="ro2">
          <table:table-cell office:value-type="float" office:value="5.23000001907349" calcext:value-type="float">
            <text:p>5,23</text:p>
          </table:table-cell>
          <table:table-cell office:value-type="float" office:value="203.315521240234" calcext:value-type="float">
            <text:p>203,32</text:p>
          </table:table-cell>
          <table:table-cell office:value-type="float" office:value="11.5772666931152" calcext:value-type="float">
            <text:p>11,58</text:p>
          </table:table-cell>
          <table:table-cell office:value-type="float" office:value="1297.90490722656" calcext:value-type="float">
            <text:p>1297,9</text:p>
          </table:table-cell>
        </table:table-row>
        <table:table-row table:style-name="ro2">
          <table:table-cell office:value-type="float" office:value="5.23999977111816" calcext:value-type="float">
            <text:p>5,24</text:p>
          </table:table-cell>
          <table:table-cell office:value-type="float" office:value="204.33137512207" calcext:value-type="float">
            <text:p>204,33</text:p>
          </table:table-cell>
          <table:table-cell office:value-type="float" office:value="11.4363574981689" calcext:value-type="float">
            <text:p>11,44</text:p>
          </table:table-cell>
          <table:table-cell office:value-type="float" office:value="1302.36010742188" calcext:value-type="float">
            <text:p>1302,36</text:p>
          </table:table-cell>
        </table:table-row>
        <table:table-row table:style-name="ro2">
          <table:table-cell office:value-type="float" office:value="5.25" calcext:value-type="float">
            <text:p>5,25</text:p>
          </table:table-cell>
          <table:table-cell office:value-type="float" office:value="204.180755615234" calcext:value-type="float">
            <text:p>204,18</text:p>
          </table:table-cell>
          <table:table-cell office:value-type="float" office:value="11.2466745376587" calcext:value-type="float">
            <text:p>11,25</text:p>
          </table:table-cell>
          <table:table-cell office:value-type="float" office:value="1306.76428222656" calcext:value-type="float">
            <text:p>1306,76</text:p>
          </table:table-cell>
        </table:table-row>
        <table:table-row table:style-name="ro2">
          <table:table-cell office:value-type="float" office:value="5.26000022888184" calcext:value-type="float">
            <text:p>5,26</text:p>
          </table:table-cell>
          <table:table-cell office:value-type="float" office:value="204.428756713867" calcext:value-type="float">
            <text:p>204,43</text:p>
          </table:table-cell>
          <table:table-cell office:value-type="float" office:value="11.0209665298462" calcext:value-type="float">
            <text:p>11,02</text:p>
          </table:table-cell>
          <table:table-cell office:value-type="float" office:value="1311.10729980469" calcext:value-type="float">
            <text:p>1311,11</text:p>
          </table:table-cell>
        </table:table-row>
        <table:table-row table:style-name="ro2">
          <table:table-cell office:value-type="float" office:value="5.26999998092651" calcext:value-type="float">
            <text:p>5,27</text:p>
          </table:table-cell>
          <table:table-cell office:value-type="float" office:value="205.090560913086" calcext:value-type="float">
            <text:p>205,09</text:p>
          </table:table-cell>
          <table:table-cell office:value-type="float" office:value="10.8166589736938" calcext:value-type="float">
            <text:p>10,82</text:p>
          </table:table-cell>
          <table:table-cell office:value-type="float" office:value="1315.36413574219" calcext:value-type="float">
            <text:p>1315,36</text:p>
          </table:table-cell>
        </table:table-row>
        <table:table-row table:style-name="ro2">
          <table:table-cell office:value-type="float" office:value="5.28000020980835" calcext:value-type="float">
            <text:p>5,28</text:p>
          </table:table-cell>
          <table:table-cell office:value-type="float" office:value="205.029388427734" calcext:value-type="float">
            <text:p>205,03</text:p>
          </table:table-cell>
          <table:table-cell office:value-type="float" office:value="10.6956033706665" calcext:value-type="float">
            <text:p>10,7</text:p>
          </table:table-cell>
          <table:table-cell office:value-type="float" office:value="1319.50305175781" calcext:value-type="float">
            <text:p>1319,5</text:p>
          </table:table-cell>
        </table:table-row>
        <table:table-row table:style-name="ro2">
          <table:table-cell office:value-type="float" office:value="5.28999996185303" calcext:value-type="float">
            <text:p>5,29</text:p>
          </table:table-cell>
          <table:table-cell office:value-type="float" office:value="205.643051147461" calcext:value-type="float">
            <text:p>205,64</text:p>
          </table:table-cell>
          <table:table-cell office:value-type="float" office:value="10.5805215835571" calcext:value-type="float">
            <text:p>10,58</text:p>
          </table:table-cell>
          <table:table-cell office:value-type="float" office:value="1323.54382324219" calcext:value-type="float">
            <text:p>1323,54</text:p>
          </table:table-cell>
        </table:table-row>
        <table:table-row table:style-name="ro2">
          <table:table-cell office:value-type="float" office:value="5.30000019073486" calcext:value-type="float">
            <text:p>5,3</text:p>
          </table:table-cell>
          <table:table-cell office:value-type="float" office:value="206.113815307617" calcext:value-type="float">
            <text:p>206,11</text:p>
          </table:table-cell>
          <table:table-cell office:value-type="float" office:value="10.3947687149048" calcext:value-type="float">
            <text:p>10,39</text:p>
          </table:table-cell>
          <table:table-cell office:value-type="float" office:value="1327.54772949219" calcext:value-type="float">
            <text:p>1327,55</text:p>
          </table:table-cell>
        </table:table-row>
        <table:table-row table:style-name="ro2">
          <table:table-cell office:value-type="float" office:value="5.30999994277954" calcext:value-type="float">
            <text:p>5,31</text:p>
          </table:table-cell>
          <table:table-cell office:value-type="float" office:value="206.267761230469" calcext:value-type="float">
            <text:p>206,27</text:p>
          </table:table-cell>
          <table:table-cell office:value-type="float" office:value="10.171498298645" calcext:value-type="float">
            <text:p>10,17</text:p>
          </table:table-cell>
          <table:table-cell office:value-type="float" office:value="1331.56628417969" calcext:value-type="float">
            <text:p>1331,57</text:p>
          </table:table-cell>
        </table:table-row>
        <table:table-row table:style-name="ro2">
          <table:table-cell office:value-type="float" office:value="5.32000017166138" calcext:value-type="float">
            <text:p>5,32</text:p>
          </table:table-cell>
          <table:table-cell office:value-type="float" office:value="206.607009887695" calcext:value-type="float">
            <text:p>206,61</text:p>
          </table:table-cell>
          <table:table-cell office:value-type="float" office:value="9.98522281646729" calcext:value-type="float">
            <text:p>9,99</text:p>
          </table:table-cell>
          <table:table-cell office:value-type="float" office:value="1335.58801269531" calcext:value-type="float">
            <text:p>1335,59</text:p>
          </table:table-cell>
        </table:table-row>
        <table:table-row table:style-name="ro2">
          <table:table-cell office:value-type="float" office:value="5.32999992370605" calcext:value-type="float">
            <text:p>5,33</text:p>
          </table:table-cell>
          <table:table-cell office:value-type="float" office:value="206.874481201172" calcext:value-type="float">
            <text:p>206,87</text:p>
          </table:table-cell>
          <table:table-cell office:value-type="float" office:value="9.84160614013672" calcext:value-type="float">
            <text:p>9,84</text:p>
          </table:table-cell>
          <table:table-cell office:value-type="float" office:value="1339.5869140625" calcext:value-type="float">
            <text:p>1339,59</text:p>
          </table:table-cell>
        </table:table-row>
        <table:table-row table:style-name="ro2">
          <table:table-cell office:value-type="float" office:value="5.34000015258789" calcext:value-type="float">
            <text:p>5,34</text:p>
          </table:table-cell>
          <table:table-cell office:value-type="float" office:value="207.463745117188" calcext:value-type="float">
            <text:p>207,46</text:p>
          </table:table-cell>
          <table:table-cell office:value-type="float" office:value="9.65638446807861" calcext:value-type="float">
            <text:p>9,66</text:p>
          </table:table-cell>
          <table:table-cell office:value-type="float" office:value="1343.5546875" calcext:value-type="float">
            <text:p>1343,55</text:p>
          </table:table-cell>
        </table:table-row>
        <table:table-row table:style-name="ro2">
          <table:table-cell office:value-type="float" office:value="5.34999990463257" calcext:value-type="float">
            <text:p>5,35</text:p>
          </table:table-cell>
          <table:table-cell office:value-type="float" office:value="207.950103759766" calcext:value-type="float">
            <text:p>207,95</text:p>
          </table:table-cell>
          <table:table-cell office:value-type="float" office:value="9.41808700561523" calcext:value-type="float">
            <text:p>9,42</text:p>
          </table:table-cell>
          <table:table-cell office:value-type="float" office:value="1347.48498535156" calcext:value-type="float">
            <text:p>1347,48</text:p>
          </table:table-cell>
        </table:table-row>
        <table:table-row table:style-name="ro2">
          <table:table-cell office:value-type="float" office:value="5.3600001335144" calcext:value-type="float">
            <text:p>5,36</text:p>
          </table:table-cell>
          <table:table-cell office:value-type="float" office:value="208.101913452148" calcext:value-type="float">
            <text:p>208,1</text:p>
          </table:table-cell>
          <table:table-cell office:value-type="float" office:value="9.21281909942627" calcext:value-type="float">
            <text:p>9,21</text:p>
          </table:table-cell>
          <table:table-cell office:value-type="float" office:value="1351.34362792969" calcext:value-type="float">
            <text:p>1351,34</text:p>
          </table:table-cell>
        </table:table-row>
        <table:table-row table:style-name="ro2">
          <table:table-cell office:value-type="float" office:value="5.36999988555908" calcext:value-type="float">
            <text:p>5,37</text:p>
          </table:table-cell>
          <table:table-cell office:value-type="float" office:value="208.387237548828" calcext:value-type="float">
            <text:p>208,39</text:p>
          </table:table-cell>
          <table:table-cell office:value-type="float" office:value="9.07033157348633" calcext:value-type="float">
            <text:p>9,07</text:p>
          </table:table-cell>
          <table:table-cell office:value-type="float" office:value="1355.08093261719" calcext:value-type="float">
            <text:p>1355,08</text:p>
          </table:table-cell>
        </table:table-row>
        <table:table-row table:style-name="ro2">
          <table:table-cell office:value-type="float" office:value="5.38000011444092" calcext:value-type="float">
            <text:p>5,38</text:p>
          </table:table-cell>
          <table:table-cell office:value-type="float" office:value="208.959213256836" calcext:value-type="float">
            <text:p>208,96</text:p>
          </table:table-cell>
          <table:table-cell office:value-type="float" office:value="8.92746639251709" calcext:value-type="float">
            <text:p>8,93</text:p>
          </table:table-cell>
          <table:table-cell office:value-type="float" office:value="1358.69787597656" calcext:value-type="float">
            <text:p>1358,7</text:p>
          </table:table-cell>
        </table:table-row>
        <table:table-row table:style-name="ro2">
          <table:table-cell office:value-type="float" office:value="5.3899998664856" calcext:value-type="float">
            <text:p>5,39</text:p>
          </table:table-cell>
          <table:table-cell office:value-type="float" office:value="209.43473815918" calcext:value-type="float">
            <text:p>209,43</text:p>
          </table:table-cell>
          <table:table-cell office:value-type="float" office:value="8.73333168029785" calcext:value-type="float">
            <text:p>8,73</text:p>
          </table:table-cell>
          <table:table-cell office:value-type="float" office:value="1362.244140625" calcext:value-type="float">
            <text:p>1362,24</text:p>
          </table:table-cell>
        </table:table-row>
        <table:table-row table:style-name="ro2">
          <table:table-cell office:value-type="float" office:value="5.40000009536743" calcext:value-type="float">
            <text:p>5,4</text:p>
          </table:table-cell>
          <table:table-cell office:value-type="float" office:value="209.493316650391" calcext:value-type="float">
            <text:p>209,49</text:p>
          </table:table-cell>
          <table:table-cell office:value-type="float" office:value="8.51481437683105" calcext:value-type="float">
            <text:p>8,51</text:p>
          </table:table-cell>
          <table:table-cell office:value-type="float" office:value="1365.76025390625" calcext:value-type="float">
            <text:p>1365,76</text:p>
          </table:table-cell>
        </table:table-row>
        <table:table-row table:style-name="ro2">
          <table:table-cell office:value-type="float" office:value="5.40999984741211" calcext:value-type="float">
            <text:p>5,41</text:p>
          </table:table-cell>
          <table:table-cell office:value-type="float" office:value="209.844833374023" calcext:value-type="float">
            <text:p>209,84</text:p>
          </table:table-cell>
          <table:table-cell office:value-type="float" office:value="8.34841251373291" calcext:value-type="float">
            <text:p>8,35</text:p>
          </table:table-cell>
          <table:table-cell office:value-type="float" office:value="1369.23791503906" calcext:value-type="float">
            <text:p>1369,24</text:p>
          </table:table-cell>
        </table:table-row>
        <table:table-row table:style-name="ro2">
          <table:table-cell office:value-type="float" office:value="5.42000007629395" calcext:value-type="float">
            <text:p>5,42</text:p>
          </table:table-cell>
          <table:table-cell office:value-type="float" office:value="210.223251342773" calcext:value-type="float">
            <text:p>210,22</text:p>
          </table:table-cell>
          <table:table-cell office:value-type="float" office:value="8.22605037689209" calcext:value-type="float">
            <text:p>8,23</text:p>
          </table:table-cell>
          <table:table-cell office:value-type="float" office:value="1372.67041015625" calcext:value-type="float">
            <text:p>1372,67</text:p>
          </table:table-cell>
        </table:table-row>
        <table:table-row table:style-name="ro2">
          <table:table-cell office:value-type="float" office:value="5.42999982833862" calcext:value-type="float">
            <text:p>5,43</text:p>
          </table:table-cell>
          <table:table-cell office:value-type="float" office:value="210.397903442383" calcext:value-type="float">
            <text:p>210,4</text:p>
          </table:table-cell>
          <table:table-cell office:value-type="float" office:value="8.06143856048584" calcext:value-type="float">
            <text:p>8,06</text:p>
          </table:table-cell>
          <table:table-cell office:value-type="float" office:value="1376.07556152344" calcext:value-type="float">
            <text:p>1376,08</text:p>
          </table:table-cell>
        </table:table-row>
        <table:table-row table:style-name="ro2">
          <table:table-cell office:value-type="float" office:value="5.44000005722046" calcext:value-type="float">
            <text:p>5,44</text:p>
          </table:table-cell>
          <table:table-cell office:value-type="float" office:value="210.681610107422" calcext:value-type="float">
            <text:p>210,68</text:p>
          </table:table-cell>
          <table:table-cell office:value-type="float" office:value="7.83044719696045" calcext:value-type="float">
            <text:p>7,83</text:p>
          </table:table-cell>
          <table:table-cell office:value-type="float" office:value="1379.4638671875" calcext:value-type="float">
            <text:p>1379,46</text:p>
          </table:table-cell>
        </table:table-row>
        <table:table-row table:style-name="ro2">
          <table:table-cell office:value-type="float" office:value="5.44999980926514" calcext:value-type="float">
            <text:p>5,45</text:p>
          </table:table-cell>
          <table:table-cell office:value-type="float" office:value="211.087829589844" calcext:value-type="float">
            <text:p>211,09</text:p>
          </table:table-cell>
          <table:table-cell office:value-type="float" office:value="7.62038898468018" calcext:value-type="float">
            <text:p>7,62</text:p>
          </table:table-cell>
          <table:table-cell office:value-type="float" office:value="1382.79956054688" calcext:value-type="float">
            <text:p>1382,8</text:p>
          </table:table-cell>
        </table:table-row>
        <table:table-row table:style-name="ro2">
          <table:table-cell office:value-type="float" office:value="5.46000003814697" calcext:value-type="float">
            <text:p>5,46</text:p>
          </table:table-cell>
          <table:table-cell office:value-type="float" office:value="211.481109619141" calcext:value-type="float">
            <text:p>211,48</text:p>
          </table:table-cell>
          <table:table-cell office:value-type="float" office:value="7.48574638366699" calcext:value-type="float">
            <text:p>7,49</text:p>
          </table:table-cell>
          <table:table-cell office:value-type="float" office:value="1386.03625488281" calcext:value-type="float">
            <text:p>1386,04</text:p>
          </table:table-cell>
        </table:table-row>
        <table:table-row table:style-name="ro2">
          <table:table-cell office:value-type="float" office:value="5.46999979019165" calcext:value-type="float">
            <text:p>5,47</text:p>
          </table:table-cell>
          <table:table-cell office:value-type="float" office:value="211.840911865234" calcext:value-type="float">
            <text:p>211,84</text:p>
          </table:table-cell>
          <table:table-cell office:value-type="float" office:value="7.34960985183716" calcext:value-type="float">
            <text:p>7,35</text:p>
          </table:table-cell>
          <table:table-cell office:value-type="float" office:value="1389.16528320313" calcext:value-type="float">
            <text:p>1389,17</text:p>
          </table:table-cell>
        </table:table-row>
        <table:table-row table:style-name="ro2">
          <table:table-cell office:value-type="float" office:value="5.48000001907349" calcext:value-type="float">
            <text:p>5,48</text:p>
          </table:table-cell>
          <table:table-cell office:value-type="float" office:value="212.167785644531" calcext:value-type="float">
            <text:p>212,17</text:p>
          </table:table-cell>
          <table:table-cell office:value-type="float" office:value="7.15351295471191" calcext:value-type="float">
            <text:p>7,15</text:p>
          </table:table-cell>
          <table:table-cell office:value-type="float" office:value="1392.21435546875" calcext:value-type="float">
            <text:p>1392,21</text:p>
          </table:table-cell>
        </table:table-row>
        <table:table-row table:style-name="ro2">
          <table:table-cell office:value-type="float" office:value="5.48999977111816" calcext:value-type="float">
            <text:p>5,49</text:p>
          </table:table-cell>
          <table:table-cell office:value-type="float" office:value="212.41471862793" calcext:value-type="float">
            <text:p>212,41</text:p>
          </table:table-cell>
          <table:table-cell office:value-type="float" office:value="6.93299055099487" calcext:value-type="float">
            <text:p>6,93</text:p>
          </table:table-cell>
          <table:table-cell office:value-type="float" office:value="1395.20202636719" calcext:value-type="float">
            <text:p>1395,2</text:p>
          </table:table-cell>
        </table:table-row>
        <table:table-row table:style-name="ro2">
          <table:table-cell office:value-type="float" office:value="5.5" calcext:value-type="float">
            <text:p>5,5</text:p>
          </table:table-cell>
          <table:table-cell office:value-type="float" office:value="212.773559570313" calcext:value-type="float">
            <text:p>212,77</text:p>
          </table:table-cell>
          <table:table-cell office:value-type="float" office:value="6.76866340637207" calcext:value-type="float">
            <text:p>6,77</text:p>
          </table:table-cell>
          <table:table-cell office:value-type="float" office:value="1398.13049316406" calcext:value-type="float">
            <text:p>1398,13</text:p>
          </table:table-cell>
        </table:table-row>
        <table:table-row table:style-name="ro2">
          <table:table-cell office:value-type="float" office:value="5.51000022888184" calcext:value-type="float">
            <text:p>5,51</text:p>
          </table:table-cell>
          <table:table-cell office:value-type="float" office:value="212.996688842773" calcext:value-type="float">
            <text:p>213</text:p>
          </table:table-cell>
          <table:table-cell office:value-type="float" office:value="6.63866519927979" calcext:value-type="float">
            <text:p>6,64</text:p>
          </table:table-cell>
          <table:table-cell office:value-type="float" office:value="1401.013671875" calcext:value-type="float">
            <text:p>1401,01</text:p>
          </table:table-cell>
        </table:table-row>
        <table:table-row table:style-name="ro2">
          <table:table-cell office:value-type="float" office:value="5.51999998092651" calcext:value-type="float">
            <text:p>5,52</text:p>
          </table:table-cell>
          <table:table-cell office:value-type="float" office:value="213.240707397461" calcext:value-type="float">
            <text:p>213,24</text:p>
          </table:table-cell>
          <table:table-cell office:value-type="float" office:value="6.46543312072754" calcext:value-type="float">
            <text:p>6,47</text:p>
          </table:table-cell>
          <table:table-cell office:value-type="float" office:value="1403.87255859375" calcext:value-type="float">
            <text:p>1403,87</text:p>
          </table:table-cell>
        </table:table-row>
        <table:table-row table:style-name="ro2">
          <table:table-cell office:value-type="float" office:value="5.53000020980835" calcext:value-type="float">
            <text:p>5,53</text:p>
          </table:table-cell>
          <table:table-cell office:value-type="float" office:value="213.418151855469" calcext:value-type="float">
            <text:p>213,42</text:p>
          </table:table-cell>
          <table:table-cell office:value-type="float" office:value="6.24133586883545" calcext:value-type="float">
            <text:p>6,24</text:p>
          </table:table-cell>
          <table:table-cell office:value-type="float" office:value="1406.69787597656" calcext:value-type="float">
            <text:p>1406,7</text:p>
          </table:table-cell>
        </table:table-row>
        <table:table-row table:style-name="ro2">
          <table:table-cell office:value-type="float" office:value="5.53999996185303" calcext:value-type="float">
            <text:p>5,54</text:p>
          </table:table-cell>
          <table:table-cell office:value-type="float" office:value="213.541076660156" calcext:value-type="float">
            <text:p>213,54</text:p>
          </table:table-cell>
          <table:table-cell office:value-type="float" office:value="6.06407880783081" calcext:value-type="float">
            <text:p>6,06</text:p>
          </table:table-cell>
          <table:table-cell office:value-type="float" office:value="1409.44006347656" calcext:value-type="float">
            <text:p>1409,44</text:p>
          </table:table-cell>
        </table:table-row>
        <table:table-row table:style-name="ro2">
          <table:table-cell office:value-type="float" office:value="5.55000019073486" calcext:value-type="float">
            <text:p>5,55</text:p>
          </table:table-cell>
          <table:table-cell office:value-type="float" office:value="213.944488525391" calcext:value-type="float">
            <text:p>213,94</text:p>
          </table:table-cell>
          <table:table-cell office:value-type="float" office:value="5.96212911605835" calcext:value-type="float">
            <text:p>5,96</text:p>
          </table:table-cell>
          <table:table-cell office:value-type="float" office:value="1412.06701660156" calcext:value-type="float">
            <text:p>1412,07</text:p>
          </table:table-cell>
        </table:table-row>
        <table:table-row table:style-name="ro2">
          <table:table-cell office:value-type="float" office:value="5.55999994277954" calcext:value-type="float">
            <text:p>5,56</text:p>
          </table:table-cell>
          <table:table-cell office:value-type="float" office:value="214.256729125977" calcext:value-type="float">
            <text:p>214,26</text:p>
          </table:table-cell>
          <table:table-cell office:value-type="float" office:value="5.84093904495239" calcext:value-type="float">
            <text:p>5,84</text:p>
          </table:table-cell>
          <table:table-cell office:value-type="float" office:value="1414.57531738281" calcext:value-type="float">
            <text:p>1414,58</text:p>
          </table:table-cell>
        </table:table-row>
        <table:table-row table:style-name="ro2">
          <table:table-cell office:value-type="float" office:value="5.57000017166138" calcext:value-type="float">
            <text:p>5,57</text:p>
          </table:table-cell>
          <table:table-cell office:value-type="float" office:value="214.340713500977" calcext:value-type="float">
            <text:p>214,34</text:p>
          </table:table-cell>
          <table:table-cell office:value-type="float" office:value="5.65989255905151" calcext:value-type="float">
            <text:p>5,66</text:p>
          </table:table-cell>
          <table:table-cell office:value-type="float" office:value="1416.97326660156" calcext:value-type="float">
            <text:p>1416,97</text:p>
          </table:table-cell>
        </table:table-row>
        <table:table-row table:style-name="ro2">
          <table:table-cell office:value-type="float" office:value="5.57999992370605" calcext:value-type="float">
            <text:p>5,58</text:p>
          </table:table-cell>
          <table:table-cell office:value-type="float" office:value="214.536712646484" calcext:value-type="float">
            <text:p>214,54</text:p>
          </table:table-cell>
          <table:table-cell office:value-type="float" office:value="5.50326538085938" calcext:value-type="float">
            <text:p>5,5</text:p>
          </table:table-cell>
          <table:table-cell office:value-type="float" office:value="1419.25769042969" calcext:value-type="float">
            <text:p>1419,26</text:p>
          </table:table-cell>
        </table:table-row>
        <table:table-row table:style-name="ro2">
          <table:table-cell office:value-type="float" office:value="5.59000015258789" calcext:value-type="float">
            <text:p>5,59</text:p>
          </table:table-cell>
          <table:table-cell office:value-type="float" office:value="214.821243286133" calcext:value-type="float">
            <text:p>214,82</text:p>
          </table:table-cell>
          <table:table-cell office:value-type="float" office:value="5.40918970108032" calcext:value-type="float">
            <text:p>5,41</text:p>
          </table:table-cell>
          <table:table-cell office:value-type="float" office:value="1421.45324707031" calcext:value-type="float">
            <text:p>1421,45</text:p>
          </table:table-cell>
        </table:table-row>
        <table:table-row table:style-name="ro2">
          <table:table-cell office:value-type="float" office:value="5.59999990463257" calcext:value-type="float">
            <text:p>5,6</text:p>
          </table:table-cell>
          <table:table-cell office:value-type="float" office:value="215.007263183594" calcext:value-type="float">
            <text:p>215,01</text:p>
          </table:table-cell>
          <table:table-cell office:value-type="float" office:value="5.29788446426392" calcext:value-type="float">
            <text:p>5,3</text:p>
          </table:table-cell>
          <table:table-cell office:value-type="float" office:value="1423.60461425781" calcext:value-type="float">
            <text:p>1423,6</text:p>
          </table:table-cell>
        </table:table-row>
        <table:table-row table:style-name="ro2">
          <table:table-cell office:value-type="float" office:value="5.6100001335144" calcext:value-type="float">
            <text:p>5,61</text:p>
          </table:table-cell>
          <table:table-cell office:value-type="float" office:value="215.265975952148" calcext:value-type="float">
            <text:p>215,27</text:p>
          </table:table-cell>
          <table:table-cell office:value-type="float" office:value="5.12936210632324" calcext:value-type="float">
            <text:p>5,13</text:p>
          </table:table-cell>
          <table:table-cell office:value-type="float" office:value="1425.74609375" calcext:value-type="float">
            <text:p>1425,75</text:p>
          </table:table-cell>
        </table:table-row>
        <table:table-row table:style-name="ro2">
          <table:table-cell office:value-type="float" office:value="5.61999988555908" calcext:value-type="float">
            <text:p>5,62</text:p>
          </table:table-cell>
          <table:table-cell office:value-type="float" office:value="215.469009399414" calcext:value-type="float">
            <text:p>215,47</text:p>
          </table:table-cell>
          <table:table-cell office:value-type="float" office:value="4.97411251068115" calcext:value-type="float">
            <text:p>4,97</text:p>
          </table:table-cell>
          <table:table-cell office:value-type="float" office:value="1427.85412597656" calcext:value-type="float">
            <text:p>1427,85</text:p>
          </table:table-cell>
        </table:table-row>
        <table:table-row table:style-name="ro2">
          <table:table-cell office:value-type="float" office:value="5.63000011444092" calcext:value-type="float">
            <text:p>5,63</text:p>
          </table:table-cell>
          <table:table-cell office:value-type="float" office:value="215.598785400391" calcext:value-type="float">
            <text:p>215,6</text:p>
          </table:table-cell>
          <table:table-cell office:value-type="float" office:value="4.86760282516479" calcext:value-type="float">
            <text:p>4,87</text:p>
          </table:table-cell>
          <table:table-cell office:value-type="float" office:value="1429.90307617188" calcext:value-type="float">
            <text:p>1429,9</text:p>
          </table:table-cell>
        </table:table-row>
        <table:table-row table:style-name="ro2">
          <table:table-cell office:value-type="float" office:value="5.6399998664856" calcext:value-type="float">
            <text:p>5,64</text:p>
          </table:table-cell>
          <table:table-cell office:value-type="float" office:value="215.86784362793" calcext:value-type="float">
            <text:p>215,87</text:p>
          </table:table-cell>
          <table:table-cell office:value-type="float" office:value="4.75793790817261" calcext:value-type="float">
            <text:p>4,76</text:p>
          </table:table-cell>
          <table:table-cell office:value-type="float" office:value="1431.89135742188" calcext:value-type="float">
            <text:p>1431,89</text:p>
          </table:table-cell>
        </table:table-row>
        <table:table-row table:style-name="ro2">
          <table:table-cell office:value-type="float" office:value="5.65000009536743" calcext:value-type="float">
            <text:p>5,65</text:p>
          </table:table-cell>
          <table:table-cell office:value-type="float" office:value="216.138458251953" calcext:value-type="float">
            <text:p>216,14</text:p>
          </table:table-cell>
          <table:table-cell office:value-type="float" office:value="4.60496282577515" calcext:value-type="float">
            <text:p>4,6</text:p>
          </table:table-cell>
          <table:table-cell office:value-type="float" office:value="1433.8232421875" calcext:value-type="float">
            <text:p>1433,82</text:p>
          </table:table-cell>
        </table:table-row>
        <table:table-row table:style-name="ro2">
          <table:table-cell office:value-type="float" office:value="5.65999984741211" calcext:value-type="float">
            <text:p>5,66</text:p>
          </table:table-cell>
          <table:table-cell office:value-type="float" office:value="216.212905883789" calcext:value-type="float">
            <text:p>216,21</text:p>
          </table:table-cell>
          <table:table-cell office:value-type="float" office:value="4.46332454681396" calcext:value-type="float">
            <text:p>4,46</text:p>
          </table:table-cell>
          <table:table-cell office:value-type="float" office:value="1435.67346191406" calcext:value-type="float">
            <text:p>1435,67</text:p>
          </table:table-cell>
        </table:table-row>
        <table:table-row table:style-name="ro2">
          <table:table-cell office:value-type="float" office:value="5.67000007629395" calcext:value-type="float">
            <text:p>5,67</text:p>
          </table:table-cell>
          <table:table-cell office:value-type="float" office:value="216.280746459961" calcext:value-type="float">
            <text:p>216,28</text:p>
          </table:table-cell>
          <table:table-cell office:value-type="float" office:value="4.37123966217041" calcext:value-type="float">
            <text:p>4,37</text:p>
          </table:table-cell>
          <table:table-cell office:value-type="float" office:value="1437.41638183594" calcext:value-type="float">
            <text:p>1437,42</text:p>
          </table:table-cell>
        </table:table-row>
        <table:table-row table:style-name="ro2">
          <table:table-cell office:value-type="float" office:value="5.67999982833862" calcext:value-type="float">
            <text:p>5,68</text:p>
          </table:table-cell>
          <table:table-cell office:value-type="float" office:value="216.355041503906" calcext:value-type="float">
            <text:p>216,36</text:p>
          </table:table-cell>
          <table:table-cell office:value-type="float" office:value="4.27973699569702" calcext:value-type="float">
            <text:p>4,28</text:p>
          </table:table-cell>
          <table:table-cell office:value-type="float" office:value="1439.06298828125" calcext:value-type="float">
            <text:p>1439,06</text:p>
          </table:table-cell>
        </table:table-row>
        <table:table-row table:style-name="ro2">
          <table:table-cell office:value-type="float" office:value="5.69000005722046" calcext:value-type="float">
            <text:p>5,69</text:p>
          </table:table-cell>
          <table:table-cell office:value-type="float" office:value="216.51252746582" calcext:value-type="float">
            <text:p>216,51</text:p>
          </table:table-cell>
          <table:table-cell office:value-type="float" office:value="4.15753841400146" calcext:value-type="float">
            <text:p>4,16</text:p>
          </table:table-cell>
          <table:table-cell office:value-type="float" office:value="1440.64636230469" calcext:value-type="float">
            <text:p>1440,65</text:p>
          </table:table-cell>
        </table:table-row>
        <table:table-row table:style-name="ro2">
          <table:table-cell office:value-type="float" office:value="5.69999980926514" calcext:value-type="float">
            <text:p>5,7</text:p>
          </table:table-cell>
          <table:table-cell office:value-type="float" office:value="216.845504760742" calcext:value-type="float">
            <text:p>216,85</text:p>
          </table:table-cell>
          <table:table-cell office:value-type="float" office:value="4.04241514205933" calcext:value-type="float">
            <text:p>4,04</text:p>
          </table:table-cell>
          <table:table-cell office:value-type="float" office:value="1442.17346191406" calcext:value-type="float">
            <text:p>1442,17</text:p>
          </table:table-cell>
        </table:table-row>
        <table:table-row table:style-name="ro2">
          <table:table-cell office:value-type="float" office:value="5.71000003814697" calcext:value-type="float">
            <text:p>5,71</text:p>
          </table:table-cell>
          <table:table-cell office:value-type="float" office:value="216.951904296875" calcext:value-type="float">
            <text:p>216,95</text:p>
          </table:table-cell>
          <table:table-cell office:value-type="float" office:value="3.96144723892212" calcext:value-type="float">
            <text:p>3,96</text:p>
          </table:table-cell>
          <table:table-cell office:value-type="float" office:value="1443.63806152344" calcext:value-type="float">
            <text:p>1443,64</text:p>
          </table:table-cell>
        </table:table-row>
        <table:table-row table:style-name="ro2">
          <table:table-cell office:value-type="float" office:value="5.71999979019165" calcext:value-type="float">
            <text:p>5,72</text:p>
          </table:table-cell>
          <table:table-cell office:value-type="float" office:value="217.114593505859" calcext:value-type="float">
            <text:p>217,11</text:p>
          </table:table-cell>
          <table:table-cell office:value-type="float" office:value="3.89803886413574" calcext:value-type="float">
            <text:p>3,9</text:p>
          </table:table-cell>
          <table:table-cell office:value-type="float" office:value="1445.05456542969" calcext:value-type="float">
            <text:p>1445,05</text:p>
          </table:table-cell>
        </table:table-row>
        <table:table-row table:style-name="ro2">
          <table:table-cell office:value-type="float" office:value="5.73000001907349" calcext:value-type="float">
            <text:p>5,73</text:p>
          </table:table-cell>
          <table:table-cell office:value-type="float" office:value="217.461196899414" calcext:value-type="float">
            <text:p>217,46</text:p>
          </table:table-cell>
          <table:table-cell office:value-type="float" office:value="3.80126070976257" calcext:value-type="float">
            <text:p>3,8</text:p>
          </table:table-cell>
          <table:table-cell office:value-type="float" office:value="1446.44921875" calcext:value-type="float">
            <text:p>1446,45</text:p>
          </table:table-cell>
        </table:table-row>
        <table:table-row table:style-name="ro2">
          <table:table-cell office:value-type="float" office:value="5.73999977111816" calcext:value-type="float">
            <text:p>5,74</text:p>
          </table:table-cell>
          <table:table-cell office:value-type="float" office:value="217.615447998047" calcext:value-type="float">
            <text:p>217,62</text:p>
          </table:table-cell>
          <table:table-cell office:value-type="float" office:value="3.68724846839905" calcext:value-type="float">
            <text:p>3,69</text:p>
          </table:table-cell>
          <table:table-cell office:value-type="float" office:value="1447.82287597656" calcext:value-type="float">
            <text:p>1447,82</text:p>
          </table:table-cell>
        </table:table-row>
        <table:table-row table:style-name="ro2">
          <table:table-cell office:value-type="float" office:value="5.75" calcext:value-type="float">
            <text:p>5,75</text:p>
          </table:table-cell>
          <table:table-cell office:value-type="float" office:value="217.511108398438" calcext:value-type="float">
            <text:p>217,51</text:p>
          </table:table-cell>
          <table:table-cell office:value-type="float" office:value="3.60247826576233" calcext:value-type="float">
            <text:p>3,6</text:p>
          </table:table-cell>
          <table:table-cell office:value-type="float" office:value="1449.15026855469" calcext:value-type="float">
            <text:p>1449,15</text:p>
          </table:table-cell>
        </table:table-row>
        <table:table-row table:style-name="ro2">
          <table:table-cell office:value-type="float" office:value="5.76000022888184" calcext:value-type="float">
            <text:p>5,76</text:p>
          </table:table-cell>
          <table:table-cell office:value-type="float" office:value="217.507766723633" calcext:value-type="float">
            <text:p>217,51</text:p>
          </table:table-cell>
          <table:table-cell office:value-type="float" office:value="3.5386962890625" calcext:value-type="float">
            <text:p>3,54</text:p>
          </table:table-cell>
          <table:table-cell office:value-type="float" office:value="1450.419921875" calcext:value-type="float">
            <text:p>1450,42</text:p>
          </table:table-cell>
        </table:table-row>
        <table:table-row table:style-name="ro2">
          <table:table-cell office:value-type="float" office:value="5.76999998092651" calcext:value-type="float">
            <text:p>5,77</text:p>
          </table:table-cell>
          <table:table-cell office:value-type="float" office:value="217.712905883789" calcext:value-type="float">
            <text:p>217,71</text:p>
          </table:table-cell>
          <table:table-cell office:value-type="float" office:value="3.45788550376892" calcext:value-type="float">
            <text:p>3,46</text:p>
          </table:table-cell>
          <table:table-cell office:value-type="float" office:value="1451.63818359375" calcext:value-type="float">
            <text:p>1451,64</text:p>
          </table:table-cell>
        </table:table-row>
        <table:table-row table:style-name="ro2">
          <table:table-cell office:value-type="float" office:value="5.78000020980835" calcext:value-type="float">
            <text:p>5,78</text:p>
          </table:table-cell>
          <table:table-cell office:value-type="float" office:value="217.928161621094" calcext:value-type="float">
            <text:p>217,93</text:p>
          </table:table-cell>
          <table:table-cell office:value-type="float" office:value="3.36270785331726" calcext:value-type="float">
            <text:p>3,36</text:p>
          </table:table-cell>
          <table:table-cell office:value-type="float" office:value="1452.79626464844" calcext:value-type="float">
            <text:p>1452,8</text:p>
          </table:table-cell>
        </table:table-row>
        <table:table-row table:style-name="ro2">
          <table:table-cell office:value-type="float" office:value="5.78999996185303" calcext:value-type="float">
            <text:p>5,79</text:p>
          </table:table-cell>
          <table:table-cell office:value-type="float" office:value="218.109802246094" calcext:value-type="float">
            <text:p>218,11</text:p>
          </table:table-cell>
          <table:table-cell office:value-type="float" office:value="3.29135727882385" calcext:value-type="float">
            <text:p>3,29</text:p>
          </table:table-cell>
          <table:table-cell office:value-type="float" office:value="1453.86779785156" calcext:value-type="float">
            <text:p>1453,87</text:p>
          </table:table-cell>
        </table:table-row>
        <table:table-row table:style-name="ro2">
          <table:table-cell office:value-type="float" office:value="5.80000019073486" calcext:value-type="float">
            <text:p>5,8</text:p>
          </table:table-cell>
          <table:table-cell office:value-type="float" office:value="218.090744018555" calcext:value-type="float">
            <text:p>218,09</text:p>
          </table:table-cell>
          <table:table-cell office:value-type="float" office:value="3.24850273132324" calcext:value-type="float">
            <text:p>3,25</text:p>
          </table:table-cell>
          <table:table-cell office:value-type="float" office:value="1454.86010742188" calcext:value-type="float">
            <text:p>1454,86</text:p>
          </table:table-cell>
        </table:table-row>
        <table:table-row table:style-name="ro2">
          <table:table-cell office:value-type="float" office:value="5.80999994277954" calcext:value-type="float">
            <text:p>5,81</text:p>
          </table:table-cell>
          <table:table-cell office:value-type="float" office:value="218.185836791992" calcext:value-type="float">
            <text:p>218,19</text:p>
          </table:table-cell>
          <table:table-cell office:value-type="float" office:value="3.18915486335754" calcext:value-type="float">
            <text:p>3,19</text:p>
          </table:table-cell>
          <table:table-cell office:value-type="float" office:value="1455.80725097656" calcext:value-type="float">
            <text:p>1455,81</text:p>
          </table:table-cell>
        </table:table-row>
        <table:table-row table:style-name="ro2">
          <table:table-cell office:value-type="float" office:value="5.82000017166138" calcext:value-type="float">
            <text:p>5,82</text:p>
          </table:table-cell>
          <table:table-cell office:value-type="float" office:value="218.42106628418" calcext:value-type="float">
            <text:p>218,42</text:p>
          </table:table-cell>
          <table:table-cell office:value-type="float" office:value="3.11216449737549" calcext:value-type="float">
            <text:p>3,11</text:p>
          </table:table-cell>
          <table:table-cell office:value-type="float" office:value="1456.73364257813" calcext:value-type="float">
            <text:p>1456,73</text:p>
          </table:table-cell>
        </table:table-row>
        <table:table-row table:style-name="ro2">
          <table:table-cell office:value-type="float" office:value="5.82999992370605" calcext:value-type="float">
            <text:p>5,83</text:p>
          </table:table-cell>
          <table:table-cell office:value-type="float" office:value="218.526031494141" calcext:value-type="float">
            <text:p>218,53</text:p>
          </table:table-cell>
          <table:table-cell office:value-type="float" office:value="3.04868960380554" calcext:value-type="float">
            <text:p>3,05</text:p>
          </table:table-cell>
          <table:table-cell office:value-type="float" office:value="1457.6357421875" calcext:value-type="float">
            <text:p>1457,64</text:p>
          </table:table-cell>
        </table:table-row>
        <table:table-row table:style-name="ro2">
          <table:table-cell office:value-type="float" office:value="5.84000015258789" calcext:value-type="float">
            <text:p>5,84</text:p>
          </table:table-cell>
          <table:table-cell office:value-type="float" office:value="218.518142700195" calcext:value-type="float">
            <text:p>218,52</text:p>
          </table:table-cell>
          <table:table-cell office:value-type="float" office:value="3.01371574401855" calcext:value-type="float">
            <text:p>3,01</text:p>
          </table:table-cell>
          <table:table-cell office:value-type="float" office:value="1458.51965332031" calcext:value-type="float">
            <text:p>1458,52</text:p>
          </table:table-cell>
        </table:table-row>
        <table:table-row table:style-name="ro2">
          <table:table-cell office:value-type="float" office:value="5.84999990463257" calcext:value-type="float">
            <text:p>5,85</text:p>
          </table:table-cell>
          <table:table-cell office:value-type="float" office:value="218.476181030273" calcext:value-type="float">
            <text:p>218,48</text:p>
          </table:table-cell>
          <table:table-cell office:value-type="float" office:value="2.97146916389465" calcext:value-type="float">
            <text:p>2,97</text:p>
          </table:table-cell>
          <table:table-cell office:value-type="float" office:value="1459.40161132813" calcext:value-type="float">
            <text:p>1459,4</text:p>
          </table:table-cell>
        </table:table-row>
        <table:table-row table:style-name="ro2">
          <table:table-cell office:value-type="float" office:value="5.8600001335144" calcext:value-type="float">
            <text:p>5,86</text:p>
          </table:table-cell>
          <table:table-cell office:value-type="float" office:value="218.659942626953" calcext:value-type="float">
            <text:p>218,66</text:p>
          </table:table-cell>
          <table:table-cell office:value-type="float" office:value="2.90266799926758" calcext:value-type="float">
            <text:p>2,9</text:p>
          </table:table-cell>
          <table:table-cell office:value-type="float" office:value="1460.2724609375" calcext:value-type="float">
            <text:p>1460,27</text:p>
          </table:table-cell>
        </table:table-row>
        <table:table-row table:style-name="ro2">
          <table:table-cell office:value-type="float" office:value="5.86999988555908" calcext:value-type="float">
            <text:p>5,87</text:p>
          </table:table-cell>
          <table:table-cell office:value-type="float" office:value="218.771820068359" calcext:value-type="float">
            <text:p>218,77</text:p>
          </table:table-cell>
          <table:table-cell office:value-type="float" office:value="2.84987640380859" calcext:value-type="float">
            <text:p>2,85</text:p>
          </table:table-cell>
          <table:table-cell office:value-type="float" office:value="1461.09460449219" calcext:value-type="float">
            <text:p>1461,09</text:p>
          </table:table-cell>
        </table:table-row>
        <table:table-row table:style-name="ro2">
          <table:table-cell office:value-type="float" office:value="5.88000011444092" calcext:value-type="float">
            <text:p>5,88</text:p>
          </table:table-cell>
          <table:table-cell office:value-type="float" office:value="218.726654052734" calcext:value-type="float">
            <text:p>218,73</text:p>
          </table:table-cell>
          <table:table-cell office:value-type="float" office:value="2.82569885253906" calcext:value-type="float">
            <text:p>2,83</text:p>
          </table:table-cell>
          <table:table-cell office:value-type="float" office:value="1461.8564453125" calcext:value-type="float">
            <text:p>1461,86</text:p>
          </table:table-cell>
        </table:table-row>
        <table:table-row table:style-name="ro2">
          <table:table-cell office:value-type="float" office:value="5.8899998664856" calcext:value-type="float">
            <text:p>5,89</text:p>
          </table:table-cell>
          <table:table-cell office:value-type="float" office:value="218.808883666992" calcext:value-type="float">
            <text:p>218,81</text:p>
          </table:table-cell>
          <table:table-cell office:value-type="float" office:value="2.79533219337463" calcext:value-type="float">
            <text:p>2,8</text:p>
          </table:table-cell>
          <table:table-cell office:value-type="float" office:value="1462.57312011719" calcext:value-type="float">
            <text:p>1462,57</text:p>
          </table:table-cell>
        </table:table-row>
        <table:table-row table:style-name="ro2">
          <table:table-cell office:value-type="float" office:value="5.90000009536743" calcext:value-type="float">
            <text:p>5,9</text:p>
          </table:table-cell>
          <table:table-cell office:value-type="float" office:value="218.970703125" calcext:value-type="float">
            <text:p>218,97</text:p>
          </table:table-cell>
          <table:table-cell office:value-type="float" office:value="2.74466228485107" calcext:value-type="float">
            <text:p>2,74</text:p>
          </table:table-cell>
          <table:table-cell office:value-type="float" office:value="1463.26135253906" calcext:value-type="float">
            <text:p>1463,26</text:p>
          </table:table-cell>
        </table:table-row>
        <table:table-row table:style-name="ro2">
          <table:table-cell office:value-type="float" office:value="5.90999984741211" calcext:value-type="float">
            <text:p>5,91</text:p>
          </table:table-cell>
          <table:table-cell office:value-type="float" office:value="219.112594604492" calcext:value-type="float">
            <text:p>219,11</text:p>
          </table:table-cell>
          <table:table-cell office:value-type="float" office:value="2.70164775848389" calcext:value-type="float">
            <text:p>2,7</text:p>
          </table:table-cell>
          <table:table-cell office:value-type="float" office:value="1463.90661621094" calcext:value-type="float">
            <text:p>1463,91</text:p>
          </table:table-cell>
        </table:table-row>
        <table:table-row table:style-name="ro2">
          <table:table-cell office:value-type="float" office:value="5.92000007629395" calcext:value-type="float">
            <text:p>5,92</text:p>
          </table:table-cell>
          <table:table-cell office:value-type="float" office:value="219.116607666016" calcext:value-type="float">
            <text:p>219,12</text:p>
          </table:table-cell>
          <table:table-cell office:value-type="float" office:value="2.67789387702942" calcext:value-type="float">
            <text:p>2,68</text:p>
          </table:table-cell>
          <table:table-cell office:value-type="float" office:value="1464.515625" calcext:value-type="float">
            <text:p>1464,52</text:p>
          </table:table-cell>
        </table:table-row>
        <table:table-row table:style-name="ro2">
          <table:table-cell office:value-type="float" office:value="5.92999982833862" calcext:value-type="float">
            <text:p>5,93</text:p>
          </table:table-cell>
          <table:table-cell office:value-type="float" office:value="219.030364990234" calcext:value-type="float">
            <text:p>219,03</text:p>
          </table:table-cell>
          <table:table-cell office:value-type="float" office:value="2.64573764801025" calcext:value-type="float">
            <text:p>2,65</text:p>
          </table:table-cell>
          <table:table-cell office:value-type="float" office:value="1465.11169433594" calcext:value-type="float">
            <text:p>1465,11</text:p>
          </table:table-cell>
        </table:table-row>
        <table:table-row table:style-name="ro2">
          <table:table-cell office:value-type="float" office:value="5.94000005722046" calcext:value-type="float">
            <text:p>5,94</text:p>
          </table:table-cell>
          <table:table-cell office:value-type="float" office:value="219.003387451172" calcext:value-type="float">
            <text:p>219</text:p>
          </table:table-cell>
          <table:table-cell office:value-type="float" office:value="2.60286855697632" calcext:value-type="float">
            <text:p>2,6</text:p>
          </table:table-cell>
          <table:table-cell office:value-type="float" office:value="1465.70263671875" calcext:value-type="float">
            <text:p>1465,7</text:p>
          </table:table-cell>
        </table:table-row>
        <table:table-row table:style-name="ro2">
          <table:table-cell office:value-type="float" office:value="5.94999980926514" calcext:value-type="float">
            <text:p>5,95</text:p>
          </table:table-cell>
          <table:table-cell office:value-type="float" office:value="219.005065917969" calcext:value-type="float">
            <text:p>219,01</text:p>
          </table:table-cell>
          <table:table-cell office:value-type="float" office:value="2.56287670135498" calcext:value-type="float">
            <text:p>2,56</text:p>
          </table:table-cell>
          <table:table-cell office:value-type="float" office:value="1466.25915527344" calcext:value-type="float">
            <text:p>1466,26</text:p>
          </table:table-cell>
        </table:table-row>
        <table:table-row table:style-name="ro2">
          <table:table-cell office:value-type="float" office:value="5.96000003814697" calcext:value-type="float">
            <text:p>5,96</text:p>
          </table:table-cell>
          <table:table-cell office:value-type="float" office:value="219.11149597168" calcext:value-type="float">
            <text:p>219,11</text:p>
          </table:table-cell>
          <table:table-cell office:value-type="float" office:value="2.54750418663025" calcext:value-type="float">
            <text:p>2,55</text:p>
          </table:table-cell>
          <table:table-cell office:value-type="float" office:value="1466.76696777344" calcext:value-type="float">
            <text:p>1466,77</text:p>
          </table:table-cell>
        </table:table-row>
        <table:table-row table:style-name="ro2">
          <table:table-cell office:value-type="float" office:value="5.96999979019165" calcext:value-type="float">
            <text:p>5,97</text:p>
          </table:table-cell>
          <table:table-cell office:value-type="float" office:value="219.392578125" calcext:value-type="float">
            <text:p>219,39</text:p>
          </table:table-cell>
          <table:table-cell office:value-type="float" office:value="2.53588390350342" calcext:value-type="float">
            <text:p>2,54</text:p>
          </table:table-cell>
          <table:table-cell office:value-type="float" office:value="1467.23327636719" calcext:value-type="float">
            <text:p>1467,23</text:p>
          </table:table-cell>
        </table:table-row>
        <table:table-row table:style-name="ro2">
          <table:table-cell office:value-type="float" office:value="5.98000001907349" calcext:value-type="float">
            <text:p>5,98</text:p>
          </table:table-cell>
          <table:table-cell office:value-type="float" office:value="219.538940429688" calcext:value-type="float">
            <text:p>219,54</text:p>
          </table:table-cell>
          <table:table-cell office:value-type="float" office:value="2.50755643844604" calcext:value-type="float">
            <text:p>2,51</text:p>
          </table:table-cell>
          <table:table-cell office:value-type="float" office:value="1467.67126464844" calcext:value-type="float">
            <text:p>1467,67</text:p>
          </table:table-cell>
        </table:table-row>
        <table:table-row table:style-name="ro2">
          <table:table-cell office:value-type="float" office:value="5.98999977111816" calcext:value-type="float">
            <text:p>5,99</text:p>
          </table:table-cell>
          <table:table-cell office:value-type="float" office:value="219.439331054688" calcext:value-type="float">
            <text:p>219,44</text:p>
          </table:table-cell>
          <table:table-cell office:value-type="float" office:value="2.47681546211243" calcext:value-type="float">
            <text:p>2,48</text:p>
          </table:table-cell>
          <table:table-cell office:value-type="float" office:value="1468.06591796875" calcext:value-type="float">
            <text:p>1468,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9.361083984375" calcext:value-type="float">
            <text:p>219,36</text:p>
          </table:table-cell>
          <table:table-cell office:value-type="float" office:value="2.46798324584961" calcext:value-type="float">
            <text:p>2,47</text:p>
          </table:table-cell>
          <table:table-cell office:value-type="float" office:value="1468.42529296875" calcext:value-type="float">
            <text:p>1468,43</text:p>
          </table:table-cell>
        </table:table-row>
        <table:table-row table:style-name="ro2">
          <table:table-cell office:value-type="float" office:value="6.01000022888184" calcext:value-type="float">
            <text:p>6,01</text:p>
          </table:table-cell>
          <table:table-cell office:value-type="float" office:value="219.462875366211" calcext:value-type="float">
            <text:p>219,46</text:p>
          </table:table-cell>
          <table:table-cell office:value-type="float" office:value="2.45388531684875" calcext:value-type="float">
            <text:p>2,45</text:p>
          </table:table-cell>
          <table:table-cell office:value-type="float" office:value="1468.78442382813" calcext:value-type="float">
            <text:p>1468,78</text:p>
          </table:table-cell>
        </table:table-row>
        <table:table-row table:style-name="ro2">
          <table:table-cell office:value-type="float" office:value="6.01999998092651" calcext:value-type="float">
            <text:p>6,02</text:p>
          </table:table-cell>
          <table:table-cell office:value-type="float" office:value="219.455505371094" calcext:value-type="float">
            <text:p>219,46</text:p>
          </table:table-cell>
          <table:table-cell office:value-type="float" office:value="2.4199526309967" calcext:value-type="float">
            <text:p>2,42</text:p>
          </table:table-cell>
          <table:table-cell office:value-type="float" office:value="1469.17028808594" calcext:value-type="float">
            <text:p>1469,17</text:p>
          </table:table-cell>
        </table:table-row>
        <table:table-row table:style-name="ro2">
          <table:table-cell office:value-type="float" office:value="6.03000020980835" calcext:value-type="float">
            <text:p>6,03</text:p>
          </table:table-cell>
          <table:table-cell office:value-type="float" office:value="219.393096923828" calcext:value-type="float">
            <text:p>219,39</text:p>
          </table:table-cell>
          <table:table-cell office:value-type="float" office:value="2.39329957962036" calcext:value-type="float">
            <text:p>2,39</text:p>
          </table:table-cell>
          <table:table-cell office:value-type="float" office:value="1469.564453125" calcext:value-type="float">
            <text:p>1469,56</text:p>
          </table:table-cell>
        </table:table-row>
        <table:table-row table:style-name="ro2">
          <table:table-cell office:value-type="float" office:value="6.03999996185303" calcext:value-type="float">
            <text:p>6,04</text:p>
          </table:table-cell>
          <table:table-cell office:value-type="float" office:value="219.40771484375" calcext:value-type="float">
            <text:p>219,41</text:p>
          </table:table-cell>
          <table:table-cell office:value-type="float" office:value="2.38702630996704" calcext:value-type="float">
            <text:p>2,39</text:p>
          </table:table-cell>
          <table:table-cell office:value-type="float" office:value="1469.95263671875" calcext:value-type="float">
            <text:p>1469,95</text:p>
          </table:table-cell>
        </table:table-row>
        <table:table-row table:style-name="ro2">
          <table:table-cell office:value-type="float" office:value="6.05000019073486" calcext:value-type="float">
            <text:p>6,05</text:p>
          </table:table-cell>
          <table:table-cell office:value-type="float" office:value="219.428573608398" calcext:value-type="float">
            <text:p>219,43</text:p>
          </table:table-cell>
          <table:table-cell office:value-type="float" office:value="2.38225436210632" calcext:value-type="float">
            <text:p>2,38</text:p>
          </table:table-cell>
          <table:table-cell office:value-type="float" office:value="1470.34216308594" calcext:value-type="float">
            <text:p>1470,34</text:p>
          </table:table-cell>
        </table:table-row>
        <table:table-row table:style-name="ro2">
          <table:table-cell office:value-type="float" office:value="6.05999994277954" calcext:value-type="float">
            <text:p>6,06</text:p>
          </table:table-cell>
          <table:table-cell office:value-type="float" office:value="219.619384765625" calcext:value-type="float">
            <text:p>219,62</text:p>
          </table:table-cell>
          <table:table-cell office:value-type="float" office:value="2.35806179046631" calcext:value-type="float">
            <text:p>2,36</text:p>
          </table:table-cell>
          <table:table-cell office:value-type="float" office:value="1470.73657226563" calcext:value-type="float">
            <text:p>1470,74</text:p>
          </table:table-cell>
        </table:table-row>
        <table:table-row table:style-name="ro2">
          <table:table-cell office:value-type="float" office:value="6.07000017166138" calcext:value-type="float">
            <text:p>6,07</text:p>
          </table:table-cell>
          <table:table-cell office:value-type="float" office:value="219.715087890625" calcext:value-type="float">
            <text:p>219,72</text:p>
          </table:table-cell>
          <table:table-cell office:value-type="float" office:value="2.32750916481018" calcext:value-type="float">
            <text:p>2,33</text:p>
          </table:table-cell>
          <table:table-cell office:value-type="float" office:value="1471.10205078125" calcext:value-type="float">
            <text:p>1471,1</text:p>
          </table:table-cell>
        </table:table-row>
        <table:table-row table:style-name="ro2">
          <table:table-cell office:value-type="float" office:value="6.07999992370605" calcext:value-type="float">
            <text:p>6,08</text:p>
          </table:table-cell>
          <table:table-cell office:value-type="float" office:value="219.638626098633" calcext:value-type="float">
            <text:p>219,64</text:p>
          </table:table-cell>
          <table:table-cell office:value-type="float" office:value="2.32201051712036" calcext:value-type="float">
            <text:p>2,32</text:p>
          </table:table-cell>
          <table:table-cell office:value-type="float" office:value="1471.42065429688" calcext:value-type="float">
            <text:p>1471,42</text:p>
          </table:table-cell>
        </table:table-row>
        <table:table-row table:style-name="ro2">
          <table:table-cell office:value-type="float" office:value="6.09000015258789" calcext:value-type="float">
            <text:p>6,09</text:p>
          </table:table-cell>
          <table:table-cell office:value-type="float" office:value="219.701919555664" calcext:value-type="float">
            <text:p>219,7</text:p>
          </table:table-cell>
          <table:table-cell office:value-type="float" office:value="2.32921981811523" calcext:value-type="float">
            <text:p>2,33</text:p>
          </table:table-cell>
          <table:table-cell office:value-type="float" office:value="1471.70703125" calcext:value-type="float">
            <text:p>1471,71</text:p>
          </table:table-cell>
        </table:table-row>
        <table:table-row table:style-name="ro2">
          <table:table-cell office:value-type="float" office:value="6.09999990463257" calcext:value-type="float">
            <text:p>6,1</text:p>
          </table:table-cell>
          <table:table-cell office:value-type="float" office:value="219.805679321289" calcext:value-type="float">
            <text:p>219,81</text:p>
          </table:table-cell>
          <table:table-cell office:value-type="float" office:value="2.31881070137024" calcext:value-type="float">
            <text:p>2,32</text:p>
          </table:table-cell>
          <table:table-cell office:value-type="float" office:value="1471.9794921875" calcext:value-type="float">
            <text:p>1471,98</text:p>
          </table:table-cell>
        </table:table-row>
        <table:table-row table:style-name="ro2">
          <table:table-cell office:value-type="float" office:value="6.1100001335144" calcext:value-type="float">
            <text:p>6,11</text:p>
          </table:table-cell>
          <table:table-cell office:value-type="float" office:value="219.83561706543" calcext:value-type="float">
            <text:p>219,84</text:p>
          </table:table-cell>
          <table:table-cell office:value-type="float" office:value="2.29469418525696" calcext:value-type="float">
            <text:p>2,29</text:p>
          </table:table-cell>
          <table:table-cell office:value-type="float" office:value="1472.23095703125" calcext:value-type="float">
            <text:p>1472,23</text:p>
          </table:table-cell>
        </table:table-row>
        <table:table-row table:style-name="ro2">
          <table:table-cell office:value-type="float" office:value="6.11999988555908" calcext:value-type="float">
            <text:p>6,12</text:p>
          </table:table-cell>
          <table:table-cell office:value-type="float" office:value="219.851028442383" calcext:value-type="float">
            <text:p>219,85</text:p>
          </table:table-cell>
          <table:table-cell office:value-type="float" office:value="2.28493332862854" calcext:value-type="float">
            <text:p>2,28</text:p>
          </table:table-cell>
          <table:table-cell office:value-type="float" office:value="1472.46215820313" calcext:value-type="float">
            <text:p>1472,46</text:p>
          </table:table-cell>
        </table:table-row>
        <table:table-row table:style-name="ro2">
          <table:table-cell office:value-type="float" office:value="6.13000011444092" calcext:value-type="float">
            <text:p>6,13</text:p>
          </table:table-cell>
          <table:table-cell office:value-type="float" office:value="219.819641113281" calcext:value-type="float">
            <text:p>219,82</text:p>
          </table:table-cell>
          <table:table-cell office:value-type="float" office:value="2.2864363193512" calcext:value-type="float">
            <text:p>2,29</text:p>
          </table:table-cell>
          <table:table-cell office:value-type="float" office:value="1472.69787597656" calcext:value-type="float">
            <text:p>1472,7</text:p>
          </table:table-cell>
        </table:table-row>
        <table:table-row table:style-name="ro2">
          <table:table-cell office:value-type="float" office:value="6.1399998664856" calcext:value-type="float">
            <text:p>6,14</text:p>
          </table:table-cell>
          <table:table-cell office:value-type="float" office:value="219.734237670898" calcext:value-type="float">
            <text:p>219,73</text:p>
          </table:table-cell>
          <table:table-cell office:value-type="float" office:value="2.27327752113342" calcext:value-type="float">
            <text:p>2,27</text:p>
          </table:table-cell>
          <table:table-cell office:value-type="float" office:value="1472.95776367188" calcext:value-type="float">
            <text:p>1472,96</text:p>
          </table:table-cell>
        </table:table-row>
        <table:table-row table:style-name="ro2">
          <table:table-cell office:value-type="float" office:value="6.15000009536743" calcext:value-type="float">
            <text:p>6,15</text:p>
          </table:table-cell>
          <table:table-cell office:value-type="float" office:value="219.663909912109" calcext:value-type="float">
            <text:p>219,66</text:p>
          </table:table-cell>
          <table:table-cell office:value-type="float" office:value="2.25274062156677" calcext:value-type="float">
            <text:p>2,25</text:p>
          </table:table-cell>
          <table:table-cell office:value-type="float" office:value="1473.2158203125" calcext:value-type="float">
            <text:p>1473,22</text:p>
          </table:table-cell>
        </table:table-row>
        <table:table-row table:style-name="ro2">
          <table:table-cell office:value-type="float" office:value="6.15999984741211" calcext:value-type="float">
            <text:p>6,16</text:p>
          </table:table-cell>
          <table:table-cell office:value-type="float" office:value="219.632034301758" calcext:value-type="float">
            <text:p>219,63</text:p>
          </table:table-cell>
          <table:table-cell office:value-type="float" office:value="2.24727010726929" calcext:value-type="float">
            <text:p>2,25</text:p>
          </table:table-cell>
          <table:table-cell office:value-type="float" office:value="1473.44470214844" calcext:value-type="float">
            <text:p>1473,44</text:p>
          </table:table-cell>
        </table:table-row>
        <table:table-row table:style-name="ro2">
          <table:table-cell office:value-type="float" office:value="6.17000007629395" calcext:value-type="float">
            <text:p>6,17</text:p>
          </table:table-cell>
          <table:table-cell office:value-type="float" office:value="219.64453125" calcext:value-type="float">
            <text:p>219,64</text:p>
          </table:table-cell>
          <table:table-cell office:value-type="float" office:value="2.25120639801025" calcext:value-type="float">
            <text:p>2,25</text:p>
          </table:table-cell>
          <table:table-cell office:value-type="float" office:value="1473.64074707031" calcext:value-type="float">
            <text:p>1473,64</text:p>
          </table:table-cell>
        </table:table-row>
        <table:table-row table:style-name="ro2">
          <table:table-cell office:value-type="float" office:value="6.17999982833862" calcext:value-type="float">
            <text:p>6,18</text:p>
          </table:table-cell>
          <table:table-cell office:value-type="float" office:value="219.664794921875" calcext:value-type="float">
            <text:p>219,66</text:p>
          </table:table-cell>
          <table:table-cell office:value-type="float" office:value="2.24765634536743" calcext:value-type="float">
            <text:p>2,25</text:p>
          </table:table-cell>
          <table:table-cell office:value-type="float" office:value="1473.81604003906" calcext:value-type="float">
            <text:p>1473,82</text:p>
          </table:table-cell>
        </table:table-row>
        <table:table-row table:style-name="ro2">
          <table:table-cell office:value-type="float" office:value="6.19000005722046" calcext:value-type="float">
            <text:p>6,19</text:p>
          </table:table-cell>
          <table:table-cell office:value-type="float" office:value="219.731719970703" calcext:value-type="float">
            <text:p>219,73</text:p>
          </table:table-cell>
          <table:table-cell office:value-type="float" office:value="2.23501014709473" calcext:value-type="float">
            <text:p>2,24</text:p>
          </table:table-cell>
          <table:table-cell office:value-type="float" office:value="1473.95422363281" calcext:value-type="float">
            <text:p>1473,95</text:p>
          </table:table-cell>
        </table:table-row>
        <table:table-row table:style-name="ro2">
          <table:table-cell office:value-type="float" office:value="6.19999980926514" calcext:value-type="float">
            <text:p>6,2</text:p>
          </table:table-cell>
          <table:table-cell office:value-type="float" office:value="219.800689697266" calcext:value-type="float">
            <text:p>219,8</text:p>
          </table:table-cell>
          <table:table-cell office:value-type="float" office:value="2.22737455368042" calcext:value-type="float">
            <text:p>2,23</text:p>
          </table:table-cell>
          <table:table-cell office:value-type="float" office:value="1474.05578613281" calcext:value-type="float">
            <text:p>1474,06</text:p>
          </table:table-cell>
        </table:table-row>
        <table:table-row table:style-name="ro2">
          <table:table-cell office:value-type="float" office:value="6.21000003814697" calcext:value-type="float">
            <text:p>6,21</text:p>
          </table:table-cell>
          <table:table-cell office:value-type="float" office:value="219.765228271484" calcext:value-type="float">
            <text:p>219,77</text:p>
          </table:table-cell>
          <table:table-cell office:value-type="float" office:value="2.2286171913147" calcext:value-type="float">
            <text:p>2,23</text:p>
          </table:table-cell>
          <table:table-cell office:value-type="float" office:value="1474.15209960938" calcext:value-type="float">
            <text:p>1474,15</text:p>
          </table:table-cell>
        </table:table-row>
        <table:table-row table:style-name="ro2">
          <table:table-cell office:value-type="float" office:value="6.21999979019165" calcext:value-type="float">
            <text:p>6,22</text:p>
          </table:table-cell>
          <table:table-cell office:value-type="float" office:value="219.844787597656" calcext:value-type="float">
            <text:p>219,84</text:p>
          </table:table-cell>
          <table:table-cell office:value-type="float" office:value="2.22806262969971" calcext:value-type="float">
            <text:p>2,23</text:p>
          </table:table-cell>
          <table:table-cell office:value-type="float" office:value="1474.27722167969" calcext:value-type="float">
            <text:p>1474,28</text:p>
          </table:table-cell>
        </table:table-row>
        <table:table-row table:style-name="ro2">
          <table:table-cell office:value-type="float" office:value="6.23000001907349" calcext:value-type="float">
            <text:p>6,23</text:p>
          </table:table-cell>
          <table:table-cell office:value-type="float" office:value="219.868286132813" calcext:value-type="float">
            <text:p>219,87</text:p>
          </table:table-cell>
          <table:table-cell office:value-type="float" office:value="2.21905207633972" calcext:value-type="float">
            <text:p>2,22</text:p>
          </table:table-cell>
          <table:table-cell office:value-type="float" office:value="1474.42260742188" calcext:value-type="float">
            <text:p>1474,42</text:p>
          </table:table-cell>
        </table:table-row>
        <table:table-row table:style-name="ro2">
          <table:table-cell office:value-type="float" office:value="6.23999977111816" calcext:value-type="float">
            <text:p>6,24</text:p>
          </table:table-cell>
          <table:table-cell office:value-type="float" office:value="219.889297485352" calcext:value-type="float">
            <text:p>219,89</text:p>
          </table:table-cell>
          <table:table-cell office:value-type="float" office:value="2.21278667449951" calcext:value-type="float">
            <text:p>2,21</text:p>
          </table:table-cell>
          <table:table-cell office:value-type="float" office:value="1474.57153320313" calcext:value-type="float">
            <text:p>1474,57</text:p>
          </table:table-cell>
        </table:table-row>
        <table:table-row table:style-name="ro2">
          <table:table-cell office:value-type="float" office:value="6.25" calcext:value-type="float">
            <text:p>6,25</text:p>
          </table:table-cell>
          <table:table-cell office:value-type="float" office:value="219.94221496582" calcext:value-type="float">
            <text:p>219,94</text:p>
          </table:table-cell>
          <table:table-cell office:value-type="float" office:value="2.20921015739441" calcext:value-type="float">
            <text:p>2,21</text:p>
          </table:table-cell>
          <table:table-cell office:value-type="float" office:value="1474.72717285156" calcext:value-type="float">
            <text:p>1474,73</text:p>
          </table:table-cell>
        </table:table-row>
        <table:table-row table:style-name="ro2">
          <table:table-cell office:value-type="float" office:value="6.26000022888184" calcext:value-type="float">
            <text:p>6,26</text:p>
          </table:table-cell>
          <table:table-cell office:value-type="float" office:value="219.781585693359" calcext:value-type="float">
            <text:p>219,78</text:p>
          </table:table-cell>
          <table:table-cell office:value-type="float" office:value="2.20170521736145" calcext:value-type="float">
            <text:p>2,2</text:p>
          </table:table-cell>
          <table:table-cell office:value-type="float" office:value="1474.89111328125" calcext:value-type="float">
            <text:p>1474,89</text:p>
          </table:table-cell>
        </table:table-row>
        <table:table-row table:style-name="ro2">
          <table:table-cell office:value-type="float" office:value="6.26999998092651" calcext:value-type="float">
            <text:p>6,27</text:p>
          </table:table-cell>
          <table:table-cell office:value-type="float" office:value="219.78515625" calcext:value-type="float">
            <text:p>219,79</text:p>
          </table:table-cell>
          <table:table-cell office:value-type="float" office:value="2.19293451309204" calcext:value-type="float">
            <text:p>2,19</text:p>
          </table:table-cell>
          <table:table-cell office:value-type="float" office:value="1475.03198242188" calcext:value-type="float">
            <text:p>1475,03</text:p>
          </table:table-cell>
        </table:table-row>
        <table:table-row table:style-name="ro2">
          <table:table-cell office:value-type="float" office:value="6.28000020980835" calcext:value-type="float">
            <text:p>6,28</text:p>
          </table:table-cell>
          <table:table-cell office:value-type="float" office:value="219.846252441406" calcext:value-type="float">
            <text:p>219,85</text:p>
          </table:table-cell>
          <table:table-cell office:value-type="float" office:value="2.18896174430847" calcext:value-type="float">
            <text:p>2,19</text:p>
          </table:table-cell>
          <table:table-cell office:value-type="float" office:value="1475.1318359375" calcext:value-type="float">
            <text:p>1475,13</text:p>
          </table:table-cell>
        </table:table-row>
        <table:table-row table:style-name="ro2">
          <table:table-cell office:value-type="float" office:value="6.28999996185303" calcext:value-type="float">
            <text:p>6,29</text:p>
          </table:table-cell>
          <table:table-cell office:value-type="float" office:value="219.85368347168" calcext:value-type="float">
            <text:p>219,85</text:p>
          </table:table-cell>
          <table:table-cell office:value-type="float" office:value="2.19128823280334" calcext:value-type="float">
            <text:p>2,19</text:p>
          </table:table-cell>
          <table:table-cell office:value-type="float" office:value="1475.21154785156" calcext:value-type="float">
            <text:p>1475,21</text:p>
          </table:table-cell>
        </table:table-row>
        <table:table-row table:style-name="ro2">
          <table:table-cell office:value-type="float" office:value="6.30000019073486" calcext:value-type="float">
            <text:p>6,3</text:p>
          </table:table-cell>
          <table:table-cell office:value-type="float" office:value="219.871520996094" calcext:value-type="float">
            <text:p>219,87</text:p>
          </table:table-cell>
          <table:table-cell office:value-type="float" office:value="2.19164800643921" calcext:value-type="float">
            <text:p>2,19</text:p>
          </table:table-cell>
          <table:table-cell office:value-type="float" office:value="1475.29870605469" calcext:value-type="float">
            <text:p>1475,3</text:p>
          </table:table-cell>
        </table:table-row>
        <table:table-row table:style-name="ro2">
          <table:table-cell office:value-type="float" office:value="6.30999994277954" calcext:value-type="float">
            <text:p>6,31</text:p>
          </table:table-cell>
          <table:table-cell office:value-type="float" office:value="219.91569519043" calcext:value-type="float">
            <text:p>219,92</text:p>
          </table:table-cell>
          <table:table-cell office:value-type="float" office:value="2.17868375778198" calcext:value-type="float">
            <text:p>2,18</text:p>
          </table:table-cell>
          <table:table-cell office:value-type="float" office:value="1475.3876953125" calcext:value-type="float">
            <text:p>1475,39</text:p>
          </table:table-cell>
        </table:table-row>
        <table:table-row table:style-name="ro2">
          <table:table-cell office:value-type="float" office:value="6.32000017166138" calcext:value-type="float">
            <text:p>6,32</text:p>
          </table:table-cell>
          <table:table-cell office:value-type="float" office:value="219.938629150391" calcext:value-type="float">
            <text:p>219,94</text:p>
          </table:table-cell>
          <table:table-cell office:value-type="float" office:value="2.16901516914368" calcext:value-type="float">
            <text:p>2,17</text:p>
          </table:table-cell>
          <table:table-cell office:value-type="float" office:value="1475.46960449219" calcext:value-type="float">
            <text:p>1475,47</text:p>
          </table:table-cell>
        </table:table-row>
        <table:table-row table:style-name="ro2">
          <table:table-cell office:value-type="float" office:value="6.32999992370605" calcext:value-type="float">
            <text:p>6,33</text:p>
          </table:table-cell>
          <table:table-cell office:value-type="float" office:value="219.837615966797" calcext:value-type="float">
            <text:p>219,84</text:p>
          </table:table-cell>
          <table:table-cell office:value-type="float" office:value="2.1769392490387" calcext:value-type="float">
            <text:p>2,18</text:p>
          </table:table-cell>
          <table:table-cell office:value-type="float" office:value="1475.55810546875" calcext:value-type="float">
            <text:p>1475,56</text:p>
          </table:table-cell>
        </table:table-row>
        <table:table-row table:style-name="ro2">
          <table:table-cell office:value-type="float" office:value="6.34000015258789" calcext:value-type="float">
            <text:p>6,34</text:p>
          </table:table-cell>
          <table:table-cell office:value-type="float" office:value="219.813415527344" calcext:value-type="float">
            <text:p>219,81</text:p>
          </table:table-cell>
          <table:table-cell office:value-type="float" office:value="2.18152022361755" calcext:value-type="float">
            <text:p>2,18</text:p>
          </table:table-cell>
          <table:table-cell office:value-type="float" office:value="1475.66723632813" calcext:value-type="float">
            <text:p>1475,67</text:p>
          </table:table-cell>
        </table:table-row>
        <table:table-row table:style-name="ro2">
          <table:table-cell office:value-type="float" office:value="6.34999990463257" calcext:value-type="float">
            <text:p>6,35</text:p>
          </table:table-cell>
          <table:table-cell office:value-type="float" office:value="219.857269287109" calcext:value-type="float">
            <text:p>219,86</text:p>
          </table:table-cell>
          <table:table-cell office:value-type="float" office:value="2.17337393760681" calcext:value-type="float">
            <text:p>2,17</text:p>
          </table:table-cell>
          <table:table-cell office:value-type="float" office:value="1475.77392578125" calcext:value-type="float">
            <text:p>1475,77</text:p>
          </table:table-cell>
        </table:table-row>
        <table:table-row table:style-name="ro2">
          <table:table-cell office:value-type="float" office:value="6.3600001335144" calcext:value-type="float">
            <text:p>6,36</text:p>
          </table:table-cell>
          <table:table-cell office:value-type="float" office:value="219.878784179688" calcext:value-type="float">
            <text:p>219,88</text:p>
          </table:table-cell>
          <table:table-cell office:value-type="float" office:value="2.16766691207886" calcext:value-type="float">
            <text:p>2,17</text:p>
          </table:table-cell>
          <table:table-cell office:value-type="float" office:value="1475.85693359375" calcext:value-type="float">
            <text:p>1475,86</text:p>
          </table:table-cell>
        </table:table-row>
        <table:table-row table:style-name="ro2">
          <table:table-cell office:value-type="float" office:value="6.36999988555908" calcext:value-type="float">
            <text:p>6,37</text:p>
          </table:table-cell>
          <table:table-cell office:value-type="float" office:value="219.939727783203" calcext:value-type="float">
            <text:p>219,94</text:p>
          </table:table-cell>
          <table:table-cell office:value-type="float" office:value="2.17454862594604" calcext:value-type="float">
            <text:p>2,17</text:p>
          </table:table-cell>
          <table:table-cell office:value-type="float" office:value="1475.92028808594" calcext:value-type="float">
            <text:p>1475,92</text:p>
          </table:table-cell>
        </table:table-row>
        <table:table-row table:style-name="ro2">
          <table:table-cell office:value-type="float" office:value="6.38000011444092" calcext:value-type="float">
            <text:p>6,38</text:p>
          </table:table-cell>
          <table:table-cell office:value-type="float" office:value="219.944717407227" calcext:value-type="float">
            <text:p>219,94</text:p>
          </table:table-cell>
          <table:table-cell office:value-type="float" office:value="2.17594003677368" calcext:value-type="float">
            <text:p>2,18</text:p>
          </table:table-cell>
          <table:table-cell office:value-type="float" office:value="1475.97973632813" calcext:value-type="float">
            <text:p>1475,98</text:p>
          </table:table-cell>
        </table:table-row>
        <table:table-row table:style-name="ro2">
          <table:table-cell office:value-type="float" office:value="6.3899998664856" calcext:value-type="float">
            <text:p>6,39</text:p>
          </table:table-cell>
          <table:table-cell office:value-type="float" office:value="219.869720458984" calcext:value-type="float">
            <text:p>219,87</text:p>
          </table:table-cell>
          <table:table-cell office:value-type="float" office:value="2.16796541213989" calcext:value-type="float">
            <text:p>2,17</text:p>
          </table:table-cell>
          <table:table-cell office:value-type="float" office:value="1476.02697753906" calcext:value-type="float">
            <text:p>1476,03</text:p>
          </table:table-cell>
        </table:table-row>
        <table:table-row table:style-name="ro2">
          <table:table-cell office:value-type="float" office:value="6.40000009536743" calcext:value-type="float">
            <text:p>6,4</text:p>
          </table:table-cell>
          <table:table-cell office:value-type="float" office:value="219.855041503906" calcext:value-type="float">
            <text:p>219,86</text:p>
          </table:table-cell>
          <table:table-cell office:value-type="float" office:value="2.16362929344177" calcext:value-type="float">
            <text:p>2,16</text:p>
          </table:table-cell>
          <table:table-cell office:value-type="float" office:value="1476.05810546875" calcext:value-type="float">
            <text:p>1476,06</text:p>
          </table:table-cell>
        </table:table-row>
        <table:table-row table:style-name="ro2">
          <table:table-cell office:value-type="float" office:value="6.40999984741211" calcext:value-type="float">
            <text:p>6,41</text:p>
          </table:table-cell>
          <table:table-cell office:value-type="float" office:value="220.022796630859" calcext:value-type="float">
            <text:p>220,02</text:p>
          </table:table-cell>
          <table:table-cell office:value-type="float" office:value="2.16825819015503" calcext:value-type="float">
            <text:p>2,17</text:p>
          </table:table-cell>
          <table:table-cell office:value-type="float" office:value="1476.09826660156" calcext:value-type="float">
            <text:p>1476,1</text:p>
          </table:table-cell>
        </table:table-row>
        <table:table-row table:style-name="ro2">
          <table:table-cell office:value-type="float" office:value="6.42000007629395" calcext:value-type="float">
            <text:p>6,42</text:p>
          </table:table-cell>
          <table:table-cell office:value-type="float" office:value="220.211212158203" calcext:value-type="float">
            <text:p>220,21</text:p>
          </table:table-cell>
          <table:table-cell office:value-type="float" office:value="2.17151093482971" calcext:value-type="float">
            <text:p>2,17</text:p>
          </table:table-cell>
          <table:table-cell office:value-type="float" office:value="1476.17138671875" calcext:value-type="float">
            <text:p>1476,17</text:p>
          </table:table-cell>
        </table:table-row>
        <table:table-row table:style-name="ro2">
          <table:table-cell office:value-type="float" office:value="6.42999982833862" calcext:value-type="float">
            <text:p>6,43</text:p>
          </table:table-cell>
          <table:table-cell office:value-type="float" office:value="220.231887817383" calcext:value-type="float">
            <text:p>220,23</text:p>
          </table:table-cell>
          <table:table-cell office:value-type="float" office:value="2.16456365585327" calcext:value-type="float">
            <text:p>2,16</text:p>
          </table:table-cell>
          <table:table-cell office:value-type="float" office:value="1476.26342773438" calcext:value-type="float">
            <text:p>1476,26</text:p>
          </table:table-cell>
        </table:table-row>
        <table:table-row table:style-name="ro2">
          <table:table-cell office:value-type="float" office:value="6.44000005722046" calcext:value-type="float">
            <text:p>6,44</text:p>
          </table:table-cell>
          <table:table-cell office:value-type="float" office:value="220.175155639648" calcext:value-type="float">
            <text:p>220,18</text:p>
          </table:table-cell>
          <table:table-cell office:value-type="float" office:value="2.15916609764099" calcext:value-type="float">
            <text:p>2,16</text:p>
          </table:table-cell>
          <table:table-cell office:value-type="float" office:value="1476.35620117188" calcext:value-type="float">
            <text:p>1476,36</text:p>
          </table:table-cell>
        </table:table-row>
        <table:table-row table:style-name="ro2">
          <table:table-cell office:value-type="float" office:value="6.44999980926514" calcext:value-type="float">
            <text:p>6,45</text:p>
          </table:table-cell>
          <table:table-cell office:value-type="float" office:value="220.176361083984" calcext:value-type="float">
            <text:p>220,18</text:p>
          </table:table-cell>
          <table:table-cell office:value-type="float" office:value="2.16169786453247" calcext:value-type="float">
            <text:p>2,16</text:p>
          </table:table-cell>
          <table:table-cell office:value-type="float" office:value="1476.45568847656" calcext:value-type="float">
            <text:p>1476,46</text:p>
          </table:table-cell>
        </table:table-row>
        <table:table-row table:style-name="ro2">
          <table:table-cell office:value-type="float" office:value="6.46000003814697" calcext:value-type="float">
            <text:p>6,46</text:p>
          </table:table-cell>
          <table:table-cell office:value-type="float" office:value="220.140335083008" calcext:value-type="float">
            <text:p>220,14</text:p>
          </table:table-cell>
          <table:table-cell office:value-type="float" office:value="2.16289925575256" calcext:value-type="float">
            <text:p>2,16</text:p>
          </table:table-cell>
          <table:table-cell office:value-type="float" office:value="1476.56408691406" calcext:value-type="float">
            <text:p>1476,56</text:p>
          </table:table-cell>
        </table:table-row>
        <table:table-row table:style-name="ro2">
          <table:table-cell office:value-type="float" office:value="6.46999979019165" calcext:value-type="float">
            <text:p>6,47</text:p>
          </table:table-cell>
          <table:table-cell office:value-type="float" office:value="220.096588134766" calcext:value-type="float">
            <text:p>220,1</text:p>
          </table:table-cell>
          <table:table-cell office:value-type="float" office:value="2.15426659584045" calcext:value-type="float">
            <text:p>2,15</text:p>
          </table:table-cell>
          <table:table-cell office:value-type="float" office:value="1476.6533203125" calcext:value-type="float">
            <text:p>1476,65</text:p>
          </table:table-cell>
        </table:table-row>
        <table:table-row table:style-name="ro2">
          <table:table-cell office:value-type="float" office:value="6.48000001907349" calcext:value-type="float">
            <text:p>6,48</text:p>
          </table:table-cell>
          <table:table-cell office:value-type="float" office:value="220.142471313477" calcext:value-type="float">
            <text:p>220,14</text:p>
          </table:table-cell>
          <table:table-cell office:value-type="float" office:value="2.14396452903748" calcext:value-type="float">
            <text:p>2,14</text:p>
          </table:table-cell>
          <table:table-cell office:value-type="float" office:value="1476.70532226563" calcext:value-type="float">
            <text:p>1476,71</text:p>
          </table:table-cell>
        </table:table-row>
        <table:table-row table:style-name="ro2">
          <table:table-cell office:value-type="float" office:value="6.48999977111816" calcext:value-type="float">
            <text:p>6,49</text:p>
          </table:table-cell>
          <table:table-cell office:value-type="float" office:value="220.024047851563" calcext:value-type="float">
            <text:p>220,02</text:p>
          </table:table-cell>
          <table:table-cell office:value-type="float" office:value="2.1489429473877" calcext:value-type="float">
            <text:p>2,15</text:p>
          </table:table-cell>
          <table:table-cell office:value-type="float" office:value="1476.73071289063" calcext:value-type="float">
            <text:p>1476,73</text:p>
          </table:table-cell>
        </table:table-row>
        <table:table-row table:style-name="ro2">
          <table:table-cell office:value-type="float" office:value="6.5" calcext:value-type="float">
            <text:p>6,5</text:p>
          </table:table-cell>
          <table:table-cell office:value-type="float" office:value="219.975540161133" calcext:value-type="float">
            <text:p>219,98</text:p>
          </table:table-cell>
          <table:table-cell office:value-type="float" office:value="2.15486240386963" calcext:value-type="float">
            <text:p>2,15</text:p>
          </table:table-cell>
          <table:table-cell office:value-type="float" office:value="1476.75134277344" calcext:value-type="float">
            <text:p>1476,75</text:p>
          </table:table-cell>
        </table:table-row>
        <table:table-row table:style-name="ro2">
          <table:table-cell office:value-type="float" office:value="6.51000022888184" calcext:value-type="float">
            <text:p>6,51</text:p>
          </table:table-cell>
          <table:table-cell office:value-type="float" office:value="220.040969848633" calcext:value-type="float">
            <text:p>220,04</text:p>
          </table:table-cell>
          <table:table-cell office:value-type="float" office:value="2.14622926712036" calcext:value-type="float">
            <text:p>2,15</text:p>
          </table:table-cell>
          <table:table-cell office:value-type="float" office:value="1476.7607421875" calcext:value-type="float">
            <text:p>1476,76</text:p>
          </table:table-cell>
        </table:table-row>
        <table:table-row table:style-name="ro2">
          <table:table-cell office:value-type="float" office:value="6.51999998092651" calcext:value-type="float">
            <text:p>6,52</text:p>
          </table:table-cell>
          <table:table-cell office:value-type="float" office:value="220.002578735352" calcext:value-type="float">
            <text:p>220</text:p>
          </table:table-cell>
          <table:table-cell office:value-type="float" office:value="2.13617825508118" calcext:value-type="float">
            <text:p>2,14</text:p>
          </table:table-cell>
          <table:table-cell office:value-type="float" office:value="1476.74731445313" calcext:value-type="float">
            <text:p>1476,75</text:p>
          </table:table-cell>
        </table:table-row>
        <table:table-row table:style-name="ro2">
          <table:table-cell office:value-type="float" office:value="6.53000020980835" calcext:value-type="float">
            <text:p>6,53</text:p>
          </table:table-cell>
          <table:table-cell office:value-type="float" office:value="219.956756591797" calcext:value-type="float">
            <text:p>219,96</text:p>
          </table:table-cell>
          <table:table-cell office:value-type="float" office:value="2.13954949378967" calcext:value-type="float">
            <text:p>2,14</text:p>
          </table:table-cell>
          <table:table-cell office:value-type="float" office:value="1476.7294921875" calcext:value-type="float">
            <text:p>1476,73</text:p>
          </table:table-cell>
        </table:table-row>
        <table:table-row table:style-name="ro2">
          <table:table-cell office:value-type="float" office:value="6.53999996185303" calcext:value-type="float">
            <text:p>6,54</text:p>
          </table:table-cell>
          <table:table-cell office:value-type="float" office:value="219.948974609375" calcext:value-type="float">
            <text:p>219,95</text:p>
          </table:table-cell>
          <table:table-cell office:value-type="float" office:value="2.14632105827332" calcext:value-type="float">
            <text:p>2,15</text:p>
          </table:table-cell>
          <table:table-cell office:value-type="float" office:value="1476.73181152344" calcext:value-type="float">
            <text:p>1476,73</text:p>
          </table:table-cell>
        </table:table-row>
        <table:table-row table:style-name="ro2">
          <table:table-cell office:value-type="float" office:value="6.55000019073486" calcext:value-type="float">
            <text:p>6,55</text:p>
          </table:table-cell>
          <table:table-cell office:value-type="float" office:value="219.973739624023" calcext:value-type="float">
            <text:p>219,97</text:p>
          </table:table-cell>
          <table:table-cell office:value-type="float" office:value="2.13842511177063" calcext:value-type="float">
            <text:p>2,14</text:p>
          </table:table-cell>
          <table:table-cell office:value-type="float" office:value="1476.74560546875" calcext:value-type="float">
            <text:p>1476,75</text:p>
          </table:table-cell>
        </table:table-row>
        <table:table-row table:style-name="ro2">
          <table:table-cell office:value-type="float" office:value="6.55999994277954" calcext:value-type="float">
            <text:p>6,56</text:p>
          </table:table-cell>
          <table:table-cell office:value-type="float" office:value="219.97412109375" calcext:value-type="float">
            <text:p>219,97</text:p>
          </table:table-cell>
          <table:table-cell office:value-type="float" office:value="2.13353562355042" calcext:value-type="float">
            <text:p>2,13</text:p>
          </table:table-cell>
          <table:table-cell office:value-type="float" office:value="1476.75537109375" calcext:value-type="float">
            <text:p>1476,76</text:p>
          </table:table-cell>
        </table:table-row>
        <table:table-row table:style-name="ro2">
          <table:table-cell office:value-type="float" office:value="6.57000017166138" calcext:value-type="float">
            <text:p>6,57</text:p>
          </table:table-cell>
          <table:table-cell office:value-type="float" office:value="219.939636230469" calcext:value-type="float">
            <text:p>219,94</text:p>
          </table:table-cell>
          <table:table-cell office:value-type="float" office:value="2.14315938949585" calcext:value-type="float">
            <text:p>2,14</text:p>
          </table:table-cell>
          <table:table-cell office:value-type="float" office:value="1476.77307128906" calcext:value-type="float">
            <text:p>1476,77</text:p>
          </table:table-cell>
        </table:table-row>
        <table:table-row table:style-name="ro2">
          <table:table-cell office:value-type="float" office:value="6.57999992370605" calcext:value-type="float">
            <text:p>6,58</text:p>
          </table:table-cell>
          <table:table-cell office:value-type="float" office:value="219.951171875" calcext:value-type="float">
            <text:p>219,95</text:p>
          </table:table-cell>
          <table:table-cell office:value-type="float" office:value="2.14905524253845" calcext:value-type="float">
            <text:p>2,15</text:p>
          </table:table-cell>
          <table:table-cell office:value-type="float" office:value="1476.81591796875" calcext:value-type="float">
            <text:p>1476,82</text:p>
          </table:table-cell>
        </table:table-row>
        <table:table-row table:style-name="ro2">
          <table:table-cell office:value-type="float" office:value="6.59000015258789" calcext:value-type="float">
            <text:p>6,59</text:p>
          </table:table-cell>
          <table:table-cell office:value-type="float" office:value="220.001434326172" calcext:value-type="float">
            <text:p>220</text:p>
          </table:table-cell>
          <table:table-cell office:value-type="float" office:value="2.13984417915344" calcext:value-type="float">
            <text:p>2,14</text:p>
          </table:table-cell>
          <table:table-cell office:value-type="float" office:value="1476.86706542969" calcext:value-type="float">
            <text:p>1476,87</text:p>
          </table:table-cell>
        </table:table-row>
        <table:table-row table:style-name="ro2">
          <table:table-cell office:value-type="float" office:value="6.59999990463257" calcext:value-type="float">
            <text:p>6,6</text:p>
          </table:table-cell>
          <table:table-cell office:value-type="float" office:value="219.960113525391" calcext:value-type="float">
            <text:p>219,96</text:p>
          </table:table-cell>
          <table:table-cell office:value-type="float" office:value="2.13402557373047" calcext:value-type="float">
            <text:p>2,13</text:p>
          </table:table-cell>
          <table:table-cell office:value-type="float" office:value="1476.90246582031" calcext:value-type="float">
            <text:p>1476,9</text:p>
          </table:table-cell>
        </table:table-row>
        <table:table-row table:style-name="ro2">
          <table:table-cell office:value-type="float" office:value="6.6100001335144" calcext:value-type="float">
            <text:p>6,61</text:p>
          </table:table-cell>
          <table:table-cell office:value-type="float" office:value="219.983139038086" calcext:value-type="float">
            <text:p>219,98</text:p>
          </table:table-cell>
          <table:table-cell office:value-type="float" office:value="2.1454644203186" calcext:value-type="float">
            <text:p>2,15</text:p>
          </table:table-cell>
          <table:table-cell office:value-type="float" office:value="1476.92761230469" calcext:value-type="float">
            <text:p>1476,93</text:p>
          </table:table-cell>
        </table:table-row>
        <table:table-row table:style-name="ro2">
          <table:table-cell office:value-type="float" office:value="6.61999988555908" calcext:value-type="float">
            <text:p>6,62</text:p>
          </table:table-cell>
          <table:table-cell office:value-type="float" office:value="220.103439331055" calcext:value-type="float">
            <text:p>220,1</text:p>
          </table:table-cell>
          <table:table-cell office:value-type="float" office:value="2.15698170661926" calcext:value-type="float">
            <text:p>2,16</text:p>
          </table:table-cell>
          <table:table-cell office:value-type="float" office:value="1476.96081542969" calcext:value-type="float">
            <text:p>1476,96</text:p>
          </table:table-cell>
        </table:table-row>
        <table:table-row table:style-name="ro2">
          <table:table-cell office:value-type="float" office:value="6.63000011444092" calcext:value-type="float">
            <text:p>6,63</text:p>
          </table:table-cell>
          <table:table-cell office:value-type="float" office:value="220.117630004883" calcext:value-type="float">
            <text:p>220,12</text:p>
          </table:table-cell>
          <table:table-cell office:value-type="float" office:value="2.14999747276306" calcext:value-type="float">
            <text:p>2,15</text:p>
          </table:table-cell>
          <table:table-cell office:value-type="float" office:value="1476.99182128906" calcext:value-type="float">
            <text:p>1476,99</text:p>
          </table:table-cell>
        </table:table-row>
        <table:table-row table:style-name="ro2">
          <table:table-cell office:value-type="float" office:value="6.6399998664856" calcext:value-type="float">
            <text:p>6,64</text:p>
          </table:table-cell>
          <table:table-cell office:value-type="float" office:value="220.121322631836" calcext:value-type="float">
            <text:p>220,12</text:p>
          </table:table-cell>
          <table:table-cell office:value-type="float" office:value="2.13876533508301" calcext:value-type="float">
            <text:p>2,14</text:p>
          </table:table-cell>
          <table:table-cell office:value-type="float" office:value="1477.00158691406" calcext:value-type="float">
            <text:p>1477</text:p>
          </table:table-cell>
        </table:table-row>
        <table:table-row table:style-name="ro2">
          <table:table-cell office:value-type="float" office:value="6.65000009536743" calcext:value-type="float">
            <text:p>6,65</text:p>
          </table:table-cell>
          <table:table-cell office:value-type="float" office:value="220.19856262207" calcext:value-type="float">
            <text:p>220,2</text:p>
          </table:table-cell>
          <table:table-cell office:value-type="float" office:value="2.14433908462524" calcext:value-type="float">
            <text:p>2,14</text:p>
          </table:table-cell>
          <table:table-cell office:value-type="float" office:value="1477.00244140625" calcext:value-type="float">
            <text:p>1477</text:p>
          </table:table-cell>
        </table:table-row>
        <table:table-row table:style-name="ro2">
          <table:table-cell office:value-type="float" office:value="6.65999984741211" calcext:value-type="float">
            <text:p>6,66</text:p>
          </table:table-cell>
          <table:table-cell office:value-type="float" office:value="220.189605712891" calcext:value-type="float">
            <text:p>220,19</text:p>
          </table:table-cell>
          <table:table-cell office:value-type="float" office:value="2.15086436271667" calcext:value-type="float">
            <text:p>2,15</text:p>
          </table:table-cell>
          <table:table-cell office:value-type="float" office:value="1477.01708984375" calcext:value-type="float">
            <text:p>1477,02</text:p>
          </table:table-cell>
        </table:table-row>
        <table:table-row table:style-name="ro2">
          <table:table-cell office:value-type="float" office:value="6.67000007629395" calcext:value-type="float">
            <text:p>6,67</text:p>
          </table:table-cell>
          <table:table-cell office:value-type="float" office:value="220.13427734375" calcext:value-type="float">
            <text:p>220,13</text:p>
          </table:table-cell>
          <table:table-cell office:value-type="float" office:value="2.14042639732361" calcext:value-type="float">
            <text:p>2,14</text:p>
          </table:table-cell>
          <table:table-cell office:value-type="float" office:value="1477.03649902344" calcext:value-type="float">
            <text:p>1477,04</text:p>
          </table:table-cell>
        </table:table-row>
        <table:table-row table:style-name="ro2">
          <table:table-cell office:value-type="float" office:value="6.67999982833862" calcext:value-type="float">
            <text:p>6,68</text:p>
          </table:table-cell>
          <table:table-cell office:value-type="float" office:value="220.078796386719" calcext:value-type="float">
            <text:p>220,08</text:p>
          </table:table-cell>
          <table:table-cell office:value-type="float" office:value="2.12515068054199" calcext:value-type="float">
            <text:p>2,13</text:p>
          </table:table-cell>
          <table:table-cell office:value-type="float" office:value="1477.04455566406" calcext:value-type="float">
            <text:p>1477,04</text:p>
          </table:table-cell>
        </table:table-row>
        <table:table-row table:style-name="ro2">
          <table:table-cell office:value-type="float" office:value="6.69000005722046" calcext:value-type="float">
            <text:p>6,69</text:p>
          </table:table-cell>
          <table:table-cell office:value-type="float" office:value="220.149826049805" calcext:value-type="float">
            <text:p>220,15</text:p>
          </table:table-cell>
          <table:table-cell office:value-type="float" office:value="2.13047528266907" calcext:value-type="float">
            <text:p>2,13</text:p>
          </table:table-cell>
          <table:table-cell office:value-type="float" office:value="1477.05114746094" calcext:value-type="float">
            <text:p>1477,05</text:p>
          </table:table-cell>
        </table:table-row>
        <table:table-row table:style-name="ro2">
          <table:table-cell office:value-type="float" office:value="6.69999980926514" calcext:value-type="float">
            <text:p>6,7</text:p>
          </table:table-cell>
          <table:table-cell office:value-type="float" office:value="220.096420288086" calcext:value-type="float">
            <text:p>220,1</text:p>
          </table:table-cell>
          <table:table-cell office:value-type="float" office:value="2.14721131324768" calcext:value-type="float">
            <text:p>2,15</text:p>
          </table:table-cell>
          <table:table-cell office:value-type="float" office:value="1477.08056640625" calcext:value-type="float">
            <text:p>1477,08</text:p>
          </table:table-cell>
        </table:table-row>
        <table:table-row table:style-name="ro2">
          <table:table-cell office:value-type="float" office:value="6.71000003814697" calcext:value-type="float">
            <text:p>6,71</text:p>
          </table:table-cell>
          <table:table-cell office:value-type="float" office:value="220.000152587891" calcext:value-type="float">
            <text:p>220</text:p>
          </table:table-cell>
          <table:table-cell office:value-type="float" office:value="2.14269638061523" calcext:value-type="float">
            <text:p>2,14</text:p>
          </table:table-cell>
          <table:table-cell office:value-type="float" office:value="1477.12463378906" calcext:value-type="float">
            <text:p>1477,12</text:p>
          </table:table-cell>
        </table:table-row>
        <table:table-row table:style-name="ro2">
          <table:table-cell office:value-type="float" office:value="6.71999979019165" calcext:value-type="float">
            <text:p>6,72</text:p>
          </table:table-cell>
          <table:table-cell office:value-type="float" office:value="220.084594726563" calcext:value-type="float">
            <text:p>220,08</text:p>
          </table:table-cell>
          <table:table-cell office:value-type="float" office:value="2.13067150115967" calcext:value-type="float">
            <text:p>2,13</text:p>
          </table:table-cell>
          <table:table-cell office:value-type="float" office:value="1477.15942382813" calcext:value-type="float">
            <text:p>1477,16</text:p>
          </table:table-cell>
        </table:table-row>
        <table:table-row table:style-name="ro2">
          <table:table-cell office:value-type="float" office:value="6.73000001907349" calcext:value-type="float">
            <text:p>6,73</text:p>
          </table:table-cell>
          <table:table-cell office:value-type="float" office:value="220.048187255859" calcext:value-type="float">
            <text:p>220,05</text:p>
          </table:table-cell>
          <table:table-cell office:value-type="float" office:value="2.13370084762573" calcext:value-type="float">
            <text:p>2,13</text:p>
          </table:table-cell>
          <table:table-cell office:value-type="float" office:value="1477.18786621094" calcext:value-type="float">
            <text:p>1477,19</text:p>
          </table:table-cell>
        </table:table-row>
        <table:table-row table:style-name="ro2">
          <table:table-cell office:value-type="float" office:value="6.73999977111816" calcext:value-type="float">
            <text:p>6,74</text:p>
          </table:table-cell>
          <table:table-cell office:value-type="float" office:value="219.986618041992" calcext:value-type="float">
            <text:p>219,99</text:p>
          </table:table-cell>
          <table:table-cell office:value-type="float" office:value="2.14338254928589" calcext:value-type="float">
            <text:p>2,14</text:p>
          </table:table-cell>
          <table:table-cell office:value-type="float" office:value="1477.22497558594" calcext:value-type="float">
            <text:p>1477,22</text:p>
          </table:table-cell>
        </table:table-row>
        <table:table-row table:style-name="ro2">
          <table:table-cell office:value-type="float" office:value="6.75" calcext:value-type="float">
            <text:p>6,75</text:p>
          </table:table-cell>
          <table:table-cell office:value-type="float" office:value="219.986770629883" calcext:value-type="float">
            <text:p>219,99</text:p>
          </table:table-cell>
          <table:table-cell office:value-type="float" office:value="2.13790893554688" calcext:value-type="float">
            <text:p>2,14</text:p>
          </table:table-cell>
          <table:table-cell office:value-type="float" office:value="1477.26086425781" calcext:value-type="float">
            <text:p>1477,26</text:p>
          </table:table-cell>
        </table:table-row>
        <table:table-row table:style-name="ro2">
          <table:table-cell office:value-type="float" office:value="6.76000022888184" calcext:value-type="float">
            <text:p>6,76</text:p>
          </table:table-cell>
          <table:table-cell office:value-type="float" office:value="219.837326049805" calcext:value-type="float">
            <text:p>219,84</text:p>
          </table:table-cell>
          <table:table-cell office:value-type="float" office:value="2.12410616874695" calcext:value-type="float">
            <text:p>2,12</text:p>
          </table:table-cell>
          <table:table-cell office:value-type="float" office:value="1477.27429199219" calcext:value-type="float">
            <text:p>1477,27</text:p>
          </table:table-cell>
        </table:table-row>
        <table:table-row table:style-name="ro2">
          <table:table-cell office:value-type="float" office:value="6.76999998092651" calcext:value-type="float">
            <text:p>6,77</text:p>
          </table:table-cell>
          <table:table-cell office:value-type="float" office:value="219.746063232422" calcext:value-type="float">
            <text:p>219,75</text:p>
          </table:table-cell>
          <table:table-cell office:value-type="float" office:value="2.12703251838684" calcext:value-type="float">
            <text:p>2,13</text:p>
          </table:table-cell>
          <table:table-cell office:value-type="float" office:value="1477.26806640625" calcext:value-type="float">
            <text:p>1477,27</text:p>
          </table:table-cell>
        </table:table-row>
        <table:table-row table:style-name="ro2">
          <table:table-cell office:value-type="float" office:value="6.78000020980835" calcext:value-type="float">
            <text:p>6,78</text:p>
          </table:table-cell>
          <table:table-cell office:value-type="float" office:value="219.895217895508" calcext:value-type="float">
            <text:p>219,9</text:p>
          </table:table-cell>
          <table:table-cell office:value-type="float" office:value="2.13768863677979" calcext:value-type="float">
            <text:p>2,14</text:p>
          </table:table-cell>
          <table:table-cell office:value-type="float" office:value="1477.26049804688" calcext:value-type="float">
            <text:p>1477,26</text:p>
          </table:table-cell>
        </table:table-row>
        <table:table-row table:style-name="ro2">
          <table:table-cell office:value-type="float" office:value="6.78999996185303" calcext:value-type="float">
            <text:p>6,79</text:p>
          </table:table-cell>
          <table:table-cell office:value-type="float" office:value="219.920715332031" calcext:value-type="float">
            <text:p>219,92</text:p>
          </table:table-cell>
          <table:table-cell office:value-type="float" office:value="2.13368201255798" calcext:value-type="float">
            <text:p>2,13</text:p>
          </table:table-cell>
          <table:table-cell office:value-type="float" office:value="1477.24865722656" calcext:value-type="float">
            <text:p>1477,25</text:p>
          </table:table-cell>
        </table:table-row>
        <table:table-row table:style-name="ro2">
          <table:table-cell office:value-type="float" office:value="6.80000019073486" calcext:value-type="float">
            <text:p>6,8</text:p>
          </table:table-cell>
          <table:table-cell office:value-type="float" office:value="219.879501342773" calcext:value-type="float">
            <text:p>219,88</text:p>
          </table:table-cell>
          <table:table-cell office:value-type="float" office:value="2.12330269813538" calcext:value-type="float">
            <text:p>2,12</text:p>
          </table:table-cell>
          <table:table-cell office:value-type="float" office:value="1477.22485351563" calcext:value-type="float">
            <text:p>1477,22</text:p>
          </table:table-cell>
        </table:table-row>
        <table:table-row table:style-name="ro2">
          <table:table-cell office:value-type="float" office:value="6.80999994277954" calcext:value-type="float">
            <text:p>6,81</text:p>
          </table:table-cell>
          <table:table-cell office:value-type="float" office:value="219.948104858398" calcext:value-type="float">
            <text:p>219,95</text:p>
          </table:table-cell>
          <table:table-cell office:value-type="float" office:value="2.13059163093567" calcext:value-type="float">
            <text:p>2,13</text:p>
          </table:table-cell>
          <table:table-cell office:value-type="float" office:value="1477.20593261719" calcext:value-type="float">
            <text:p>1477,21</text:p>
          </table:table-cell>
        </table:table-row>
        <table:table-row table:style-name="ro2">
          <table:table-cell office:value-type="float" office:value="6.82000017166138" calcext:value-type="float">
            <text:p>6,82</text:p>
          </table:table-cell>
          <table:table-cell office:value-type="float" office:value="220.014053344727" calcext:value-type="float">
            <text:p>220,01</text:p>
          </table:table-cell>
          <table:table-cell office:value-type="float" office:value="2.14325928688049" calcext:value-type="float">
            <text:p>2,14</text:p>
          </table:table-cell>
          <table:table-cell office:value-type="float" office:value="1477.21618652344" calcext:value-type="float">
            <text:p>1477,22</text:p>
          </table:table-cell>
        </table:table-row>
        <table:table-row table:style-name="ro2">
          <table:table-cell office:value-type="float" office:value="6.82999992370605" calcext:value-type="float">
            <text:p>6,83</text:p>
          </table:table-cell>
          <table:table-cell office:value-type="float" office:value="220.052642822266" calcext:value-type="float">
            <text:p>220,05</text:p>
          </table:table-cell>
          <table:table-cell office:value-type="float" office:value="2.13817739486694" calcext:value-type="float">
            <text:p>2,14</text:p>
          </table:table-cell>
          <table:table-cell office:value-type="float" office:value="1477.24755859375" calcext:value-type="float">
            <text:p>1477,25</text:p>
          </table:table-cell>
        </table:table-row>
        <table:table-row table:style-name="ro2">
          <table:table-cell office:value-type="float" office:value="6.84000015258789" calcext:value-type="float">
            <text:p>6,84</text:p>
          </table:table-cell>
          <table:table-cell office:value-type="float" office:value="220.085021972656" calcext:value-type="float">
            <text:p>220,09</text:p>
          </table:table-cell>
          <table:table-cell office:value-type="float" office:value="2.12640357017517" calcext:value-type="float">
            <text:p>2,13</text:p>
          </table:table-cell>
          <table:table-cell office:value-type="float" office:value="1477.27014160156" calcext:value-type="float">
            <text:p>1477,27</text:p>
          </table:table-cell>
        </table:table-row>
        <table:table-row table:style-name="ro2">
          <table:table-cell office:value-type="float" office:value="6.84999990463257" calcext:value-type="float">
            <text:p>6,85</text:p>
          </table:table-cell>
          <table:table-cell office:value-type="float" office:value="220.167114257813" calcext:value-type="float">
            <text:p>220,17</text:p>
          </table:table-cell>
          <table:table-cell office:value-type="float" office:value="2.13279390335083" calcext:value-type="float">
            <text:p>2,13</text:p>
          </table:table-cell>
          <table:table-cell office:value-type="float" office:value="1477.28173828125" calcext:value-type="float">
            <text:p>1477,28</text:p>
          </table:table-cell>
        </table:table-row>
        <table:table-row table:style-name="ro2">
          <table:table-cell office:value-type="float" office:value="6.8600001335144" calcext:value-type="float">
            <text:p>6,86</text:p>
          </table:table-cell>
          <table:table-cell office:value-type="float" office:value="220.135009765625" calcext:value-type="float">
            <text:p>220,14</text:p>
          </table:table-cell>
          <table:table-cell office:value-type="float" office:value="2.14885091781616" calcext:value-type="float">
            <text:p>2,15</text:p>
          </table:table-cell>
          <table:table-cell office:value-type="float" office:value="1477.29626464844" calcext:value-type="float">
            <text:p>1477,3</text:p>
          </table:table-cell>
        </table:table-row>
        <table:table-row table:style-name="ro2">
          <table:table-cell office:value-type="float" office:value="6.86999988555908" calcext:value-type="float">
            <text:p>6,87</text:p>
          </table:table-cell>
          <table:table-cell office:value-type="float" office:value="220.047866821289" calcext:value-type="float">
            <text:p>220,05</text:p>
          </table:table-cell>
          <table:table-cell office:value-type="float" office:value="2.14466118812561" calcext:value-type="float">
            <text:p>2,14</text:p>
          </table:table-cell>
          <table:table-cell office:value-type="float" office:value="1477.30493164063" calcext:value-type="float">
            <text:p>1477,3</text:p>
          </table:table-cell>
        </table:table-row>
        <table:table-row table:style-name="ro2">
          <table:table-cell office:value-type="float" office:value="6.88000011444092" calcext:value-type="float">
            <text:p>6,88</text:p>
          </table:table-cell>
          <table:table-cell office:value-type="float" office:value="220.136627197266" calcext:value-type="float">
            <text:p>220,14</text:p>
          </table:table-cell>
          <table:table-cell office:value-type="float" office:value="2.13001871109009" calcext:value-type="float">
            <text:p>2,13</text:p>
          </table:table-cell>
          <table:table-cell office:value-type="float" office:value="1477.28234863281" calcext:value-type="float">
            <text:p>1477,28</text:p>
          </table:table-cell>
        </table:table-row>
        <table:table-row table:style-name="ro2">
          <table:table-cell office:value-type="float" office:value="6.8899998664856" calcext:value-type="float">
            <text:p>6,89</text:p>
          </table:table-cell>
          <table:table-cell office:value-type="float" office:value="220.283218383789" calcext:value-type="float">
            <text:p>220,28</text:p>
          </table:table-cell>
          <table:table-cell office:value-type="float" office:value="2.1311194896698" calcext:value-type="float">
            <text:p>2,13</text:p>
          </table:table-cell>
          <table:table-cell office:value-type="float" office:value="1477.2392578125" calcext:value-type="float">
            <text:p>1477,24</text:p>
          </table:table-cell>
        </table:table-row>
        <table:table-row table:style-name="ro2">
          <table:table-cell office:value-type="float" office:value="6.90000009536743" calcext:value-type="float">
            <text:p>6,9</text:p>
          </table:table-cell>
          <table:table-cell office:value-type="float" office:value="220.410858154297" calcext:value-type="float">
            <text:p>220,41</text:p>
          </table:table-cell>
          <table:table-cell office:value-type="float" office:value="2.14266157150269" calcext:value-type="float">
            <text:p>2,14</text:p>
          </table:table-cell>
          <table:table-cell office:value-type="float" office:value="1477.20642089844" calcext:value-type="float">
            <text:p>1477,21</text:p>
          </table:table-cell>
        </table:table-row>
        <table:table-row table:style-name="ro2">
          <table:table-cell office:value-type="float" office:value="6.90999984741211" calcext:value-type="float">
            <text:p>6,91</text:p>
          </table:table-cell>
          <table:table-cell office:value-type="float" office:value="220.244842529297" calcext:value-type="float">
            <text:p>220,24</text:p>
          </table:table-cell>
          <table:table-cell office:value-type="float" office:value="2.13899946212769" calcext:value-type="float">
            <text:p>2,14</text:p>
          </table:table-cell>
          <table:table-cell office:value-type="float" office:value="1477.18859863281" calcext:value-type="float">
            <text:p>1477,19</text:p>
          </table:table-cell>
        </table:table-row>
        <table:table-row table:style-name="ro2">
          <table:table-cell office:value-type="float" office:value="6.92000007629395" calcext:value-type="float">
            <text:p>6,92</text:p>
          </table:table-cell>
          <table:table-cell office:value-type="float" office:value="220.162811279297" calcext:value-type="float">
            <text:p>220,16</text:p>
          </table:table-cell>
          <table:table-cell office:value-type="float" office:value="2.11918115615845" calcext:value-type="float">
            <text:p>2,12</text:p>
          </table:table-cell>
          <table:table-cell office:value-type="float" office:value="1477.16918945313" calcext:value-type="float">
            <text:p>1477,17</text:p>
          </table:table-cell>
        </table:table-row>
        <table:table-row table:style-name="ro2">
          <table:table-cell office:value-type="float" office:value="6.92999982833862" calcext:value-type="float">
            <text:p>6,93</text:p>
          </table:table-cell>
          <table:table-cell office:value-type="float" office:value="220.280731201172" calcext:value-type="float">
            <text:p>220,28</text:p>
          </table:table-cell>
          <table:table-cell office:value-type="float" office:value="2.12224864959717" calcext:value-type="float">
            <text:p>2,12</text:p>
          </table:table-cell>
          <table:table-cell office:value-type="float" office:value="1477.15319824219" calcext:value-type="float">
            <text:p>1477,15</text:p>
          </table:table-cell>
        </table:table-row>
        <table:table-row table:style-name="ro2">
          <table:table-cell office:value-type="float" office:value="6.94000005722046" calcext:value-type="float">
            <text:p>6,94</text:p>
          </table:table-cell>
          <table:table-cell office:value-type="float" office:value="220.2236328125" calcext:value-type="float">
            <text:p>220,22</text:p>
          </table:table-cell>
          <table:table-cell office:value-type="float" office:value="2.13819193840027" calcext:value-type="float">
            <text:p>2,14</text:p>
          </table:table-cell>
          <table:table-cell office:value-type="float" office:value="1477.15673828125" calcext:value-type="float">
            <text:p>1477,16</text:p>
          </table:table-cell>
        </table:table-row>
        <table:table-row table:style-name="ro2">
          <table:table-cell office:value-type="float" office:value="6.94999980926514" calcext:value-type="float">
            <text:p>6,95</text:p>
          </table:table-cell>
          <table:table-cell office:value-type="float" office:value="220.151306152344" calcext:value-type="float">
            <text:p>220,15</text:p>
          </table:table-cell>
          <table:table-cell office:value-type="float" office:value="2.13110494613647" calcext:value-type="float">
            <text:p>2,13</text:p>
          </table:table-cell>
          <table:table-cell office:value-type="float" office:value="1477.17053222656" calcext:value-type="float">
            <text:p>1477,17</text:p>
          </table:table-cell>
        </table:table-row>
        <table:table-row table:style-name="ro2">
          <table:table-cell office:value-type="float" office:value="6.96000003814697" calcext:value-type="float">
            <text:p>6,96</text:p>
          </table:table-cell>
          <table:table-cell office:value-type="float" office:value="220.079986572266" calcext:value-type="float">
            <text:p>220,08</text:p>
          </table:table-cell>
          <table:table-cell office:value-type="float" office:value="2.11811661720276" calcext:value-type="float">
            <text:p>2,12</text:p>
          </table:table-cell>
          <table:table-cell office:value-type="float" office:value="1477.16577148438" calcext:value-type="float">
            <text:p>1477,17</text:p>
          </table:table-cell>
        </table:table-row>
        <table:table-row table:style-name="ro2">
          <table:table-cell office:value-type="float" office:value="6.96999979019165" calcext:value-type="float">
            <text:p>6,97</text:p>
          </table:table-cell>
          <table:table-cell office:value-type="float" office:value="220.057479858398" calcext:value-type="float">
            <text:p>220,06</text:p>
          </table:table-cell>
          <table:table-cell office:value-type="float" office:value="2.1180784702301" calcext:value-type="float">
            <text:p>2,12</text:p>
          </table:table-cell>
          <table:table-cell office:value-type="float" office:value="1477.14562988281" calcext:value-type="float">
            <text:p>1477,15</text:p>
          </table:table-cell>
        </table:table-row>
        <table:table-row table:style-name="ro2">
          <table:table-cell office:value-type="float" office:value="6.98000001907349" calcext:value-type="float">
            <text:p>6,98</text:p>
          </table:table-cell>
          <table:table-cell office:value-type="float" office:value="219.939025878906" calcext:value-type="float">
            <text:p>219,94</text:p>
          </table:table-cell>
          <table:table-cell office:value-type="float" office:value="2.12498784065247" calcext:value-type="float">
            <text:p>2,12</text:p>
          </table:table-cell>
          <table:table-cell office:value-type="float" office:value="1477.12915039063" calcext:value-type="float">
            <text:p>1477,13</text:p>
          </table:table-cell>
        </table:table-row>
        <table:table-row table:style-name="ro2">
          <table:table-cell office:value-type="float" office:value="6.98999977111816" calcext:value-type="float">
            <text:p>6,99</text:p>
          </table:table-cell>
          <table:table-cell office:value-type="float" office:value="219.784912109375" calcext:value-type="float">
            <text:p>219,78</text:p>
          </table:table-cell>
          <table:table-cell office:value-type="float" office:value="2.12505984306335" calcext:value-type="float">
            <text:p>2,13</text:p>
          </table:table-cell>
          <table:table-cell office:value-type="float" office:value="1477.11755371094" calcext:value-type="float">
            <text:p>1477,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9.885726928711" calcext:value-type="float">
            <text:p>219,89</text:p>
          </table:table-cell>
          <table:table-cell office:value-type="float" office:value="2.11518812179565" calcext:value-type="float">
            <text:p>2,12</text:p>
          </table:table-cell>
          <table:table-cell office:value-type="float" office:value="1477.09533691406" calcext:value-type="float">
            <text:p>1477,1</text:p>
          </table:table-cell>
        </table:table-row>
        <table:table-row table:style-name="ro2">
          <table:table-cell office:value-type="float" office:value="7.01000022888184" calcext:value-type="float">
            <text:p>7,01</text:p>
          </table:table-cell>
          <table:table-cell office:value-type="float" office:value="219.909561157227" calcext:value-type="float">
            <text:p>219,91</text:p>
          </table:table-cell>
          <table:table-cell office:value-type="float" office:value="2.11944341659546" calcext:value-type="float">
            <text:p>2,12</text:p>
          </table:table-cell>
          <table:table-cell office:value-type="float" office:value="1477.07348632813" calcext:value-type="float">
            <text:p>1477,07</text:p>
          </table:table-cell>
        </table:table-row>
        <table:table-row table:style-name="ro2">
          <table:table-cell office:value-type="float" office:value="7.01999998092651" calcext:value-type="float">
            <text:p>7,02</text:p>
          </table:table-cell>
          <table:table-cell office:value-type="float" office:value="219.887573242188" calcext:value-type="float">
            <text:p>219,89</text:p>
          </table:table-cell>
          <table:table-cell office:value-type="float" office:value="2.13650369644165" calcext:value-type="float">
            <text:p>2,14</text:p>
          </table:table-cell>
          <table:table-cell office:value-type="float" office:value="1477.07495117188" calcext:value-type="float">
            <text:p>1477,07</text:p>
          </table:table-cell>
        </table:table-row>
        <table:table-row table:style-name="ro2">
          <table:table-cell office:value-type="float" office:value="7.03000020980835" calcext:value-type="float">
            <text:p>7,03</text:p>
          </table:table-cell>
          <table:table-cell office:value-type="float" office:value="219.912338256836" calcext:value-type="float">
            <text:p>219,91</text:p>
          </table:table-cell>
          <table:table-cell office:value-type="float" office:value="2.1385338306427" calcext:value-type="float">
            <text:p>2,14</text:p>
          </table:table-cell>
          <table:table-cell office:value-type="float" office:value="1477.09680175781" calcext:value-type="float">
            <text:p>1477,1</text:p>
          </table:table-cell>
        </table:table-row>
        <table:table-row table:style-name="ro2">
          <table:table-cell office:value-type="float" office:value="7.03999996185303" calcext:value-type="float">
            <text:p>7,04</text:p>
          </table:table-cell>
          <table:table-cell office:value-type="float" office:value="219.904891967773" calcext:value-type="float">
            <text:p>219,9</text:p>
          </table:table-cell>
          <table:table-cell office:value-type="float" office:value="2.12616038322449" calcext:value-type="float">
            <text:p>2,13</text:p>
          </table:table-cell>
          <table:table-cell office:value-type="float" office:value="1477.115234375" calcext:value-type="float">
            <text:p>1477,12</text:p>
          </table:table-cell>
        </table:table-row>
        <table:table-row table:style-name="ro2">
          <table:table-cell office:value-type="float" office:value="7.05000019073486" calcext:value-type="float">
            <text:p>7,05</text:p>
          </table:table-cell>
          <table:table-cell office:value-type="float" office:value="219.968078613281" calcext:value-type="float">
            <text:p>219,97</text:p>
          </table:table-cell>
          <table:table-cell office:value-type="float" office:value="2.12467837333679" calcext:value-type="float">
            <text:p>2,12</text:p>
          </table:table-cell>
          <table:table-cell office:value-type="float" office:value="1477.13415527344" calcext:value-type="float">
            <text:p>1477,13</text:p>
          </table:table-cell>
        </table:table-row>
        <table:table-row table:style-name="ro2">
          <table:table-cell office:value-type="float" office:value="7.05999994277954" calcext:value-type="float">
            <text:p>7,06</text:p>
          </table:table-cell>
          <table:table-cell office:value-type="float" office:value="220.151779174805" calcext:value-type="float">
            <text:p>220,15</text:p>
          </table:table-cell>
          <table:table-cell office:value-type="float" office:value="2.13751792907715" calcext:value-type="float">
            <text:p>2,14</text:p>
          </table:table-cell>
          <table:table-cell office:value-type="float" office:value="1477.16625976563" calcext:value-type="float">
            <text:p>1477,17</text:p>
          </table:table-cell>
        </table:table-row>
        <table:table-row table:style-name="ro2">
          <table:table-cell office:value-type="float" office:value="7.07000017166138" calcext:value-type="float">
            <text:p>7,07</text:p>
          </table:table-cell>
          <table:table-cell office:value-type="float" office:value="220.145858764648" calcext:value-type="float">
            <text:p>220,15</text:p>
          </table:table-cell>
          <table:table-cell office:value-type="float" office:value="2.13761115074158" calcext:value-type="float">
            <text:p>2,14</text:p>
          </table:table-cell>
          <table:table-cell office:value-type="float" office:value="1477.20324707031" calcext:value-type="float">
            <text:p>1477,2</text:p>
          </table:table-cell>
        </table:table-row>
        <table:table-row table:style-name="ro2">
          <table:table-cell office:value-type="float" office:value="7.07999992370605" calcext:value-type="float">
            <text:p>7,08</text:p>
          </table:table-cell>
          <table:table-cell office:value-type="float" office:value="220.079605102539" calcext:value-type="float">
            <text:p>220,08</text:p>
          </table:table-cell>
          <table:table-cell office:value-type="float" office:value="2.12407302856445" calcext:value-type="float">
            <text:p>2,12</text:p>
          </table:table-cell>
          <table:table-cell office:value-type="float" office:value="1477.21948242188" calcext:value-type="float">
            <text:p>1477,22</text:p>
          </table:table-cell>
        </table:table-row>
        <table:table-row table:style-name="ro2">
          <table:table-cell office:value-type="float" office:value="7.09000015258789" calcext:value-type="float">
            <text:p>7,09</text:p>
          </table:table-cell>
          <table:table-cell office:value-type="float" office:value="220.139892578125" calcext:value-type="float">
            <text:p>220,14</text:p>
          </table:table-cell>
          <table:table-cell office:value-type="float" office:value="2.12985229492188" calcext:value-type="float">
            <text:p>2,13</text:p>
          </table:table-cell>
          <table:table-cell office:value-type="float" office:value="1477.22387695313" calcext:value-type="float">
            <text:p>1477,22</text:p>
          </table:table-cell>
        </table:table-row>
        <table:table-row table:style-name="ro2">
          <table:table-cell office:value-type="float" office:value="7.09999990463257" calcext:value-type="float">
            <text:p>7,1</text:p>
          </table:table-cell>
          <table:table-cell office:value-type="float" office:value="220.23063659668" calcext:value-type="float">
            <text:p>220,23</text:p>
          </table:table-cell>
          <table:table-cell office:value-type="float" office:value="2.14161896705627" calcext:value-type="float">
            <text:p>2,14</text:p>
          </table:table-cell>
          <table:table-cell office:value-type="float" office:value="1477.24279785156" calcext:value-type="float">
            <text:p>1477,24</text:p>
          </table:table-cell>
        </table:table-row>
        <table:table-row table:style-name="ro2">
          <table:table-cell office:value-type="float" office:value="7.1100001335144" calcext:value-type="float">
            <text:p>7,11</text:p>
          </table:table-cell>
          <table:table-cell office:value-type="float" office:value="220.291229248047" calcext:value-type="float">
            <text:p>220,29</text:p>
          </table:table-cell>
          <table:table-cell office:value-type="float" office:value="2.12339377403259" calcext:value-type="float">
            <text:p>2,12</text:p>
          </table:table-cell>
          <table:table-cell office:value-type="float" office:value="1477.28112792969" calcext:value-type="float">
            <text:p>1477,28</text:p>
          </table:table-cell>
        </table:table-row>
        <table:table-row table:style-name="ro2">
          <table:table-cell office:value-type="float" office:value="7.11999988555908" calcext:value-type="float">
            <text:p>7,12</text:p>
          </table:table-cell>
          <table:table-cell office:value-type="float" office:value="220.117233276367" calcext:value-type="float">
            <text:p>220,12</text:p>
          </table:table-cell>
          <table:table-cell office:value-type="float" office:value="2.10700964927673" calcext:value-type="float">
            <text:p>2,11</text:p>
          </table:table-cell>
          <table:table-cell office:value-type="float" office:value="1477.31787109375" calcext:value-type="float">
            <text:p>1477,32</text:p>
          </table:table-cell>
        </table:table-row>
        <table:table-row table:style-name="ro2">
          <table:table-cell office:value-type="float" office:value="7.13000011444092" calcext:value-type="float">
            <text:p>7,13</text:p>
          </table:table-cell>
          <table:table-cell office:value-type="float" office:value="220.052688598633" calcext:value-type="float">
            <text:p>220,05</text:p>
          </table:table-cell>
          <table:table-cell office:value-type="float" office:value="2.11754012107849" calcext:value-type="float">
            <text:p>2,12</text:p>
          </table:table-cell>
          <table:table-cell office:value-type="float" office:value="1477.34301757813" calcext:value-type="float">
            <text:p>1477,34</text:p>
          </table:table-cell>
        </table:table-row>
        <table:table-row table:style-name="ro2">
          <table:table-cell office:value-type="float" office:value="7.1399998664856" calcext:value-type="float">
            <text:p>7,14</text:p>
          </table:table-cell>
          <table:table-cell office:value-type="float" office:value="220.153030395508" calcext:value-type="float">
            <text:p>220,15</text:p>
          </table:table-cell>
          <table:table-cell office:value-type="float" office:value="2.13132882118225" calcext:value-type="float">
            <text:p>2,13</text:p>
          </table:table-cell>
          <table:table-cell office:value-type="float" office:value="1477.36376953125" calcext:value-type="float">
            <text:p>1477,36</text:p>
          </table:table-cell>
        </table:table-row>
        <table:table-row table:style-name="ro2">
          <table:table-cell office:value-type="float" office:value="7.15000009536743" calcext:value-type="float">
            <text:p>7,15</text:p>
          </table:table-cell>
          <table:table-cell office:value-type="float" office:value="220.101303100586" calcext:value-type="float">
            <text:p>220,1</text:p>
          </table:table-cell>
          <table:table-cell office:value-type="float" office:value="2.1286473274231" calcext:value-type="float">
            <text:p>2,13</text:p>
          </table:table-cell>
          <table:table-cell office:value-type="float" office:value="1477.37316894531" calcext:value-type="float">
            <text:p>1477,37</text:p>
          </table:table-cell>
        </table:table-row>
        <table:table-row table:style-name="ro2">
          <table:table-cell office:value-type="float" office:value="7.15999984741211" calcext:value-type="float">
            <text:p>7,16</text:p>
          </table:table-cell>
          <table:table-cell office:value-type="float" office:value="220.018463134766" calcext:value-type="float">
            <text:p>220,02</text:p>
          </table:table-cell>
          <table:table-cell office:value-type="float" office:value="2.11687016487122" calcext:value-type="float">
            <text:p>2,12</text:p>
          </table:table-cell>
          <table:table-cell office:value-type="float" office:value="1477.34814453125" calcext:value-type="float">
            <text:p>1477,35</text:p>
          </table:table-cell>
        </table:table-row>
        <table:table-row table:style-name="ro2">
          <table:table-cell office:value-type="float" office:value="7.17000007629395" calcext:value-type="float">
            <text:p>7,17</text:p>
          </table:table-cell>
          <table:table-cell office:value-type="float" office:value="220.100326538086" calcext:value-type="float">
            <text:p>220,1</text:p>
          </table:table-cell>
          <table:table-cell office:value-type="float" office:value="2.12127709388733" calcext:value-type="float">
            <text:p>2,12</text:p>
          </table:table-cell>
          <table:table-cell office:value-type="float" office:value="1477.2939453125" calcext:value-type="float">
            <text:p>1477,29</text:p>
          </table:table-cell>
        </table:table-row>
        <table:table-row table:style-name="ro2">
          <table:table-cell office:value-type="float" office:value="7.17999982833862" calcext:value-type="float">
            <text:p>7,18</text:p>
          </table:table-cell>
          <table:table-cell office:value-type="float" office:value="220.051071166992" calcext:value-type="float">
            <text:p>220,05</text:p>
          </table:table-cell>
          <table:table-cell office:value-type="float" office:value="2.12644648551941" calcext:value-type="float">
            <text:p>2,13</text:p>
          </table:table-cell>
          <table:table-cell office:value-type="float" office:value="1477.24145507813" calcext:value-type="float">
            <text:p>1477,24</text:p>
          </table:table-cell>
        </table:table-row>
        <table:table-row table:style-name="ro2">
          <table:table-cell office:value-type="float" office:value="7.19000005722046" calcext:value-type="float">
            <text:p>7,19</text:p>
          </table:table-cell>
          <table:table-cell office:value-type="float" office:value="219.948165893555" calcext:value-type="float">
            <text:p>219,95</text:p>
          </table:table-cell>
          <table:table-cell office:value-type="float" office:value="2.12160491943359" calcext:value-type="float">
            <text:p>2,12</text:p>
          </table:table-cell>
          <table:table-cell office:value-type="float" office:value="1477.20544433594" calcext:value-type="float">
            <text:p>1477,21</text:p>
          </table:table-cell>
        </table:table-row>
        <table:table-row table:style-name="ro2">
          <table:table-cell office:value-type="float" office:value="7.19999980926514" calcext:value-type="float">
            <text:p>7,2</text:p>
          </table:table-cell>
          <table:table-cell office:value-type="float" office:value="219.930755615234" calcext:value-type="float">
            <text:p>219,93</text:p>
          </table:table-cell>
          <table:table-cell office:value-type="float" office:value="2.11674666404724" calcext:value-type="float">
            <text:p>2,12</text:p>
          </table:table-cell>
          <table:table-cell office:value-type="float" office:value="1477.17126464844" calcext:value-type="float">
            <text:p>1477,17</text:p>
          </table:table-cell>
        </table:table-row>
        <table:table-row table:style-name="ro2">
          <table:table-cell office:value-type="float" office:value="7.21000003814697" calcext:value-type="float">
            <text:p>7,21</text:p>
          </table:table-cell>
          <table:table-cell office:value-type="float" office:value="219.958358764648" calcext:value-type="float">
            <text:p>219,96</text:p>
          </table:table-cell>
          <table:table-cell office:value-type="float" office:value="2.1162052154541" calcext:value-type="float">
            <text:p>2,12</text:p>
          </table:table-cell>
          <table:table-cell office:value-type="float" office:value="1477.14453125" calcext:value-type="float">
            <text:p>1477,14</text:p>
          </table:table-cell>
        </table:table-row>
        <table:table-row table:style-name="ro2">
          <table:table-cell office:value-type="float" office:value="7.21999979019165" calcext:value-type="float">
            <text:p>7,22</text:p>
          </table:table-cell>
          <table:table-cell office:value-type="float" office:value="219.925323486328" calcext:value-type="float">
            <text:p>219,93</text:p>
          </table:table-cell>
          <table:table-cell office:value-type="float" office:value="2.12581944465637" calcext:value-type="float">
            <text:p>2,13</text:p>
          </table:table-cell>
          <table:table-cell office:value-type="float" office:value="1477.14392089844" calcext:value-type="float">
            <text:p>1477,14</text:p>
          </table:table-cell>
        </table:table-row>
        <table:table-row table:style-name="ro2">
          <table:table-cell office:value-type="float" office:value="7.23000001907349" calcext:value-type="float">
            <text:p>7,23</text:p>
          </table:table-cell>
          <table:table-cell office:value-type="float" office:value="219.860870361328" calcext:value-type="float">
            <text:p>219,86</text:p>
          </table:table-cell>
          <table:table-cell office:value-type="float" office:value="2.13106799125671" calcext:value-type="float">
            <text:p>2,13</text:p>
          </table:table-cell>
          <table:table-cell office:value-type="float" office:value="1477.16723632813" calcext:value-type="float">
            <text:p>1477,17</text:p>
          </table:table-cell>
        </table:table-row>
        <table:table-row table:style-name="ro2">
          <table:table-cell office:value-type="float" office:value="7.23999977111816" calcext:value-type="float">
            <text:p>7,24</text:p>
          </table:table-cell>
          <table:table-cell office:value-type="float" office:value="220.027450561523" calcext:value-type="float">
            <text:p>220,03</text:p>
          </table:table-cell>
          <table:table-cell office:value-type="float" office:value="2.12705278396606" calcext:value-type="float">
            <text:p>2,13</text:p>
          </table:table-cell>
          <table:table-cell office:value-type="float" office:value="1477.18493652344" calcext:value-type="float">
            <text:p>1477,18</text:p>
          </table:table-cell>
        </table:table-row>
        <table:table-row table:style-name="ro2">
          <table:table-cell office:value-type="float" office:value="7.25" calcext:value-type="float">
            <text:p>7,25</text:p>
          </table:table-cell>
          <table:table-cell office:value-type="float" office:value="220.07145690918" calcext:value-type="float">
            <text:p>220,07</text:p>
          </table:table-cell>
          <table:table-cell office:value-type="float" office:value="2.12514424324036" calcext:value-type="float">
            <text:p>2,13</text:p>
          </table:table-cell>
          <table:table-cell office:value-type="float" office:value="1477.19226074219" calcext:value-type="float">
            <text:p>1477,19</text:p>
          </table:table-cell>
        </table:table-row>
        <table:table-row table:style-name="ro2">
          <table:table-cell office:value-type="float" office:value="7.26000022888184" calcext:value-type="float">
            <text:p>7,26</text:p>
          </table:table-cell>
          <table:table-cell office:value-type="float" office:value="220.048263549805" calcext:value-type="float">
            <text:p>220,05</text:p>
          </table:table-cell>
          <table:table-cell office:value-type="float" office:value="2.13314032554626" calcext:value-type="float">
            <text:p>2,13</text:p>
          </table:table-cell>
          <table:table-cell office:value-type="float" office:value="1477.20764160156" calcext:value-type="float">
            <text:p>1477,21</text:p>
          </table:table-cell>
        </table:table-row>
        <table:table-row table:style-name="ro2">
          <table:table-cell office:value-type="float" office:value="7.26999998092651" calcext:value-type="float">
            <text:p>7,27</text:p>
          </table:table-cell>
          <table:table-cell office:value-type="float" office:value="220.068374633789" calcext:value-type="float">
            <text:p>220,07</text:p>
          </table:table-cell>
          <table:table-cell office:value-type="float" office:value="2.13108682632446" calcext:value-type="float">
            <text:p>2,13</text:p>
          </table:table-cell>
          <table:table-cell office:value-type="float" office:value="1477.23669433594" calcext:value-type="float">
            <text:p>1477,24</text:p>
          </table:table-cell>
        </table:table-row>
        <table:table-row table:style-name="ro2">
          <table:table-cell office:value-type="float" office:value="7.28000020980835" calcext:value-type="float">
            <text:p>7,28</text:p>
          </table:table-cell>
          <table:table-cell office:value-type="float" office:value="220.031585693359" calcext:value-type="float">
            <text:p>220,03</text:p>
          </table:table-cell>
          <table:table-cell office:value-type="float" office:value="2.12034678459167" calcext:value-type="float">
            <text:p>2,12</text:p>
          </table:table-cell>
          <table:table-cell office:value-type="float" office:value="1477.25610351563" calcext:value-type="float">
            <text:p>1477,26</text:p>
          </table:table-cell>
        </table:table-row>
        <table:table-row table:style-name="ro2">
          <table:table-cell office:value-type="float" office:value="7.28999996185303" calcext:value-type="float">
            <text:p>7,29</text:p>
          </table:table-cell>
          <table:table-cell office:value-type="float" office:value="220.036773681641" calcext:value-type="float">
            <text:p>220,04</text:p>
          </table:table-cell>
          <table:table-cell office:value-type="float" office:value="2.12609720230103" calcext:value-type="float">
            <text:p>2,13</text:p>
          </table:table-cell>
          <table:table-cell office:value-type="float" office:value="1477.26403808594" calcext:value-type="float">
            <text:p>1477,26</text:p>
          </table:table-cell>
        </table:table-row>
        <table:table-row table:style-name="ro2">
          <table:table-cell office:value-type="float" office:value="7.30000019073486" calcext:value-type="float">
            <text:p>7,3</text:p>
          </table:table-cell>
          <table:table-cell office:value-type="float" office:value="220.171401977539" calcext:value-type="float">
            <text:p>220,17</text:p>
          </table:table-cell>
          <table:table-cell office:value-type="float" office:value="2.13623118400574" calcext:value-type="float">
            <text:p>2,14</text:p>
          </table:table-cell>
          <table:table-cell office:value-type="float" office:value="1477.27563476563" calcext:value-type="float">
            <text:p>1477,28</text:p>
          </table:table-cell>
        </table:table-row>
        <table:table-row table:style-name="ro2">
          <table:table-cell office:value-type="float" office:value="7.30999994277954" calcext:value-type="float">
            <text:p>7,31</text:p>
          </table:table-cell>
          <table:table-cell office:value-type="float" office:value="220.215042114258" calcext:value-type="float">
            <text:p>220,22</text:p>
          </table:table-cell>
          <table:table-cell office:value-type="float" office:value="2.12704038619995" calcext:value-type="float">
            <text:p>2,13</text:p>
          </table:table-cell>
          <table:table-cell office:value-type="float" office:value="1477.29479980469" calcext:value-type="float">
            <text:p>1477,29</text:p>
          </table:table-cell>
        </table:table-row>
        <table:table-row table:style-name="ro2">
          <table:table-cell office:value-type="float" office:value="7.32000017166138" calcext:value-type="float">
            <text:p>7,32</text:p>
          </table:table-cell>
          <table:table-cell office:value-type="float" office:value="219.989151000977" calcext:value-type="float">
            <text:p>219,99</text:p>
          </table:table-cell>
          <table:table-cell office:value-type="float" office:value="2.11129689216614" calcext:value-type="float">
            <text:p>2,11</text:p>
          </table:table-cell>
          <table:table-cell office:value-type="float" office:value="1477.29724121094" calcext:value-type="float">
            <text:p>1477,3</text:p>
          </table:table-cell>
        </table:table-row>
        <table:table-row table:style-name="ro2">
          <table:table-cell office:value-type="float" office:value="7.32999992370605" calcext:value-type="float">
            <text:p>7,33</text:p>
          </table:table-cell>
          <table:table-cell office:value-type="float" office:value="220.037414550781" calcext:value-type="float">
            <text:p>220,04</text:p>
          </table:table-cell>
          <table:table-cell office:value-type="float" office:value="2.12010216712952" calcext:value-type="float">
            <text:p>2,12</text:p>
          </table:table-cell>
          <table:table-cell office:value-type="float" office:value="1477.27795410156" calcext:value-type="float">
            <text:p>1477,28</text:p>
          </table:table-cell>
        </table:table-row>
        <table:table-row table:style-name="ro2">
          <table:table-cell office:value-type="float" office:value="7.34000015258789" calcext:value-type="float">
            <text:p>7,34</text:p>
          </table:table-cell>
          <table:table-cell office:value-type="float" office:value="220.221252441406" calcext:value-type="float">
            <text:p>220,22</text:p>
          </table:table-cell>
          <table:table-cell office:value-type="float" office:value="2.14059901237488" calcext:value-type="float">
            <text:p>2,14</text:p>
          </table:table-cell>
          <table:table-cell office:value-type="float" office:value="1477.25695800781" calcext:value-type="float">
            <text:p>1477,26</text:p>
          </table:table-cell>
        </table:table-row>
        <table:table-row table:style-name="ro2">
          <table:table-cell office:value-type="float" office:value="7.34999990463257" calcext:value-type="float">
            <text:p>7,35</text:p>
          </table:table-cell>
          <table:table-cell office:value-type="float" office:value="220.227722167969" calcext:value-type="float">
            <text:p>220,23</text:p>
          </table:table-cell>
          <table:table-cell office:value-type="float" office:value="2.13888573646545" calcext:value-type="float">
            <text:p>2,14</text:p>
          </table:table-cell>
          <table:table-cell office:value-type="float" office:value="1477.2421875" calcext:value-type="float">
            <text:p>1477,24</text:p>
          </table:table-cell>
        </table:table-row>
        <table:table-row table:style-name="ro2">
          <table:table-cell office:value-type="float" office:value="7.3600001335144" calcext:value-type="float">
            <text:p>7,36</text:p>
          </table:table-cell>
          <table:table-cell office:value-type="float" office:value="220.124328613281" calcext:value-type="float">
            <text:p>220,12</text:p>
          </table:table-cell>
          <table:table-cell office:value-type="float" office:value="2.11870932579041" calcext:value-type="float">
            <text:p>2,12</text:p>
          </table:table-cell>
          <table:table-cell office:value-type="float" office:value="1477.2138671875" calcext:value-type="float">
            <text:p>1477,21</text:p>
          </table:table-cell>
        </table:table-row>
        <table:table-row table:style-name="ro2">
          <table:table-cell office:value-type="float" office:value="7.36999988555908" calcext:value-type="float">
            <text:p>7,37</text:p>
          </table:table-cell>
          <table:table-cell office:value-type="float" office:value="220.087799072266" calcext:value-type="float">
            <text:p>220,09</text:p>
          </table:table-cell>
          <table:table-cell office:value-type="float" office:value="2.11210966110229" calcext:value-type="float">
            <text:p>2,11</text:p>
          </table:table-cell>
          <table:table-cell office:value-type="float" office:value="1477.177734375" calcext:value-type="float">
            <text:p>1477,18</text:p>
          </table:table-cell>
        </table:table-row>
        <table:table-row table:style-name="ro2">
          <table:table-cell office:value-type="float" office:value="7.38000011444092" calcext:value-type="float">
            <text:p>7,38</text:p>
          </table:table-cell>
          <table:table-cell office:value-type="float" office:value="220.07421875" calcext:value-type="float">
            <text:p>220,07</text:p>
          </table:table-cell>
          <table:table-cell office:value-type="float" office:value="2.12072730064392" calcext:value-type="float">
            <text:p>2,12</text:p>
          </table:table-cell>
          <table:table-cell office:value-type="float" office:value="1477.15576171875" calcext:value-type="float">
            <text:p>1477,16</text:p>
          </table:table-cell>
        </table:table-row>
        <table:table-row table:style-name="ro2">
          <table:table-cell office:value-type="float" office:value="7.3899998664856" calcext:value-type="float">
            <text:p>7,39</text:p>
          </table:table-cell>
          <table:table-cell office:value-type="float" office:value="219.963424682617" calcext:value-type="float">
            <text:p>219,96</text:p>
          </table:table-cell>
          <table:table-cell office:value-type="float" office:value="2.12572383880615" calcext:value-type="float">
            <text:p>2,13</text:p>
          </table:table-cell>
          <table:table-cell office:value-type="float" office:value="1477.15734863281" calcext:value-type="float">
            <text:p>1477,16</text:p>
          </table:table-cell>
        </table:table-row>
        <table:table-row table:style-name="ro2">
          <table:table-cell office:value-type="float" office:value="7.40000009536743" calcext:value-type="float">
            <text:p>7,4</text:p>
          </table:table-cell>
          <table:table-cell office:value-type="float" office:value="220.018814086914" calcext:value-type="float">
            <text:p>220,02</text:p>
          </table:table-cell>
          <table:table-cell office:value-type="float" office:value="2.11553549766541" calcext:value-type="float">
            <text:p>2,12</text:p>
          </table:table-cell>
          <table:table-cell office:value-type="float" office:value="1477.16003417969" calcext:value-type="float">
            <text:p>1477,16</text:p>
          </table:table-cell>
        </table:table-row>
        <table:table-row table:style-name="ro2">
          <table:table-cell office:value-type="float" office:value="7.40999984741211" calcext:value-type="float">
            <text:p>7,41</text:p>
          </table:table-cell>
          <table:table-cell office:value-type="float" office:value="220.07958984375" calcext:value-type="float">
            <text:p>220,08</text:p>
          </table:table-cell>
          <table:table-cell office:value-type="float" office:value="2.1137101650238" calcext:value-type="float">
            <text:p>2,11</text:p>
          </table:table-cell>
          <table:table-cell office:value-type="float" office:value="1477.16162109375" calcext:value-type="float">
            <text:p>1477,16</text:p>
          </table:table-cell>
        </table:table-row>
        <table:table-row table:style-name="ro2">
          <table:table-cell office:value-type="float" office:value="7.42000007629395" calcext:value-type="float">
            <text:p>7,42</text:p>
          </table:table-cell>
          <table:table-cell office:value-type="float" office:value="219.998489379883" calcext:value-type="float">
            <text:p>220</text:p>
          </table:table-cell>
          <table:table-cell office:value-type="float" office:value="2.13267159461975" calcext:value-type="float">
            <text:p>2,13</text:p>
          </table:table-cell>
          <table:table-cell office:value-type="float" office:value="1477.17541503906" calcext:value-type="float">
            <text:p>1477,18</text:p>
          </table:table-cell>
        </table:table-row>
        <table:table-row table:style-name="ro2">
          <table:table-cell office:value-type="float" office:value="7.42999982833862" calcext:value-type="float">
            <text:p>7,43</text:p>
          </table:table-cell>
          <table:table-cell office:value-type="float" office:value="219.939086914063" calcext:value-type="float">
            <text:p>219,94</text:p>
          </table:table-cell>
          <table:table-cell office:value-type="float" office:value="2.13113188743591" calcext:value-type="float">
            <text:p>2,13</text:p>
          </table:table-cell>
          <table:table-cell office:value-type="float" office:value="1477.20324707031" calcext:value-type="float">
            <text:p>1477,2</text:p>
          </table:table-cell>
        </table:table-row>
        <table:table-row table:style-name="ro2">
          <table:table-cell office:value-type="float" office:value="7.44000005722046" calcext:value-type="float">
            <text:p>7,44</text:p>
          </table:table-cell>
          <table:table-cell office:value-type="float" office:value="219.914794921875" calcext:value-type="float">
            <text:p>219,91</text:p>
          </table:table-cell>
          <table:table-cell office:value-type="float" office:value="2.11854553222656" calcext:value-type="float">
            <text:p>2,12</text:p>
          </table:table-cell>
          <table:table-cell office:value-type="float" office:value="1477.21667480469" calcext:value-type="float">
            <text:p>1477,22</text:p>
          </table:table-cell>
        </table:table-row>
        <table:table-row table:style-name="ro2">
          <table:table-cell office:value-type="float" office:value="7.44999980926514" calcext:value-type="float">
            <text:p>7,45</text:p>
          </table:table-cell>
          <table:table-cell office:value-type="float" office:value="219.981170654297" calcext:value-type="float">
            <text:p>219,98</text:p>
          </table:table-cell>
          <table:table-cell office:value-type="float" office:value="2.11672949790955" calcext:value-type="float">
            <text:p>2,12</text:p>
          </table:table-cell>
          <table:table-cell office:value-type="float" office:value="1477.21044921875" calcext:value-type="float">
            <text:p>1477,21</text:p>
          </table:table-cell>
        </table:table-row>
        <table:table-row table:style-name="ro2">
          <table:table-cell office:value-type="float" office:value="7.46000003814697" calcext:value-type="float">
            <text:p>7,46</text:p>
          </table:table-cell>
          <table:table-cell office:value-type="float" office:value="219.966232299805" calcext:value-type="float">
            <text:p>219,97</text:p>
          </table:table-cell>
          <table:table-cell office:value-type="float" office:value="2.12150359153748" calcext:value-type="float">
            <text:p>2,12</text:p>
          </table:table-cell>
          <table:table-cell office:value-type="float" office:value="1477.20629882813" calcext:value-type="float">
            <text:p>1477,21</text:p>
          </table:table-cell>
        </table:table-row>
        <table:table-row table:style-name="ro2">
          <table:table-cell office:value-type="float" office:value="7.46999979019165" calcext:value-type="float">
            <text:p>7,47</text:p>
          </table:table-cell>
          <table:table-cell office:value-type="float" office:value="219.797805786133" calcext:value-type="float">
            <text:p>219,8</text:p>
          </table:table-cell>
          <table:table-cell office:value-type="float" office:value="2.1223418712616" calcext:value-type="float">
            <text:p>2,12</text:p>
          </table:table-cell>
          <table:table-cell office:value-type="float" office:value="1477.21691894531" calcext:value-type="float">
            <text:p>1477,22</text:p>
          </table:table-cell>
        </table:table-row>
        <table:table-row table:style-name="ro2">
          <table:table-cell office:value-type="float" office:value="7.48000001907349" calcext:value-type="float">
            <text:p>7,48</text:p>
          </table:table-cell>
          <table:table-cell office:value-type="float" office:value="219.829040527344" calcext:value-type="float">
            <text:p>219,83</text:p>
          </table:table-cell>
          <table:table-cell office:value-type="float" office:value="2.11703634262085" calcext:value-type="float">
            <text:p>2,12</text:p>
          </table:table-cell>
          <table:table-cell office:value-type="float" office:value="1477.21997070313" calcext:value-type="float">
            <text:p>1477,22</text:p>
          </table:table-cell>
        </table:table-row>
        <table:table-row table:style-name="ro2">
          <table:table-cell office:value-type="float" office:value="7.48999977111816" calcext:value-type="float">
            <text:p>7,49</text:p>
          </table:table-cell>
          <table:table-cell office:value-type="float" office:value="220.049301147461" calcext:value-type="float">
            <text:p>220,05</text:p>
          </table:table-cell>
          <table:table-cell office:value-type="float" office:value="2.12422609329224" calcext:value-type="float">
            <text:p>2,12</text:p>
          </table:table-cell>
          <table:table-cell office:value-type="float" office:value="1477.21154785156" calcext:value-type="float">
            <text:p>1477,21</text:p>
          </table:table-cell>
        </table:table-row>
        <table:table-row table:style-name="ro2">
          <table:table-cell office:value-type="float" office:value="7.5" calcext:value-type="float">
            <text:p>7,5</text:p>
          </table:table-cell>
          <table:table-cell office:value-type="float" office:value="220.123336791992" calcext:value-type="float">
            <text:p>220,12</text:p>
          </table:table-cell>
          <table:table-cell office:value-type="float" office:value="2.13545799255371" calcext:value-type="float">
            <text:p>2,14</text:p>
          </table:table-cell>
          <table:table-cell office:value-type="float" office:value="1477.20617675781" calcext:value-type="float">
            <text:p>1477,21</text:p>
          </table:table-cell>
        </table:table-row>
        <table:table-row table:style-name="ro2">
          <table:table-cell office:value-type="float" office:value="7.51000022888184" calcext:value-type="float">
            <text:p>7,51</text:p>
          </table:table-cell>
          <table:table-cell office:value-type="float" office:value="220.144821166992" calcext:value-type="float">
            <text:p>220,14</text:p>
          </table:table-cell>
          <table:table-cell office:value-type="float" office:value="2.13692283630371" calcext:value-type="float">
            <text:p>2,14</text:p>
          </table:table-cell>
          <table:table-cell office:value-type="float" office:value="1477.21435546875" calcext:value-type="float">
            <text:p>1477,21</text:p>
          </table:table-cell>
        </table:table-row>
        <table:table-row table:style-name="ro2">
          <table:table-cell office:value-type="float" office:value="7.51999998092651" calcext:value-type="float">
            <text:p>7,52</text:p>
          </table:table-cell>
          <table:table-cell office:value-type="float" office:value="220.242782592773" calcext:value-type="float">
            <text:p>220,24</text:p>
          </table:table-cell>
          <table:table-cell office:value-type="float" office:value="2.12749314308167" calcext:value-type="float">
            <text:p>2,13</text:p>
          </table:table-cell>
          <table:table-cell office:value-type="float" office:value="1477.21337890625" calcext:value-type="float">
            <text:p>1477,21</text:p>
          </table:table-cell>
        </table:table-row>
        <table:table-row table:style-name="ro2">
          <table:table-cell office:value-type="float" office:value="7.53000020980835" calcext:value-type="float">
            <text:p>7,53</text:p>
          </table:table-cell>
          <table:table-cell office:value-type="float" office:value="220.224670410156" calcext:value-type="float">
            <text:p>220,22</text:p>
          </table:table-cell>
          <table:table-cell office:value-type="float" office:value="2.12540245056152" calcext:value-type="float">
            <text:p>2,13</text:p>
          </table:table-cell>
          <table:table-cell office:value-type="float" office:value="1477.20056152344" calcext:value-type="float">
            <text:p>1477,2</text:p>
          </table:table-cell>
        </table:table-row>
        <table:table-row table:style-name="ro2">
          <table:table-cell office:value-type="float" office:value="7.53999996185303" calcext:value-type="float">
            <text:p>7,54</text:p>
          </table:table-cell>
          <table:table-cell office:value-type="float" office:value="220.328765869141" calcext:value-type="float">
            <text:p>220,33</text:p>
          </table:table-cell>
          <table:table-cell office:value-type="float" office:value="2.13798332214355" calcext:value-type="float">
            <text:p>2,14</text:p>
          </table:table-cell>
          <table:table-cell office:value-type="float" office:value="1477.19604492188" calcext:value-type="float">
            <text:p>1477,2</text:p>
          </table:table-cell>
        </table:table-row>
        <table:table-row table:style-name="ro2">
          <table:table-cell office:value-type="float" office:value="7.55000019073486" calcext:value-type="float">
            <text:p>7,55</text:p>
          </table:table-cell>
          <table:table-cell office:value-type="float" office:value="220.345397949219" calcext:value-type="float">
            <text:p>220,35</text:p>
          </table:table-cell>
          <table:table-cell office:value-type="float" office:value="2.13894152641296" calcext:value-type="float">
            <text:p>2,14</text:p>
          </table:table-cell>
          <table:table-cell office:value-type="float" office:value="1477.21228027344" calcext:value-type="float">
            <text:p>1477,21</text:p>
          </table:table-cell>
        </table:table-row>
        <table:table-row table:style-name="ro2">
          <table:table-cell office:value-type="float" office:value="7.55999994277954" calcext:value-type="float">
            <text:p>7,56</text:p>
          </table:table-cell>
          <table:table-cell office:value-type="float" office:value="220.208282470703" calcext:value-type="float">
            <text:p>220,21</text:p>
          </table:table-cell>
          <table:table-cell office:value-type="float" office:value="2.12124919891357" calcext:value-type="float">
            <text:p>2,12</text:p>
          </table:table-cell>
          <table:table-cell office:value-type="float" office:value="1477.2275390625" calcext:value-type="float">
            <text:p>1477,23</text:p>
          </table:table-cell>
        </table:table-row>
        <table:table-row table:style-name="ro2">
          <table:table-cell office:value-type="float" office:value="7.57000017166138" calcext:value-type="float">
            <text:p>7,57</text:p>
          </table:table-cell>
          <table:table-cell office:value-type="float" office:value="220.334838867188" calcext:value-type="float">
            <text:p>220,33</text:p>
          </table:table-cell>
          <table:table-cell office:value-type="float" office:value="2.11742758750916" calcext:value-type="float">
            <text:p>2,12</text:p>
          </table:table-cell>
          <table:table-cell office:value-type="float" office:value="1477.2392578125" calcext:value-type="float">
            <text:p>1477,24</text:p>
          </table:table-cell>
        </table:table-row>
        <table:table-row table:style-name="ro2">
          <table:table-cell office:value-type="float" office:value="7.57999992370605" calcext:value-type="float">
            <text:p>7,58</text:p>
          </table:table-cell>
          <table:table-cell office:value-type="float" office:value="220.41716003418" calcext:value-type="float">
            <text:p>220,42</text:p>
          </table:table-cell>
          <table:table-cell office:value-type="float" office:value="2.1312255859375" calcext:value-type="float">
            <text:p>2,13</text:p>
          </table:table-cell>
          <table:table-cell office:value-type="float" office:value="1477.26550292969" calcext:value-type="float">
            <text:p>1477,27</text:p>
          </table:table-cell>
        </table:table-row>
        <table:table-row table:style-name="ro2">
          <table:table-cell office:value-type="float" office:value="7.59000015258789" calcext:value-type="float">
            <text:p>7,59</text:p>
          </table:table-cell>
          <table:table-cell office:value-type="float" office:value="220.409194946289" calcext:value-type="float">
            <text:p>220,41</text:p>
          </table:table-cell>
          <table:table-cell office:value-type="float" office:value="2.12865781784058" calcext:value-type="float">
            <text:p>2,13</text:p>
          </table:table-cell>
          <table:table-cell office:value-type="float" office:value="1477.31018066406" calcext:value-type="float">
            <text:p>1477,31</text:p>
          </table:table-cell>
        </table:table-row>
        <table:table-row table:style-name="ro2">
          <table:table-cell office:value-type="float" office:value="7.59999990463257" calcext:value-type="float">
            <text:p>7,6</text:p>
          </table:table-cell>
          <table:table-cell office:value-type="float" office:value="220.327255249023" calcext:value-type="float">
            <text:p>220,33</text:p>
          </table:table-cell>
          <table:table-cell office:value-type="float" office:value="2.11283588409424" calcext:value-type="float">
            <text:p>2,11</text:p>
          </table:table-cell>
          <table:table-cell office:value-type="float" office:value="1477.34301757813" calcext:value-type="float">
            <text:p>1477,34</text:p>
          </table:table-cell>
        </table:table-row>
        <table:table-row table:style-name="ro2">
          <table:table-cell office:value-type="float" office:value="7.6100001335144" calcext:value-type="float">
            <text:p>7,61</text:p>
          </table:table-cell>
          <table:table-cell office:value-type="float" office:value="220.181640625" calcext:value-type="float">
            <text:p>220,18</text:p>
          </table:table-cell>
          <table:table-cell office:value-type="float" office:value="2.10569953918457" calcext:value-type="float">
            <text:p>2,11</text:p>
          </table:table-cell>
          <table:table-cell office:value-type="float" office:value="1477.35229492188" calcext:value-type="float">
            <text:p>1477,35</text:p>
          </table:table-cell>
        </table:table-row>
        <table:table-row table:style-name="ro2">
          <table:table-cell office:value-type="float" office:value="7.61999988555908" calcext:value-type="float">
            <text:p>7,62</text:p>
          </table:table-cell>
          <table:table-cell office:value-type="float" office:value="220.076461791992" calcext:value-type="float">
            <text:p>220,08</text:p>
          </table:table-cell>
          <table:table-cell office:value-type="float" office:value="2.10757732391357" calcext:value-type="float">
            <text:p>2,11</text:p>
          </table:table-cell>
          <table:table-cell office:value-type="float" office:value="1477.35241699219" calcext:value-type="float">
            <text:p>1477,35</text:p>
          </table:table-cell>
        </table:table-row>
        <table:table-row table:style-name="ro2">
          <table:table-cell office:value-type="float" office:value="7.63000011444092" calcext:value-type="float">
            <text:p>7,63</text:p>
          </table:table-cell>
          <table:table-cell office:value-type="float" office:value="219.952529907227" calcext:value-type="float">
            <text:p>219,95</text:p>
          </table:table-cell>
          <table:table-cell office:value-type="float" office:value="2.11676669120789" calcext:value-type="float">
            <text:p>2,12</text:p>
          </table:table-cell>
          <table:table-cell office:value-type="float" office:value="1477.35607910156" calcext:value-type="float">
            <text:p>1477,36</text:p>
          </table:table-cell>
        </table:table-row>
        <table:table-row table:style-name="ro2">
          <table:table-cell office:value-type="float" office:value="7.6399998664856" calcext:value-type="float">
            <text:p>7,64</text:p>
          </table:table-cell>
          <table:table-cell office:value-type="float" office:value="220.010360717773" calcext:value-type="float">
            <text:p>220,01</text:p>
          </table:table-cell>
          <table:table-cell office:value-type="float" office:value="2.11377620697021" calcext:value-type="float">
            <text:p>2,11</text:p>
          </table:table-cell>
          <table:table-cell office:value-type="float" office:value="1477.34387207031" calcext:value-type="float">
            <text:p>1477,34</text:p>
          </table:table-cell>
        </table:table-row>
        <table:table-row table:style-name="ro2">
          <table:table-cell office:value-type="float" office:value="7.65000009536743" calcext:value-type="float">
            <text:p>7,65</text:p>
          </table:table-cell>
          <table:table-cell office:value-type="float" office:value="220.112365722656" calcext:value-type="float">
            <text:p>220,11</text:p>
          </table:table-cell>
          <table:table-cell office:value-type="float" office:value="2.10634613037109" calcext:value-type="float">
            <text:p>2,11</text:p>
          </table:table-cell>
          <table:table-cell office:value-type="float" office:value="1477.32055664063" calcext:value-type="float">
            <text:p>1477,32</text:p>
          </table:table-cell>
        </table:table-row>
        <table:table-row table:style-name="ro2">
          <table:table-cell office:value-type="float" office:value="7.65999984741211" calcext:value-type="float">
            <text:p>7,66</text:p>
          </table:table-cell>
          <table:table-cell office:value-type="float" office:value="220.096252441406" calcext:value-type="float">
            <text:p>220,1</text:p>
          </table:table-cell>
          <table:table-cell office:value-type="float" office:value="2.11659574508667" calcext:value-type="float">
            <text:p>2,12</text:p>
          </table:table-cell>
          <table:table-cell office:value-type="float" office:value="1477.31091308594" calcext:value-type="float">
            <text:p>1477,31</text:p>
          </table:table-cell>
        </table:table-row>
        <table:table-row table:style-name="ro2">
          <table:table-cell office:value-type="float" office:value="7.67000007629395" calcext:value-type="float">
            <text:p>7,67</text:p>
          </table:table-cell>
          <table:table-cell office:value-type="float" office:value="219.972763061523" calcext:value-type="float">
            <text:p>219,97</text:p>
          </table:table-cell>
          <table:table-cell office:value-type="float" office:value="2.12156653404236" calcext:value-type="float">
            <text:p>2,12</text:p>
          </table:table-cell>
          <table:table-cell office:value-type="float" office:value="1477.32592773438" calcext:value-type="float">
            <text:p>1477,33</text:p>
          </table:table-cell>
        </table:table-row>
        <table:table-row table:style-name="ro2">
          <table:table-cell office:value-type="float" office:value="7.67999982833862" calcext:value-type="float">
            <text:p>7,68</text:p>
          </table:table-cell>
          <table:table-cell office:value-type="float" office:value="219.841934204102" calcext:value-type="float">
            <text:p>219,84</text:p>
          </table:table-cell>
          <table:table-cell office:value-type="float" office:value="2.10475373268127" calcext:value-type="float">
            <text:p>2,1</text:p>
          </table:table-cell>
          <table:table-cell office:value-type="float" office:value="1477.33874511719" calcext:value-type="float">
            <text:p>1477,34</text:p>
          </table:table-cell>
        </table:table-row>
        <table:table-row table:style-name="ro2">
          <table:table-cell office:value-type="float" office:value="7.69000005722046" calcext:value-type="float">
            <text:p>7,69</text:p>
          </table:table-cell>
          <table:table-cell office:value-type="float" office:value="219.813110351563" calcext:value-type="float">
            <text:p>219,81</text:p>
          </table:table-cell>
          <table:table-cell office:value-type="float" office:value="2.09868454933167" calcext:value-type="float">
            <text:p>2,1</text:p>
          </table:table-cell>
          <table:table-cell office:value-type="float" office:value="1477.34008789063" calcext:value-type="float">
            <text:p>1477,34</text:p>
          </table:table-cell>
        </table:table-row>
        <table:table-row table:style-name="ro2">
          <table:table-cell office:value-type="float" office:value="7.69999980926514" calcext:value-type="float">
            <text:p>7,7</text:p>
          </table:table-cell>
          <table:table-cell office:value-type="float" office:value="219.926391601563" calcext:value-type="float">
            <text:p>219,93</text:p>
          </table:table-cell>
          <table:table-cell office:value-type="float" office:value="2.11067748069763" calcext:value-type="float">
            <text:p>2,11</text:p>
          </table:table-cell>
          <table:table-cell office:value-type="float" office:value="1477.34448242188" calcext:value-type="float">
            <text:p>1477,34</text:p>
          </table:table-cell>
        </table:table-row>
        <table:table-row table:style-name="ro2">
          <table:table-cell office:value-type="float" office:value="7.71000003814697" calcext:value-type="float">
            <text:p>7,71</text:p>
          </table:table-cell>
          <table:table-cell office:value-type="float" office:value="220.071365356445" calcext:value-type="float">
            <text:p>220,07</text:p>
          </table:table-cell>
          <table:table-cell office:value-type="float" office:value="2.11661648750305" calcext:value-type="float">
            <text:p>2,12</text:p>
          </table:table-cell>
          <table:table-cell office:value-type="float" office:value="1477.36450195313" calcext:value-type="float">
            <text:p>1477,36</text:p>
          </table:table-cell>
        </table:table-row>
        <table:table-row table:style-name="ro2">
          <table:table-cell office:value-type="float" office:value="7.71999979019165" calcext:value-type="float">
            <text:p>7,72</text:p>
          </table:table-cell>
          <table:table-cell office:value-type="float" office:value="220.012786865234" calcext:value-type="float">
            <text:p>220,01</text:p>
          </table:table-cell>
          <table:table-cell office:value-type="float" office:value="2.10925316810608" calcext:value-type="float">
            <text:p>2,11</text:p>
          </table:table-cell>
          <table:table-cell office:value-type="float" office:value="1477.37622070313" calcext:value-type="float">
            <text:p>1477,38</text:p>
          </table:table-cell>
        </table:table-row>
        <table:table-row table:style-name="ro2">
          <table:table-cell office:value-type="float" office:value="7.73000001907349" calcext:value-type="float">
            <text:p>7,73</text:p>
          </table:table-cell>
          <table:table-cell office:value-type="float" office:value="219.907348632813" calcext:value-type="float">
            <text:p>219,91</text:p>
          </table:table-cell>
          <table:table-cell office:value-type="float" office:value="2.10798048973083" calcext:value-type="float">
            <text:p>2,11</text:p>
          </table:table-cell>
          <table:table-cell office:value-type="float" office:value="1477.36975097656" calcext:value-type="float">
            <text:p>1477,37</text:p>
          </table:table-cell>
        </table:table-row>
        <table:table-row table:style-name="ro2">
          <table:table-cell office:value-type="float" office:value="7.73999977111816" calcext:value-type="float">
            <text:p>7,74</text:p>
          </table:table-cell>
          <table:table-cell office:value-type="float" office:value="220.024993896484" calcext:value-type="float">
            <text:p>220,02</text:p>
          </table:table-cell>
          <table:table-cell office:value-type="float" office:value="2.11734700202942" calcext:value-type="float">
            <text:p>2,12</text:p>
          </table:table-cell>
          <table:table-cell office:value-type="float" office:value="1477.36254882813" calcext:value-type="float">
            <text:p>1477,36</text:p>
          </table:table-cell>
        </table:table-row>
        <table:table-row table:style-name="ro2">
          <table:table-cell office:value-type="float" office:value="7.75" calcext:value-type="float">
            <text:p>7,75</text:p>
          </table:table-cell>
          <table:table-cell office:value-type="float" office:value="220.149337768555" calcext:value-type="float">
            <text:p>220,15</text:p>
          </table:table-cell>
          <table:table-cell office:value-type="float" office:value="2.11582922935486" calcext:value-type="float">
            <text:p>2,12</text:p>
          </table:table-cell>
          <table:table-cell office:value-type="float" office:value="1477.37084960938" calcext:value-type="float">
            <text:p>1477,37</text:p>
          </table:table-cell>
        </table:table-row>
        <table:table-row table:style-name="ro2">
          <table:table-cell office:value-type="float" office:value="7.76000022888184" calcext:value-type="float">
            <text:p>7,76</text:p>
          </table:table-cell>
          <table:table-cell office:value-type="float" office:value="220.120620727539" calcext:value-type="float">
            <text:p>220,12</text:p>
          </table:table-cell>
          <table:table-cell office:value-type="float" office:value="2.10845994949341" calcext:value-type="float">
            <text:p>2,11</text:p>
          </table:table-cell>
          <table:table-cell office:value-type="float" office:value="1477.37670898438" calcext:value-type="float">
            <text:p>1477,38</text:p>
          </table:table-cell>
        </table:table-row>
        <table:table-row table:style-name="ro2">
          <table:table-cell office:value-type="float" office:value="7.76999998092651" calcext:value-type="float">
            <text:p>7,77</text:p>
          </table:table-cell>
          <table:table-cell office:value-type="float" office:value="220.102066040039" calcext:value-type="float">
            <text:p>220,1</text:p>
          </table:table-cell>
          <table:table-cell office:value-type="float" office:value="2.10920333862305" calcext:value-type="float">
            <text:p>2,11</text:p>
          </table:table-cell>
          <table:table-cell office:value-type="float" office:value="1477.38037109375" calcext:value-type="float">
            <text:p>1477,38</text:p>
          </table:table-cell>
        </table:table-row>
        <table:table-row table:style-name="ro2">
          <table:table-cell office:value-type="float" office:value="7.78000020980835" calcext:value-type="float">
            <text:p>7,78</text:p>
          </table:table-cell>
          <table:table-cell office:value-type="float" office:value="220.244140625" calcext:value-type="float">
            <text:p>220,24</text:p>
          </table:table-cell>
          <table:table-cell office:value-type="float" office:value="2.11728763580322" calcext:value-type="float">
            <text:p>2,12</text:p>
          </table:table-cell>
          <table:table-cell office:value-type="float" office:value="1477.40026855469" calcext:value-type="float">
            <text:p>1477,4</text:p>
          </table:table-cell>
        </table:table-row>
        <table:table-row table:style-name="ro2">
          <table:table-cell office:value-type="float" office:value="7.78999996185303" calcext:value-type="float">
            <text:p>7,79</text:p>
          </table:table-cell>
          <table:table-cell office:value-type="float" office:value="220.396530151367" calcext:value-type="float">
            <text:p>220,4</text:p>
          </table:table-cell>
          <table:table-cell office:value-type="float" office:value="2.12132501602173" calcext:value-type="float">
            <text:p>2,12</text:p>
          </table:table-cell>
          <table:table-cell office:value-type="float" office:value="1477.4404296875" calcext:value-type="float">
            <text:p>1477,44</text:p>
          </table:table-cell>
        </table:table-row>
        <table:table-row table:style-name="ro2">
          <table:table-cell office:value-type="float" office:value="7.80000019073486" calcext:value-type="float">
            <text:p>7,8</text:p>
          </table:table-cell>
          <table:table-cell office:value-type="float" office:value="220.439971923828" calcext:value-type="float">
            <text:p>220,44</text:p>
          </table:table-cell>
          <table:table-cell office:value-type="float" office:value="2.11714649200439" calcext:value-type="float">
            <text:p>2,12</text:p>
          </table:table-cell>
          <table:table-cell office:value-type="float" office:value="1477.46850585938" calcext:value-type="float">
            <text:p>1477,47</text:p>
          </table:table-cell>
        </table:table-row>
        <table:table-row table:style-name="ro2">
          <table:table-cell office:value-type="float" office:value="7.80999994277954" calcext:value-type="float">
            <text:p>7,81</text:p>
          </table:table-cell>
          <table:table-cell office:value-type="float" office:value="220.457336425781" calcext:value-type="float">
            <text:p>220,46</text:p>
          </table:table-cell>
          <table:table-cell office:value-type="float" office:value="2.11482310295105" calcext:value-type="float">
            <text:p>2,11</text:p>
          </table:table-cell>
          <table:table-cell office:value-type="float" office:value="1477.47216796875" calcext:value-type="float">
            <text:p>1477,47</text:p>
          </table:table-cell>
        </table:table-row>
        <table:table-row table:style-name="ro2">
          <table:table-cell office:value-type="float" office:value="7.82000017166138" calcext:value-type="float">
            <text:p>7,82</text:p>
          </table:table-cell>
          <table:table-cell office:value-type="float" office:value="220.238174438477" calcext:value-type="float">
            <text:p>220,24</text:p>
          </table:table-cell>
          <table:table-cell office:value-type="float" office:value="2.12014150619507" calcext:value-type="float">
            <text:p>2,12</text:p>
          </table:table-cell>
          <table:table-cell office:value-type="float" office:value="1477.45874023438" calcext:value-type="float">
            <text:p>1477,46</text:p>
          </table:table-cell>
        </table:table-row>
        <table:table-row table:style-name="ro2">
          <table:table-cell office:value-type="float" office:value="7.82999992370605" calcext:value-type="float">
            <text:p>7,83</text:p>
          </table:table-cell>
          <table:table-cell office:value-type="float" office:value="220.105560302734" calcext:value-type="float">
            <text:p>220,11</text:p>
          </table:table-cell>
          <table:table-cell office:value-type="float" office:value="2.12040662765503" calcext:value-type="float">
            <text:p>2,12</text:p>
          </table:table-cell>
          <table:table-cell office:value-type="float" office:value="1477.443359375" calcext:value-type="float">
            <text:p>1477,44</text:p>
          </table:table-cell>
        </table:table-row>
        <table:table-row table:style-name="ro2">
          <table:table-cell office:value-type="float" office:value="7.84000015258789" calcext:value-type="float">
            <text:p>7,84</text:p>
          </table:table-cell>
          <table:table-cell office:value-type="float" office:value="220.199737548828" calcext:value-type="float">
            <text:p>220,2</text:p>
          </table:table-cell>
          <table:table-cell office:value-type="float" office:value="2.11190581321716" calcext:value-type="float">
            <text:p>2,11</text:p>
          </table:table-cell>
          <table:table-cell office:value-type="float" office:value="1477.41833496094" calcext:value-type="float">
            <text:p>1477,42</text:p>
          </table:table-cell>
        </table:table-row>
        <table:table-row table:style-name="ro2">
          <table:table-cell office:value-type="float" office:value="7.84999990463257" calcext:value-type="float">
            <text:p>7,85</text:p>
          </table:table-cell>
          <table:table-cell office:value-type="float" office:value="220.173828125" calcext:value-type="float">
            <text:p>220,17</text:p>
          </table:table-cell>
          <table:table-cell office:value-type="float" office:value="2.10566377639771" calcext:value-type="float">
            <text:p>2,11</text:p>
          </table:table-cell>
          <table:table-cell office:value-type="float" office:value="1477.3837890625" calcext:value-type="float">
            <text:p>1477,38</text:p>
          </table:table-cell>
        </table:table-row>
        <table:table-row table:style-name="ro2">
          <table:table-cell office:value-type="float" office:value="7.8600001335144" calcext:value-type="float">
            <text:p>7,86</text:p>
          </table:table-cell>
          <table:table-cell office:value-type="float" office:value="220.240875244141" calcext:value-type="float">
            <text:p>220,24</text:p>
          </table:table-cell>
          <table:table-cell office:value-type="float" office:value="2.10782170295715" calcext:value-type="float">
            <text:p>2,11</text:p>
          </table:table-cell>
          <table:table-cell office:value-type="float" office:value="1477.35888671875" calcext:value-type="float">
            <text:p>1477,36</text:p>
          </table:table-cell>
        </table:table-row>
        <table:table-row table:style-name="ro2">
          <table:table-cell office:value-type="float" office:value="7.86999988555908" calcext:value-type="float">
            <text:p>7,87</text:p>
          </table:table-cell>
          <table:table-cell office:value-type="float" office:value="220.296325683594" calcext:value-type="float">
            <text:p>220,3</text:p>
          </table:table-cell>
          <table:table-cell office:value-type="float" office:value="2.11288475990295" calcext:value-type="float">
            <text:p>2,11</text:p>
          </table:table-cell>
          <table:table-cell office:value-type="float" office:value="1477.35571289063" calcext:value-type="float">
            <text:p>1477,36</text:p>
          </table:table-cell>
        </table:table-row>
        <table:table-row table:style-name="ro2">
          <table:table-cell office:value-type="float" office:value="7.88000011444092" calcext:value-type="float">
            <text:p>7,88</text:p>
          </table:table-cell>
          <table:table-cell office:value-type="float" office:value="220.226989746094" calcext:value-type="float">
            <text:p>220,23</text:p>
          </table:table-cell>
          <table:table-cell office:value-type="float" office:value="2.10813927650452" calcext:value-type="float">
            <text:p>2,11</text:p>
          </table:table-cell>
          <table:table-cell office:value-type="float" office:value="1477.35668945313" calcext:value-type="float">
            <text:p>1477,36</text:p>
          </table:table-cell>
        </table:table-row>
        <table:table-row table:style-name="ro2">
          <table:table-cell office:value-type="float" office:value="7.8899998664856" calcext:value-type="float">
            <text:p>7,89</text:p>
          </table:table-cell>
          <table:table-cell office:value-type="float" office:value="220.199981689453" calcext:value-type="float">
            <text:p>220,2</text:p>
          </table:table-cell>
          <table:table-cell office:value-type="float" office:value="2.10131144523621" calcext:value-type="float">
            <text:p>2,1</text:p>
          </table:table-cell>
          <table:table-cell office:value-type="float" office:value="1477.35546875" calcext:value-type="float">
            <text:p>1477,36</text:p>
          </table:table-cell>
        </table:table-row>
        <table:table-row table:style-name="ro2">
          <table:table-cell office:value-type="float" office:value="7.90000009536743" calcext:value-type="float">
            <text:p>7,9</text:p>
          </table:table-cell>
          <table:table-cell office:value-type="float" office:value="220.12678527832" calcext:value-type="float">
            <text:p>220,13</text:p>
          </table:table-cell>
          <table:table-cell office:value-type="float" office:value="2.11147546768188" calcext:value-type="float">
            <text:p>2,11</text:p>
          </table:table-cell>
          <table:table-cell office:value-type="float" office:value="1477.35888671875" calcext:value-type="float">
            <text:p>1477,36</text:p>
          </table:table-cell>
        </table:table-row>
        <table:table-row table:style-name="ro2">
          <table:table-cell office:value-type="float" office:value="7.90999984741211" calcext:value-type="float">
            <text:p>7,91</text:p>
          </table:table-cell>
          <table:table-cell office:value-type="float" office:value="220.078491210938" calcext:value-type="float">
            <text:p>220,08</text:p>
          </table:table-cell>
          <table:table-cell office:value-type="float" office:value="2.10911989212036" calcext:value-type="float">
            <text:p>2,11</text:p>
          </table:table-cell>
          <table:table-cell office:value-type="float" office:value="1477.37316894531" calcext:value-type="float">
            <text:p>1477,37</text:p>
          </table:table-cell>
        </table:table-row>
        <table:table-row table:style-name="ro2">
          <table:table-cell office:value-type="float" office:value="7.92000007629395" calcext:value-type="float">
            <text:p>7,92</text:p>
          </table:table-cell>
          <table:table-cell office:value-type="float" office:value="220.058715820313" calcext:value-type="float">
            <text:p>220,06</text:p>
          </table:table-cell>
          <table:table-cell office:value-type="float" office:value="2.09323382377625" calcext:value-type="float">
            <text:p>2,09</text:p>
          </table:table-cell>
          <table:table-cell office:value-type="float" office:value="1477.37683105469" calcext:value-type="float">
            <text:p>1477,38</text:p>
          </table:table-cell>
        </table:table-row>
        <table:table-row table:style-name="ro2">
          <table:table-cell office:value-type="float" office:value="7.92999982833862" calcext:value-type="float">
            <text:p>7,93</text:p>
          </table:table-cell>
          <table:table-cell office:value-type="float" office:value="219.906494140625" calcext:value-type="float">
            <text:p>219,91</text:p>
          </table:table-cell>
          <table:table-cell office:value-type="float" office:value="2.09755992889404" calcext:value-type="float">
            <text:p>2,1</text:p>
          </table:table-cell>
          <table:table-cell office:value-type="float" office:value="1477.36645507813" calcext:value-type="float">
            <text:p>1477,37</text:p>
          </table:table-cell>
        </table:table-row>
        <table:table-row table:style-name="ro2">
          <table:table-cell office:value-type="float" office:value="7.94000005722046" calcext:value-type="float">
            <text:p>7,94</text:p>
          </table:table-cell>
          <table:table-cell office:value-type="float" office:value="219.828979492188" calcext:value-type="float">
            <text:p>219,83</text:p>
          </table:table-cell>
          <table:table-cell office:value-type="float" office:value="2.11258578300476" calcext:value-type="float">
            <text:p>2,11</text:p>
          </table:table-cell>
          <table:table-cell office:value-type="float" office:value="1477.36389160156" calcext:value-type="float">
            <text:p>1477,36</text:p>
          </table:table-cell>
        </table:table-row>
        <table:table-row table:style-name="ro2">
          <table:table-cell office:value-type="float" office:value="7.94999980926514" calcext:value-type="float">
            <text:p>7,95</text:p>
          </table:table-cell>
          <table:table-cell office:value-type="float" office:value="219.839233398438" calcext:value-type="float">
            <text:p>219,84</text:p>
          </table:table-cell>
          <table:table-cell office:value-type="float" office:value="2.11716508865356" calcext:value-type="float">
            <text:p>2,12</text:p>
          </table:table-cell>
          <table:table-cell office:value-type="float" office:value="1477.38708496094" calcext:value-type="float">
            <text:p>1477,39</text:p>
          </table:table-cell>
        </table:table-row>
        <table:table-row table:style-name="ro2">
          <table:table-cell office:value-type="float" office:value="7.96000003814697" calcext:value-type="float">
            <text:p>7,96</text:p>
          </table:table-cell>
          <table:table-cell office:value-type="float" office:value="219.883331298828" calcext:value-type="float">
            <text:p>219,88</text:p>
          </table:table-cell>
          <table:table-cell office:value-type="float" office:value="2.10683679580688" calcext:value-type="float">
            <text:p>2,11</text:p>
          </table:table-cell>
          <table:table-cell office:value-type="float" office:value="1477.41711425781" calcext:value-type="float">
            <text:p>1477,42</text:p>
          </table:table-cell>
        </table:table-row>
        <table:table-row table:style-name="ro2">
          <table:table-cell office:value-type="float" office:value="7.96999979019165" calcext:value-type="float">
            <text:p>7,97</text:p>
          </table:table-cell>
          <table:table-cell office:value-type="float" office:value="220.001647949219" calcext:value-type="float">
            <text:p>220</text:p>
          </table:table-cell>
          <table:table-cell office:value-type="float" office:value="2.10833096504211" calcext:value-type="float">
            <text:p>2,11</text:p>
          </table:table-cell>
          <table:table-cell office:value-type="float" office:value="1477.44421386719" calcext:value-type="float">
            <text:p>1477,44</text:p>
          </table:table-cell>
        </table:table-row>
        <table:table-row table:style-name="ro2">
          <table:table-cell office:value-type="float" office:value="7.98000001907349" calcext:value-type="float">
            <text:p>7,98</text:p>
          </table:table-cell>
          <table:table-cell office:value-type="float" office:value="220.120040893555" calcext:value-type="float">
            <text:p>220,12</text:p>
          </table:table-cell>
          <table:table-cell office:value-type="float" office:value="2.12168717384338" calcext:value-type="float">
            <text:p>2,12</text:p>
          </table:table-cell>
          <table:table-cell office:value-type="float" office:value="1477.47448730469" calcext:value-type="float">
            <text:p>1477,47</text:p>
          </table:table-cell>
        </table:table-row>
        <table:table-row table:style-name="ro2">
          <table:table-cell office:value-type="float" office:value="7.98999977111816" calcext:value-type="float">
            <text:p>7,99</text:p>
          </table:table-cell>
          <table:table-cell office:value-type="float" office:value="220.107559204102" calcext:value-type="float">
            <text:p>220,11</text:p>
          </table:table-cell>
          <table:table-cell office:value-type="float" office:value="2.11917638778687" calcext:value-type="float">
            <text:p>2,12</text:p>
          </table:table-cell>
          <table:table-cell office:value-type="float" office:value="1477.51330566406" calcext:value-type="float">
            <text:p>1477,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0.129364013672" calcext:value-type="float">
            <text:p>220,13</text:p>
          </table:table-cell>
          <table:table-cell office:value-type="float" office:value="2.10409808158875" calcext:value-type="float">
            <text:p>2,1</text:p>
          </table:table-cell>
          <table:table-cell office:value-type="float" office:value="1477.53466796875" calcext:value-type="float">
            <text:p>1477,53</text:p>
          </table:table-cell>
        </table:table-row>
        <table:table-row table:style-name="ro2">
          <table:table-cell office:value-type="float" office:value="8.01000022888184" calcext:value-type="float">
            <text:p>8,01</text:p>
          </table:table-cell>
          <table:table-cell office:value-type="float" office:value="219.996154785156" calcext:value-type="float">
            <text:p>220</text:p>
          </table:table-cell>
          <table:table-cell office:value-type="float" office:value="2.09454727172852" calcext:value-type="float">
            <text:p>2,09</text:p>
          </table:table-cell>
          <table:table-cell office:value-type="float" office:value="1477.52624511719" calcext:value-type="float">
            <text:p>1477,53</text:p>
          </table:table-cell>
        </table:table-row>
        <table:table-row table:style-name="ro2">
          <table:table-cell office:value-type="float" office:value="8.02000045776367" calcext:value-type="float">
            <text:p>8,02</text:p>
          </table:table-cell>
          <table:table-cell office:value-type="float" office:value="219.884658813477" calcext:value-type="float">
            <text:p>219,88</text:p>
          </table:table-cell>
          <table:table-cell office:value-type="float" office:value="2.1035680770874" calcext:value-type="float">
            <text:p>2,1</text:p>
          </table:table-cell>
          <table:table-cell office:value-type="float" office:value="1477.50451660156" calcext:value-type="float">
            <text:p>1477,5</text:p>
          </table:table-cell>
        </table:table-row>
        <table:table-row table:style-name="ro2">
          <table:table-cell office:value-type="float" office:value="8.02999973297119" calcext:value-type="float">
            <text:p>8,03</text:p>
          </table:table-cell>
          <table:table-cell office:value-type="float" office:value="220.046356201172" calcext:value-type="float">
            <text:p>220,05</text:p>
          </table:table-cell>
          <table:table-cell office:value-type="float" office:value="2.11400651931763" calcext:value-type="float">
            <text:p>2,11</text:p>
          </table:table-cell>
          <table:table-cell office:value-type="float" office:value="1477.49133300781" calcext:value-type="float">
            <text:p>1477,49</text:p>
          </table:table-cell>
        </table:table-row>
        <table:table-row table:style-name="ro2">
          <table:table-cell office:value-type="float" office:value="8.03999996185303" calcext:value-type="float">
            <text:p>8,04</text:p>
          </table:table-cell>
          <table:table-cell office:value-type="float" office:value="220.133666992188" calcext:value-type="float">
            <text:p>220,13</text:p>
          </table:table-cell>
          <table:table-cell office:value-type="float" office:value="2.10655903816223" calcext:value-type="float">
            <text:p>2,11</text:p>
          </table:table-cell>
          <table:table-cell office:value-type="float" office:value="1477.47729492188" calcext:value-type="float">
            <text:p>1477,48</text:p>
          </table:table-cell>
        </table:table-row>
        <table:table-row table:style-name="ro2">
          <table:table-cell office:value-type="float" office:value="8.05000019073486" calcext:value-type="float">
            <text:p>8,05</text:p>
          </table:table-cell>
          <table:table-cell office:value-type="float" office:value="220.119842529297" calcext:value-type="float">
            <text:p>220,12</text:p>
          </table:table-cell>
          <table:table-cell office:value-type="float" office:value="2.09858846664429" calcext:value-type="float">
            <text:p>2,1</text:p>
          </table:table-cell>
          <table:table-cell office:value-type="float" office:value="1477.45971679688" calcext:value-type="float">
            <text:p>1477,46</text:p>
          </table:table-cell>
        </table:table-row>
        <table:table-row table:style-name="ro2">
          <table:table-cell office:value-type="float" office:value="8.0600004196167" calcext:value-type="float">
            <text:p>8,06</text:p>
          </table:table-cell>
          <table:table-cell office:value-type="float" office:value="220.100219726563" calcext:value-type="float">
            <text:p>220,1</text:p>
          </table:table-cell>
          <table:table-cell office:value-type="float" office:value="2.10685563087463" calcext:value-type="float">
            <text:p>2,11</text:p>
          </table:table-cell>
          <table:table-cell office:value-type="float" office:value="1477.45642089844" calcext:value-type="float">
            <text:p>1477,46</text:p>
          </table:table-cell>
        </table:table-row>
        <table:table-row table:style-name="ro2">
          <table:table-cell office:value-type="float" office:value="8.06999969482422" calcext:value-type="float">
            <text:p>8,07</text:p>
          </table:table-cell>
          <table:table-cell office:value-type="float" office:value="220.019180297852" calcext:value-type="float">
            <text:p>220,02</text:p>
          </table:table-cell>
          <table:table-cell office:value-type="float" office:value="2.10845613479614" calcext:value-type="float">
            <text:p>2,11</text:p>
          </table:table-cell>
          <table:table-cell office:value-type="float" office:value="1477.48620605469" calcext:value-type="float">
            <text:p>1477,49</text:p>
          </table:table-cell>
        </table:table-row>
        <table:table-row table:style-name="ro2">
          <table:table-cell office:value-type="float" office:value="8.07999992370605" calcext:value-type="float">
            <text:p>8,08</text:p>
          </table:table-cell>
          <table:table-cell office:value-type="float" office:value="220.0029296875" calcext:value-type="float">
            <text:p>220</text:p>
          </table:table-cell>
          <table:table-cell office:value-type="float" office:value="2.0985586643219" calcext:value-type="float">
            <text:p>2,1</text:p>
          </table:table-cell>
          <table:table-cell office:value-type="float" office:value="1477.53002929688" calcext:value-type="float">
            <text:p>1477,53</text:p>
          </table:table-cell>
        </table:table-row>
        <table:table-row table:style-name="ro2">
          <table:table-cell office:value-type="float" office:value="8.09000015258789" calcext:value-type="float">
            <text:p>8,09</text:p>
          </table:table-cell>
          <table:table-cell office:value-type="float" office:value="220.172927856445" calcext:value-type="float">
            <text:p>220,17</text:p>
          </table:table-cell>
          <table:table-cell office:value-type="float" office:value="2.10011625289917" calcext:value-type="float">
            <text:p>2,1</text:p>
          </table:table-cell>
          <table:table-cell office:value-type="float" office:value="1477.56958007813" calcext:value-type="float">
            <text:p>1477,57</text:p>
          </table:table-cell>
        </table:table-row>
        <table:table-row table:style-name="ro2">
          <table:table-cell office:value-type="float" office:value="8.10000038146973" calcext:value-type="float">
            <text:p>8,1</text:p>
          </table:table-cell>
          <table:table-cell office:value-type="float" office:value="220.136138916016" calcext:value-type="float">
            <text:p>220,14</text:p>
          </table:table-cell>
          <table:table-cell office:value-type="float" office:value="2.11210751533508" calcext:value-type="float">
            <text:p>2,11</text:p>
          </table:table-cell>
          <table:table-cell office:value-type="float" office:value="1477.60046386719" calcext:value-type="float">
            <text:p>1477,6</text:p>
          </table:table-cell>
        </table:table-row>
        <table:table-row table:style-name="ro2">
          <table:table-cell office:value-type="float" office:value="8.10999965667725" calcext:value-type="float">
            <text:p>8,11</text:p>
          </table:table-cell>
          <table:table-cell office:value-type="float" office:value="219.967239379883" calcext:value-type="float">
            <text:p>219,97</text:p>
          </table:table-cell>
          <table:table-cell office:value-type="float" office:value="2.11046099662781" calcext:value-type="float">
            <text:p>2,11</text:p>
          </table:table-cell>
          <table:table-cell office:value-type="float" office:value="1477.62976074219" calcext:value-type="float">
            <text:p>1477,63</text:p>
          </table:table-cell>
        </table:table-row>
        <table:table-row table:style-name="ro2">
          <table:table-cell office:value-type="float" office:value="8.11999988555908" calcext:value-type="float">
            <text:p>8,12</text:p>
          </table:table-cell>
          <table:table-cell office:value-type="float" office:value="219.924133300781" calcext:value-type="float">
            <text:p>219,92</text:p>
          </table:table-cell>
          <table:table-cell office:value-type="float" office:value="2.09645748138428" calcext:value-type="float">
            <text:p>2,1</text:p>
          </table:table-cell>
          <table:table-cell office:value-type="float" office:value="1477.63977050781" calcext:value-type="float">
            <text:p>1477,64</text:p>
          </table:table-cell>
        </table:table-row>
        <table:table-row table:style-name="ro2">
          <table:table-cell office:value-type="float" office:value="8.13000011444092" calcext:value-type="float">
            <text:p>8,13</text:p>
          </table:table-cell>
          <table:table-cell office:value-type="float" office:value="220.045150756836" calcext:value-type="float">
            <text:p>220,05</text:p>
          </table:table-cell>
          <table:table-cell office:value-type="float" office:value="2.09139323234558" calcext:value-type="float">
            <text:p>2,09</text:p>
          </table:table-cell>
          <table:table-cell office:value-type="float" office:value="1477.623046875" calcext:value-type="float">
            <text:p>1477,62</text:p>
          </table:table-cell>
        </table:table-row>
        <table:table-row table:style-name="ro2">
          <table:table-cell office:value-type="float" office:value="8.14000034332275" calcext:value-type="float">
            <text:p>8,14</text:p>
          </table:table-cell>
          <table:table-cell office:value-type="float" office:value="220.05517578125" calcext:value-type="float">
            <text:p>220,06</text:p>
          </table:table-cell>
          <table:table-cell office:value-type="float" office:value="2.10317587852478" calcext:value-type="float">
            <text:p>2,1</text:p>
          </table:table-cell>
          <table:table-cell office:value-type="float" office:value="1477.59545898438" calcext:value-type="float">
            <text:p>1477,6</text:p>
          </table:table-cell>
        </table:table-row>
        <table:table-row table:style-name="ro2">
          <table:table-cell office:value-type="float" office:value="8.14999961853027" calcext:value-type="float">
            <text:p>8,15</text:p>
          </table:table-cell>
          <table:table-cell office:value-type="float" office:value="219.994522094727" calcext:value-type="float">
            <text:p>219,99</text:p>
          </table:table-cell>
          <table:table-cell office:value-type="float" office:value="2.10724306106567" calcext:value-type="float">
            <text:p>2,11</text:p>
          </table:table-cell>
          <table:table-cell office:value-type="float" office:value="1477.5830078125" calcext:value-type="float">
            <text:p>1477,58</text:p>
          </table:table-cell>
        </table:table-row>
        <table:table-row table:style-name="ro2">
          <table:table-cell office:value-type="float" office:value="8.15999984741211" calcext:value-type="float">
            <text:p>8,16</text:p>
          </table:table-cell>
          <table:table-cell office:value-type="float" office:value="219.926361083984" calcext:value-type="float">
            <text:p>219,93</text:p>
          </table:table-cell>
          <table:table-cell office:value-type="float" office:value="2.09948754310608" calcext:value-type="float">
            <text:p>2,1</text:p>
          </table:table-cell>
          <table:table-cell office:value-type="float" office:value="1477.572265625" calcext:value-type="float">
            <text:p>1477,57</text:p>
          </table:table-cell>
        </table:table-row>
        <table:table-row table:style-name="ro2">
          <table:table-cell office:value-type="float" office:value="8.17000007629395" calcext:value-type="float">
            <text:p>8,17</text:p>
          </table:table-cell>
          <table:table-cell office:value-type="float" office:value="220.020690917969" calcext:value-type="float">
            <text:p>220,02</text:p>
          </table:table-cell>
          <table:table-cell office:value-type="float" office:value="2.0980167388916" calcext:value-type="float">
            <text:p>2,1</text:p>
          </table:table-cell>
          <table:table-cell office:value-type="float" office:value="1477.55310058594" calcext:value-type="float">
            <text:p>1477,55</text:p>
          </table:table-cell>
        </table:table-row>
        <table:table-row table:style-name="ro2">
          <table:table-cell office:value-type="float" office:value="8.18000030517578" calcext:value-type="float">
            <text:p>8,18</text:p>
          </table:table-cell>
          <table:table-cell office:value-type="float" office:value="220.150131225586" calcext:value-type="float">
            <text:p>220,15</text:p>
          </table:table-cell>
          <table:table-cell office:value-type="float" office:value="2.10359668731689" calcext:value-type="float">
            <text:p>2,1</text:p>
          </table:table-cell>
          <table:table-cell office:value-type="float" office:value="1477.54150390625" calcext:value-type="float">
            <text:p>1477,54</text:p>
          </table:table-cell>
        </table:table-row>
        <table:table-row table:style-name="ro2">
          <table:table-cell office:value-type="float" office:value="8.1899995803833" calcext:value-type="float">
            <text:p>8,19</text:p>
          </table:table-cell>
          <table:table-cell office:value-type="float" office:value="220.111328125" calcext:value-type="float">
            <text:p>220,11</text:p>
          </table:table-cell>
          <table:table-cell office:value-type="float" office:value="2.11065983772278" calcext:value-type="float">
            <text:p>2,11</text:p>
          </table:table-cell>
          <table:table-cell office:value-type="float" office:value="1477.54956054688" calcext:value-type="float">
            <text:p>1477,55</text:p>
          </table:table-cell>
        </table:table-row>
        <table:table-row table:style-name="ro2">
          <table:table-cell office:value-type="float" office:value="8.19999980926514" calcext:value-type="float">
            <text:p>8,2</text:p>
          </table:table-cell>
          <table:table-cell office:value-type="float" office:value="220.092269897461" calcext:value-type="float">
            <text:p>220,09</text:p>
          </table:table-cell>
          <table:table-cell office:value-type="float" office:value="2.10443735122681" calcext:value-type="float">
            <text:p>2,1</text:p>
          </table:table-cell>
          <table:table-cell office:value-type="float" office:value="1477.55505371094" calcext:value-type="float">
            <text:p>1477,56</text:p>
          </table:table-cell>
        </table:table-row>
        <table:table-row table:style-name="ro2">
          <table:table-cell office:value-type="float" office:value="8.21000003814697" calcext:value-type="float">
            <text:p>8,21</text:p>
          </table:table-cell>
          <table:table-cell office:value-type="float" office:value="220.091934204102" calcext:value-type="float">
            <text:p>220,09</text:p>
          </table:table-cell>
          <table:table-cell office:value-type="float" office:value="2.09918522834778" calcext:value-type="float">
            <text:p>2,1</text:p>
          </table:table-cell>
          <table:table-cell office:value-type="float" office:value="1477.53979492188" calcext:value-type="float">
            <text:p>1477,54</text:p>
          </table:table-cell>
        </table:table-row>
        <table:table-row table:style-name="ro2">
          <table:table-cell office:value-type="float" office:value="8.22000026702881" calcext:value-type="float">
            <text:p>8,22</text:p>
          </table:table-cell>
          <table:table-cell office:value-type="float" office:value="220.076568603516" calcext:value-type="float">
            <text:p>220,08</text:p>
          </table:table-cell>
          <table:table-cell office:value-type="float" office:value="2.10858774185181" calcext:value-type="float">
            <text:p>2,11</text:p>
          </table:table-cell>
          <table:table-cell office:value-type="float" office:value="1477.51525878906" calcext:value-type="float">
            <text:p>1477,52</text:p>
          </table:table-cell>
        </table:table-row>
        <table:table-row table:style-name="ro2">
          <table:table-cell office:value-type="float" office:value="8.22999954223633" calcext:value-type="float">
            <text:p>8,23</text:p>
          </table:table-cell>
          <table:table-cell office:value-type="float" office:value="220.117218017578" calcext:value-type="float">
            <text:p>220,12</text:p>
          </table:table-cell>
          <table:table-cell office:value-type="float" office:value="2.11377596855164" calcext:value-type="float">
            <text:p>2,11</text:p>
          </table:table-cell>
          <table:table-cell office:value-type="float" office:value="1477.49877929688" calcext:value-type="float">
            <text:p>1477,5</text:p>
          </table:table-cell>
        </table:table-row>
        <table:table-row table:style-name="ro2">
          <table:table-cell office:value-type="float" office:value="8.23999977111816" calcext:value-type="float">
            <text:p>8,24</text:p>
          </table:table-cell>
          <table:table-cell office:value-type="float" office:value="220.01106262207" calcext:value-type="float">
            <text:p>220,01</text:p>
          </table:table-cell>
          <table:table-cell office:value-type="float" office:value="2.1066632270813" calcext:value-type="float">
            <text:p>2,11</text:p>
          </table:table-cell>
          <table:table-cell office:value-type="float" office:value="1477.47900390625" calcext:value-type="float">
            <text:p>1477,48</text:p>
          </table:table-cell>
        </table:table-row>
        <table:table-row table:style-name="ro2">
          <table:table-cell office:value-type="float" office:value="8.25" calcext:value-type="float">
            <text:p>8,25</text:p>
          </table:table-cell>
          <table:table-cell office:value-type="float" office:value="219.877868652344" calcext:value-type="float">
            <text:p>219,88</text:p>
          </table:table-cell>
          <table:table-cell office:value-type="float" office:value="2.10542392730713" calcext:value-type="float">
            <text:p>2,11</text:p>
          </table:table-cell>
          <table:table-cell office:value-type="float" office:value="1477.45776367188" calcext:value-type="float">
            <text:p>1477,46</text:p>
          </table:table-cell>
        </table:table-row>
        <table:table-row table:style-name="ro2">
          <table:table-cell office:value-type="float" office:value="8.26000022888184" calcext:value-type="float">
            <text:p>8,26</text:p>
          </table:table-cell>
          <table:table-cell office:value-type="float" office:value="220.094131469727" calcext:value-type="float">
            <text:p>220,09</text:p>
          </table:table-cell>
          <table:table-cell office:value-type="float" office:value="2.11774802207947" calcext:value-type="float">
            <text:p>2,12</text:p>
          </table:table-cell>
          <table:table-cell office:value-type="float" office:value="1477.4599609375" calcext:value-type="float">
            <text:p>1477,46</text:p>
          </table:table-cell>
        </table:table-row>
        <table:table-row table:style-name="ro2">
          <table:table-cell office:value-type="float" office:value="8.27000045776367" calcext:value-type="float">
            <text:p>8,27</text:p>
          </table:table-cell>
          <table:table-cell office:value-type="float" office:value="220.232788085938" calcext:value-type="float">
            <text:p>220,23</text:p>
          </table:table-cell>
          <table:table-cell office:value-type="float" office:value="2.12345480918884" calcext:value-type="float">
            <text:p>2,12</text:p>
          </table:table-cell>
          <table:table-cell office:value-type="float" office:value="1477.51135253906" calcext:value-type="float">
            <text:p>1477,51</text:p>
          </table:table-cell>
        </table:table-row>
        <table:table-row table:style-name="ro2">
          <table:table-cell office:value-type="float" office:value="8.27999973297119" calcext:value-type="float">
            <text:p>8,28</text:p>
          </table:table-cell>
          <table:table-cell office:value-type="float" office:value="220.217864990234" calcext:value-type="float">
            <text:p>220,22</text:p>
          </table:table-cell>
          <table:table-cell office:value-type="float" office:value="2.11437678337097" calcext:value-type="float">
            <text:p>2,11</text:p>
          </table:table-cell>
          <table:table-cell office:value-type="float" office:value="1477.58935546875" calcext:value-type="float">
            <text:p>1477,59</text:p>
          </table:table-cell>
        </table:table-row>
        <table:table-row table:style-name="ro2">
          <table:table-cell office:value-type="float" office:value="8.28999996185303" calcext:value-type="float">
            <text:p>8,29</text:p>
          </table:table-cell>
          <table:table-cell office:value-type="float" office:value="220.118713378906" calcext:value-type="float">
            <text:p>220,12</text:p>
          </table:table-cell>
          <table:table-cell office:value-type="float" office:value="2.10802316665649" calcext:value-type="float">
            <text:p>2,11</text:p>
          </table:table-cell>
          <table:table-cell office:value-type="float" office:value="1477.66528320313" calcext:value-type="float">
            <text:p>1477,67</text:p>
          </table:table-cell>
        </table:table-row>
        <table:table-row table:style-name="ro2">
          <table:table-cell office:value-type="float" office:value="8.30000019073486" calcext:value-type="float">
            <text:p>8,3</text:p>
          </table:table-cell>
          <table:table-cell office:value-type="float" office:value="220.009704589844" calcext:value-type="float">
            <text:p>220,01</text:p>
          </table:table-cell>
          <table:table-cell office:value-type="float" office:value="2.1131854057312" calcext:value-type="float">
            <text:p>2,11</text:p>
          </table:table-cell>
          <table:table-cell office:value-type="float" office:value="1477.73486328125" calcext:value-type="float">
            <text:p>1477,73</text:p>
          </table:table-cell>
        </table:table-row>
        <table:table-row table:style-name="ro2">
          <table:table-cell office:value-type="float" office:value="8.3100004196167" calcext:value-type="float">
            <text:p>8,31</text:p>
          </table:table-cell>
          <table:table-cell office:value-type="float" office:value="220.102478027344" calcext:value-type="float">
            <text:p>220,1</text:p>
          </table:table-cell>
          <table:table-cell office:value-type="float" office:value="2.11376976966858" calcext:value-type="float">
            <text:p>2,11</text:p>
          </table:table-cell>
          <table:table-cell office:value-type="float" office:value="1477.80114746094" calcext:value-type="float">
            <text:p>1477,8</text:p>
          </table:table-cell>
        </table:table-row>
        <table:table-row table:style-name="ro2">
          <table:table-cell office:value-type="float" office:value="8.31999969482422" calcext:value-type="float">
            <text:p>8,32</text:p>
          </table:table-cell>
          <table:table-cell office:value-type="float" office:value="220.045669555664" calcext:value-type="float">
            <text:p>220,05</text:p>
          </table:table-cell>
          <table:table-cell office:value-type="float" office:value="2.10610365867615" calcext:value-type="float">
            <text:p>2,11</text:p>
          </table:table-cell>
          <table:table-cell office:value-type="float" office:value="1477.83618164063" calcext:value-type="float">
            <text:p>1477,84</text:p>
          </table:table-cell>
        </table:table-row>
        <table:table-row table:style-name="ro2">
          <table:table-cell office:value-type="float" office:value="8.32999992370605" calcext:value-type="float">
            <text:p>8,33</text:p>
          </table:table-cell>
          <table:table-cell office:value-type="float" office:value="219.912933349609" calcext:value-type="float">
            <text:p>219,91</text:p>
          </table:table-cell>
          <table:table-cell office:value-type="float" office:value="2.1063220500946" calcext:value-type="float">
            <text:p>2,11</text:p>
          </table:table-cell>
          <table:table-cell office:value-type="float" office:value="1477.82470703125" calcext:value-type="float">
            <text:p>1477,82</text:p>
          </table:table-cell>
        </table:table-row>
        <table:table-row table:style-name="ro2">
          <table:table-cell office:value-type="float" office:value="8.34000015258789" calcext:value-type="float">
            <text:p>8,34</text:p>
          </table:table-cell>
          <table:table-cell office:value-type="float" office:value="220.042953491211" calcext:value-type="float">
            <text:p>220,04</text:p>
          </table:table-cell>
          <table:table-cell office:value-type="float" office:value="2.11575651168823" calcext:value-type="float">
            <text:p>2,12</text:p>
          </table:table-cell>
          <table:table-cell office:value-type="float" office:value="1477.78796386719" calcext:value-type="float">
            <text:p>1477,79</text:p>
          </table:table-cell>
        </table:table-row>
        <table:table-row table:style-name="ro2">
          <table:table-cell office:value-type="float" office:value="8.35000038146973" calcext:value-type="float">
            <text:p>8,35</text:p>
          </table:table-cell>
          <table:table-cell office:value-type="float" office:value="220.16960144043" calcext:value-type="float">
            <text:p>220,17</text:p>
          </table:table-cell>
          <table:table-cell office:value-type="float" office:value="2.12088131904602" calcext:value-type="float">
            <text:p>2,12</text:p>
          </table:table-cell>
          <table:table-cell office:value-type="float" office:value="1477.7568359375" calcext:value-type="float">
            <text:p>1477,76</text:p>
          </table:table-cell>
        </table:table-row>
        <table:table-row table:style-name="ro2">
          <table:table-cell office:value-type="float" office:value="8.35999965667725" calcext:value-type="float">
            <text:p>8,36</text:p>
          </table:table-cell>
          <table:table-cell office:value-type="float" office:value="220.043151855469" calcext:value-type="float">
            <text:p>220,04</text:p>
          </table:table-cell>
          <table:table-cell office:value-type="float" office:value="2.11570191383362" calcext:value-type="float">
            <text:p>2,12</text:p>
          </table:table-cell>
          <table:table-cell office:value-type="float" office:value="1477.73120117188" calcext:value-type="float">
            <text:p>1477,73</text:p>
          </table:table-cell>
        </table:table-row>
        <table:table-row table:style-name="ro2">
          <table:table-cell office:value-type="float" office:value="8.36999988555908" calcext:value-type="float">
            <text:p>8,37</text:p>
          </table:table-cell>
          <table:table-cell office:value-type="float" office:value="219.917846679688" calcext:value-type="float">
            <text:p>219,92</text:p>
          </table:table-cell>
          <table:table-cell office:value-type="float" office:value="2.11005640029907" calcext:value-type="float">
            <text:p>2,11</text:p>
          </table:table-cell>
          <table:table-cell office:value-type="float" office:value="1477.70812988281" calcext:value-type="float">
            <text:p>1477,71</text:p>
          </table:table-cell>
        </table:table-row>
        <table:table-row table:style-name="ro2">
          <table:table-cell office:value-type="float" office:value="8.38000011444092" calcext:value-type="float">
            <text:p>8,38</text:p>
          </table:table-cell>
          <table:table-cell office:value-type="float" office:value="220.049591064453" calcext:value-type="float">
            <text:p>220,05</text:p>
          </table:table-cell>
          <table:table-cell office:value-type="float" office:value="2.11380553245544" calcext:value-type="float">
            <text:p>2,11</text:p>
          </table:table-cell>
          <table:table-cell office:value-type="float" office:value="1477.70166015625" calcext:value-type="float">
            <text:p>1477,7</text:p>
          </table:table-cell>
        </table:table-row>
        <table:table-row table:style-name="ro2">
          <table:table-cell office:value-type="float" office:value="8.39000034332275" calcext:value-type="float">
            <text:p>8,39</text:p>
          </table:table-cell>
          <table:table-cell office:value-type="float" office:value="220.002593994141" calcext:value-type="float">
            <text:p>220</text:p>
          </table:table-cell>
          <table:table-cell office:value-type="float" office:value="2.1123104095459" calcext:value-type="float">
            <text:p>2,11</text:p>
          </table:table-cell>
          <table:table-cell office:value-type="float" office:value="1477.72619628906" calcext:value-type="float">
            <text:p>1477,73</text:p>
          </table:table-cell>
        </table:table-row>
        <table:table-row table:style-name="ro2">
          <table:table-cell office:value-type="float" office:value="8.39999961853027" calcext:value-type="float">
            <text:p>8,4</text:p>
          </table:table-cell>
          <table:table-cell office:value-type="float" office:value="219.90739440918" calcext:value-type="float">
            <text:p>219,91</text:p>
          </table:table-cell>
          <table:table-cell office:value-type="float" office:value="2.10362792015076" calcext:value-type="float">
            <text:p>2,1</text:p>
          </table:table-cell>
          <table:table-cell office:value-type="float" office:value="1477.75476074219" calcext:value-type="float">
            <text:p>1477,75</text:p>
          </table:table-cell>
        </table:table-row>
        <table:table-row table:style-name="ro2">
          <table:table-cell office:value-type="float" office:value="8.40999984741211" calcext:value-type="float">
            <text:p>8,41</text:p>
          </table:table-cell>
          <table:table-cell office:value-type="float" office:value="219.885543823242" calcext:value-type="float">
            <text:p>219,89</text:p>
          </table:table-cell>
          <table:table-cell office:value-type="float" office:value="2.1046462059021" calcext:value-type="float">
            <text:p>2,1</text:p>
          </table:table-cell>
          <table:table-cell office:value-type="float" office:value="1477.76086425781" calcext:value-type="float">
            <text:p>1477,76</text:p>
          </table:table-cell>
        </table:table-row>
        <table:table-row table:style-name="ro2">
          <table:table-cell office:value-type="float" office:value="8.42000007629395" calcext:value-type="float">
            <text:p>8,42</text:p>
          </table:table-cell>
          <table:table-cell office:value-type="float" office:value="219.975021362305" calcext:value-type="float">
            <text:p>219,98</text:p>
          </table:table-cell>
          <table:table-cell office:value-type="float" office:value="2.11618280410767" calcext:value-type="float">
            <text:p>2,12</text:p>
          </table:table-cell>
          <table:table-cell office:value-type="float" office:value="1477.74768066406" calcext:value-type="float">
            <text:p>1477,75</text:p>
          </table:table-cell>
        </table:table-row>
        <table:table-row table:style-name="ro2">
          <table:table-cell office:value-type="float" office:value="8.43000030517578" calcext:value-type="float">
            <text:p>8,43</text:p>
          </table:table-cell>
          <table:table-cell office:value-type="float" office:value="220.123809814453" calcext:value-type="float">
            <text:p>220,12</text:p>
          </table:table-cell>
          <table:table-cell office:value-type="float" office:value="2.12285995483398" calcext:value-type="float">
            <text:p>2,12</text:p>
          </table:table-cell>
          <table:table-cell office:value-type="float" office:value="1477.7314453125" calcext:value-type="float">
            <text:p>1477,73</text:p>
          </table:table-cell>
        </table:table-row>
        <table:table-row table:style-name="ro2">
          <table:table-cell office:value-type="float" office:value="8.4399995803833" calcext:value-type="float">
            <text:p>8,44</text:p>
          </table:table-cell>
          <table:table-cell office:value-type="float" office:value="220.050323486328" calcext:value-type="float">
            <text:p>220,05</text:p>
          </table:table-cell>
          <table:table-cell office:value-type="float" office:value="2.11999440193176" calcext:value-type="float">
            <text:p>2,12</text:p>
          </table:table-cell>
          <table:table-cell office:value-type="float" office:value="1477.70458984375" calcext:value-type="float">
            <text:p>1477,7</text:p>
          </table:table-cell>
        </table:table-row>
        <table:table-row table:style-name="ro2">
          <table:table-cell office:value-type="float" office:value="8.44999980926514" calcext:value-type="float">
            <text:p>8,45</text:p>
          </table:table-cell>
          <table:table-cell office:value-type="float" office:value="220.178466796875" calcext:value-type="float">
            <text:p>220,18</text:p>
          </table:table-cell>
          <table:table-cell office:value-type="float" office:value="2.11655020713806" calcext:value-type="float">
            <text:p>2,12</text:p>
          </table:table-cell>
          <table:table-cell office:value-type="float" office:value="1477.66748046875" calcext:value-type="float">
            <text:p>1477,67</text:p>
          </table:table-cell>
        </table:table-row>
        <table:table-row table:style-name="ro2">
          <table:table-cell office:value-type="float" office:value="8.46000003814697" calcext:value-type="float">
            <text:p>8,46</text:p>
          </table:table-cell>
          <table:table-cell office:value-type="float" office:value="220.330474853516" calcext:value-type="float">
            <text:p>220,33</text:p>
          </table:table-cell>
          <table:table-cell office:value-type="float" office:value="2.11888909339905" calcext:value-type="float">
            <text:p>2,12</text:p>
          </table:table-cell>
          <table:table-cell office:value-type="float" office:value="1477.64440917969" calcext:value-type="float">
            <text:p>1477,64</text:p>
          </table:table-cell>
        </table:table-row>
        <table:table-row table:style-name="ro2">
          <table:table-cell office:value-type="float" office:value="8.47000026702881" calcext:value-type="float">
            <text:p>8,47</text:p>
          </table:table-cell>
          <table:table-cell office:value-type="float" office:value="220.318603515625" calcext:value-type="float">
            <text:p>220,32</text:p>
          </table:table-cell>
          <table:table-cell office:value-type="float" office:value="2.12355375289917" calcext:value-type="float">
            <text:p>2,12</text:p>
          </table:table-cell>
          <table:table-cell office:value-type="float" office:value="1477.66052246094" calcext:value-type="float">
            <text:p>1477,66</text:p>
          </table:table-cell>
        </table:table-row>
        <table:table-row table:style-name="ro2">
          <table:table-cell office:value-type="float" office:value="8.47999954223633" calcext:value-type="float">
            <text:p>8,48</text:p>
          </table:table-cell>
          <table:table-cell office:value-type="float" office:value="220.262985229492" calcext:value-type="float">
            <text:p>220,26</text:p>
          </table:table-cell>
          <table:table-cell office:value-type="float" office:value="2.11961483955383" calcext:value-type="float">
            <text:p>2,12</text:p>
          </table:table-cell>
          <table:table-cell office:value-type="float" office:value="1477.69763183594" calcext:value-type="float">
            <text:p>1477,7</text:p>
          </table:table-cell>
        </table:table-row>
        <table:table-row table:style-name="ro2">
          <table:table-cell office:value-type="float" office:value="8.48999977111816" calcext:value-type="float">
            <text:p>8,49</text:p>
          </table:table-cell>
          <table:table-cell office:value-type="float" office:value="220.268142700195" calcext:value-type="float">
            <text:p>220,27</text:p>
          </table:table-cell>
          <table:table-cell office:value-type="float" office:value="2.11492896080017" calcext:value-type="float">
            <text:p>2,11</text:p>
          </table:table-cell>
          <table:table-cell office:value-type="float" office:value="1477.73547363281" calcext:value-type="float">
            <text:p>1477,74</text:p>
          </table:table-cell>
        </table:table-row>
        <table:table-row table:style-name="ro2">
          <table:table-cell office:value-type="float" office:value="8.5" calcext:value-type="float">
            <text:p>8,5</text:p>
          </table:table-cell>
          <table:table-cell office:value-type="float" office:value="220.371459960938" calcext:value-type="float">
            <text:p>220,37</text:p>
          </table:table-cell>
          <table:table-cell office:value-type="float" office:value="2.1217520236969" calcext:value-type="float">
            <text:p>2,12</text:p>
          </table:table-cell>
          <table:table-cell office:value-type="float" office:value="1477.7734375" calcext:value-type="float">
            <text:p>1477,77</text:p>
          </table:table-cell>
        </table:table-row>
        <table:table-row table:style-name="ro2">
          <table:table-cell office:value-type="float" office:value="8.51000022888184" calcext:value-type="float">
            <text:p>8,51</text:p>
          </table:table-cell>
          <table:table-cell office:value-type="float" office:value="220.288162231445" calcext:value-type="float">
            <text:p>220,29</text:p>
          </table:table-cell>
          <table:table-cell office:value-type="float" office:value="2.12669110298157" calcext:value-type="float">
            <text:p>2,13</text:p>
          </table:table-cell>
          <table:table-cell office:value-type="float" office:value="1477.81506347656" calcext:value-type="float">
            <text:p>1477,82</text:p>
          </table:table-cell>
        </table:table-row>
        <table:table-row table:style-name="ro2">
          <table:table-cell office:value-type="float" office:value="8.52000045776367" calcext:value-type="float">
            <text:p>8,52</text:p>
          </table:table-cell>
          <table:table-cell office:value-type="float" office:value="220.148895263672" calcext:value-type="float">
            <text:p>220,15</text:p>
          </table:table-cell>
          <table:table-cell office:value-type="float" office:value="2.11095356941223" calcext:value-type="float">
            <text:p>2,11</text:p>
          </table:table-cell>
          <table:table-cell office:value-type="float" office:value="1477.83728027344" calcext:value-type="float">
            <text:p>1477,84</text:p>
          </table:table-cell>
        </table:table-row>
        <table:table-row table:style-name="ro2">
          <table:table-cell office:value-type="float" office:value="8.52999973297119" calcext:value-type="float">
            <text:p>8,53</text:p>
          </table:table-cell>
          <table:table-cell office:value-type="float" office:value="220.128768920898" calcext:value-type="float">
            <text:p>220,13</text:p>
          </table:table-cell>
          <table:table-cell office:value-type="float" office:value="2.09455943107605" calcext:value-type="float">
            <text:p>2,09</text:p>
          </table:table-cell>
          <table:table-cell office:value-type="float" office:value="1477.82507324219" calcext:value-type="float">
            <text:p>1477,83</text:p>
          </table:table-cell>
        </table:table-row>
        <table:table-row table:style-name="ro2">
          <table:table-cell office:value-type="float" office:value="8.53999996185303" calcext:value-type="float">
            <text:p>8,54</text:p>
          </table:table-cell>
          <table:table-cell office:value-type="float" office:value="220.173950195313" calcext:value-type="float">
            <text:p>220,17</text:p>
          </table:table-cell>
          <table:table-cell office:value-type="float" office:value="2.10061931610107" calcext:value-type="float">
            <text:p>2,1</text:p>
          </table:table-cell>
          <table:table-cell office:value-type="float" office:value="1477.79724121094" calcext:value-type="float">
            <text:p>1477,8</text:p>
          </table:table-cell>
        </table:table-row>
        <table:table-row table:style-name="ro2">
          <table:table-cell office:value-type="float" office:value="8.55000019073486" calcext:value-type="float">
            <text:p>8,55</text:p>
          </table:table-cell>
          <table:table-cell office:value-type="float" office:value="220.152954101563" calcext:value-type="float">
            <text:p>220,15</text:p>
          </table:table-cell>
          <table:table-cell office:value-type="float" office:value="2.10934782028198" calcext:value-type="float">
            <text:p>2,11</text:p>
          </table:table-cell>
          <table:table-cell office:value-type="float" office:value="1477.78430175781" calcext:value-type="float">
            <text:p>1477,78</text:p>
          </table:table-cell>
        </table:table-row>
        <table:table-row table:style-name="ro2">
          <table:table-cell office:value-type="float" office:value="8.5600004196167" calcext:value-type="float">
            <text:p>8,56</text:p>
          </table:table-cell>
          <table:table-cell office:value-type="float" office:value="220.047836303711" calcext:value-type="float">
            <text:p>220,05</text:p>
          </table:table-cell>
          <table:table-cell office:value-type="float" office:value="2.10220670700073" calcext:value-type="float">
            <text:p>2,1</text:p>
          </table:table-cell>
          <table:table-cell office:value-type="float" office:value="1477.77990722656" calcext:value-type="float">
            <text:p>1477,78</text:p>
          </table:table-cell>
        </table:table-row>
        <table:table-row table:style-name="ro2">
          <table:table-cell office:value-type="float" office:value="8.56999969482422" calcext:value-type="float">
            <text:p>8,57</text:p>
          </table:table-cell>
          <table:table-cell office:value-type="float" office:value="219.949325561523" calcext:value-type="float">
            <text:p>219,95</text:p>
          </table:table-cell>
          <table:table-cell office:value-type="float" office:value="2.09548687934875" calcext:value-type="float">
            <text:p>2,1</text:p>
          </table:table-cell>
          <table:table-cell office:value-type="float" office:value="1477.77136230469" calcext:value-type="float">
            <text:p>1477,77</text:p>
          </table:table-cell>
        </table:table-row>
        <table:table-row table:style-name="ro2">
          <table:table-cell office:value-type="float" office:value="8.57999992370605" calcext:value-type="float">
            <text:p>8,58</text:p>
          </table:table-cell>
          <table:table-cell office:value-type="float" office:value="220.016830444336" calcext:value-type="float">
            <text:p>220,02</text:p>
          </table:table-cell>
          <table:table-cell office:value-type="float" office:value="2.10510420799255" calcext:value-type="float">
            <text:p>2,11</text:p>
          </table:table-cell>
          <table:table-cell office:value-type="float" office:value="1477.7646484375" calcext:value-type="float">
            <text:p>1477,76</text:p>
          </table:table-cell>
        </table:table-row>
        <table:table-row table:style-name="ro2">
          <table:table-cell office:value-type="float" office:value="8.59000015258789" calcext:value-type="float">
            <text:p>8,59</text:p>
          </table:table-cell>
          <table:table-cell office:value-type="float" office:value="220.124633789063" calcext:value-type="float">
            <text:p>220,12</text:p>
          </table:table-cell>
          <table:table-cell office:value-type="float" office:value="2.11626696586609" calcext:value-type="float">
            <text:p>2,12</text:p>
          </table:table-cell>
          <table:table-cell office:value-type="float" office:value="1477.76965332031" calcext:value-type="float">
            <text:p>1477,77</text:p>
          </table:table-cell>
        </table:table-row>
        <table:table-row table:style-name="ro2">
          <table:table-cell office:value-type="float" office:value="8.60000038146973" calcext:value-type="float">
            <text:p>8,6</text:p>
          </table:table-cell>
          <table:table-cell office:value-type="float" office:value="220.021774291992" calcext:value-type="float">
            <text:p>220,02</text:p>
          </table:table-cell>
          <table:table-cell office:value-type="float" office:value="2.11075448989868" calcext:value-type="float">
            <text:p>2,11</text:p>
          </table:table-cell>
          <table:table-cell office:value-type="float" office:value="1477.77087402344" calcext:value-type="float">
            <text:p>1477,77</text:p>
          </table:table-cell>
        </table:table-row>
        <table:table-row table:style-name="ro2">
          <table:table-cell office:value-type="float" office:value="8.60999965667725" calcext:value-type="float">
            <text:p>8,61</text:p>
          </table:table-cell>
          <table:table-cell office:value-type="float" office:value="219.90625" calcext:value-type="float">
            <text:p>219,91</text:p>
          </table:table-cell>
          <table:table-cell office:value-type="float" office:value="2.10256743431091" calcext:value-type="float">
            <text:p>2,1</text:p>
          </table:table-cell>
          <table:table-cell office:value-type="float" office:value="1477.75146484375" calcext:value-type="float">
            <text:p>1477,75</text:p>
          </table:table-cell>
        </table:table-row>
        <table:table-row table:style-name="ro2">
          <table:table-cell office:value-type="float" office:value="8.61999988555908" calcext:value-type="float">
            <text:p>8,62</text:p>
          </table:table-cell>
          <table:table-cell office:value-type="float" office:value="219.805023193359" calcext:value-type="float">
            <text:p>219,81</text:p>
          </table:table-cell>
          <table:table-cell office:value-type="float" office:value="2.11431002616882" calcext:value-type="float">
            <text:p>2,11</text:p>
          </table:table-cell>
          <table:table-cell office:value-type="float" office:value="1477.72912597656" calcext:value-type="float">
            <text:p>1477,73</text:p>
          </table:table-cell>
        </table:table-row>
        <table:table-row table:style-name="ro2">
          <table:table-cell office:value-type="float" office:value="8.63000011444092" calcext:value-type="float">
            <text:p>8,63</text:p>
          </table:table-cell>
          <table:table-cell office:value-type="float" office:value="219.792297363281" calcext:value-type="float">
            <text:p>219,79</text:p>
          </table:table-cell>
          <table:table-cell office:value-type="float" office:value="2.12209916114807" calcext:value-type="float">
            <text:p>2,12</text:p>
          </table:table-cell>
          <table:table-cell office:value-type="float" office:value="1477.72778320313" calcext:value-type="float">
            <text:p>1477,73</text:p>
          </table:table-cell>
        </table:table-row>
        <table:table-row table:style-name="ro2">
          <table:table-cell office:value-type="float" office:value="8.64000034332275" calcext:value-type="float">
            <text:p>8,64</text:p>
          </table:table-cell>
          <table:table-cell office:value-type="float" office:value="219.858917236328" calcext:value-type="float">
            <text:p>219,86</text:p>
          </table:table-cell>
          <table:table-cell office:value-type="float" office:value="2.11413240432739" calcext:value-type="float">
            <text:p>2,11</text:p>
          </table:table-cell>
          <table:table-cell office:value-type="float" office:value="1477.73791503906" calcext:value-type="float">
            <text:p>1477,74</text:p>
          </table:table-cell>
        </table:table-row>
        <table:table-row table:style-name="ro2">
          <table:table-cell office:value-type="float" office:value="8.64999961853027" calcext:value-type="float">
            <text:p>8,65</text:p>
          </table:table-cell>
          <table:table-cell office:value-type="float" office:value="219.975524902344" calcext:value-type="float">
            <text:p>219,98</text:p>
          </table:table-cell>
          <table:table-cell office:value-type="float" office:value="2.10935187339783" calcext:value-type="float">
            <text:p>2,11</text:p>
          </table:table-cell>
          <table:table-cell office:value-type="float" office:value="1477.7392578125" calcext:value-type="float">
            <text:p>1477,74</text:p>
          </table:table-cell>
        </table:table-row>
        <table:table-row table:style-name="ro2">
          <table:table-cell office:value-type="float" office:value="8.65999984741211" calcext:value-type="float">
            <text:p>8,66</text:p>
          </table:table-cell>
          <table:table-cell office:value-type="float" office:value="219.998001098633" calcext:value-type="float">
            <text:p>220</text:p>
          </table:table-cell>
          <table:table-cell office:value-type="float" office:value="2.11675238609314" calcext:value-type="float">
            <text:p>2,12</text:p>
          </table:table-cell>
          <table:table-cell office:value-type="float" office:value="1477.74096679688" calcext:value-type="float">
            <text:p>1477,74</text:p>
          </table:table-cell>
        </table:table-row>
        <table:table-row table:style-name="ro2">
          <table:table-cell office:value-type="float" office:value="8.67000007629395" calcext:value-type="float">
            <text:p>8,67</text:p>
          </table:table-cell>
          <table:table-cell office:value-type="float" office:value="220.0576171875" calcext:value-type="float">
            <text:p>220,06</text:p>
          </table:table-cell>
          <table:table-cell office:value-type="float" office:value="2.12754392623901" calcext:value-type="float">
            <text:p>2,13</text:p>
          </table:table-cell>
          <table:table-cell office:value-type="float" office:value="1477.76171875" calcext:value-type="float">
            <text:p>1477,76</text:p>
          </table:table-cell>
        </table:table-row>
        <table:table-row table:style-name="ro2">
          <table:table-cell office:value-type="float" office:value="8.68000030517578" calcext:value-type="float">
            <text:p>8,68</text:p>
          </table:table-cell>
          <table:table-cell office:value-type="float" office:value="220.137771606445" calcext:value-type="float">
            <text:p>220,14</text:p>
          </table:table-cell>
          <table:table-cell office:value-type="float" office:value="2.12200522422791" calcext:value-type="float">
            <text:p>2,12</text:p>
          </table:table-cell>
          <table:table-cell office:value-type="float" office:value="1477.78515625" calcext:value-type="float">
            <text:p>1477,79</text:p>
          </table:table-cell>
        </table:table-row>
        <table:table-row table:style-name="ro2">
          <table:table-cell office:value-type="float" office:value="8.6899995803833" calcext:value-type="float">
            <text:p>8,69</text:p>
          </table:table-cell>
          <table:table-cell office:value-type="float" office:value="220.142196655273" calcext:value-type="float">
            <text:p>220,14</text:p>
          </table:table-cell>
          <table:table-cell office:value-type="float" office:value="2.11088871955872" calcext:value-type="float">
            <text:p>2,11</text:p>
          </table:table-cell>
          <table:table-cell office:value-type="float" office:value="1477.78637695313" calcext:value-type="float">
            <text:p>1477,79</text:p>
          </table:table-cell>
        </table:table-row>
        <table:table-row table:style-name="ro2">
          <table:table-cell office:value-type="float" office:value="8.69999980926514" calcext:value-type="float">
            <text:p>8,7</text:p>
          </table:table-cell>
          <table:table-cell office:value-type="float" office:value="220.151168823242" calcext:value-type="float">
            <text:p>220,15</text:p>
          </table:table-cell>
          <table:table-cell office:value-type="float" office:value="2.11763072013855" calcext:value-type="float">
            <text:p>2,12</text:p>
          </table:table-cell>
          <table:table-cell office:value-type="float" office:value="1477.77111816406" calcext:value-type="float">
            <text:p>1477,77</text:p>
          </table:table-cell>
        </table:table-row>
        <table:table-row table:style-name="ro2">
          <table:table-cell office:value-type="float" office:value="8.71000003814697" calcext:value-type="float">
            <text:p>8,71</text:p>
          </table:table-cell>
          <table:table-cell office:value-type="float" office:value="220.055374145508" calcext:value-type="float">
            <text:p>220,06</text:p>
          </table:table-cell>
          <table:table-cell office:value-type="float" office:value="2.13167071342468" calcext:value-type="float">
            <text:p>2,13</text:p>
          </table:table-cell>
          <table:table-cell office:value-type="float" office:value="1477.7607421875" calcext:value-type="float">
            <text:p>1477,76</text:p>
          </table:table-cell>
        </table:table-row>
        <table:table-row table:style-name="ro2">
          <table:table-cell office:value-type="float" office:value="8.72000026702881" calcext:value-type="float">
            <text:p>8,72</text:p>
          </table:table-cell>
          <table:table-cell office:value-type="float" office:value="220.085906982422" calcext:value-type="float">
            <text:p>220,09</text:p>
          </table:table-cell>
          <table:table-cell office:value-type="float" office:value="2.12229681015015" calcext:value-type="float">
            <text:p>2,12</text:p>
          </table:table-cell>
          <table:table-cell office:value-type="float" office:value="1477.755859375" calcext:value-type="float">
            <text:p>1477,76</text:p>
          </table:table-cell>
        </table:table-row>
        <table:table-row table:style-name="ro2">
          <table:table-cell office:value-type="float" office:value="8.72999954223633" calcext:value-type="float">
            <text:p>8,73</text:p>
          </table:table-cell>
          <table:table-cell office:value-type="float" office:value="220.20344543457" calcext:value-type="float">
            <text:p>220,2</text:p>
          </table:table-cell>
          <table:table-cell office:value-type="float" office:value="2.11200904846191" calcext:value-type="float">
            <text:p>2,11</text:p>
          </table:table-cell>
          <table:table-cell office:value-type="float" office:value="1477.75219726563" calcext:value-type="float">
            <text:p>1477,75</text:p>
          </table:table-cell>
        </table:table-row>
        <table:table-row table:style-name="ro2">
          <table:table-cell office:value-type="float" office:value="8.73999977111816" calcext:value-type="float">
            <text:p>8,74</text:p>
          </table:table-cell>
          <table:table-cell office:value-type="float" office:value="220.244888305664" calcext:value-type="float">
            <text:p>220,24</text:p>
          </table:table-cell>
          <table:table-cell office:value-type="float" office:value="2.12545204162598" calcext:value-type="float">
            <text:p>2,13</text:p>
          </table:table-cell>
          <table:table-cell office:value-type="float" office:value="1477.76403808594" calcext:value-type="float">
            <text:p>1477,76</text:p>
          </table:table-cell>
        </table:table-row>
        <table:table-row table:style-name="ro2">
          <table:table-cell office:value-type="float" office:value="8.75" calcext:value-type="float">
            <text:p>8,75</text:p>
          </table:table-cell>
          <table:table-cell office:value-type="float" office:value="220.238952636719" calcext:value-type="float">
            <text:p>220,24</text:p>
          </table:table-cell>
          <table:table-cell office:value-type="float" office:value="2.13415551185608" calcext:value-type="float">
            <text:p>2,13</text:p>
          </table:table-cell>
          <table:table-cell office:value-type="float" office:value="1477.81518554688" calcext:value-type="float">
            <text:p>1477,82</text:p>
          </table:table-cell>
        </table:table-row>
        <table:table-row table:style-name="ro2">
          <table:table-cell office:value-type="float" office:value="8.76000022888184" calcext:value-type="float">
            <text:p>8,76</text:p>
          </table:table-cell>
          <table:table-cell office:value-type="float" office:value="220.153228759766" calcext:value-type="float">
            <text:p>220,15</text:p>
          </table:table-cell>
          <table:table-cell office:value-type="float" office:value="2.12107014656067" calcext:value-type="float">
            <text:p>2,12</text:p>
          </table:table-cell>
          <table:table-cell office:value-type="float" office:value="1477.89038085938" calcext:value-type="float">
            <text:p>1477,89</text:p>
          </table:table-cell>
        </table:table-row>
        <table:table-row table:style-name="ro2">
          <table:table-cell office:value-type="float" office:value="8.77000045776367" calcext:value-type="float">
            <text:p>8,77</text:p>
          </table:table-cell>
          <table:table-cell office:value-type="float" office:value="220.157958984375" calcext:value-type="float">
            <text:p>220,16</text:p>
          </table:table-cell>
          <table:table-cell office:value-type="float" office:value="2.10990142822266" calcext:value-type="float">
            <text:p>2,11</text:p>
          </table:table-cell>
          <table:table-cell office:value-type="float" office:value="1477.95739746094" calcext:value-type="float">
            <text:p>1477,96</text:p>
          </table:table-cell>
        </table:table-row>
        <table:table-row table:style-name="ro2">
          <table:table-cell office:value-type="float" office:value="8.77999973297119" calcext:value-type="float">
            <text:p>8,78</text:p>
          </table:table-cell>
          <table:table-cell office:value-type="float" office:value="220.221923828125" calcext:value-type="float">
            <text:p>220,22</text:p>
          </table:table-cell>
          <table:table-cell office:value-type="float" office:value="2.11231470108032" calcext:value-type="float">
            <text:p>2,11</text:p>
          </table:table-cell>
          <table:table-cell office:value-type="float" office:value="1478.00256347656" calcext:value-type="float">
            <text:p>1478</text:p>
          </table:table-cell>
        </table:table-row>
        <table:table-row table:style-name="ro2">
          <table:table-cell office:value-type="float" office:value="8.78999996185303" calcext:value-type="float">
            <text:p>8,79</text:p>
          </table:table-cell>
          <table:table-cell office:value-type="float" office:value="220.139511108398" calcext:value-type="float">
            <text:p>220,14</text:p>
          </table:table-cell>
          <table:table-cell office:value-type="float" office:value="2.11807465553284" calcext:value-type="float">
            <text:p>2,12</text:p>
          </table:table-cell>
          <table:table-cell office:value-type="float" office:value="1478.02807617188" calcext:value-type="float">
            <text:p>1478,0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.00.0000</text:date>, <text:time style:data-style-name="N2" text:time-value="12:12:19.5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7S</meta:editing-duration>
    <meta:editing-cycles>3</meta:editing-cycles>
    <meta:generator>LibreOffice/5.3.0.3$Windows_x86 LibreOffice_project/7074905676c47b82bbcfbea1aeefc84afe1c50e1</meta:generator>
    <dc:date>2019-03-18T12:12:51.765000000</dc:date>
    <meta:document-statistic meta:table-count="3" meta:cell-count="3520" meta:object-count="0"/>
    <meta:user-defined meta:name="Info 1"/>
    <meta:user-defined meta:name="Info 2"/>
    <meta:user-defined meta:name="Info 3"/>
    <meta:user-defined meta:name="Info 4"/>
  </office:meta>
</office:document-meta>
</file>